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181818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c3c3c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0km" table:style-name="ta1">
        <table:shapes>
          <draw:frame draw:z-index="0" draw:name="https://upload.wikimedia.org/wikipedia/commons/thumb/8/83/The_Sun_in_white_light.jpg/72px-The_Sun_in_white_light.jpg" draw:style-name="gr1" draw:text-style-name="P1" svg:width="1.904cm" svg:height="1.904cm" svg:x="2.258cm" svg:y="0cm">
            <draw:image xlink:href="https://upload.wikimedia.org/wikipedia/commons/thumb/8/83/The_Sun_in_white_light.jpg/72px-The_Sun_in_white_light.jpg" xlink:type="simple" xlink:show="embed" xlink:actuate="onLoad" draw:mime-type="image/jpeg">
              <text:p/>
            </draw:image>
          </draw:frame>
          <draw:frame draw:z-index="1" draw:name="https://upload.wikimedia.org/wikipedia/commons/thumb/2/2b/Jupiter_and_its_shrunken_Great_Red_Spot.jpg/72px-Jupiter_and_its_shrunken_Great_Red_Spot.jpg" draw:style-name="gr1" draw:text-style-name="P1" svg:width="1.904cm" svg:height="1.904cm" svg:x="2.258cm" svg:y="0.452cm">
            <draw:image xlink:href="https://upload.wikimedia.org/wikipedia/commons/thumb/2/2b/Jupiter_and_its_shrunken_Great_Red_Spot.jpg/72px-Jupiter_and_its_shrunken_Great_Red_Spot.jpg" xlink:type="simple" xlink:show="embed" xlink:actuate="onLoad" draw:mime-type="image/jpeg">
              <text:p/>
            </draw:image>
          </draw:frame>
          <draw:frame draw:z-index="2" draw:name="https://upload.wikimedia.org/wikipedia/commons/thumb/1/19/Saturn_square_crop.jpg/72px-Saturn_square_crop.jpg" draw:style-name="gr1" draw:text-style-name="P1" svg:width="1.904cm" svg:height="1.904cm" svg:x="2.258cm" svg:y="0.903cm">
            <draw:image xlink:href="https://upload.wikimedia.org/wikipedia/commons/thumb/1/19/Saturn_square_crop.jpg/72px-Saturn_square_crop.jpg" xlink:type="simple" xlink:show="embed" xlink:actuate="onLoad" draw:mime-type="image/jpeg">
              <text:p/>
            </draw:image>
          </draw:frame>
          <draw:frame draw:z-index="3" draw:name="https://upload.wikimedia.org/wikipedia/commons/thumb/b/bb/Uranus.jpg/72px-Uranus.jpg" draw:style-name="gr1" draw:text-style-name="P1" svg:width="1.904cm" svg:height="1.904cm" svg:x="2.258cm" svg:y="1.355cm">
            <draw:image xlink:href="https://upload.wikimedia.org/wikipedia/commons/thumb/b/bb/Uranus.jpg/72px-Uranus.jpg" xlink:type="simple" xlink:show="embed" xlink:actuate="onLoad" draw:mime-type="image/jpeg">
              <text:p/>
            </draw:image>
          </draw:frame>
          <draw:frame draw:z-index="4" draw:name="https://upload.wikimedia.org/wikipedia/commons/thumb/6/63/Neptune_-_Voyager_2_%2829347980845%29_flatten_crop.jpg/72px-Neptune_-_Voyager_2_%2829347980845%29_flatten_crop.jpg" draw:style-name="gr1" draw:text-style-name="P1" svg:width="1.904cm" svg:height="1.904cm" svg:x="2.258cm" svg:y="1.806cm">
            <draw:image xlink:href="https://upload.wikimedia.org/wikipedia/commons/thumb/6/63/Neptune_-_Voyager_2_%2829347980845%29_flatten_crop.jpg/72px-Neptune_-_Voyager_2_%2829347980845%29_flatten_crop.jpg" xlink:type="simple" xlink:show="embed" xlink:actuate="onLoad" draw:mime-type="image/jpeg">
              <text:p/>
            </draw:image>
          </draw:frame>
          <draw:frame draw:z-index="5" draw:name="https://upload.wikimedia.org/wikipedia/commons/thumb/0/0d/Africa_and_Europe_from_a_Million_Miles_Away.png/72px-Africa_and_Europe_from_a_Million_Miles_Away.png" draw:style-name="gr1" draw:text-style-name="P1" svg:width="1.904cm" svg:height="1.904cm" svg:x="2.258cm" svg:y="2.258cm">
            <draw:image xlink:href="https://upload.wikimedia.org/wikipedia/commons/thumb/0/0d/Africa_and_Europe_from_a_Million_Miles_Away.png/72px-Africa_and_Europe_from_a_Million_Miles_Away.png" xlink:type="simple" xlink:show="embed" xlink:actuate="onLoad" draw:mime-type="image/png">
              <text:p/>
            </draw:image>
          </draw:frame>
          <draw:frame draw:z-index="6" draw:name="https://upload.wikimedia.org/wikipedia/commons/thumb/0/08/Venus_from_Mariner_10.jpg/72px-Venus_from_Mariner_10.jpg" draw:style-name="gr1" draw:text-style-name="P1" svg:width="1.904cm" svg:height="1.904cm" svg:x="2.258cm" svg:y="2.709cm">
            <draw:image xlink:href="https://upload.wikimedia.org/wikipedia/commons/thumb/0/08/Venus_from_Mariner_10.jpg/72px-Venus_from_Mariner_10.jpg" xlink:type="simple" xlink:show="embed" xlink:actuate="onLoad" draw:mime-type="image/jpeg">
              <text:p/>
            </draw:image>
          </draw:frame>
          <draw:frame draw:z-index="7" draw:name="https://upload.wikimedia.org/wikipedia/commons/thumb/7/76/Mars_Hubble.jpg/72px-Mars_Hubble.jpg" draw:style-name="gr1" draw:text-style-name="P1" svg:width="1.904cm" svg:height="1.904cm" svg:x="2.258cm" svg:y="3.161cm">
            <draw:image xlink:href="https://upload.wikimedia.org/wikipedia/commons/thumb/7/76/Mars_Hubble.jpg/72px-Mars_Hubble.jpg" xlink:type="simple" xlink:show="embed" xlink:actuate="onLoad" draw:mime-type="image/jpeg">
              <text:p/>
            </draw:image>
          </draw:frame>
          <draw:frame draw:z-index="8" draw:name="https://upload.wikimedia.org/wikipedia/commons/thumb/7/7a/Ganymede_JunoGill_2217.jpg/72px-Ganymede_JunoGill_2217.jpg" draw:style-name="gr1" draw:text-style-name="P1" svg:width="1.904cm" svg:height="1.798cm" svg:x="2.258cm" svg:y="3.612cm">
            <draw:image xlink:href="https://upload.wikimedia.org/wikipedia/commons/thumb/7/7a/Ganymede_JunoGill_2217.jpg/72px-Ganymede_JunoGill_2217.jpg" xlink:type="simple" xlink:show="embed" xlink:actuate="onLoad" draw:mime-type="image/jpeg">
              <text:p/>
            </draw:image>
          </draw:frame>
          <draw:frame draw:z-index="9" draw:name="https://upload.wikimedia.org/wikipedia/commons/thumb/4/45/Titan_in_true_color.jpg/72px-Titan_in_true_color.jpg" draw:style-name="gr1" draw:text-style-name="P1" svg:width="1.904cm" svg:height="1.904cm" svg:x="2.258cm" svg:y="4.064cm">
            <draw:image xlink:href="https://upload.wikimedia.org/wikipedia/commons/thumb/4/45/Titan_in_true_color.jpg/72px-Titan_in_true_color.jpg" xlink:type="simple" xlink:show="embed" xlink:actuate="onLoad" draw:mime-type="image/jpeg">
              <text:p/>
            </draw:image>
          </draw:frame>
          <draw:frame draw:z-index="10" draw:name="https://upload.wikimedia.org/wikipedia/commons/thumb/4/4a/Mercury_in_true_color.jpg/72px-Mercury_in_true_color.jpg" draw:style-name="gr1" draw:text-style-name="P1" svg:width="1.904cm" svg:height="1.904cm" svg:x="2.258cm" svg:y="4.516cm">
            <draw:image xlink:href="https://upload.wikimedia.org/wikipedia/commons/thumb/4/4a/Mercury_in_true_color.jpg/72px-Mercury_in_true_color.jpg" xlink:type="simple" xlink:show="embed" xlink:actuate="onLoad" draw:mime-type="image/jpeg">
              <text:p/>
            </draw:image>
          </draw:frame>
          <draw:frame draw:z-index="11" draw:name="https://upload.wikimedia.org/wikipedia/commons/thumb/e/e9/Callisto.jpg/71px-Callisto.jpg" draw:style-name="gr1" draw:text-style-name="P1" svg:width="1.878cm" svg:height="1.904cm" svg:x="2.258cm" svg:y="4.967cm">
            <draw:image xlink:href="https://upload.wikimedia.org/wikipedia/commons/thumb/e/e9/Callisto.jpg/71px-Callisto.jpg" xlink:type="simple" xlink:show="embed" xlink:actuate="onLoad" draw:mime-type="image/jpeg">
              <text:p/>
            </draw:image>
          </draw:frame>
          <draw:frame draw:z-index="12" draw:name="https://upload.wikimedia.org/wikipedia/commons/thumb/7/7b/Io_highest_resolution_true_color.jpg/72px-Io_highest_resolution_true_color.jpg" draw:style-name="gr1" draw:text-style-name="P1" svg:width="1.904cm" svg:height="1.904cm" svg:x="2.258cm" svg:y="5.419cm">
            <draw:image xlink:href="https://upload.wikimedia.org/wikipedia/commons/thumb/7/7b/Io_highest_resolution_true_color.jpg/72px-Io_highest_resolution_true_color.jpg" xlink:type="simple" xlink:show="embed" xlink:actuate="onLoad" draw:mime-type="image/jpeg">
              <text:p/>
            </draw:image>
          </draw:frame>
          <draw:frame draw:z-index="13" draw:name="https://upload.wikimedia.org/wikipedia/commons/thumb/e/e1/FullMoon2010.jpg/72px-FullMoon2010.jpg" draw:style-name="gr1" draw:text-style-name="P1" svg:width="1.904cm" svg:height="1.798cm" svg:x="2.258cm" svg:y="5.87cm">
            <draw:image xlink:href="https://upload.wikimedia.org/wikipedia/commons/thumb/e/e1/FullMoon2010.jpg/72px-FullMoon2010.jpg" xlink:type="simple" xlink:show="embed" xlink:actuate="onLoad" draw:mime-type="image/jpeg">
              <text:p/>
            </draw:image>
          </draw:frame>
          <draw:frame draw:z-index="14" draw:name="https://upload.wikimedia.org/wikipedia/commons/thumb/5/54/Europa-moon.jpg/72px-Europa-moon.jpg" draw:style-name="gr1" draw:text-style-name="P1" svg:width="1.904cm" svg:height="1.904cm" svg:x="2.258cm" svg:y="6.322cm">
            <draw:image xlink:href="https://upload.wikimedia.org/wikipedia/commons/thumb/5/54/Europa-moon.jpg/72px-Europa-moon.jpg" xlink:type="simple" xlink:show="embed" xlink:actuate="onLoad" draw:mime-type="image/jpeg">
              <text:p/>
            </draw:image>
          </draw:frame>
          <draw:frame draw:z-index="15" draw:name="https://upload.wikimedia.org/wikipedia/commons/thumb/a/a6/Triton_moon_mosaic_Voyager_2_%28large%29.jpg/72px-Triton_moon_mosaic_Voyager_2_%28large%29.jpg" draw:style-name="gr1" draw:text-style-name="P1" svg:width="1.904cm" svg:height="1.904cm" svg:x="2.258cm" svg:y="6.773cm">
            <draw:image xlink:href="https://upload.wikimedia.org/wikipedia/commons/thumb/a/a6/Triton_moon_mosaic_Voyager_2_%28large%29.jpg/72px-Triton_moon_mosaic_Voyager_2_%28large%29.jpg" xlink:type="simple" xlink:show="embed" xlink:actuate="onLoad" draw:mime-type="image/jpeg">
              <text:p/>
            </draw:image>
          </draw:frame>
          <draw:frame draw:z-index="16" draw:name="https://upload.wikimedia.org/wikipedia/commons/thumb/e/ef/Pluto_in_True_Color_-_High-Res.jpg/72px-Pluto_in_True_Color_-_High-Res.jpg" draw:style-name="gr1" draw:text-style-name="P1" svg:width="1.904cm" svg:height="1.904cm" svg:x="2.258cm" svg:y="7.225cm">
            <draw:image xlink:href="https://upload.wikimedia.org/wikipedia/commons/thumb/e/ef/Pluto_in_True_Color_-_High-Res.jpg/72px-Pluto_in_True_Color_-_High-Res.jpg" xlink:type="simple" xlink:show="embed" xlink:actuate="onLoad" draw:mime-type="image/jpeg">
              <text:p/>
            </draw:image>
          </draw:frame>
          <draw:frame draw:z-index="17" draw:name="https://upload.wikimedia.org/wikipedia/commons/thumb/5/5b/Eris_and_dysnomia2.jpg/72px-Eris_and_dysnomia2.jpg" draw:style-name="gr1" draw:text-style-name="P1" svg:width="1.904cm" svg:height="1.904cm" svg:x="2.258cm" svg:y="7.676cm">
            <draw:image xlink:href="https://upload.wikimedia.org/wikipedia/commons/thumb/5/5b/Eris_and_dysnomia2.jpg/72px-Eris_and_dysnomia2.jpg" xlink:type="simple" xlink:show="embed" xlink:actuate="onLoad" draw:mime-type="image/jpeg">
              <text:p/>
            </draw:image>
          </draw:frame>
          <draw:frame draw:z-index="18" draw:name="https://upload.wikimedia.org/wikipedia/commons/thumb/2/2b/Haumea_Hubble.png/72px-Haumea_Hubble.png" draw:style-name="gr1" draw:text-style-name="P1" svg:width="1.904cm" svg:height="1.904cm" svg:x="2.258cm" svg:y="8.128cm">
            <draw:image xlink:href="https://upload.wikimedia.org/wikipedia/commons/thumb/2/2b/Haumea_Hubble.png/72px-Haumea_Hubble.png" xlink:type="simple" xlink:show="embed" xlink:actuate="onLoad" draw:mime-type="image/png">
              <text:p/>
            </draw:image>
          </draw:frame>
          <draw:frame draw:z-index="19" draw:name="https://upload.wikimedia.org/wikipedia/commons/thumb/a/ac/Titania_%28moon%29_color%2C_cropped.jpg/72px-Titania_%28moon%29_color%2C_cropped.jpg" draw:style-name="gr1" draw:text-style-name="P1" svg:width="1.904cm" svg:height="1.904cm" svg:x="2.258cm" svg:y="8.58cm">
            <draw:image xlink:href="https://upload.wikimedia.org/wikipedia/commons/thumb/a/ac/Titania_%28moon%29_color%2C_cropped.jpg/72px-Titania_%28moon%29_color%2C_cropped.jpg" xlink:type="simple" xlink:show="embed" xlink:actuate="onLoad" draw:mime-type="image/jpeg">
              <text:p/>
            </draw:image>
          </draw:frame>
          <draw:frame draw:z-index="20" draw:name="https://upload.wikimedia.org/wikipedia/commons/thumb/5/52/Rhea_hi-res_PIA07763.jpg/72px-Rhea_hi-res_PIA07763.jpg" draw:style-name="gr1" draw:text-style-name="P1" svg:width="1.904cm" svg:height="1.904cm" svg:x="2.258cm" svg:y="9.031cm">
            <draw:image xlink:href="https://upload.wikimedia.org/wikipedia/commons/thumb/5/52/Rhea_hi-res_PIA07763.jpg/72px-Rhea_hi-res_PIA07763.jpg" xlink:type="simple" xlink:show="embed" xlink:actuate="onLoad" draw:mime-type="image/jpeg">
              <text:p/>
            </draw:image>
          </draw:frame>
          <draw:frame draw:z-index="21" draw:name="https://upload.wikimedia.org/wikipedia/commons/thumb/0/09/Voyager_2_picture_of_Oberon.jpg/72px-Voyager_2_picture_of_Oberon.jpg" draw:style-name="gr1" draw:text-style-name="P1" svg:width="1.904cm" svg:height="1.904cm" svg:x="2.258cm" svg:y="9.483cm">
            <draw:image xlink:href="https://upload.wikimedia.org/wikipedia/commons/thumb/0/09/Voyager_2_picture_of_Oberon.jpg/72px-Voyager_2_picture_of_Oberon.jpg" xlink:type="simple" xlink:show="embed" xlink:actuate="onLoad" draw:mime-type="image/jpeg">
              <text:p/>
            </draw:image>
          </draw:frame>
          <draw:frame draw:z-index="22" draw:name="https://upload.wikimedia.org/wikipedia/commons/thumb/b/b7/Iapetus_706_1419_1.jpg/72px-Iapetus_706_1419_1.jpg" draw:style-name="gr1" draw:text-style-name="P1" svg:width="1.904cm" svg:height="1.772cm" svg:x="2.258cm" svg:y="9.934cm">
            <draw:image xlink:href="https://upload.wikimedia.org/wikipedia/commons/thumb/b/b7/Iapetus_706_1419_1.jpg/72px-Iapetus_706_1419_1.jpg" xlink:type="simple" xlink:show="embed" xlink:actuate="onLoad" draw:mime-type="image/jpeg">
              <text:p/>
            </draw:image>
          </draw:frame>
          <draw:frame draw:z-index="23" draw:name="https://upload.wikimedia.org/wikipedia/commons/thumb/6/6c/Makemake_moon_Hubble_image_with_legend_%28cropped%29.jpg/72px-Makemake_moon_Hubble_image_with_legend_%28cropped%29.jpg" draw:style-name="gr1" draw:text-style-name="P1" svg:width="1.904cm" svg:height="1.904cm" svg:x="2.258cm" svg:y="10.386cm">
            <draw:image xlink:href="https://upload.wikimedia.org/wikipedia/commons/thumb/6/6c/Makemake_moon_Hubble_image_with_legend_%28cropped%29.jpg/72px-Makemake_moon_Hubble_image_with_legend_%28cropped%29.jpg" xlink:type="simple" xlink:show="embed" xlink:actuate="onLoad" draw:mime-type="image/jpeg">
              <text:p/>
            </draw:image>
          </draw:frame>
          <draw:frame draw:z-index="24" draw:name="https://upload.wikimedia.org/wikipedia/commons/thumb/1/17/225088_Gonggong_and_Xiangliu_by_Hubble_%282010%29.png/72px-225088_Gonggong_and_Xiangliu_by_Hubble_%282010%29.png" draw:style-name="gr1" draw:text-style-name="P1" svg:width="1.904cm" svg:height="1.904cm" svg:x="2.258cm" svg:y="10.837cm">
            <draw:image xlink:href="https://upload.wikimedia.org/wikipedia/commons/thumb/1/17/225088_Gonggong_and_Xiangliu_by_Hubble_%282010%29.png/72px-225088_Gonggong_and_Xiangliu_by_Hubble_%282010%29.png" xlink:type="simple" xlink:show="embed" xlink:actuate="onLoad" draw:mime-type="image/png">
              <text:p/>
            </draw:image>
          </draw:frame>
          <draw:frame draw:z-index="25" draw:name="https://upload.wikimedia.org/wikipedia/commons/thumb/2/2e/Charon_in_True_Color_-_High-Res.jpg/72px-Charon_in_True_Color_-_High-Res.jpg" draw:style-name="gr1" draw:text-style-name="P1" svg:width="1.904cm" svg:height="1.904cm" svg:x="2.258cm" svg:y="11.289cm">
            <draw:image xlink:href="https://upload.wikimedia.org/wikipedia/commons/thumb/2/2e/Charon_in_True_Color_-_High-Res.jpg/72px-Charon_in_True_Color_-_High-Res.jpg" xlink:type="simple" xlink:show="embed" xlink:actuate="onLoad" draw:mime-type="image/jpeg">
              <text:p/>
            </draw:image>
          </draw:frame>
          <draw:frame draw:z-index="26" draw:name="https://upload.wikimedia.org/wikipedia/commons/thumb/2/2f/PIA00040_Umbrielx2.47.jpg/72px-PIA00040_Umbrielx2.47.jpg" draw:style-name="gr1" draw:text-style-name="P1" svg:width="1.904cm" svg:height="1.904cm" svg:x="2.258cm" svg:y="11.74cm">
            <draw:image xlink:href="https://upload.wikimedia.org/wikipedia/commons/thumb/2/2f/PIA00040_Umbrielx2.47.jpg/72px-PIA00040_Umbrielx2.47.jpg" xlink:type="simple" xlink:show="embed" xlink:actuate="onLoad" draw:mime-type="image/jpeg">
              <text:p/>
            </draw:image>
          </draw:frame>
          <draw:frame draw:z-index="27" draw:name="https://upload.wikimedia.org/wikipedia/commons/thumb/5/59/Ariel_%28moon%29.jpg/72px-Ariel_%28moon%29.jpg" draw:style-name="gr1" draw:text-style-name="P1" svg:width="1.904cm" svg:height="1.904cm" svg:x="2.258cm" svg:y="12.192cm">
            <draw:image xlink:href="https://upload.wikimedia.org/wikipedia/commons/thumb/5/59/Ariel_%28moon%29.jpg/72px-Ariel_%28moon%29.jpg" xlink:type="simple" xlink:show="embed" xlink:actuate="onLoad" draw:mime-type="image/jpeg">
              <text:p/>
            </draw:image>
          </draw:frame>
          <draw:frame draw:z-index="28" draw:name="https://upload.wikimedia.org/wikipedia/commons/thumb/4/42/Dione_in_natural_light.jpg/72px-Dione_in_natural_light.jpg" draw:style-name="gr1" draw:text-style-name="P1" svg:width="1.904cm" svg:height="1.904cm" svg:x="2.258cm" svg:y="12.644cm">
            <draw:image xlink:href="https://upload.wikimedia.org/wikipedia/commons/thumb/4/42/Dione_in_natural_light.jpg/72px-Dione_in_natural_light.jpg" xlink:type="simple" xlink:show="embed" xlink:actuate="onLoad" draw:mime-type="image/jpeg">
              <text:p/>
            </draw:image>
          </draw:frame>
          <draw:frame draw:z-index="29" draw:name="https://upload.wikimedia.org/wikipedia/commons/thumb/f/fa/Quaoar-weywot_hst.jpg/72px-Quaoar-weywot_hst.jpg" draw:style-name="gr1" draw:text-style-name="P1" svg:width="1.904cm" svg:height="1.904cm" svg:x="2.258cm" svg:y="13.095cm">
            <draw:image xlink:href="https://upload.wikimedia.org/wikipedia/commons/thumb/f/fa/Quaoar-weywot_hst.jpg/72px-Quaoar-weywot_hst.jpg" xlink:type="simple" xlink:show="embed" xlink:actuate="onLoad" draw:mime-type="image/jpeg">
              <text:p/>
            </draw:image>
          </draw:frame>
          <draw:frame draw:z-index="30" draw:name="https://upload.wikimedia.org/wikipedia/commons/thumb/b/bc/PIA18317-SaturnMoon-Tethys-Cassini-20150411.jpg/72px-PIA18317-SaturnMoon-Tethys-Cassini-20150411.jpg" draw:style-name="gr1" draw:text-style-name="P1" svg:width="1.904cm" svg:height="1.904cm" svg:x="2.258cm" svg:y="13.547cm">
            <draw:image xlink:href="https://upload.wikimedia.org/wikipedia/commons/thumb/b/bc/PIA18317-SaturnMoon-Tethys-Cassini-20150411.jpg/72px-PIA18317-SaturnMoon-Tethys-Cassini-20150411.jpg" xlink:type="simple" xlink:show="embed" xlink:actuate="onLoad" draw:mime-type="image/jpeg">
              <text:p/>
            </draw:image>
          </draw:frame>
          <draw:frame draw:z-index="31" draw:name="https://upload.wikimedia.org/wikipedia/commons/thumb/0/02/Sedna_PRC2004-14d.jpg/72px-Sedna_PRC2004-14d.jpg" draw:style-name="gr1" draw:text-style-name="P1" svg:width="1.904cm" svg:height="1.904cm" svg:x="2.258cm" svg:y="13.998cm">
            <draw:image xlink:href="https://upload.wikimedia.org/wikipedia/commons/thumb/0/02/Sedna_PRC2004-14d.jpg/72px-Sedna_PRC2004-14d.jpg" xlink:type="simple" xlink:show="embed" xlink:actuate="onLoad" draw:mime-type="image/jpeg">
              <text:p/>
            </draw:image>
          </draw:frame>
          <draw:frame draw:z-index="32" draw:name="https://upload.wikimedia.org/wikipedia/commons/thumb/7/76/Ceres_-_RC3_-_Haulani_Crater_%2822381131691%29_%28cropped%29.jpg/72px-Ceres_-_RC3_-_Haulani_Crater_%2822381131691%29_%28cropped%29.jpg" draw:style-name="gr1" draw:text-style-name="P1" svg:width="1.904cm" svg:height="1.878cm" svg:x="2.258cm" svg:y="14.45cm">
            <draw:image xlink:href="https://upload.wikimedia.org/wikipedia/commons/thumb/7/76/Ceres_-_RC3_-_Haulani_Crater_%2822381131691%29_%28cropped%29.jpg/72px-Ceres_-_RC3_-_Haulani_Crater_%2822381131691%29_%28cropped%29.jpg" xlink:type="simple" xlink:show="embed" xlink:actuate="onLoad" draw:mime-type="image/jpeg">
              <text:p/>
            </draw:image>
          </draw:frame>
          <draw:frame draw:z-index="33" draw:name="https://upload.wikimedia.org/wikipedia/commons/thumb/e/ea/Orcus-vanth_hst2.jpg/72px-Orcus-vanth_hst2.jpg" draw:style-name="gr1" draw:text-style-name="P1" svg:width="1.904cm" svg:height="1.904cm" svg:x="2.258cm" svg:y="14.901cm">
            <draw:image xlink:href="https://upload.wikimedia.org/wikipedia/commons/thumb/e/ea/Orcus-vanth_hst2.jpg/72px-Orcus-vanth_hst2.jpg" xlink:type="simple" xlink:show="embed" xlink:actuate="onLoad" draw:mime-type="image/jpeg">
              <text:p/>
            </draw:image>
          </draw:frame>
          <draw:frame draw:z-index="34" draw:name="https://upload.wikimedia.org/wikipedia/commons/thumb/0/00/Salacia_Hubble.png/72px-Salacia_Hubble.png" draw:style-name="gr1" draw:text-style-name="P1" svg:width="1.904cm" svg:height="1.904cm" svg:x="2.258cm" svg:y="15.353cm">
            <draw:image xlink:href="https://upload.wikimedia.org/wikipedia/commons/thumb/0/00/Salacia_Hubble.png/72px-Salacia_Hubble.png" xlink:type="simple" xlink:show="embed" xlink:actuate="onLoad" draw:mime-type="image/png">
              <text:p/>
            </draw:image>
          </draw:frame>
          <draw:frame draw:z-index="35" draw:name="https://upload.wikimedia.org/wikipedia/commons/thumb/e/ee/2002MS4_Hubble.png/72px-2002MS4_Hubble.png" draw:style-name="gr1" draw:text-style-name="P1" svg:width="1.904cm" svg:height="1.904cm" svg:x="2.258cm" svg:y="15.804cm">
            <draw:image xlink:href="https://upload.wikimedia.org/wikipedia/commons/thumb/e/ee/2002MS4_Hubble.png/72px-2002MS4_Hubbl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Body</text:p>
          </table:table-cell>
          <table:table-cell table:style-name="ce2" office:value-type="string" calcext:value-type="string" table:number-columns-spanned="1" table:number-rows-spanned="2">
            <text:p>Image </text:p>
          </table:table-cell>
          <table:table-cell office:value-type="string" calcext:value-type="string" table:number-columns-spanned="2" table:number-rows-spanned="1">
            <text:p>Radius<text:a xlink:href="https://en.wikipedia.org/wiki/List_of_Solar_System_objects_by_size#cite_note-B-14" xlink:type="simple">[note 2]</text:a> 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Volume </text:p>
          </table:table-cell>
          <table:covered-table-cell table:style-name="Default"/>
          <table:table-cell office:value-type="string" calcext:value-type="string" table:number-columns-spanned="2" table:number-rows-spanned="1">
            <text:p>Mass 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Surface area </text:p>
          </table:table-cell>
          <table:covered-table-cell table:style-name="Default"/>
          <table:table-cell office:value-type="string" calcext:value-type="string">
            <text:p>Density </text:p>
          </table:table-cell>
          <table:table-cell table:style-name="ce2" office:value-type="string" calcext:value-type="string" table:number-columns-spanned="2" table:number-rows-spanned="1">
            <text:p>Gravity<text:a xlink:href="https://en.wikipedia.org/wiki/List_of_Solar_System_objects_by_size#cite_note-Gravity-15" xlink:type="simple">[note 3]</text:a> </text:p>
          </table:table-cell>
          <table:covered-table-cell table:style-name="Default"/>
          <table:table-cell table:style-name="ce2" office:value-type="string" calcext:value-type="string" table:number-columns-spanned="1" table:number-rows-spanned="2">
            <text:p>Type </text:p>
          </table:table-cell>
          <table:table-cell table:style-name="ce2" office:value-type="string" calcext:value-type="string" table:number-columns-spanned="1" table:number-rows-spanned="2">
            <text:p>Discovery </text:p>
          </table:table-cell>
        </table:table-row>
        <table:table-row table:style-name="ro1">
          <table:table-cell/>
          <table:covered-table-cell table:style-name="Default"/>
          <table:table-cell office:value-type="string" calcext:value-type="string"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(<text:a xlink:href="https://en.wikipedia.org/wiki/Earth_radius" xlink:type="simple">R🜨</text:a>) </text:p>
          </table:table-cell>
          <table:table-cell table:style-name="ce2" office:value-type="string" calcext:value-type="string">
            <text:p>(<text:a xlink:href="https://en.wikipedia.org/wiki/1,000,000,000_(number)" xlink:type="simple">109</text:a> km3) </text:p>
          </table:table-cell>
          <table:table-cell table:style-name="ce2" office:value-type="string" calcext:value-type="string">
            <text:p>(V🜨) </text:p>
          </table:table-cell>
          <table:table-cell office:value-type="string" calcext:value-type="string">
            <text:p>(<text:a xlink:href="https://en.wikipedia.org/wiki/Zettagram" xlink:type="simple">1021</text:a> kg) </text:p>
          </table:table-cell>
          <table:table-cell table:style-name="ce2" office:value-type="string" calcext:value-type="string">
            <text:p>(<text:a xlink:href="https://en.wikipedia.org/wiki/Earth_mass" xlink:type="simple">M🜨</text:a>) </text:p>
          </table:table-cell>
          <table:table-cell table:style-name="ce2" office:value-type="string" calcext:value-type="string">
            <text:p>(106 <text:a xlink:href="https://en.wikipedia.org/wiki/Square_kilometre" xlink:type="simple">km2</text:a>) </text:p>
          </table:table-cell>
          <table:table-cell table:style-name="ce6" office:value-type="string" calcext:value-type="string">
            <text:p>🜨 </text:p>
          </table:table-cell>
          <table:table-cell office:value-type="string" calcext:value-type="string">
            <text:p>(g/cm3) </text:p>
          </table:table-cell>
          <table:table-cell table:style-name="ce2" office:value-type="string" calcext:value-type="string">
            <text:p>(m/s2) </text:p>
          </table:table-cell>
          <table:table-cell table:style-name="ce2" office:value-type="string" calcext:value-type="string">
            <text:p>(<text:a xlink:href="https://en.wikipedia.org/wiki/Standard_gravity" xlink:type="simple">🜨</text:a>) 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Body</text:p>
          </table:table-cell>
          <table:table-cell table:style-name="Default"/>
          <table:table-cell office:value-type="string" calcext:value-type="string">
            <text:p>radius_km</text:p>
          </table:table-cell>
          <table:table-cell table:style-name="ce2" office:value-type="string" calcext:value-type="string">
            <text:p>radius_rsun</text:p>
          </table:table-cell>
          <table:table-cell table:style-name="ce2" office:value-type="string" calcext:value-type="string">
            <text:p>volume_km3</text:p>
          </table:table-cell>
          <table:table-cell table:style-name="ce2" office:value-type="string" calcext:value-type="string">
            <text:p>volume_vsun</text:p>
          </table:table-cell>
          <table:table-cell office:value-type="string" calcext:value-type="string">
            <text:p>mass_kg</text:p>
          </table:table-cell>
          <table:table-cell table:style-name="ce2" office:value-type="string" calcext:value-type="string">
            <text:p>mass_earth</text:p>
          </table:table-cell>
          <table:table-cell table:style-name="ce2" office:value-type="string" calcext:value-type="string">
            <text:p>surface _km</text:p>
          </table:table-cell>
          <table:table-cell table:style-name="ce6" office:value-type="string" calcext:value-type="string">
            <text:p>surface_earth</text:p>
          </table:table-cell>
          <table:table-cell office:value-type="string" calcext:value-type="string">
            <text:p>Density 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_earth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Discovery </text:p>
          </table:table-cell>
        </table:table-row>
        <table:table-row table:style-name="ro2">
          <table:table-cell office:value-type="string" calcext:value-type="string">
            <text:p><text:a xlink:href="https://en.wikipedia.org/wiki/Sun" xlink:type="simple">Sun</text:a> </text:p>
          </table:table-cell>
          <table:table-cell office:value-type="string" calcext:value-type="string">
            <text:p><text:a xlink:href="https://en.wikipedia.org/wiki/File:The_Sun_in_white_light.jpg" xlink:type="simple"> </text:a> </text:p>
          </table:table-cell>
          <table:table-cell office:value-type="string" calcext:value-type="string">
            <text:p>695508 ± ?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09.2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,409,300,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,301,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989100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333,0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6,078,70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1,918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1.409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274.0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27.94<text:a xlink:href="https://en.wikipedia.org/wiki/List_of_Solar_System_objects_by_size#cite_note-JPLsun-16" xlink:type="simple">[13]</text:a> </text:p>
          </table:table-cell>
          <table:table-cell office:value-type="string" calcext:value-type="string">
            <text:p><text:a xlink:href="https://en.wikipedia.org/wiki/G-type_main-sequence_star" xlink:type="simple">G2V-class star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Jupiter" xlink:type="simple">Jupiter</text:a> </text:p>
          </table:table-cell>
          <table:table-cell office:value-type="string" calcext:value-type="string">
            <text:p><text:a xlink:href="https://en.wikipedia.org/wiki/File:Jupiter_and_its_shrunken_Great_Red_Spot.jpg" xlink:type="simple"> </text:a> </text:p>
          </table:table-cell>
          <table:table-cell office:value-type="string" calcext:value-type="string">
            <text:p>69911±6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10.97 </text:p>
          </table:table-cell>
          <table:table-cell office:value-type="string" calcext:value-type="string">
            <text:p>1,431,280 </text:p>
          </table:table-cell>
          <table:table-cell office:value-type="float" office:value="1.321" calcext:value-type="float">
            <text:p>1,321</text:p>
          </table:table-cell>
          <table:table-cell office:value-type="string" calcext:value-type="string">
            <text:p>1898187±88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317.83 </text:p>
          </table:table-cell>
          <table:table-cell office:value-type="string" calcext:value-type="string">
            <text:p>61,419<text:a xlink:href="https://en.wikipedia.org/wiki/List_of_Solar_System_objects_by_size#cite_note-18" xlink:type="simple">[15]</text:a> </text:p>
          </table:table-cell>
          <table:table-cell office:value-type="string" calcext:value-type="string">
            <text:p>120.41 </text:p>
          </table:table-cell>
          <table:table-cell office:value-type="string" calcext:value-type="string">
            <text:p>1.3262±0.0003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24.79<text:a xlink:href="https://en.wikipedia.org/wiki/List_of_Solar_System_objects_by_size#cite_note-SSD-17" xlink:type="simple">[14]</text:a> </text:p>
          </table:table-cell>
          <table:table-cell office:value-type="float" office:value="2528" calcext:value-type="float">
            <text:p>2528</text:p>
          </table:table-cell>
          <table:table-cell office:value-type="string" calcext:value-type="string">
            <text:p><text:a xlink:href="https://en.wikipedia.org/wiki/Gas_giant_planet" xlink:type="simple">gas giant planet</text:a>; has <text:a xlink:href="https://en.wikipedia.org/wiki/Rings_of_Jupiter" xlink:type="simple">rings</text:a> </text:p>
          </table:table-cell>
          <table:table-cell office:value-type="string" calcext:value-type="string">
            <text:p>prehistoric </text:p>
          </table:table-cell>
        </table:table-row>
        <table:table-row table:style-name="ro3">
          <table:table-cell office:value-type="string" calcext:value-type="string">
            <text:p><text:a xlink:href="https://en.wikipedia.org/wiki/Saturn" xlink:type="simple">Saturn</text:a> </text:p>
          </table:table-cell>
          <table:table-cell office:value-type="string" calcext:value-type="string">
            <text:p><text:a xlink:href="https://en.wikipedia.org/wiki/File:Saturn_square_crop.jpg" xlink:type="simple"> </text:a> </text:p>
          </table:table-cell>
          <table:table-cell office:value-type="string" calcext:value-type="string">
            <text:p>58232±6<text:a xlink:href="https://en.wikipedia.org/wiki/List_of_Solar_System_objects_by_size#cite_note-SSD-17" xlink:type="simple">[14]</text:a></text:p>
            <text:p>(136775 for <text:a xlink:href="https://en.wikipedia.org/wiki/Rings_of_Saturn" xlink:type="simple">A Ring</text:a>) </text:p>
          </table:table-cell>
          <table:table-cell office:value-type="float" office:value="9140" calcext:value-type="float">
            <text:p>9140</text:p>
          </table:table-cell>
          <table:table-cell office:value-type="float" office:value="827.13" calcext:value-type="float">
            <text:p>827,13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568317±13<text:a xlink:href="https://en.wikipedia.org/wiki/List_of_Solar_System_objects_by_size#cite_note-SSD-17" xlink:type="simple">[14]</text:a> </text:p>
          </table:table-cell>
          <table:table-cell office:value-type="float" office:value="95162" calcext:value-type="float">
            <text:p>95162</text:p>
          </table:table-cell>
          <table:table-cell office:value-type="string" calcext:value-type="string">
            <text:p>42,612<text:a xlink:href="https://en.wikipedia.org/wiki/List_of_Solar_System_objects_by_size#cite_note-19" xlink:type="simple">[16]</text:a> </text:p>
          </table:table-cell>
          <table:table-cell office:value-type="string" calcext:value-type="string">
            <text:p>83.54 </text:p>
          </table:table-cell>
          <table:table-cell office:value-type="string" calcext:value-type="string">
            <text:p>0.6871±0.0002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10.44<text:a xlink:href="https://en.wikipedia.org/wiki/List_of_Solar_System_objects_by_size#cite_note-SSD-17" xlink:type="simple">[14]</text:a> 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<text:a xlink:href="https://en.wikipedia.org/wiki/Gas_giant_planet" xlink:type="simple">gas giant planet</text:a>; has <text:a xlink:href="https://en.wikipedia.org/wiki/Rings_of_Saturn" xlink:type="simple">rings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Uranus" xlink:type="simple">Uranus</text:a> </text:p>
          </table:table-cell>
          <table:table-cell office:value-type="string" calcext:value-type="string">
            <text:p><text:a xlink:href="https://en.wikipedia.org/wiki/File:Uranus.jpg" xlink:type="simple"> </text:a> </text:p>
          </table:table-cell>
          <table:table-cell office:value-type="string" calcext:value-type="string">
            <text:p>25362±7<text:a xlink:href="https://en.wikipedia.org/wiki/List_of_Solar_System_objects_by_size#cite_note-SSD-17" xlink:type="simple">[14]</text:a> </text:p>
          </table:table-cell>
          <table:table-cell office:value-type="float" office:value="3981" calcext:value-type="float">
            <text:p>3981</text:p>
          </table:table-cell>
          <table:table-cell office:value-type="float" office:value="68.34" calcext:value-type="float">
            <text:p>68,34</text:p>
          </table:table-cell>
          <table:table-cell office:value-type="string" calcext:value-type="string">
            <text:p>63.1 </text:p>
          </table:table-cell>
          <table:table-cell office:value-type="string" calcext:value-type="string">
            <text:p>86813±4<text:a xlink:href="https://en.wikipedia.org/wiki/List_of_Solar_System_objects_by_size#cite_note-SSD-17" xlink:type="simple">[14]</text:a> </text:p>
          </table:table-cell>
          <table:table-cell office:value-type="float" office:value="14536" calcext:value-type="float">
            <text:p>14536</text:p>
          </table:table-cell>
          <table:table-cell office:value-type="string" calcext:value-type="string">
            <text:p>8083.1<text:a xlink:href="https://en.wikipedia.org/wiki/List_of_Solar_System_objects_by_size#cite_note-20" xlink:type="simple">[17]</text:a> </text:p>
          </table:table-cell>
          <table:table-cell office:value-type="string" calcext:value-type="string">
            <text:p>15.85 </text:p>
          </table:table-cell>
          <table:table-cell office:value-type="string" calcext:value-type="string">
            <text:p>1.270±0.001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8.87<text:a xlink:href="https://en.wikipedia.org/wiki/List_of_Solar_System_objects_by_size#cite_note-SSD-17" xlink:type="simple">[14]</text:a> 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<text:a xlink:href="https://en.wikipedia.org/wiki/Ice_giant_planet" xlink:type="simple">ice giant planet</text:a>; has <text:a xlink:href="https://en.wikipedia.org/wiki/Rings_of_Uranus" xlink:type="simple">rings</text:a> </text:p>
          </table:table-cell>
          <table:table-cell office:value-type="float" office:value="1781" calcext:value-type="float">
            <text:p>1781</text:p>
          </table:table-cell>
        </table:table-row>
        <table:table-row table:style-name="ro2">
          <table:table-cell office:value-type="string" calcext:value-type="string">
            <text:p><text:a xlink:href="https://en.wikipedia.org/wiki/Neptune" xlink:type="simple">Neptune</text:a> </text:p>
          </table:table-cell>
          <table:table-cell office:value-type="string" calcext:value-type="string">
            <text:p><text:a xlink:href="https://en.wikipedia.org/wiki/File:Neptune_-_Voyager_2_(29347980845)_flatten_crop.jpg" xlink:type="simple"> </text:a> </text:p>
          </table:table-cell>
          <table:table-cell office:value-type="string" calcext:value-type="string">
            <text:p>24622±19<text:a xlink:href="https://en.wikipedia.org/wiki/List_of_Solar_System_objects_by_size#cite_note-SSD-17" xlink:type="simple">[14]</text:a> </text:p>
          </table:table-cell>
          <table:table-cell office:value-type="float" office:value="3865" calcext:value-type="float">
            <text:p>3865</text:p>
          </table:table-cell>
          <table:table-cell office:value-type="float" office:value="62.54" calcext:value-type="float">
            <text:p>62,54</text:p>
          </table:table-cell>
          <table:table-cell office:value-type="string" calcext:value-type="string">
            <text:p>57.7 </text:p>
          </table:table-cell>
          <table:table-cell office:value-type="string" calcext:value-type="string">
            <text:p>102413±5<text:a xlink:href="https://en.wikipedia.org/wiki/List_of_Solar_System_objects_by_size#cite_note-SSD-17" xlink:type="simple">[14]</text:a>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7618.3<text:a xlink:href="https://en.wikipedia.org/wiki/List_of_Solar_System_objects_by_size#cite_note-21" xlink:type="simple">[18]</text:a> </text:p>
          </table:table-cell>
          <table:table-cell office:value-type="string" calcext:value-type="string">
            <text:p>14.94 </text:p>
          </table:table-cell>
          <table:table-cell office:value-type="string" calcext:value-type="string">
            <text:p>1.638±0.004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11.15<text:a xlink:href="https://en.wikipedia.org/wiki/List_of_Solar_System_objects_by_size#cite_note-SSD-17" xlink:type="simple">[14]</text:a> 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<text:a xlink:href="https://en.wikipedia.org/wiki/Ice_giant_planet" xlink:type="simple">ice giant planet</text:a>; has <text:a xlink:href="https://en.wikipedia.org/wiki/Rings_of_Neptune" xlink:type="simple">rings</text:a> </text:p>
          </table:table-cell>
          <table:table-cell office:value-type="float" office:value="1846" calcext:value-type="float">
            <text:p>1846</text:p>
          </table:table-cell>
        </table:table-row>
        <table:table-row table:style-name="ro2">
          <table:table-cell office:value-type="string" calcext:value-type="string">
            <text:p><text:a xlink:href="https://en.wikipedia.org/wiki/Earth" xlink:type="simple">Earth</text:a> </text:p>
          </table:table-cell>
          <table:table-cell office:value-type="string" calcext:value-type="string">
            <text:p><text:a xlink:href="https://en.wikipedia.org/wiki/File:Africa_and_Europe_from_a_Million_Miles_Away.png" xlink:type="simple"> </text:a> </text:p>
          </table:table-cell>
          <table:table-cell office:value-type="string" calcext:value-type="string">
            <text:p>6371.0±0.0001<text:a xlink:href="https://en.wikipedia.org/wiki/List_of_Solar_System_objects_by_size#cite_note-SSD-17" xlink:type="simple">[14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83.2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2.4±0.3<text:a xlink:href="https://en.wikipedia.org/wiki/List_of_Solar_System_objects_by_size#cite_note-SSD-17" xlink:type="simple">[14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.06447<text:a xlink:href="https://en.wikipedia.org/wiki/List_of_Solar_System_objects_by_size#cite_note-22" xlink:type="simple">[19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136±0.0003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<text:a xlink:href="https://en.wikipedia.org/wiki/Gravity_of_Earth" xlink:type="simple">9.81</text:a><text:a xlink:href="https://en.wikipedia.org/wiki/List_of_Solar_System_objects_by_size#cite_note-SSD-17" xlink:type="simple">[14]</text:a>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Venus" xlink:type="simple">Venus</text:a> </text:p>
          </table:table-cell>
          <table:table-cell office:value-type="string" calcext:value-type="string">
            <text:p><text:a xlink:href="https://en.wikipedia.org/wiki/File:Venus_from_Mariner_10.jpg" xlink:type="simple"> </text:a> </text:p>
          </table:table-cell>
          <table:table-cell office:value-type="string" calcext:value-type="string">
            <text:p>6052±1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9499 </text:p>
          </table:table-cell>
          <table:table-cell office:value-type="string" calcext:value-type="string">
            <text:p>928.43 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4867.5±0.2<text:a xlink:href="https://en.wikipedia.org/wiki/List_of_Solar_System_objects_by_size#cite_note-SSD-17" xlink:type="simple">[14]</text:a> 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460.2<text:a xlink:href="https://en.wikipedia.org/wiki/List_of_Solar_System_objects_by_size#cite_note-23" xlink:type="simple">[20]</text:a>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5.243±0.003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8.87<text:a xlink:href="https://en.wikipedia.org/wiki/List_of_Solar_System_objects_by_size#cite_note-SSD-17" xlink:type="simple">[14]</text:a>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Mars" xlink:type="simple">Mars</text:a> </text:p>
          </table:table-cell>
          <table:table-cell office:value-type="string" calcext:value-type="string">
            <text:p><text:a xlink:href="https://en.wikipedia.org/wiki/File:Mars_Hubble.jpg" xlink:type="simple"> </text:a> </text:p>
          </table:table-cell>
          <table:table-cell office:value-type="string" calcext:value-type="string">
            <text:p>3389.5±0.2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5320 </text:p>
          </table:table-cell>
          <table:table-cell office:value-type="string" calcext:value-type="string">
            <text:p>163.18 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641.71±0.03<text:a xlink:href="https://en.wikipedia.org/wiki/List_of_Solar_System_objects_by_size#cite_note-SSD-17" xlink:type="simple">[14]</text:a>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4.37<text:a xlink:href="https://en.wikipedia.org/wiki/List_of_Solar_System_objects_by_size#cite_note-24" xlink:type="simple">[21]</text:a>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.9341±0.0007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3.71<text:a xlink:href="https://en.wikipedia.org/wiki/List_of_Solar_System_objects_by_size#cite_note-SSD-17" xlink:type="simple">[14]</text:a> 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Ganymede_(moon)" xlink:type="simple">Ganymede</text:a></text:p>
            <text:p>Jupiter III </text:p>
          </table:table-cell>
          <table:table-cell office:value-type="string" calcext:value-type="string">
            <text:p><text:a xlink:href="https://en.wikipedia.org/wiki/File:Ganymede_JunoGill_2217.jpg" xlink:type="simple"> </text:a> </text:p>
          </table:table-cell>
          <table:table-cell office:value-type="string" calcext:value-type="string">
            <text:p>2634.1±0.3 </text:p>
          </table:table-cell>
          <table:table-cell office:value-type="string" calcext:value-type="string">
            <text:p>0.4135 </text:p>
          </table:table-cell>
          <table:table-cell office:value-type="string" calcext:value-type="string">
            <text:p>76.30 </text:p>
          </table:table-cell>
          <table:table-cell office:value-type="string" calcext:value-type="string">
            <text:p>0.0704 </text:p>
          </table:table-cell>
          <table:table-cell office:value-type="string" calcext:value-type="string">
            <text:p>148.2 </text:p>
          </table:table-cell>
          <table:table-cell office:value-type="string" calcext:value-type="string">
            <text:p>0.0248 </text:p>
          </table:table-cell>
          <table:table-cell office:value-type="string" calcext:value-type="string">
            <text:p>86.999<text:a xlink:href="https://en.wikipedia.org/wiki/List_of_Solar_System_objects_by_size#cite_note-25" xlink:type="simple">[22]</text:a> </text:p>
          </table:table-cell>
          <table:table-cell office:value-type="float" office:value="171" calcext:value-type="float">
            <text:p>171</text:p>
          </table:table-cell>
          <table:table-cell office:value-type="float" office:value="1936" calcext:value-type="float">
            <text:p>1936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s://en.wikipedia.org/wiki/Moons_of_Jupiter" xlink:type="simple">moon of Jupiter</text:a> (icy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Titan_(moon)" xlink:type="simple">Titan</text:a></text:p>
            <text:p>Saturn VI </text:p>
          </table:table-cell>
          <table:table-cell office:value-type="string" calcext:value-type="string">
            <text:p><text:a xlink:href="https://en.wikipedia.org/wiki/File:Titan_in_true_color.jpg" xlink:type="simple"> </text:a> </text:p>
          </table:table-cell>
          <table:table-cell office:value-type="string" calcext:value-type="string">
            <text:p>2574.73±0.09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4037<text:a xlink:href="https://en.wikipedia.org/wiki/List_of_Solar_System_objects_by_size#cite_note-equatorial-27" xlink:type="simple">[a]</text:a> </text:p>
          </table:table-cell>
          <table:table-cell office:value-type="string" calcext:value-type="string">
            <text:p>71.50 </text:p>
          </table:table-cell>
          <table:table-cell office:value-type="string" calcext:value-type="string">
            <text:p>0.0658 </text:p>
          </table:table-cell>
          <table:table-cell office:value-type="string" calcext:value-type="string">
            <text:p>134.5 </text:p>
          </table:table-cell>
          <table:table-cell office:value-type="string" calcext:value-type="string">
            <text:p>0.0225 </text:p>
          </table:table-cell>
          <table:table-cell office:value-type="string" calcext:value-type="string">
            <text:p>83.3054<text:a xlink:href="https://en.wikipedia.org/wiki/List_of_Solar_System_objects_by_size#cite_note-28" xlink:type="simple">[24]</text:a> 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.880±0.004 </text:p>
          </table:table-cell>
          <table:table-cell office:value-type="float" office:value="1354" calcext:value-type="float">
            <text:p>135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s://en.wikipedia.org/wiki/Moons_of_Saturn" xlink:type="simple">moon of Saturn</text:a> (icy) 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string" calcext:value-type="string">
            <text:p><text:a xlink:href="https://en.wikipedia.org/wiki/Mercury_(planet)" xlink:type="simple">Mercury</text:a> </text:p>
          </table:table-cell>
          <table:table-cell office:value-type="string" calcext:value-type="string">
            <text:p><text:a xlink:href="https://en.wikipedia.org/wiki/File:Mercury_in_true_color.jpg" xlink:type="simple"> </text:a> </text:p>
          </table:table-cell>
          <table:table-cell office:value-type="string" calcext:value-type="string">
            <text:p>2439.4±0.1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3829 </text:p>
          </table:table-cell>
          <table:table-cell office:value-type="string" calcext:value-type="string">
            <text:p>60.83 </text:p>
          </table:table-cell>
          <table:table-cell office:value-type="string" calcext:value-type="string">
            <text:p>0.0562 </text:p>
          </table:table-cell>
          <table:table-cell office:value-type="string" calcext:value-type="string">
            <text:p>330.11±0.02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0.0553 </text:p>
          </table:table-cell>
          <table:table-cell office:value-type="string" calcext:value-type="string">
            <text:p>74.797<text:a xlink:href="https://en.wikipedia.org/wiki/List_of_Solar_System_objects_by_size#cite_note-29" xlink:type="simple">[25]</text:a> 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5.4291±0.007<text:a xlink:href="https://en.wikipedia.org/wiki/List_of_Solar_System_objects_by_size#cite_note-SSD-17" xlink:type="simple">[14]</text:a> </text:p>
          </table:table-cell>
          <table:table-cell office:value-type="string" calcext:value-type="string">
            <text:p>3.70<text:a xlink:href="https://en.wikipedia.org/wiki/List_of_Solar_System_objects_by_size#cite_note-SSD-17" xlink:type="simple">[14]</text:a> 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s://en.wikipedia.org/wiki/Terrestrial_planet" xlink:type="simple">terrestrial planet</text:a>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Callisto_(moon)" xlink:type="simple">Callisto</text:a></text:p>
            <text:p>Jupiter IV </text:p>
          </table:table-cell>
          <table:table-cell office:value-type="string" calcext:value-type="string">
            <text:p><text:a xlink:href="https://en.wikipedia.org/wiki/File:Callisto.jpg" xlink:type="simple"> </text:a> </text:p>
          </table:table-cell>
          <table:table-cell office:value-type="string" calcext:value-type="string">
            <text:p>2410.3±1.5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3783 </text:p>
          </table:table-cell>
          <table:table-cell office:value-type="string" calcext:value-type="string">
            <text:p>58.65 </text:p>
          </table:table-cell>
          <table:table-cell office:value-type="string" calcext:value-type="string">
            <text:p>0.0541 </text:p>
          </table:table-cell>
          <table:table-cell office:value-type="string" calcext:value-type="string">
            <text:p>107.6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3.005<text:a xlink:href="https://en.wikipedia.org/wiki/List_of_Solar_System_objects_by_size#cite_note-30" xlink:type="simple">[26]</text:a>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.834±0.003 </text:p>
          </table:table-cell>
          <table:table-cell office:value-type="string" calcext:value-type="string">
            <text:p>1.23603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s://en.wikipedia.org/wiki/Moons_of_Jupiter" xlink:type="simple">moon of Jupiter</text:a> (icy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Io_(moon)" xlink:type="simple">Io</text:a></text:p>
            <text:p>Jupiter I </text:p>
          </table:table-cell>
          <table:table-cell office:value-type="string" calcext:value-type="string">
            <text:p><text:a xlink:href="https://en.wikipedia.org/wiki/File:Io_highest_resolution_true_color.jpg" xlink:type="simple"> </text:a> </text:p>
          </table:table-cell>
          <table:table-cell office:value-type="string" calcext:value-type="string">
            <text:p>1821.6±0.5<text:a xlink:href="https://en.wikipedia.org/wiki/List_of_Solar_System_objects_by_size#cite_note-jplssd-5" xlink:type="simple">[5]</text:a> </text:p>
          </table:table-cell>
          <table:table-cell office:value-type="string" calcext:value-type="string">
            <text:p>0.2859 </text:p>
          </table:table-cell>
          <table:table-cell office:value-type="string" calcext:value-type="string">
            <text:p>25.32 </text:p>
          </table:table-cell>
          <table:table-cell office:value-type="string" calcext:value-type="string">
            <text:p>0.0234 </text:p>
          </table:table-cell>
          <table:table-cell office:value-type="string" calcext:value-type="string">
            <text:p>89.32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.698<text:a xlink:href="https://en.wikipedia.org/wiki/List_of_Solar_System_objects_by_size#cite_note-31" xlink:type="simple">[27]</text:a>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528±0.006 </text:p>
          </table:table-cell>
          <table:table-cell office:value-type="float" office:value="1797" calcext:value-type="float">
            <text:p>179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s://en.wikipedia.org/wiki/Moons_of_Jupiter" xlink:type="simple">moon of Jupiter</text:a> (terrestrial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Moon" xlink:type="simple">Moon</text:a> </text:p>
            <text:p>Earth I </text:p>
          </table:table-cell>
          <table:table-cell office:value-type="string" calcext:value-type="string">
            <text:p><text:a xlink:href="https://en.wikipedia.org/wiki/File:FullMoon2010.jpg" xlink:type="simple"> </text:a> </text:p>
          </table:table-cell>
          <table:table-cell office:value-type="string" calcext:value-type="string">
            <text:p>1737.5±0.1<text:a xlink:href="https://en.wikipedia.org/wiki/List_of_Solar_System_objects_by_size#cite_note-JPLmoon-32" xlink:type="simple">[28]</text:a> </text:p>
          </table:table-cell>
          <table:table-cell office:value-type="string" calcext:value-type="string">
            <text:p>0.2727 </text:p>
          </table:table-cell>
          <table:table-cell office:value-type="float" office:value="21958" calcext:value-type="float">
            <text:p>21958</text:p>
          </table:table-cell>
          <table:table-cell office:value-type="string" calcext:value-type="string">
            <text:p>0.0203 </text:p>
          </table:table-cell>
          <table:table-cell office:value-type="string" calcext:value-type="string">
            <text:p>73.46<text:a xlink:href="https://en.wikipedia.org/wiki/List_of_Solar_System_objects_by_size#cite_note-33" xlink:type="simple">[29]</text:a> </text:p>
          </table:table-cell>
          <table:table-cell office:value-type="string" calcext:value-type="string">
            <text:p>0.0123 </text:p>
          </table:table-cell>
          <table:table-cell office:value-type="string" calcext:value-type="string">
            <text:p>37.937<text:a xlink:href="https://en.wikipedia.org/wiki/List_of_Solar_System_objects_by_size#cite_note-34" xlink:type="simple">[30]</text:a>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344±0.005<text:a xlink:href="https://en.wikipedia.org/wiki/List_of_Solar_System_objects_by_size#cite_note-JPLmoon-32" xlink:type="simple">[28]</text:a> </text:p>
          </table:table-cell>
          <table:table-cell office:value-type="float" office:value="1625" calcext:value-type="float">
            <text:p>162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moon of Earth (terrestrial) </text:p>
          </table:table-cell>
          <table:table-cell office:value-type="string" calcext:value-type="string">
            <text:p>prehistoric </text:p>
          </table:table-cell>
        </table:table-row>
        <table:table-row table:style-name="ro2">
          <table:table-cell office:value-type="string" calcext:value-type="string">
            <text:p><text:a xlink:href="https://en.wikipedia.org/wiki/Europa_(moon)" xlink:type="simple">Europa</text:a></text:p>
            <text:p>Jupiter II </text:p>
          </table:table-cell>
          <table:table-cell office:value-type="string" calcext:value-type="string">
            <text:p><text:a xlink:href="https://en.wikipedia.org/wiki/File:Europa-moon.jpg" xlink:type="simple"> </text:a> </text:p>
          </table:table-cell>
          <table:table-cell office:value-type="string" calcext:value-type="string">
            <text:p>1560.8±0.5<text:a xlink:href="https://en.wikipedia.org/wiki/List_of_Solar_System_objects_by_size#cite_note-jplssd-5" xlink:type="simple">[5]</text:a> </text:p>
          </table:table-cell>
          <table:table-cell office:value-type="string" calcext:value-type="string">
            <text:p>0.2450 </text:p>
          </table:table-cell>
          <table:table-cell office:value-type="string" calcext:value-type="string">
            <text:p>15.93 </text:p>
          </table:table-cell>
          <table:table-cell office:value-type="string" calcext:value-type="string">
            <text:p>0.0147 </text:p>
          </table:table-cell>
          <table:table-cell office:value-type="string" calcext:value-type="string">
            <text:p>48.00 </text:p>
          </table:table-cell>
          <table:table-cell office:value-type="string" calcext:value-type="string">
            <text:p>0.008035 </text:p>
          </table:table-cell>
          <table:table-cell office:value-type="string" calcext:value-type="string">
            <text:p>30.613<text:a xlink:href="https://en.wikipedia.org/wiki/List_of_Solar_System_objects_by_size#cite_note-35" xlink:type="simple">[31]</text:a> </text:p>
          </table:table-cell>
          <table:table-cell office:value-type="string" calcext:value-type="string">
            <text:p>0.06 </text:p>
          </table:table-cell>
          <table:table-cell office:value-type="string" calcext:value-type="string">
            <text:p>3.013±0.005 </text:p>
          </table:table-cell>
          <table:table-cell office:value-type="float" office:value="1316" calcext:value-type="float">
            <text:p>131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s://en.wikipedia.org/wiki/Moons_of_Jupiter" xlink:type="simple">moon of Jupiter</text:a> (terrestrial) </text:p>
          </table:table-cell>
          <table:table-cell office:value-type="float" office:value="1610" calcext:value-type="float">
            <text:p>1610</text:p>
          </table:table-cell>
        </table:table-row>
        <table:table-row table:style-name="ro2">
          <table:table-cell office:value-type="string" calcext:value-type="string">
            <text:p><text:a xlink:href="https://en.wikipedia.org/wiki/Triton_(moon)" xlink:type="simple">Triton</text:a></text:p>
            <text:p>Neptune I </text:p>
          </table:table-cell>
          <table:table-cell office:value-type="string" calcext:value-type="string">
            <text:p><text:a xlink:href="https://en.wikipedia.org/wiki/File:Triton_moon_mosaic_Voyager_2_(large).jpg" xlink:type="simple"> </text:a> </text:p>
          </table:table-cell>
          <table:table-cell office:value-type="string" calcext:value-type="string">
            <text:p>1353.4±0.9<text:a xlink:href="https://en.wikipedia.org/wiki/List_of_Solar_System_objects_by_size#cite_note-equatorial-27" xlink:type="simple">[a]</text:a>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2124<text:a xlink:href="https://en.wikipedia.org/wiki/List_of_Solar_System_objects_by_size#cite_note-equatorial-27" xlink:type="simple">[a]</text:a> </text:p>
          </table:table-cell>
          <table:table-cell office:value-type="string" calcext:value-type="string">
            <text:p>10.38 </text:p>
          </table:table-cell>
          <table:table-cell office:value-type="string" calcext:value-type="string">
            <text:p>0.0096 </text:p>
          </table:table-cell>
          <table:table-cell office:value-type="string" calcext:value-type="string">
            <text:p>21.39±0.03 </text:p>
          </table:table-cell>
          <table:table-cell office:value-type="string" calcext:value-type="string">
            <text:p>0.003599 </text:p>
          </table:table-cell>
          <table:table-cell office:value-type="string" calcext:value-type="string">
            <text:p>23.018<text:a xlink:href="https://en.wikipedia.org/wiki/List_of_Solar_System_objects_by_size#cite_note-36" xlink:type="simple">[32]</text:a> </text:p>
          </table:table-cell>
          <table:table-cell office:value-type="float" office:value="45" calcext:value-type="float">
            <text:p>45</text:p>
          </table:table-cell>
          <table:table-cell office:value-type="float" office:value="2061" calcext:value-type="float">
            <text:p>2061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0.0797 </text:p>
          </table:table-cell>
          <table:table-cell office:value-type="string" calcext:value-type="string">
            <text:p><text:a xlink:href="https://en.wikipedia.org/wiki/Moons_of_Neptune" xlink:type="simple">moon of Neptune</text:a> (icy) </text:p>
          </table:table-cell>
          <table:table-cell office:value-type="float" office:value="1846" calcext:value-type="float">
            <text:p>1846</text:p>
          </table:table-cell>
        </table:table-row>
        <table:table-row table:style-name="ro3">
          <table:table-cell office:value-type="string" calcext:value-type="string">
            <text:p><text:a xlink:href="https://en.wikipedia.org/wiki/Pluto" xlink:type="simple">Pluto</text:a></text:p>
            <text:p>134340 </text:p>
          </table:table-cell>
          <table:table-cell office:value-type="string" calcext:value-type="string">
            <text:p><text:a xlink:href="https://en.wikipedia.org/wiki/File:Pluto_in_True_Color_-_High-Res.jpg" xlink:type="simple"> </text:a> </text:p>
          </table:table-cell>
          <table:table-cell office:value-type="string" calcext:value-type="string">
            <text:p>1188.3±0.8 </text:p>
          </table:table-cell>
          <table:table-cell office:value-type="float" office:value="187" calcext:value-type="float">
            <text:p>187</text:p>
          </table:table-cell>
          <table:table-cell office:value-type="float" office:value="7057" calcext:value-type="float">
            <text:p>7057</text:p>
          </table:table-cell>
          <table:table-cell office:value-type="string" calcext:value-type="string">
            <text:p>0.00651 </text:p>
          </table:table-cell>
          <table:table-cell office:value-type="string" calcext:value-type="string">
            <text:p>13.03±0.03 </text:p>
          </table:table-cell>
          <table:table-cell office:value-type="string" calcext:value-type="string">
            <text:p>0.0022 </text:p>
          </table:table-cell>
          <table:table-cell office:value-type="string" calcext:value-type="string">
            <text:p>17.79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854±0.006 </text:p>
          </table:table-cell>
          <table:table-cell office:value-type="float" office:value="620" calcext:value-type="float">
            <text:p>6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Plutino" xlink:type="simple">plutino</text:a>; <text:a xlink:href="https://en.wikipedia.org/wiki/Moons_of_Pluto" xlink:type="simple">multiple</text:a> 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string" calcext:value-type="string">
            <text:p><text:a xlink:href="https://en.wikipedia.org/wiki/Eris_(dwarf_planet)" xlink:type="simple">Eris</text:a></text:p>
            <text:p>136199 </text:p>
          </table:table-cell>
          <table:table-cell table:style-name="ce1" office:value-type="string" calcext:value-type="string">
            <text:p><text:a xlink:href="https://en.wikipedia.org/wiki/File:Eris_and_dysnomia2.jpg" xlink:type="simple"> </text:a> </text:p>
          </table:table-cell>
          <table:table-cell office:value-type="string" calcext:value-type="string">
            <text:p>1163±6<text:a xlink:href="https://en.wikipedia.org/wiki/List_of_Solar_System_objects_by_size#cite_note-various-37" xlink:type="simple">[b]</text:a><text:a xlink:href="https://en.wikipedia.org/wiki/List_of_Solar_System_objects_by_size#cite_note-sicardy-38" xlink:type="simple">[33]</text:a> </text:p>
          </table:table-cell>
          <table:table-cell office:value-type="string" calcext:value-type="string">
            <text:p>0.1825<text:a xlink:href="https://en.wikipedia.org/wiki/List_of_Solar_System_objects_by_size#cite_note-various-37" xlink:type="simple">[b]</text:a> </text:p>
          </table:table-cell>
          <table:table-cell office:value-type="string" calcext:value-type="string">
            <text:p>6.59 </text:p>
          </table:table-cell>
          <table:table-cell office:value-type="string" calcext:value-type="string">
            <text:p>0.0061 </text:p>
          </table:table-cell>
          <table:table-cell office:value-type="string" calcext:value-type="string">
            <text:p>16.6±0.2<text:a xlink:href="https://en.wikipedia.org/wiki/List_of_Solar_System_objects_by_size#cite_note-Brown_Schaller_2007-39" xlink:type="simple">[34]</text:a> </text:p>
          </table:table-cell>
          <table:table-cell office:value-type="string" calcext:value-type="string">
            <text:p>0.0028 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.52±0.07 </text:p>
          </table:table-cell>
          <table:table-cell office:value-type="float" office:value="824" calcext:value-type="float">
            <text:p>82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Scattered_disc" xlink:type="simple">SDO</text:a>; <text:a xlink:href="https://en.wikipedia.org/wiki/Dysnomia_(moon)" xlink:type="simple">binary</text:a> </text:p>
          </table:table-cell>
          <table:table-cell office:value-type="float" office:value="2003" calcext:value-type="float">
            <text:p>2003</text:p>
          </table:table-cell>
        </table:table-row>
        <table:table-row table:style-name="ro4">
          <table:table-cell office:value-type="string" calcext:value-type="string">
            <text:p><text:a xlink:href="https://en.wikipedia.org/wiki/Haumea" xlink:type="simple">Haumea</text:a></text:p>
            <text:p>136108 </text:p>
          </table:table-cell>
          <table:table-cell office:value-type="string" calcext:value-type="string">
            <text:p><text:a xlink:href="https://en.wikipedia.org/wiki/File:Haumea_Hubble.png" xlink:type="simple"> </text:a> </text:p>
          </table:table-cell>
          <table:table-cell office:value-type="string" calcext:value-type="string">
            <text:p>798±6 to 816<text:a xlink:href="https://en.wikipedia.org/wiki/List_of_Solar_System_objects_by_size#cite_note-40" xlink:type="simple">[35]</text:a> </text:p>
          </table:table-cell>
          <table:table-cell office:value-type="string" calcext:value-type="string">
            <text:p>0.12 </text:p>
          </table:table-cell>
          <table:table-cell office:value-type="string" calcext:value-type="string">
            <text:p>1.98<text:a xlink:href="https://en.wikipedia.org/wiki/List_of_Solar_System_objects_by_size#cite_note-WolframVolume-41" xlink:type="simple">[c]</text:a> </text:p>
          </table:table-cell>
          <table:table-cell office:value-type="string" calcext:value-type="string">
            <text:p>0.0018 </text:p>
          </table:table-cell>
          <table:table-cell office:value-type="string" calcext:value-type="string">
            <text:p>4.01±0.04<text:a xlink:href="https://en.wikipedia.org/wiki/List_of_Solar_System_objects_by_size#cite_note-RagozzineBrown2009-42" xlink:type="simple">[36]</text:a> </text:p>
          </table:table-cell>
          <table:table-cell office:value-type="string" calcext:value-type="string">
            <text:p>0.00066 </text:p>
          </table:table-cell>
          <table:table-cell office:value-type="string" calcext:value-type="string">
            <text:p>8.14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.018<text:a xlink:href="https://en.wikipedia.org/wiki/List_of_Solar_System_objects_by_size#cite_note-Dunham2019-43" xlink:type="simple">[37]</text:a><text:a xlink:href="https://en.wikipedia.org/wiki/List_of_Solar_System_objects_by_size#cite_note-haumea-44" xlink:type="simple">[d]</text:a> 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0409 </text:p>
          </table:table-cell>
          <table:table-cell office:value-type="string" calcext:value-type="string">
            <text:p><text:a xlink:href="https://en.wikipedia.org/wiki/Dwarf_planet" xlink:type="simple">dwarf planet</text:a>;</text:p>
            <text:p><text:a xlink:href="https://en.wikipedia.org/wiki/Resonant_trans-Neptunian_object" xlink:type="simple">resonant KBO</text:a> (7:12);</text:p>
            <text:p><text:a xlink:href="https://en.wikipedia.org/wiki/Moons_of_Haumea" xlink:type="simple">trinary</text:a>; has <text:a xlink:href="https://en.wikipedia.org/wiki/Rings_of_Haumea" xlink:type="simple">rings</text:a> 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en.wikipedia.org/wiki/Titania_(moon)" xlink:type="simple">Titania</text:a></text:p>
            <text:p>Uranus III </text:p>
          </table:table-cell>
          <table:table-cell office:value-type="string" calcext:value-type="string">
            <text:p><text:a xlink:href="https://en.wikipedia.org/wiki/File:Titania_(moon)_color,_cropped.jpg" xlink:type="simple"> </text:a> </text:p>
          </table:table-cell>
          <table:table-cell office:value-type="string" calcext:value-type="string">
            <text:p>788.9±1.8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1237<text:a xlink:href="https://en.wikipedia.org/wiki/List_of_Solar_System_objects_by_size#cite_note-three_radii-45" xlink:type="simple">[e]</text:a> </text:p>
          </table:table-cell>
          <table:table-cell office:value-type="string" calcext:value-type="string">
            <text:p>2.06 </text:p>
          </table:table-cell>
          <table:table-cell office:value-type="string" calcext:value-type="string">
            <text:p>0.0019 </text:p>
          </table:table-cell>
          <table:table-cell office:value-type="string" calcext:value-type="string">
            <text:p>3.40±0.06 </text:p>
          </table:table-cell>
          <table:table-cell office:value-type="string" calcext:value-type="string">
            <text:p>0.00059 </text:p>
          </table:table-cell>
          <table:table-cell office:value-type="string" calcext:value-type="string">
            <text:p>7.82<text:a xlink:href="https://en.wikipedia.org/wiki/List_of_Solar_System_objects_by_size#cite_note-46" xlink:type="simple">[38]</text:a>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711±0.005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0385 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string" calcext:value-type="string">
            <text:p><text:a xlink:href="https://en.wikipedia.org/wiki/Rhea_(moon)" xlink:type="simple">Rhea</text:a></text:p>
            <text:p>Saturn V </text:p>
          </table:table-cell>
          <table:table-cell office:value-type="string" calcext:value-type="string">
            <text:p><text:a xlink:href="https://en.wikipedia.org/wiki/File:Rhea_hi-res_PIA07763.jpg" xlink:type="simple"> </text:a> </text:p>
          </table:table-cell>
          <table:table-cell office:value-type="string" calcext:value-type="string">
            <text:p>763.8±1.0<text:a xlink:href="https://en.wikipedia.org/wiki/List_of_Solar_System_objects_by_size#cite_note-three_radii-45" xlink:type="simple">[e]</text:a> </text:p>
          </table:table-cell>
          <table:table-cell office:value-type="string" calcext:value-type="string">
            <text:p>0.1199<text:a xlink:href="https://en.wikipedia.org/wiki/List_of_Solar_System_objects_by_size#cite_note-three_radii-45" xlink:type="simple">[e]</text:a> </text:p>
          </table:table-cell>
          <table:table-cell office:value-type="string" calcext:value-type="string">
            <text:p>1.87 </text:p>
          </table:table-cell>
          <table:table-cell office:value-type="string" calcext:value-type="string">
            <text:p>0.0017 </text:p>
          </table:table-cell>
          <table:table-cell office:value-type="float" office:value="2307" calcext:value-type="float">
            <text:p>2307</text:p>
          </table:table-cell>
          <table:table-cell office:value-type="string" calcext:value-type="string">
            <text:p>0.00039 </text:p>
          </table:table-cell>
          <table:table-cell office:value-type="string" calcext:value-type="string">
            <text:p>7.34<text:a xlink:href="https://en.wikipedia.org/wiki/List_of_Solar_System_objects_by_size#cite_note-47" xlink:type="simple">[39]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36±0.005 </text:p>
          </table:table-cell>
          <table:table-cell office:value-type="string" calcext:value-type="string">
            <text:p>0.26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72" calcext:value-type="float">
            <text:p>1672</text:p>
          </table:table-cell>
        </table:table-row>
        <table:table-row table:style-name="ro2">
          <table:table-cell office:value-type="string" calcext:value-type="string">
            <text:p><text:a xlink:href="https://en.wikipedia.org/wiki/Oberon_(moon)" xlink:type="simple">Oberon</text:a></text:p>
            <text:p>Uranus IV </text:p>
          </table:table-cell>
          <table:table-cell office:value-type="string" calcext:value-type="string">
            <text:p><text:a xlink:href="https://en.wikipedia.org/wiki/File:Voyager_2_picture_of_Oberon.jpg" xlink:type="simple"> </text:a> </text:p>
          </table:table-cell>
          <table:table-cell office:value-type="string" calcext:value-type="string">
            <text:p>761.4±2.6<text:a xlink:href="https://en.wikipedia.org/wiki/List_of_Solar_System_objects_by_size#cite_note-equatorial-27" xlink:type="simple">[a]</text:a>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1195<text:a xlink:href="https://en.wikipedia.org/wiki/List_of_Solar_System_objects_by_size#cite_note-equatorial-27" xlink:type="simple">[a]</text:a> </text:p>
          </table:table-cell>
          <table:table-cell office:value-type="string" calcext:value-type="string">
            <text:p>1.85 </text:p>
          </table:table-cell>
          <table:table-cell office:value-type="string" calcext:value-type="string">
            <text:p>0.0017 </text:p>
          </table:table-cell>
          <table:table-cell office:value-type="string" calcext:value-type="string">
            <text:p>3.08±0.09 </text:p>
          </table:table-cell>
          <table:table-cell office:value-type="string" calcext:value-type="string">
            <text:p>0.0005 </text:p>
          </table:table-cell>
          <table:table-cell office:value-type="string" calcext:value-type="string">
            <text:p>7.285<text:a xlink:href="https://en.wikipedia.org/wiki/List_of_Solar_System_objects_by_size#cite_note-48" xlink:type="simple">[40]</text:a>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63±0.05 </text:p>
          </table:table-cell>
          <table:table-cell office:value-type="float" office:value="347" calcext:value-type="float">
            <text:p>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787" calcext:value-type="float">
            <text:p>1787</text:p>
          </table:table-cell>
        </table:table-row>
        <table:table-row table:style-name="ro2">
          <table:table-cell office:value-type="string" calcext:value-type="string">
            <text:p><text:a xlink:href="https://en.wikipedia.org/wiki/Iapetus_(moon)" xlink:type="simple">Iapetus</text:a></text:p>
            <text:p>Saturn VIII </text:p>
          </table:table-cell>
          <table:table-cell office:value-type="string" calcext:value-type="string">
            <text:p><text:a xlink:href="https://en.wikipedia.org/wiki/File:Iapetus_706_1419_1.jpg" xlink:type="simple"> </text:a> </text:p>
          </table:table-cell>
          <table:table-cell office:value-type="string" calcext:value-type="string">
            <text:p>735.6±1.5<text:a xlink:href="https://en.wikipedia.org/wiki/List_of_Solar_System_objects_by_size#cite_note-jplssd-5" xlink:type="simple">[5]</text:a> </text:p>
          </table:table-cell>
          <table:table-cell office:value-type="string" calcext:value-type="string">
            <text:p>0.1153 </text:p>
          </table:table-cell>
          <table:table-cell office:value-type="string" calcext:value-type="string">
            <text:p>1.66 </text:p>
          </table:table-cell>
          <table:table-cell office:value-type="string" calcext:value-type="string">
            <text:p>0.0015 </text:p>
          </table:table-cell>
          <table:table-cell office:value-type="float" office:value="1806" calcext:value-type="float">
            <text:p>1806</text:p>
          </table:table-cell>
          <table:table-cell office:value-type="string" calcext:value-type="string">
            <text:p>0.00033 </text:p>
          </table:table-cell>
          <table:table-cell office:value-type="string" calcext:value-type="string">
            <text:p>6.8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088±0.013 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227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71" calcext:value-type="float">
            <text:p>1671</text:p>
          </table:table-cell>
        </table:table-row>
        <table:table-row table:style-name="ro2">
          <table:table-cell office:value-type="string" calcext:value-type="string">
            <text:p><text:a xlink:href="https://en.wikipedia.org/wiki/Makemake" xlink:type="simple">Makemake</text:a></text:p>
            <text:p>136472 </text:p>
          </table:table-cell>
          <table:table-cell office:value-type="string" calcext:value-type="string">
            <text:p><text:a xlink:href="https://en.wikipedia.org/wiki/File:Makemake_moon_Hubble_image_with_legend_(cropped).jpg" xlink:type="simple"> </text:a> </text:p>
          </table:table-cell>
          <table:table-cell office:value-type="string" calcext:value-type="string">
            <text:p>715+19</text:p>
            <text:p>−11<text:a xlink:href="https://en.wikipedia.org/wiki/List_of_Solar_System_objects_by_size#cite_note-Brown2013-49" xlink:type="simple">[41]</text:a>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53 </text:p>
          </table:table-cell>
          <table:table-cell office:value-type="string" calcext:value-type="string">
            <text:p>0.0014 </text:p>
          </table:table-cell>
          <table:table-cell office:value-type="string" calcext:value-type="string">
            <text:p>≈ 3.1 </text:p>
          </table:table-cell>
          <table:table-cell office:value-type="string" calcext:value-type="string">
            <text:p>0.00053 </text:p>
          </table:table-cell>
          <table:table-cell office:value-type="string" calcext:value-type="string">
            <text:p>6.4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≈ 2.1 </text:p>
          </table:table-cell>
          <table:table-cell office:value-type="string" calcext:value-type="string">
            <text:p>0.57 </text:p>
          </table:table-cell>
          <table:table-cell office:value-type="string" calcext:value-type="string">
            <text:p>0.0581 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Classical_Kuiper_belt_object" xlink:type="simple">cubewano</text:a> </text:p>
          </table:table-cell>
          <table:table-cell office:value-type="float" office:value="2005" calcext:value-type="float">
            <text:p>2005</text:p>
          </table:table-cell>
        </table:table-row>
        <table:table-row table:style-name="ro3">
          <table:table-cell office:value-type="string" calcext:value-type="string">
            <text:p><text:a xlink:href="https://en.wikipedia.org/wiki/225088_Gonggong" xlink:type="simple">Gonggong</text:a></text:p>
            <text:p>225088 </text:p>
          </table:table-cell>
          <table:table-cell office:value-type="string" calcext:value-type="string">
            <text:p><text:a xlink:href="https://en.wikipedia.org/wiki/File:225088_Gonggong_and_Xiangliu_by_Hubble_(2010).png" xlink:type="simple"> </text:a> </text:p>
          </table:table-cell>
          <table:table-cell office:value-type="string" calcext:value-type="string">
            <text:p>615±25<text:a xlink:href="https://en.wikipedia.org/wiki/List_of_Solar_System_objects_by_size#cite_note-massdensity-50" xlink:type="simple">[42]</text:a> </text:p>
          </table:table-cell>
          <table:table-cell office:value-type="string" calcext:value-type="string">
            <text:p>0.0983 </text:p>
          </table:table-cell>
          <table:table-cell office:value-type="string" calcext:value-type="string">
            <text:p>1.03 </text:p>
          </table:table-cell>
          <table:table-cell office:value-type="string" calcext:value-type="string">
            <text:p>0.0009 </text:p>
          </table:table-cell>
          <table:table-cell office:value-type="string" calcext:value-type="string">
            <text:p>1.75±0.07 </text:p>
          </table:table-cell>
          <table:table-cell office:value-type="string" calcext:value-type="string">
            <text:p>0.00029 </text:p>
          </table:table-cell>
          <table:table-cell office:value-type="float" office:value="4753" calcext:value-type="float">
            <text:p>47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2±0.16 </text:p>
          </table:table-cell>
          <table:table-cell office:value-type="string" calcext:value-type="string">
            <text:p>0.3 </text:p>
          </table:table-cell>
          <table:table-cell office:value-type="string" calcext:value-type="string">
            <text:p>0.0306 </text:p>
          </table:table-cell>
          <table:table-cell office:value-type="string" calcext:value-type="string">
            <text:p><text:a xlink:href="https://en.wikipedia.org/wiki/Dwarf_planet" xlink:type="simple">dwarf planet</text:a>?; <text:a xlink:href="https://en.wikipedia.org/wiki/Resonant_trans-Neptunian_object" xlink:type="simple">resonant SDO</text:a> (3:10) 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s://en.wikipedia.org/wiki/Charon_(moon)" xlink:type="simple">Charon</text:a></text:p>
            <text:p>Pluto I </text:p>
          </table:table-cell>
          <table:table-cell office:value-type="string" calcext:value-type="string">
            <text:p><text:a xlink:href="https://en.wikipedia.org/wiki/File:Charon_in_True_Color_-_High-Res.jpg" xlink:type="simple"> </text:a> </text:p>
          </table:table-cell>
          <table:table-cell office:value-type="string" calcext:value-type="string">
            <text:p>606.0±0.5 </text:p>
          </table:table-cell>
          <table:table-cell office:value-type="string" calcext:value-type="string">
            <text:p>0.0951 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0009 </text:p>
          </table:table-cell>
          <table:table-cell office:value-type="string" calcext:value-type="string">
            <text:p>1.586±0.015 </text:p>
          </table:table-cell>
          <table:table-cell office:value-type="string" calcext:value-type="string">
            <text:p>0.00025 </text:p>
          </table:table-cell>
          <table:table-cell office:value-type="string" calcext:value-type="string">
            <text:p>4.578<text:a xlink:href="https://en.wikipedia.org/wiki/List_of_Solar_System_objects_by_size#cite_note-51" xlink:type="simple">[43]</text:a>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70±0.02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294 </text:p>
          </table:table-cell>
          <table:table-cell office:value-type="string" calcext:value-type="string">
            <text:p><text:a xlink:href="https://en.wikipedia.org/wiki/Moons_of_Pluto" xlink:type="simple">moon of Pluto</text:a> 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s://en.wikipedia.org/wiki/Umbriel_(moon)" xlink:type="simple">Umbriel</text:a></text:p>
            <text:p>Uranus II </text:p>
          </table:table-cell>
          <table:table-cell office:value-type="string" calcext:value-type="string">
            <text:p><text:a xlink:href="https://en.wikipedia.org/wiki/File:PIA00040_Umbrielx2.47.jpg" xlink:type="simple"> </text:a> </text:p>
          </table:table-cell>
          <table:table-cell office:value-type="string" calcext:value-type="string">
            <text:p>584.7±2.8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918 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.0008 </text:p>
          </table:table-cell>
          <table:table-cell office:value-type="string" calcext:value-type="string">
            <text:p>1.28±0.03 </text:p>
          </table:table-cell>
          <table:table-cell office:value-type="string" calcext:value-type="string">
            <text:p>0.00020 </text:p>
          </table:table-cell>
          <table:table-cell office:value-type="string" calcext:value-type="string">
            <text:p>4.3<text:a xlink:href="https://en.wikipedia.org/wiki/List_of_Solar_System_objects_by_size#cite_note-52" xlink:type="simple">[44]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39±0.16 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string" calcext:value-type="string">
            <text:p><text:a xlink:href="https://en.wikipedia.org/wiki/Ariel_(moon)" xlink:type="simple">Ariel</text:a></text:p>
            <text:p>Uranus I </text:p>
          </table:table-cell>
          <table:table-cell office:value-type="string" calcext:value-type="string">
            <text:p><text:a xlink:href="https://en.wikipedia.org/wiki/File:Ariel_(moon).jpg" xlink:type="simple"> </text:a> </text:p>
          </table:table-cell>
          <table:table-cell office:value-type="string" calcext:value-type="string">
            <text:p>578.9±0.6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909 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0.0007 </text:p>
          </table:table-cell>
          <table:table-cell office:value-type="string" calcext:value-type="string">
            <text:p>1.25±0.02 </text:p>
          </table:table-cell>
          <table:table-cell office:value-type="string" calcext:value-type="string">
            <text:p>0.000226 </text:p>
          </table:table-cell>
          <table:table-cell office:value-type="string" calcext:value-type="string">
            <text:p>4.211<text:a xlink:href="https://en.wikipedia.org/wiki/List_of_Solar_System_objects_by_size#cite_note-53" xlink:type="simple">[45]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66±0.15 </text:p>
          </table:table-cell>
          <table:table-cell office:value-type="float" office:value="269" calcext:value-type="float">
            <text:p>2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en.wikipedia.org/wiki/Moons_of_Uranus" xlink:type="simple">moon of Uranus</text:a> 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string" calcext:value-type="string">
            <text:p><text:a xlink:href="https://en.wikipedia.org/wiki/Dione_(moon)" xlink:type="simple">Dione</text:a></text:p>
            <text:p>Saturn IV </text:p>
          </table:table-cell>
          <table:table-cell office:value-type="string" calcext:value-type="string">
            <text:p><text:a xlink:href="https://en.wikipedia.org/wiki/File:Dione_in_natural_light.jpg" xlink:type="simple"> </text:a> </text:p>
          </table:table-cell>
          <table:table-cell office:value-type="string" calcext:value-type="string">
            <text:p>561.7±0.45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881 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0.0007 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000183 </text:p>
          </table:table-cell>
          <table:table-cell office:value-type="string" calcext:value-type="string">
            <text:p>3.965<text:a xlink:href="https://en.wikipedia.org/wiki/List_of_Solar_System_objects_by_size#cite_note-54" xlink:type="simple">[46]</text:a>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478±0.003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0237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84" calcext:value-type="float">
            <text:p>1684</text:p>
          </table:table-cell>
        </table:table-row>
        <table:table-row table:style-name="ro2">
          <table:table-cell office:value-type="string" calcext:value-type="string">
            <text:p><text:a xlink:href="https://en.wikipedia.org/wiki/50000_Quaoar" xlink:type="simple">Quaoar</text:a></text:p>
            <text:p>50000 </text:p>
          </table:table-cell>
          <table:table-cell office:value-type="string" calcext:value-type="string">
            <text:p><text:a xlink:href="https://en.wikipedia.org/wiki/File:Quaoar-weywot_hst.jpg" xlink:type="simple"> </text:a> </text:p>
          </table:table-cell>
          <table:table-cell office:value-type="string" calcext:value-type="string">
            <text:p>543±2 </text:p>
          </table:table-cell>
          <table:table-cell office:value-type="string" calcext:value-type="string">
            <text:p>0.0879 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0.0007 </text:p>
          </table:table-cell>
          <table:table-cell office:value-type="string" calcext:value-type="string">
            <text:p>1.20±0.05<text:a xlink:href="https://en.wikipedia.org/wiki/List_of_Solar_System_objects_by_size#cite_note-Morgado2023-55" xlink:type="simple">[47]</text:a> </text:p>
          </table:table-cell>
          <table:table-cell office:value-type="string" calcext:value-type="string">
            <text:p>0.0002 </text:p>
          </table:table-cell>
          <table:table-cell office:value-type="string" calcext:value-type="string">
            <text:p>3.83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0±0.5<text:a xlink:href="https://en.wikipedia.org/wiki/List_of_Solar_System_objects_by_size#cite_note-Braga-Ribas-2013-56" xlink:type="simple">[48]</text:a> </text:p>
          </table:table-cell>
          <table:table-cell office:value-type="string" calcext:value-type="string">
            <text:p>0.3 </text:p>
          </table:table-cell>
          <table:table-cell office:value-type="string" calcext:value-type="string">
            <text:p>0.0306 </text:p>
          </table:table-cell>
          <table:table-cell office:value-type="string" calcext:value-type="string">
            <text:p><text:a xlink:href="https://en.wikipedia.org/wiki/Classical_Kuiper_belt_object" xlink:type="simple">cubewano</text:a>; <text:a xlink:href="https://en.wikipedia.org/wiki/Weywot_(moon)" xlink:type="simple">binary</text:a> 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<text:a xlink:href="https://en.wikipedia.org/wiki/Tethys_(moon)" xlink:type="simple">Tethys</text:a></text:p>
            <text:p>Saturn III </text:p>
          </table:table-cell>
          <table:table-cell office:value-type="string" calcext:value-type="string">
            <text:p><text:a xlink:href="https://en.wikipedia.org/wiki/File:PIA18317-SaturnMoon-Tethys-Cassini-20150411.jpg" xlink:type="simple"> </text:a> </text:p>
          </table:table-cell>
          <table:table-cell office:value-type="string" calcext:value-type="string">
            <text:p>533.0±0.7<text:a xlink:href="https://en.wikipedia.org/wiki/List_of_Solar_System_objects_by_size#cite_note-:0-26" xlink:type="simple">[23]</text:a> </text:p>
          </table:table-cell>
          <table:table-cell office:value-type="string" calcext:value-type="string">
            <text:p>0.0834 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0.0006 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0.000103 </text:p>
          </table:table-cell>
          <table:table-cell office:value-type="string" calcext:value-type="string">
            <text:p>3.57<text:a xlink:href="https://en.wikipedia.org/wiki/List_of_Solar_System_objects_by_size#cite_note-57" xlink:type="simple">[49]</text:a>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84±0.003<text:a xlink:href="https://en.wikipedia.org/wiki/List_of_Solar_System_objects_by_size#cite_note-58" xlink:type="simple">[50]</text:a> 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float" office:value="1684" calcext:value-type="float">
            <text:p>1684</text:p>
          </table:table-cell>
        </table:table-row>
        <table:table-row table:style-name="ro3">
          <table:table-cell office:value-type="string" calcext:value-type="string">
            <text:p><text:a xlink:href="https://en.wikipedia.org/wiki/90377_Sedna" xlink:type="simple">Sedna</text:a></text:p>
            <text:p>90377 </text:p>
          </table:table-cell>
          <table:table-cell office:value-type="string" calcext:value-type="string">
            <text:p><text:a xlink:href="https://en.wikipedia.org/wiki/File:Sedna_PRC2004-14d.jpg" xlink:type="simple"> </text:a> </text:p>
          </table:table-cell>
          <table:table-cell office:value-type="string" calcext:value-type="string">
            <text:p>498±40 </text:p>
          </table:table-cell>
          <table:table-cell office:value-type="string" calcext:value-type="string">
            <text:p>0.0785 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0005 </text:p>
          </table:table-cell>
          <table:table-cell table:style-name="ce4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4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en.wikipedia.org/wiki/Sednoid" xlink:type="simple">sednoid</text:a>; <text:a xlink:href="https://en.wikipedia.org/wiki/Detached_object" xlink:type="simple">detached object</text:a> 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s://en.wikipedia.org/wiki/Ceres_(dwarf_planet)" xlink:type="simple">Ceres</text:a></text:p>
            <text:p>1 </text:p>
          </table:table-cell>
          <table:table-cell office:value-type="string" calcext:value-type="string">
            <text:p><text:a xlink:href="https://en.wikipedia.org/wiki/File:Ceres_-_RC3_-_Haulani_Crater_(22381131691)_(cropped).jpg" xlink:type="simple"> </text:a> </text:p>
          </table:table-cell>
          <table:table-cell office:value-type="string" calcext:value-type="string">
            <text:p>469.7±0.1<text:a xlink:href="https://en.wikipedia.org/wiki/List_of_Solar_System_objects_by_size#cite_note-Dawnpresentation-59" xlink:type="simple">[51]</text:a> </text:p>
          </table:table-cell>
          <table:table-cell office:value-type="string" calcext:value-type="string">
            <text:p>0.0742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0004 </text:p>
          </table:table-cell>
          <table:table-cell office:value-type="string" calcext:value-type="string">
            <text:p>0.938<text:a xlink:href="https://en.wikipedia.org/wiki/List_of_Solar_System_objects_by_size#cite_note-Rayman20150528-60" xlink:type="simple">[52]</text:a> </text:p>
          </table:table-cell>
          <table:table-cell office:value-type="string" calcext:value-type="string">
            <text:p>0.000157 </text:p>
          </table:table-cell>
          <table:table-cell office:value-type="string" calcext:value-type="string">
            <text:p>2.85<text:a xlink:href="https://en.wikipedia.org/wiki/List_of_Solar_System_objects_by_size#cite_note-:1-61" xlink:type="simple">[53]</text:a> </text:p>
          </table:table-cell>
          <table:table-cell office:value-type="string" calcext:value-type="string">
            <text:p>0.006<text:a xlink:href="https://en.wikipedia.org/wiki/List_of_Solar_System_objects_by_size#cite_note-:1-61" xlink:type="simple">[53]</text:a> </text:p>
          </table:table-cell>
          <table:table-cell office:value-type="string" calcext:value-type="string">
            <text:p>2.17 </text:p>
          </table:table-cell>
          <table:table-cell office:value-type="string" calcext:value-type="string">
            <text:p>0.28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en.wikipedia.org/wiki/Dwarf_planet" xlink:type="simple">dwarf planet</text:a>; <text:a xlink:href="https://en.wikipedia.org/wiki/Asteroid_belt" xlink:type="simple">belt asteroid</text:a> </text:p>
          </table:table-cell>
          <table:table-cell office:value-type="float" office:value="1801" calcext:value-type="float">
            <text:p>1801</text:p>
          </table:table-cell>
        </table:table-row>
        <table:table-row table:style-name="ro2">
          <table:table-cell office:value-type="string" calcext:value-type="string">
            <text:p><text:a xlink:href="https://en.wikipedia.org/wiki/90482_Orcus" xlink:type="simple">Orcus</text:a></text:p>
            <text:p>90482 </text:p>
          </table:table-cell>
          <table:table-cell office:value-type="string" calcext:value-type="string">
            <text:p><text:a xlink:href="https://en.wikipedia.org/wiki/File:Orcus-vanth_hst2.jpg" xlink:type="simple"> </text:a> </text:p>
          </table:table-cell>
          <table:table-cell office:value-type="string" calcext:value-type="string">
            <text:p>455+25</text:p>
            <text:p>−20 </text:p>
          </table:table-cell>
          <table:table-cell office:value-type="string" calcext:value-type="string">
            <text:p>0.0719 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0004 </text:p>
          </table:table-cell>
          <table:table-cell office:value-type="string" calcext:value-type="string">
            <text:p>0.548±0.010<text:a xlink:href="https://en.wikipedia.org/wiki/List_of_Solar_System_objects_by_size#cite_note-Brown2023-62" xlink:type="simple">[54]</text:a> </text:p>
          </table:table-cell>
          <table:table-cell office:value-type="string" calcext:value-type="string">
            <text:p>0.000092 </text:p>
          </table:table-cell>
          <table:table-cell table:style-name="ce5" table:number-columns-repeated="2"/>
          <table:table-cell office:value-type="string" calcext:value-type="string">
            <text:p>1.4±0.2<text:a xlink:href="https://en.wikipedia.org/wiki/List_of_Solar_System_objects_by_size#cite_note-Brown2023-62" xlink:type="simple">[54]</text:a> </text:p>
          </table:table-cell>
          <table:table-cell office:value-type="string" calcext:value-type="string">
            <text:p>0.2 </text:p>
          </table:table-cell>
          <table:table-cell office:value-type="string" calcext:value-type="string">
            <text:p>0.0204 </text:p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Vanth_(moon)" xlink:type="simple">binary</text:a> 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en.wikipedia.org/wiki/120347_Salacia" xlink:type="simple">Salacia</text:a></text:p>
            <text:p>120347 </text:p>
          </table:table-cell>
          <table:table-cell office:value-type="string" calcext:value-type="string">
            <text:p><text:a xlink:href="https://en.wikipedia.org/wiki/File:Salacia_Hubble.png" xlink:type="simple"> </text:a> </text:p>
          </table:table-cell>
          <table:table-cell office:value-type="string" calcext:value-type="string">
            <text:p>423±11 </text:p>
          </table:table-cell>
          <table:table-cell office:value-type="string" calcext:value-type="string">
            <text:p>0.0664 </text:p>
          </table:table-cell>
          <table:table-cell office:value-type="string" calcext:value-type="string">
            <text:p>0.3729 </text:p>
          </table:table-cell>
          <table:table-cell office:value-type="string" calcext:value-type="string">
            <text:p>0.0003 </text:p>
          </table:table-cell>
          <table:table-cell office:value-type="string" calcext:value-type="string">
            <text:p>0.492±0.007<text:a xlink:href="https://en.wikipedia.org/wiki/List_of_Solar_System_objects_by_size#cite_note-Salacia-63" xlink:type="simple">[55]</text:a> </text:p>
          </table:table-cell>
          <table:table-cell office:value-type="string" calcext:value-type="string">
            <text:p>0.000082 </text:p>
          </table:table-cell>
          <table:table-cell table:style-name="ce5" table:number-columns-repeated="2"/>
          <table:table-cell office:value-type="string" calcext:value-type="string">
            <text:p>1.5±0.1<text:a xlink:href="https://en.wikipedia.org/wiki/List_of_Solar_System_objects_by_size#cite_note-Salacia-63" xlink:type="simple">[55]</text:a> 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168 </text:p>
          </table:table-cell>
          <table:table-cell office:value-type="string" calcext:value-type="string">
            <text:p><text:a xlink:href="https://en.wikipedia.org/wiki/Classical_Kuiper_belt_object" xlink:type="simple">cubewano</text:a>; <text:a xlink:href="https://en.wikipedia.org/wiki/Actaea_(moon)" xlink:type="simple">binary</text:a> 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en.wikipedia.org/wiki/(307261)_2002_MS4" xlink:type="simple">2002 MS4</text:a></text:p>
            <text:p>307261 </text:p>
          </table:table-cell>
          <table:table-cell office:value-type="string" calcext:value-type="string">
            <text:p><text:a xlink:href="https://en.wikipedia.org/wiki/File:2002MS4_Hubble.png" xlink:type="simple"> </text:a> </text:p>
          </table:table-cell>
          <table:table-cell office:value-type="string" calcext:value-type="string">
            <text:p>400±12<text:a xlink:href="https://en.wikipedia.org/wiki/List_of_Solar_System_objects_by_size#cite_note-Euraster_2021-64" xlink:type="simple">[56]</text:a> </text:p>
          </table:table-cell>
          <table:table-cell office:value-type="string" calcext:value-type="string">
            <text:p>0.0628 </text:p>
          </table:table-cell>
          <table:table-cell office:value-type="string" calcext:value-type="string">
            <text:p>0.2681 </text:p>
          </table:table-cell>
          <table:table-cell office:value-type="string" calcext:value-type="string">
            <text:p>0.0002 </text:p>
          </table:table-cell>
          <table:table-cell table:style-name="ce4"/>
          <table:table-cell table:style-name="ce5" table:number-columns-repeated="3"/>
          <table:table-cell table:style-name="ce4"/>
          <table:table-cell table:style-name="ce5" table:number-columns-repeated="2"/>
          <table:table-cell office:value-type="string" calcext:value-type="string">
            <text:p>cubewano </text:p>
          </table:table-cell>
          <table:table-cell office:value-type="float" office:value="2002" calcext:value-type="float">
            <text:p>2002</text:p>
          </table:table-cell>
        </table:table-row>
      </table:table>
      <table:table table:name="200km" table:style-name="ta1">
        <table:shapes>
          <draw:frame draw:z-index="0" draw:name="https://upload.wikimedia.org/wikipedia/commons/thumb/f/f5/55565-2002aw197_hst.jpg/50px-55565-2002aw197_hst.jpg" draw:style-name="gr1" draw:text-style-name="P1" svg:width="1.322cm" svg:height="1.322cm" svg:x="2.258cm" svg:y="0cm">
            <draw:image xlink:href="https://upload.wikimedia.org/wikipedia/commons/thumb/f/f5/55565-2002aw197_hst.jpg/50px-55565-2002aw197_hst.jpg" xlink:type="simple" xlink:show="embed" xlink:actuate="onLoad" draw:mime-type="image/jpeg">
              <text:p/>
            </draw:image>
          </draw:frame>
          <draw:frame draw:z-index="1" draw:name="https://upload.wikimedia.org/wikipedia/commons/thumb/6/60/Varda-ilmare_hst.jpg/50px-Varda-ilmare_hst.jpg 1" draw:style-name="gr1" draw:text-style-name="P1" svg:width="1.322cm" svg:height="1.322cm" svg:x="2.258cm" svg:y="0.452cm">
            <draw:image xlink:href="https://upload.wikimedia.org/wikipedia/commons/thumb/6/60/Varda-ilmare_hst.jpg/50px-Varda-ilmare_hst.jpg" xlink:type="simple" xlink:show="embed" xlink:actuate="onLoad" draw:mime-type="image/jpeg">
              <text:p/>
            </draw:image>
          </draw:frame>
          <draw:frame draw:z-index="2" draw:name="https://upload.wikimedia.org/wikipedia/commons/4/4f/2013_FY27_small.png 1" draw:style-name="gr1" draw:text-style-name="P1" svg:width="1.322cm" svg:height="1.322cm" svg:x="2.258cm" svg:y="0.903cm">
            <draw:image xlink:href="https://upload.wikimedia.org/wikipedia/commons/4/4f/2013_FY27_small.png" xlink:type="simple" xlink:show="embed" xlink:actuate="onLoad" draw:mime-type="image/png">
              <text:p/>
            </draw:image>
          </draw:frame>
          <draw:frame draw:z-index="3" draw:name="https://upload.wikimedia.org/wikipedia/commons/thumb/0/03/2003AZ84_Hubble_small.png/50px-2003AZ84_Hubble_small.png 1" draw:style-name="gr1" draw:text-style-name="P1" svg:width="1.322cm" svg:height="1.322cm" svg:x="2.258cm" svg:y="1.355cm">
            <draw:image xlink:href="https://upload.wikimedia.org/wikipedia/commons/thumb/0/03/2003AZ84_Hubble_small.png/50px-2003AZ84_Hubble_small.png" xlink:type="simple" xlink:show="embed" xlink:actuate="onLoad" draw:mime-type="image/png">
              <text:p/>
            </draw:image>
          </draw:frame>
          <draw:frame draw:z-index="4" draw:name="https://upload.wikimedia.org/wikipedia/commons/thumb/0/08/28978-ixion_hst.jpg/50px-28978-ixion_hst.jpg 1" draw:style-name="gr1" draw:text-style-name="P1" svg:width="1.322cm" svg:height="1.322cm" svg:x="2.258cm" svg:y="1.806cm">
            <draw:image xlink:href="https://upload.wikimedia.org/wikipedia/commons/thumb/0/08/28978-ixion_hst.jpg/50px-28978-ixion_hst.jpg" xlink:type="simple" xlink:show="embed" xlink:actuate="onLoad" draw:mime-type="image/jpeg">
              <text:p/>
            </draw:image>
          </draw:frame>
          <draw:frame draw:z-index="5" draw:name="https://upload.wikimedia.org/wikipedia/commons/thumb/c/c6/2004-gv9_hst.jpg/50px-2004-gv9_hst.jpg 1" draw:style-name="gr1" draw:text-style-name="P1" svg:width="1.322cm" svg:height="1.322cm" svg:x="2.258cm" svg:y="2.258cm">
            <draw:image xlink:href="https://upload.wikimedia.org/wikipedia/commons/thumb/c/c6/2004-gv9_hst.jpg/50px-2004-gv9_hst.jpg" xlink:type="simple" xlink:show="embed" xlink:actuate="onLoad" draw:mime-type="image/jpeg">
              <text:p/>
            </draw:image>
          </draw:frame>
          <draw:frame draw:z-index="6" draw:name="https://upload.wikimedia.org/wikipedia/commons/thumb/8/89/2005-rn43_hst.jpg/50px-2005-rn43_hst.jpg 1" draw:style-name="gr1" draw:text-style-name="P1" svg:width="1.322cm" svg:height="1.322cm" svg:x="2.258cm" svg:y="2.709cm">
            <draw:image xlink:href="https://upload.wikimedia.org/wikipedia/commons/thumb/8/89/2005-rn43_hst.jpg/50px-2005-rn43_hst.jpg" xlink:type="simple" xlink:show="embed" xlink:actuate="onLoad" draw:mime-type="image/jpeg">
              <text:p/>
            </draw:image>
          </draw:frame>
          <draw:frame draw:z-index="7" draw:name="https://upload.wikimedia.org/wikipedia/commons/thumb/9/91/20000-varuna_hst.jpg/50px-20000-varuna_hst.jpg 1" draw:style-name="gr1" draw:text-style-name="P1" svg:width="1.322cm" svg:height="1.322cm" svg:x="2.258cm" svg:y="3.161cm">
            <draw:image xlink:href="https://upload.wikimedia.org/wikipedia/commons/thumb/9/91/20000-varuna_hst.jpg/50px-20000-varuna_hst.jpg" xlink:type="simple" xlink:show="embed" xlink:actuate="onLoad" draw:mime-type="image/jpeg">
              <text:p/>
            </draw:image>
          </draw:frame>
          <draw:frame draw:z-index="8" draw:name="https://upload.wikimedia.org/wikipedia/commons/thumb/9/97/20131105_2002_UX25_hst.png/50px-20131105_2002_UX25_hst.png 1" draw:style-name="gr1" draw:text-style-name="P1" svg:width="1.322cm" svg:height="0.793cm" svg:x="2.258cm" svg:y="3.612cm">
            <draw:image xlink:href="https://upload.wikimedia.org/wikipedia/commons/thumb/9/97/20131105_2002_UX25_hst.png/50px-20131105_2002_UX25_hst.png" xlink:type="simple" xlink:show="embed" xlink:actuate="onLoad" draw:mime-type="image/png">
              <text:p/>
            </draw:image>
          </draw:frame>
          <draw:frame draw:z-index="9" draw:name="https://upload.wikimedia.org/wikipedia/commons/thumb/6/6b/145451-2005rm43.jpg/50px-145451-2005rm43.jpg 1" draw:style-name="gr1" draw:text-style-name="P1" svg:width="1.322cm" svg:height="1.322cm" svg:x="2.258cm" svg:y="4.064cm">
            <draw:image xlink:href="https://upload.wikimedia.org/wikipedia/commons/thumb/6/6b/145451-2005rm43.jpg/50px-145451-2005rm43.jpg" xlink:type="simple" xlink:show="embed" xlink:actuate="onLoad" draw:mime-type="image/jpeg">
              <text:p/>
            </draw:image>
          </draw:frame>
          <draw:frame draw:z-index="10" draw:name="https://upload.wikimedia.org/wikipedia/commons/thumb/d/d9/2007_UK126_Hubble_%28crop%29.png/50px-2007_UK126_Hubble_%28crop%29.png 1" draw:style-name="gr1" draw:text-style-name="P1" svg:width="1.322cm" svg:height="1.322cm" svg:x="2.258cm" svg:y="4.516cm">
            <draw:image xlink:href="https://upload.wikimedia.org/wikipedia/commons/thumb/d/d9/2007_UK126_Hubble_%28crop%29.png/50px-2007_UK126_Hubble_%28crop%29.png" xlink:type="simple" xlink:show="embed" xlink:actuate="onLoad" draw:mime-type="image/png">
              <text:p/>
            </draw:image>
          </draw:frame>
          <draw:frame draw:z-index="11" draw:name="https://upload.wikimedia.org/wikipedia/commons/thumb/7/73/2014UZ224-ALMA.jpg/50px-2014UZ224-ALMA.jpg 1" draw:style-name="gr1" draw:text-style-name="P1" svg:width="1.322cm" svg:height="1.322cm" svg:x="2.258cm" svg:y="4.967cm">
            <draw:image xlink:href="https://upload.wikimedia.org/wikipedia/commons/thumb/7/73/2014UZ224-ALMA.jpg/50px-2014UZ224-ALMA.jpg" xlink:type="simple" xlink:show="embed" xlink:actuate="onLoad" draw:mime-type="image/jpeg">
              <text:p/>
            </draw:image>
          </draw:frame>
          <draw:frame draw:z-index="12" draw:name="https://upload.wikimedia.org/wikipedia/commons/thumb/e/e1/19521-chaos_hst.jpg/50px-19521-chaos_hst.jpg 1" draw:style-name="gr1" draw:text-style-name="P1" svg:width="1.322cm" svg:height="1.322cm" svg:x="2.258cm" svg:y="6.322cm">
            <draw:image xlink:href="https://upload.wikimedia.org/wikipedia/commons/thumb/e/e1/19521-chaos_hst.jpg/50px-19521-chaos_hst.jpg" xlink:type="simple" xlink:show="embed" xlink:actuate="onLoad" draw:mime-type="image/jpeg">
              <text:p/>
            </draw:image>
          </draw:frame>
          <draw:frame draw:z-index="13" draw:name="https://upload.wikimedia.org/wikipedia/commons/thumb/5/5b/Eris_and_dysnomia2.jpg/50px-Eris_and_dysnomia2.jpg 1" draw:style-name="gr1" draw:text-style-name="P1" svg:width="1.322cm" svg:height="1.322cm" svg:x="2.258cm" svg:y="6.773cm">
            <draw:image xlink:href="https://upload.wikimedia.org/wikipedia/commons/thumb/5/5b/Eris_and_dysnomia2.jpg/50px-Eris_and_dysnomia2.jpg" xlink:type="simple" xlink:show="embed" xlink:actuate="onLoad" draw:mime-type="image/jpeg">
              <text:p/>
            </draw:image>
          </draw:frame>
          <draw:frame draw:z-index="14" draw:name="https://upload.wikimedia.org/wikipedia/commons/thumb/e/ea/2004-xr190_hst.jpg/50px-2004-xr190_hst.jpg 1" draw:style-name="gr1" draw:text-style-name="P1" svg:width="1.322cm" svg:height="1.322cm" svg:x="2.258cm" svg:y="8.58cm">
            <draw:image xlink:href="https://upload.wikimedia.org/wikipedia/commons/thumb/e/ea/2004-xr190_hst.jpg/50px-2004-xr190_hst.jpg" xlink:type="simple" xlink:show="embed" xlink:actuate="onLoad" draw:mime-type="image/jpeg">
              <text:p/>
            </draw:image>
          </draw:frame>
          <draw:frame draw:z-index="15" draw:name="https://upload.wikimedia.org/wikipedia/commons/thumb/a/a3/2002xv93.jpg/50px-2002xv93.jpg 1" draw:style-name="gr1" draw:text-style-name="P1" svg:width="1.322cm" svg:height="1.322cm" svg:x="2.258cm" svg:y="9.031cm">
            <draw:image xlink:href="https://upload.wikimedia.org/wikipedia/commons/thumb/a/a3/2002xv93.jpg/50px-2002xv93.jpg" xlink:type="simple" xlink:show="embed" xlink:actuate="onLoad" draw:mime-type="image/jpeg">
              <text:p/>
            </draw:image>
          </draw:frame>
          <draw:frame draw:z-index="16" draw:name="https://upload.wikimedia.org/wikipedia/commons/thumb/d/d0/455502-2003uz413.jpg/50px-455502-2003uz413.jpg 1" draw:style-name="gr1" draw:text-style-name="P1" svg:width="1.322cm" svg:height="1.322cm" svg:x="2.258cm" svg:y="9.934cm">
            <draw:image xlink:href="https://upload.wikimedia.org/wikipedia/commons/thumb/d/d0/455502-2003uz413.jpg/50px-455502-2003uz413.jpg" xlink:type="simple" xlink:show="embed" xlink:actuate="onLoad" draw:mime-type="image/jpeg">
              <text:p/>
            </draw:image>
          </draw:frame>
          <draw:frame draw:z-index="17" draw:name="https://upload.wikimedia.org/wikipedia/commons/thumb/5/51/Vesta_in_natural_color.jpg/49px-Vesta_in_natural_color.jpg 1" draw:style-name="gr1" draw:text-style-name="P1" svg:width="1.295cm" svg:height="1.295cm" svg:x="2.258cm" svg:y="10.386cm">
            <draw:image xlink:href="https://upload.wikimedia.org/wikipedia/commons/thumb/5/51/Vesta_in_natural_color.jpg/49px-Vesta_in_natural_color.jpg" xlink:type="simple" xlink:show="embed" xlink:actuate="onLoad" draw:mime-type="image/jpeg">
              <text:p/>
            </draw:image>
          </draw:frame>
          <draw:frame draw:z-index="18" draw:name="https://upload.wikimedia.org/wikipedia/commons/thumb/6/63/84922-2003vs2_hst.jpg/50px-84922-2003vs2_hst.jpg 1" draw:style-name="gr1" draw:text-style-name="P1" svg:width="1.322cm" svg:height="1.322cm" svg:x="2.258cm" svg:y="10.837cm">
            <draw:image xlink:href="https://upload.wikimedia.org/wikipedia/commons/thumb/6/63/84922-2003vs2_hst.jpg/50px-84922-2003vs2_hst.jpg" xlink:type="simple" xlink:show="embed" xlink:actuate="onLoad" draw:mime-type="image/jpeg">
              <text:p/>
            </draw:image>
          </draw:frame>
          <draw:frame draw:z-index="19" draw:name="https://upload.wikimedia.org/wikipedia/commons/thumb/d/d4/Potw1749a_Pallas_crop.png/50px-Potw1749a_Pallas_crop.png 1" draw:style-name="gr1" draw:text-style-name="P1" svg:width="1.322cm" svg:height="1.322cm" svg:x="2.258cm" svg:y="11.289cm">
            <draw:image xlink:href="https://upload.wikimedia.org/wikipedia/commons/thumb/d/d4/Potw1749a_Pallas_crop.png/50px-Potw1749a_Pallas_crop.png" xlink:type="simple" xlink:show="embed" xlink:actuate="onLoad" draw:mime-type="image/png">
              <text:p/>
            </draw:image>
          </draw:frame>
          <draw:frame draw:z-index="20" draw:name="https://upload.wikimedia.org/wikipedia/commons/thumb/9/99/PIA17202-SaturnMoon-Enceladus-ApproachingFlyby-20151028.jpg/50px-PIA17202-SaturnMoon-Enceladus-ApproachingFlyby-20151028.jpg 1" draw:style-name="gr1" draw:text-style-name="P1" svg:width="1.322cm" svg:height="1.322cm" svg:x="2.258cm" svg:y="12.192cm">
            <draw:image xlink:href="https://upload.wikimedia.org/wikipedia/commons/thumb/9/99/PIA17202-SaturnMoon-Enceladus-ApproachingFlyby-20151028.jpg/50px-PIA17202-SaturnMoon-Enceladus-ApproachingFlyby-20151028.jpg" xlink:type="simple" xlink:show="embed" xlink:actuate="onLoad" draw:mime-type="image/jpeg">
              <text:p/>
            </draw:image>
          </draw:frame>
          <draw:frame draw:z-index="21" draw:name="https://upload.wikimedia.org/wikipedia/commons/thumb/a/a1/84522-2002tc302_hst.jpg/50px-84522-2002tc302_hst.jpg 1" draw:style-name="gr1" draw:text-style-name="P1" svg:width="1.322cm" svg:height="1.322cm" svg:x="2.258cm" svg:y="12.644cm">
            <draw:image xlink:href="https://upload.wikimedia.org/wikipedia/commons/thumb/a/a1/84522-2002tc302_hst.jpg/50px-84522-2002tc302_hst.jpg" xlink:type="simple" xlink:show="embed" xlink:actuate="onLoad" draw:mime-type="image/jpeg">
              <text:p/>
            </draw:image>
          </draw:frame>
          <draw:frame draw:z-index="22" draw:name="https://upload.wikimedia.org/wikipedia/commons/thumb/e/e1/PIA18185_Miranda%27s_Icy_Face.jpg/50px-PIA18185_Miranda%27s_Icy_Face.jpg 1" draw:style-name="gr1" draw:text-style-name="P1" svg:width="1.322cm" svg:height="1.322cm" svg:x="2.258cm" svg:y="13.547cm">
            <draw:image xlink:href="https://upload.wikimedia.org/wikipedia/commons/thumb/e/e1/PIA18185_Miranda%27s_Icy_Face.jpg/50px-PIA18185_Miranda%27s_Icy_Face.jpg" xlink:type="simple" xlink:show="embed" xlink:actuate="onLoad" draw:mime-type="image/jpeg">
              <text:p/>
            </draw:image>
          </draw:frame>
          <draw:frame draw:z-index="23" draw:name="https://upload.wikimedia.org/wikipedia/commons/thumb/b/bf/471143-dziewanna_hst.jpg/50px-471143-dziewanna_hst.jpg 1" draw:style-name="gr1" draw:text-style-name="P1" svg:width="1.322cm" svg:height="1.322cm" svg:x="2.258cm" svg:y="13.998cm">
            <draw:image xlink:href="https://upload.wikimedia.org/wikipedia/commons/thumb/b/bf/471143-dziewanna_hst.jpg/50px-471143-dziewanna_hst.jpg" xlink:type="simple" xlink:show="embed" xlink:actuate="onLoad" draw:mime-type="image/jpeg">
              <text:p/>
            </draw:image>
          </draw:frame>
          <draw:frame draw:z-index="24" draw:name="https://upload.wikimedia.org/wikipedia/commons/thumb/9/91/145480-2005tb190_hst.jpg/50px-145480-2005tb190_hst.jpg 1" draw:style-name="gr1" draw:text-style-name="P1" svg:width="1.322cm" svg:height="1.322cm" svg:x="2.258cm" svg:y="14.45cm">
            <draw:image xlink:href="https://upload.wikimedia.org/wikipedia/commons/thumb/9/91/145480-2005tb190_hst.jpg/50px-145480-2005tb190_hst.jpg" xlink:type="simple" xlink:show="embed" xlink:actuate="onLoad" draw:mime-type="image/jpeg">
              <text:p/>
            </draw:image>
          </draw:frame>
          <draw:frame draw:z-index="25" draw:name="https://upload.wikimedia.org/wikipedia/commons/thumb/e/ea/Orcus-vanth_hst2.jpg/50px-Orcus-vanth_hst2.jpg 1" draw:style-name="gr1" draw:text-style-name="P1" svg:width="1.322cm" svg:height="1.322cm" svg:x="2.258cm" svg:y="16.256cm">
            <draw:image xlink:href="https://upload.wikimedia.org/wikipedia/commons/thumb/e/ea/Orcus-vanth_hst2.jpg/50px-Orcus-vanth_hst2.jpg" xlink:type="simple" xlink:show="embed" xlink:actuate="onLoad" draw:mime-type="image/jpeg">
              <text:p/>
            </draw:image>
          </draw:frame>
          <draw:frame draw:z-index="26" draw:name="https://upload.wikimedia.org/wikipedia/commons/thumb/8/88/SPHERE_image_of_Hygiea.jpg/50px-SPHERE_image_of_Hygiea.jpg 1" draw:style-name="gr1" draw:text-style-name="P1" svg:width="1.322cm" svg:height="1.322cm" svg:x="2.258cm" svg:y="16.708cm">
            <draw:image xlink:href="https://upload.wikimedia.org/wikipedia/commons/thumb/8/88/SPHERE_image_of_Hygiea.jpg/50px-SPHERE_image_of_Hygiea.jpg" xlink:type="simple" xlink:show="embed" xlink:actuate="onLoad" draw:mime-type="image/jpeg">
              <text:p/>
            </draw:image>
          </draw:frame>
          <draw:frame draw:z-index="27" draw:name="https://upload.wikimedia.org/wikipedia/commons/thumb/8/83/Proteus_%28Voyager_2%29.jpg/50px-Proteus_%28Voyager_2%29.jpg 1" draw:style-name="gr1" draw:text-style-name="P1" svg:width="1.322cm" svg:height="1.322cm" svg:x="2.258cm" svg:y="17.611cm">
            <draw:image xlink:href="https://upload.wikimedia.org/wikipedia/commons/thumb/8/83/Proteus_%28Voyager_2%29.jpg/50px-Proteus_%28Voyager_2%29.jpg" xlink:type="simple" xlink:show="embed" xlink:actuate="onLoad" draw:mime-type="image/jpeg">
              <text:p/>
            </draw:image>
          </draw:frame>
          <draw:frame draw:z-index="28" draw:name="https://upload.wikimedia.org/wikipedia/commons/thumb/d/d0/119951-2002kx14_hst.jpg/50px-119951-2002kx14_hst.jpg 1" draw:style-name="gr1" draw:text-style-name="P1" svg:width="1.322cm" svg:height="1.322cm" svg:x="2.258cm" svg:y="18.514cm">
            <draw:image xlink:href="https://upload.wikimedia.org/wikipedia/commons/thumb/d/d0/119951-2002kx14_hst.jpg/50px-119951-2002kx14_hst.jpg" xlink:type="simple" xlink:show="embed" xlink:actuate="onLoad" draw:mime-type="image/jpeg">
              <text:p/>
            </draw:image>
          </draw:frame>
          <draw:frame draw:z-index="29" draw:name="https://upload.wikimedia.org/wikipedia/commons/thumb/1/17/%28469372%29_2001_QF298_hst.jpg/50px-%28469372%29_2001_QF298_hst.jpg 1" draw:style-name="gr1" draw:text-style-name="P1" svg:width="1.322cm" svg:height="1.322cm" svg:x="2.258cm" svg:y="18.965cm">
            <draw:image xlink:href="https://upload.wikimedia.org/wikipedia/commons/thumb/1/17/%28469372%29_2001_QF298_hst.jpg/50px-%28469372%29_2001_QF298_hst.jpg" xlink:type="simple" xlink:show="embed" xlink:actuate="onLoad" draw:mime-type="image/jpeg">
              <text:p/>
            </draw:image>
          </draw:frame>
          <draw:frame draw:z-index="30" draw:name="https://upload.wikimedia.org/wikipedia/commons/thumb/7/7f/Huya_Hubble.png/50px-Huya_Hubble.png 1" draw:style-name="gr1" draw:text-style-name="P1" svg:width="1.322cm" svg:height="1.322cm" svg:x="2.258cm" svg:y="19.417cm">
            <draw:image xlink:href="https://upload.wikimedia.org/wikipedia/commons/thumb/7/7f/Huya_Hubble.png/50px-Huya_Hubble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ce1"/>
        <table:table-column table:style-name="co1" table:number-columns-repeated="3" table:default-cell-style-name="ce6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1018 kg) </text:p>
          </table:table-cell>
          <table:table-cell table:style-name="ce2" office:value-type="string" calcext:value-type="string">
            <text:p>Density</text:p>
            <text:p>(g/cm3) </text:p>
          </table:table-cell>
          <table:table-cell table:style-name="ce2" office:value-type="string" calcext:value-type="string">
            <text:p>Type<text:a xlink:href="https://en.wikipedia.org/wiki/List_of_Solar_System_objects_by_size#cite_note-default-67" xlink:type="simple">[note 4]</text:a>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3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densit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2">
          <table:table-cell office:value-type="string" calcext:value-type="string">
            <text:p><text:a xlink:href="https://en.wikipedia.org/wiki/(55565)_2002_AW197" xlink:type="simple">2002 AW197</text:a></text:p>
            <text:p>55565 </text:p>
          </table:table-cell>
          <table:table-cell office:value-type="string" calcext:value-type="string">
            <text:p><text:a xlink:href="https://en.wikipedia.org/wiki/File:55565-2002aw197_hst.jpg" xlink:type="simple"> </text:a> </text:p>
          </table:table-cell>
          <table:table-cell office:value-type="string" calcext:value-type="string">
            <text:p>384±19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74567_Varda" xlink:type="simple">Varda</text:a></text:p>
            <text:p>174567 </text:p>
          </table:table-cell>
          <table:table-cell office:value-type="string" calcext:value-type="string">
            <text:p><text:a xlink:href="https://en.wikipedia.org/wiki/File:Varda-ilmare_hst.jpg" xlink:type="simple"> </text:a> </text:p>
          </table:table-cell>
          <table:table-cell office:value-type="string" calcext:value-type="string">
            <text:p>373±8 </text:p>
          </table:table-cell>
          <table:table-cell office:value-type="string" calcext:value-type="string">
            <text:p>245±6 </text:p>
          </table:table-cell>
          <table:table-cell office:value-type="string" calcext:value-type="string">
            <text:p>1.23±0.04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Ilmarë_(moon)" xlink:type="simple">binary</text:a> </text:p>
          </table:table-cell>
          <table:table-cell office:value-type="string" calcext:value-type="string">
            <text:p><text:a xlink:href="https://en.wikipedia.org/wiki/List_of_Solar_System_objects_by_size#cite_note-Souami2020-70" xlink:type="simple">[60]</text:a> · <text:a xlink:href="https://en.wikipedia.org/wiki/List_of_Solar_System_objects_by_size#cite_note-Souami2020-70" xlink:type="simple">[6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32037)_2013_FY27" xlink:type="simple">2013 FY27</text:a></text:p>
            <text:p>532037 </text:p>
          </table:table-cell>
          <table:table-cell table:style-name="ce3" office:value-type="string" calcext:value-type="string">
            <text:p><text:a xlink:href="https://en.wikipedia.org/wiki/File:2013_FY27_small.png" xlink:type="simple"> </text:a> </text:p>
          </table:table-cell>
          <table:table-cell office:value-type="string" calcext:value-type="string">
            <text:p>370±4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Scattered_Disc_Object" xlink:type="simple">SD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Sheppard2018-71" xlink:type="simple">[6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208996)_2003_AZ84" xlink:type="simple">2003 AZ84</text:a></text:p>
            <text:p>208996 </text:p>
          </table:table-cell>
          <table:table-cell office:value-type="string" calcext:value-type="string">
            <text:p><text:a xlink:href="https://en.wikipedia.org/wiki/File:2003AZ84_Hubble_small.png" xlink:type="simple"> </text:a> </text:p>
          </table:table-cell>
          <table:table-cell office:value-type="string" calcext:value-type="string">
            <text:p>362 ~ 386±6 (assuming HE) </text:p>
          </table:table-cell>
          <table:table-cell office:value-type="string" calcext:value-type="string">
            <text:p>150 ~ 210 (assuming HE) </text:p>
          </table:table-cell>
          <table:table-cell office:value-type="string" calcext:value-type="string">
            <text:p>0.76 ~ 0.87 (assuming HE) </text:p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2011-66" xlink:type="simple">[58]</text:a><text:a xlink:href="https://en.wikipedia.org/wiki/List_of_Solar_System_objects_by_size#cite_note-Dias-Oliveira-2017-72" xlink:type="simple">[6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978_Ixion" xlink:type="simple">Ixion</text:a></text:p>
            <text:p>28978 </text:p>
          </table:table-cell>
          <table:table-cell office:value-type="string" calcext:value-type="string">
            <text:p><text:a xlink:href="https://en.wikipedia.org/wiki/File:28978-ixion_hst.jpg" xlink:type="simple"> </text:a> </text:p>
          </table:table-cell>
          <table:table-cell office:value-type="string" calcext:value-type="string">
            <text:p>354.8±0.1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Levine2021-73" xlink:type="simple">[6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90568)_2004_GV9" xlink:type="simple">2004 GV9</text:a></text:p>
            <text:p>90568 </text:p>
          </table:table-cell>
          <table:table-cell office:value-type="string" calcext:value-type="string">
            <text:p><text:a xlink:href="https://en.wikipedia.org/wiki/File:2004-gv9_hst.jpg" xlink:type="simple"> </text:a> </text:p>
          </table:table-cell>
          <table:table-cell office:value-type="string" calcext:value-type="string">
            <text:p>340±1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6-74" xlink:type="simple">[6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45452)_2005_RN43" xlink:type="simple">2005 RN43</text:a></text:p>
            <text:p>145452 </text:p>
          </table:table-cell>
          <table:table-cell office:value-type="string" calcext:value-type="string">
            <text:p><text:a xlink:href="https://en.wikipedia.org/wiki/File:2005-rn43_hst.jpg" xlink:type="simple"> </text:a> </text:p>
          </table:table-cell>
          <table:table-cell office:value-type="string" calcext:value-type="string">
            <text:p>340+28</text:p>
            <text:p>−3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6-74" xlink:type="simple">[6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000_Varuna" xlink:type="simple">Varuna</text:a></text:p>
            <text:p>20000 </text:p>
          </table:table-cell>
          <table:table-cell office:value-type="string" calcext:value-type="string">
            <text:p><text:a xlink:href="https://en.wikipedia.org/wiki/File:20000-varuna_hst.jpg" xlink:type="simple"> </text:a> </text:p>
          </table:table-cell>
          <table:table-cell office:value-type="string" calcext:value-type="string">
            <text:p>334+77</text:p>
            <text:p>−43 </text:p>
          </table:table-cell>
          <table:table-cell office:value-type="string" calcext:value-type="string">
            <text:p>≈ 160 </text:p>
          </table:table-cell>
          <table:table-cell office:value-type="string" calcext:value-type="string">
            <text:p>0.99+0.09</text:p>
            <text:p>−0.02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Varunaresolved-75" xlink:type="simple">[65]</text:a> · <text:a xlink:href="https://en.wikipedia.org/wiki/List_of_Solar_System_objects_by_size#cite_note-lacerda-76" xlink:type="simple">[6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5637)_2002_UX25" xlink:type="simple">2002 UX25</text:a></text:p>
            <text:p>55637 </text:p>
          </table:table-cell>
          <table:table-cell office:value-type="string" calcext:value-type="string">
            <text:p><text:a xlink:href="https://en.wikipedia.org/wiki/File:20131105_2002_UX25_hst.png" xlink:type="simple"> </text:a> </text:p>
          </table:table-cell>
          <table:table-cell office:value-type="string" calcext:value-type="string">
            <text:p>332±15 </text:p>
          </table:table-cell>
          <table:table-cell office:value-type="string" calcext:value-type="string">
            <text:p>125±3 </text:p>
          </table:table-cell>
          <table:table-cell office:value-type="string" calcext:value-type="string">
            <text:p>0.82±0.11 </text:p>
          </table:table-cell>
          <table:table-cell office:value-type="string" calcext:value-type="string">
            <text:p>cubewano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 · <text:a xlink:href="https://en.wikipedia.org/wiki/List_of_Solar_System_objects_by_size#cite_note-78" xlink:type="simple">[6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45451)_2005_RM43" xlink:type="simple">2005 RM43</text:a></text:p>
            <text:p>145451 </text:p>
          </table:table-cell>
          <table:table-cell office:value-type="string" calcext:value-type="string">
            <text:p><text:a xlink:href="https://en.wikipedia.org/wiki/File:145451-2005rm43.jpg" xlink:type="simple"> </text:a> 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LuckyStar-79" xlink:type="simple">[69]</text:a><text:a xlink:href="https://en.wikipedia.org/wiki/List_of_Solar_System_objects_by_size#cite_note-Occultation-Dec2018-80" xlink:type="simple">[7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29762_Gǃkúnǁʼhòmdímà" xlink:type="simple">Gǃkúnǁʼhòmdímà</text:a></text:p>
            <text:p>229762 </text:p>
          </table:table-cell>
          <table:table-cell table:style-name="ce3" office:value-type="string" calcext:value-type="string">
            <text:p><text:a xlink:href="https://en.wikipedia.org/wiki/File:2007_UK126_Hubble_(crop).png" xlink:type="simple"> </text:a> </text:p>
          </table:table-cell>
          <table:table-cell office:value-type="string" calcext:value-type="string">
            <text:p>321±14 </text:p>
          </table:table-cell>
          <table:table-cell office:value-type="string" calcext:value-type="string">
            <text:p>136.1±3.3 </text:p>
          </table:table-cell>
          <table:table-cell office:value-type="string" calcext:value-type="string">
            <text:p>1.02±0.17 </text:p>
          </table:table-cell>
          <table:table-cell office:value-type="string" calcext:value-type="string">
            <text:p>SDO; <text:a xlink:href="https://en.wikipedia.org/wiki/Gǃòʼé_ǃHú" xlink:type="simple">binary</text:a> </text:p>
          </table:table-cell>
          <table:table-cell office:value-type="string" calcext:value-type="string">
            <text:p><text:a xlink:href="https://en.wikipedia.org/wiki/List_of_Solar_System_objects_by_size#cite_note-Benedetti-Rossi-2016-81" xlink:type="simple">[71]</text:a> · <text:a xlink:href="https://en.wikipedia.org/wiki/List_of_Solar_System_objects_by_size#cite_note-Grundy2019b-82" xlink:type="simple">[7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4_UZ224" xlink:type="simple">2014 UZ224</text:a> </text:p>
          </table:table-cell>
          <table:table-cell table:style-name="ce3" office:value-type="string" calcext:value-type="string">
            <text:p><text:a xlink:href="https://en.wikipedia.org/wiki/File:2014UZ224-ALMA.jpg" xlink:type="simple"> </text:a> </text:p>
          </table:table-cell>
          <table:table-cell office:value-type="string" calcext:value-type="string">
            <text:p>317.5+28.5</text:p>
            <text:p>−30.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2014UZ224-83" xlink:type="simple">[7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70599)_2008_OG19" xlink:type="simple">2008 OG19</text:a></text:p>
            <text:p>470599 </text:p>
          </table:table-cell>
          <table:table-cell table:style-name="ce7"/>
          <table:table-cell office:value-type="string" calcext:value-type="string">
            <text:p>309.5+28</text:p>
            <text:p>−56.5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0.609±0.004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Valenzuela2015-84" xlink:type="simple">[74]</text:a> · <text:a xlink:href="https://en.wikipedia.org/wiki/List_of_Solar_System_objects_by_size#cite_note-Valenzuela2015-84" xlink:type="simple">[7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78361)_2007_JJ43" xlink:type="simple">2007 JJ43</text:a></text:p>
            <text:p>278361 </text:p>
          </table:table-cell>
          <table:table-cell table:style-name="ce7"/>
          <table:table-cell office:value-type="string" calcext:value-type="string">
            <text:p>305+85</text:p>
            <text:p>−7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Pál2015-85" xlink:type="simple">[7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9521_Chaos" xlink:type="simple">Chaos</text:a></text:p>
            <text:p>19521 </text:p>
          </table:table-cell>
          <table:table-cell table:style-name="ce8" office:value-type="string" calcext:value-type="string">
            <text:p><text:a xlink:href="https://en.wikipedia.org/wiki/File:19521-chaos_hst.jpg" xlink:type="simple"> </text:a> </text:p>
          </table:table-cell>
          <table:table-cell office:value-type="string" calcext:value-type="string">
            <text:p>300+70</text:p>
            <text:p>−6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6-74" xlink:type="simple">[6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ysnomia_(moon)" xlink:type="simple">Dysnomia</text:a></text:p>
            <text:p>Eris I </text:p>
          </table:table-cell>
          <table:table-cell office:value-type="string" calcext:value-type="string">
            <text:p><text:a xlink:href="https://en.wikipedia.org/wiki/File:Eris_and_dysnomia2.jpg" xlink:type="simple"> </text:a> </text:p>
          </table:table-cell>
          <table:table-cell office:value-type="string" calcext:value-type="string">
            <text:p>≈ 300; ≤ 370 </text:p>
          </table:table-cell>
          <table:table-cell office:value-type="string" calcext:value-type="string">
            <text:p>300–500</text:p>
            <text:p>&lt; 140 </text:p>
          </table:table-cell>
          <table:table-cell office:value-type="string" calcext:value-type="string">
            <text:p>1.8–2.4</text:p>
            <text:p>&lt; 1.2 </text:p>
          </table:table-cell>
          <table:table-cell office:value-type="string" calcext:value-type="string">
            <text:p>moon of <text:a xlink:href="https://en.wikipedia.org/wiki/Eris_(dwarf_planet)" xlink:type="simple">Eris</text:a> </text:p>
          </table:table-cell>
          <table:table-cell office:value-type="string" calcext:value-type="string">
            <text:p><text:a xlink:href="https://en.wikipedia.org/wiki/List_of_Solar_System_objects_by_size#cite_note-Szakats2022-86" xlink:type="simple">[76]</text:a><text:a xlink:href="https://en.wikipedia.org/wiki/List_of_Solar_System_objects_by_size#cite_note-Brown2023-62" xlink:type="simple">[5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23692)_2014_EZ51" xlink:type="simple">2014 EZ51</text:a></text:p>
            <text:p>523692 </text:p>
          </table:table-cell>
          <table:table-cell table:style-name="ce7"/>
          <table:table-cell office:value-type="string" calcext:value-type="string">
            <text:p>&gt; 28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Loader2019-87" xlink:type="simple">[77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2012_VP113" xlink:type="simple">2012 VP113</text:a> </text:p>
          </table:table-cell>
          <table:table-cell table:style-name="ce7"/>
          <table:table-cell office:value-type="string" calcext:value-type="string">
            <text:p>≈ 28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Sednoid" xlink:type="simple">sednoid</text:a> </text:p>
          </table:table-cell>
          <table:table-cell office:value-type="string" calcext:value-type="string">
            <text:p><text:a xlink:href="https://en.wikipedia.org/wiki/List_of_Solar_System_objects_by_size#cite_note-johnstonsarchive.net-88" xlink:type="simple">[7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78799)_2002_XW93" xlink:type="simple">2002 XW93</text:a></text:p>
            <text:p>78799 </text:p>
          </table:table-cell>
          <table:table-cell table:style-name="ce7"/>
          <table:table-cell office:value-type="string" calcext:value-type="string">
            <text:p>283+36</text:p>
            <text:p>−3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other TNO </text:p>
          </table:table-cell>
          <table:table-cell office:value-type="string" calcext:value-type="string">
            <text:p><text:a xlink:href="https://en.wikipedia.org/wiki/List_of_Solar_System_objects_by_size#cite_note-2002XW93-89" xlink:type="simple">[79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2004_XR190" xlink:type="simple">2004 XR190</text:a> </text:p>
          </table:table-cell>
          <table:table-cell office:value-type="string" calcext:value-type="string">
            <text:p><text:a xlink:href="https://en.wikipedia.org/wiki/File:2004-xr190_hst.jpg" xlink:type="simple"> </text:a> </text:p>
          </table:table-cell>
          <table:table-cell office:value-type="string" calcext:value-type="string">
            <text:p>≈ 27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Brown-dplist-7" xlink:type="simple">[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02_XV93" xlink:type="simple">2002 XV93</text:a> </text:p>
          </table:table-cell>
          <table:table-cell table:style-name="ce3" office:value-type="string" calcext:value-type="string">
            <text:p><text:a xlink:href="https://en.wikipedia.org/wiki/File:2002xv93.jpg" xlink:type="simple"> </text:a> </text:p>
          </table:table-cell>
          <table:table-cell office:value-type="string" calcext:value-type="string">
            <text:p>275+11</text:p>
            <text:p>−12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5_RR245" xlink:type="simple">2015 RR245</text:a></text:p>
            <text:p>523794 </text:p>
          </table:table-cell>
          <table:table-cell table:style-name="ce7"/>
          <table:table-cell office:value-type="string" calcext:value-type="string">
            <text:p>≈ 27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Resonant_KBO" xlink:type="simple">resonant KBO</text:a> (2:9); <text:a xlink:href="https://en.wikipedia.org/wiki/(523794)_2015_RR245#Possible_satellite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sarchive.net-88" xlink:type="simple">[7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55502)_2003_UZ413" xlink:type="simple">2003 UZ413</text:a></text:p>
            <text:p>455502 </text:p>
          </table:table-cell>
          <table:table-cell office:value-type="string" calcext:value-type="string">
            <text:p><text:a xlink:href="https://en.wikipedia.org/wiki/File:455502-2003uz413.jpg" xlink:type="simple"> </text:a> </text:p>
          </table:table-cell>
          <table:table-cell office:value-type="string" calcext:value-type="string">
            <text:p>≈ 26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Brown-dplist-7" xlink:type="simple">[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_Vesta" xlink:type="simple">Vesta</text:a></text:p>
            <text:p>4 </text:p>
          </table:table-cell>
          <table:table-cell table:style-name="ce3" office:value-type="string" calcext:value-type="string">
            <text:p><text:a xlink:href="https://en.wikipedia.org/wiki/File:Vesta_in_natural_color.jpg" xlink:type="simple"> </text:a> </text:p>
          </table:table-cell>
          <table:table-cell office:value-type="string" calcext:value-type="string">
            <text:p>262.7±0.1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3.46 </text:p>
          </table:table-cell>
          <table:table-cell office:value-type="string" calcext:value-type="string">
            <text:p>belt asteroid <text:a xlink:href="https://en.wikipedia.org/wiki/V-type_asteroid" xlink:type="simple">type V</text:a> </text:p>
          </table:table-cell>
          <table:table-cell office:value-type="string" calcext:value-type="string">
            <text:p><text:a xlink:href="https://en.wikipedia.org/wiki/List_of_Solar_System_objects_by_size#cite_note-Russell2012-91" xlink:type="simple">[81]</text:a> · <text:a xlink:href="https://en.wikipedia.org/wiki/List_of_Solar_System_objects_by_size#cite_note-Russell2012-91" xlink:type="simple">[8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84922)_2003_VS2" xlink:type="simple">2003 VS2</text:a></text:p>
            <text:p>84922 </text:p>
          </table:table-cell>
          <table:table-cell office:value-type="string" calcext:value-type="string">
            <text:p><text:a xlink:href="https://en.wikipedia.org/wiki/File:84922-2003vs2_hst.jpg" xlink:type="simple"> </text:a> </text:p>
          </table:table-cell>
          <table:table-cell office:value-type="string" calcext:value-type="string">
            <text:p>262±4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VaraLubiano-92" xlink:type="simple">[8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_Pallas" xlink:type="simple">Pallas</text:a></text:p>
            <text:p>2 </text:p>
          </table:table-cell>
          <table:table-cell table:style-name="ce3" office:value-type="string" calcext:value-type="string">
            <text:p><text:a xlink:href="https://en.wikipedia.org/wiki/File:Potw1749a_Pallas_crop.png" xlink:type="simple"> </text:a> </text:p>
          </table:table-cell>
          <table:table-cell office:value-type="string" calcext:value-type="string">
            <text:p>256±2 </text:p>
          </table:table-cell>
          <table:table-cell office:value-type="string" calcext:value-type="string">
            <text:p>204±3 </text:p>
          </table:table-cell>
          <table:table-cell office:value-type="string" calcext:value-type="string">
            <text:p>2.92±0.08 </text:p>
          </table:table-cell>
          <table:table-cell office:value-type="string" calcext:value-type="string">
            <text:p>belt asteroid <text:a xlink:href="https://en.wikipedia.org/wiki/B-type_asteroid" xlink:type="simple">type B</text:a> </text:p>
          </table:table-cell>
          <table:table-cell office:value-type="string" calcext:value-type="string">
            <text:p><text:a xlink:href="https://en.wikipedia.org/wiki/List_of_Solar_System_objects_by_size#cite_note-Marsset2020-93" xlink:type="simple">[83]</text:a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20348)_2004_TY364" xlink:type="simple">2004 TY364</text:a></text:p>
            <text:p>120348 </text:p>
          </table:table-cell>
          <table:table-cell table:style-name="ce7"/>
          <table:table-cell office:value-type="string" calcext:value-type="string">
            <text:p>256+19</text:p>
            <text:p>−2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9-95" xlink:type="simple">[8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nceladus" xlink:type="simple">Enceladus</text:a></text:p>
            <text:p>Saturn II </text:p>
          </table:table-cell>
          <table:table-cell table:style-name="ce3" office:value-type="string" calcext:value-type="string">
            <text:p><text:a xlink:href="https://en.wikipedia.org/wiki/File:PIA17202-SaturnMoon-Enceladus-ApproachingFlyby-20151028.jpg" xlink:type="simple"> </text:a> </text:p>
          </table:table-cell>
          <table:table-cell office:value-type="string" calcext:value-type="string">
            <text:p>252.1±0.2 </text:p>
          </table:table-cell>
          <table:table-cell office:value-type="string" calcext:value-type="string">
            <text:p>108.0±0.1 </text:p>
          </table:table-cell>
          <table:table-cell office:value-type="string" calcext:value-type="string">
            <text:p>1.609±0.005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Roatsch_et_al._2009-96" xlink:type="simple">[86]</text:a> · <text:a xlink:href="https://en.wikipedia.org/wiki/List_of_Solar_System_objects_by_size#cite_note-Jacobson_Antreasian_et_al._2006-97" xlink:type="simple">[8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84522)_2002_TC302" xlink:type="simple">2002 TC302</text:a></text:p>
            <text:p>84522 </text:p>
          </table:table-cell>
          <table:table-cell office:value-type="string" calcext:value-type="string">
            <text:p><text:a xlink:href="https://en.wikipedia.org/wiki/File:84522-2002tc302_hst.jpg" xlink:type="simple"> </text:a> </text:p>
          </table:table-cell>
          <table:table-cell office:value-type="string" calcext:value-type="string">
            <text:p>250±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Resonant_KBO" xlink:type="simple">resonant</text:a> <text:a xlink:href="https://en.wikipedia.org/wiki/Scattered_disc" xlink:type="simple">SDO</text:a> (2:5) </text:p>
          </table:table-cell>
          <table:table-cell office:value-type="string" calcext:value-type="string">
            <text:p><text:a xlink:href="https://en.wikipedia.org/wiki/List_of_Solar_System_objects_by_size#cite_note-98" xlink:type="simple">[8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02421)_2005_UQ513" xlink:type="simple">2005 UQ513</text:a></text:p>
            <text:p>202421 </text:p>
          </table:table-cell>
          <table:table-cell table:style-name="ce7"/>
          <table:table-cell office:value-type="string" calcext:value-type="string">
            <text:p>249+32</text:p>
            <text:p>−3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iranda_(moon)" xlink:type="simple">Miranda</text:a></text:p>
            <text:p>Uranus V </text:p>
          </table:table-cell>
          <table:table-cell table:style-name="ce3" office:value-type="string" calcext:value-type="string">
            <text:p><text:a xlink:href="https://en.wikipedia.org/wiki/File:PIA18185_Miranda%27s_Icy_Face.jpg" xlink:type="simple"> </text:a> </text:p>
          </table:table-cell>
          <table:table-cell office:value-type="string" calcext:value-type="string">
            <text:p>235.8±0.7 </text:p>
          </table:table-cell>
          <table:table-cell office:value-type="string" calcext:value-type="string">
            <text:p>65.9±7.5 </text:p>
          </table:table-cell>
          <table:table-cell office:value-type="string" calcext:value-type="string">
            <text:p>1.2±0.15 </text:p>
          </table:table-cell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Thomas_1988-99" xlink:type="simple">[89]</text:a> · <text:a xlink:href="https://en.wikipedia.org/wiki/List_of_Solar_System_objects_by_size#cite_note-Jacobson_Campbell_et_al._1992-100" xlink:type="simple">[9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71143_Dziewanna" xlink:type="simple">Dziewanna</text:a></text:p>
            <text:p>471143 </text:p>
          </table:table-cell>
          <table:table-cell office:value-type="string" calcext:value-type="string">
            <text:p><text:a xlink:href="https://en.wikipedia.org/wiki/File:471143-dziewanna_hst.jpg" xlink:type="simple"> </text:a> </text:p>
          </table:table-cell>
          <table:table-cell office:value-type="string" calcext:value-type="string">
            <text:p>235+18</text:p>
            <text:p>−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7-101" xlink:type="simple">[9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45480)_2005_TB190" xlink:type="simple">2005 TB190</text:a></text:p>
            <text:p>145480 </text:p>
          </table:table-cell>
          <table:table-cell office:value-type="string" calcext:value-type="string">
            <text:p><text:a xlink:href="https://en.wikipedia.org/wiki/File:145480-2005tb190_hst.jpg" xlink:type="simple"> </text:a> </text:p>
          </table:table-cell>
          <table:table-cell office:value-type="string" calcext:value-type="string">
            <text:p>232±31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Detached_object" xlink:type="simple">detached object</text:a>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6375)_1999_DE9" xlink:type="simple">1999 DE9</text:a> </text:p>
            <text:p>26375 </text:p>
          </table:table-cell>
          <table:table-cell table:style-name="ce7"/>
          <table:table-cell office:value-type="string" calcext:value-type="string">
            <text:p>231±23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Resonant_KBO" xlink:type="simple">resonant</text:a> <text:a xlink:href="https://en.wikipedia.org/wiki/Scattered_disc" xlink:type="simple">SDO</text:a> (2:5) </text:p>
          </table:table-cell>
          <table:table-cell office:value-type="string" calcext:value-type="string">
            <text:p><text:a xlink:href="https://en.wikipedia.org/wiki/List_of_Solar_System_objects_by_size#cite_note-Stansberry2008-103" xlink:type="simple">[9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20132)_2003_FY128" xlink:type="simple">2003 FY128</text:a></text:p>
            <text:p>120132 </text:p>
          </table:table-cell>
          <table:table-cell table:style-name="ce7"/>
          <table:table-cell office:value-type="string" calcext:value-type="string">
            <text:p>230±11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84719)_2002_VR128" xlink:type="simple">2002 VR128</text:a></text:p>
            <text:p>84719 </text:p>
          </table:table-cell>
          <table:table-cell table:style-name="ce7"/>
          <table:table-cell office:value-type="string" calcext:value-type="string">
            <text:p>224+24</text:p>
            <text:p>−22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Vanth_(moon)" xlink:type="simple">Vanth</text:a></text:p>
            <text:p>Orcus I </text:p>
          </table:table-cell>
          <table:table-cell office:value-type="string" calcext:value-type="string">
            <text:p><text:a xlink:href="https://en.wikipedia.org/wiki/File:Orcus-vanth_hst2.jpg" xlink:type="simple"> </text:a> </text:p>
          </table:table-cell>
          <table:table-cell office:value-type="string" calcext:value-type="string">
            <text:p>221±5 </text:p>
          </table:table-cell>
          <table:table-cell office:value-type="string" calcext:value-type="string">
            <text:p>87±8 </text:p>
          </table:table-cell>
          <table:table-cell office:value-type="string" calcext:value-type="string">
            <text:p>1.5+1.0</text:p>
            <text:p>−0.5 </text:p>
          </table:table-cell>
          <table:table-cell office:value-type="string" calcext:value-type="string">
            <text:p>moon of <text:a xlink:href="https://en.wikipedia.org/wiki/90482_Orcus" xlink:type="simple">90482 Orcus</text:a> </text:p>
          </table:table-cell>
          <table:table-cell office:value-type="string" calcext:value-type="string">
            <text:p><text:a xlink:href="https://en.wikipedia.org/wiki/List_of_Solar_System_objects_by_size#cite_note-Sickafoose2018-104" xlink:type="simple">[94]</text:a> · <text:a xlink:href="https://en.wikipedia.org/wiki/List_of_Solar_System_objects_by_size#cite_note-Brown2023-62" xlink:type="simple">[5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0_Hygiea" xlink:type="simple">Hygiea</text:a></text:p>
            <text:p>10 </text:p>
          </table:table-cell>
          <table:table-cell table:style-name="ce3" office:value-type="string" calcext:value-type="string">
            <text:p><text:a xlink:href="https://en.wikipedia.org/wiki/File:SPHERE_image_of_Hygiea.jpg" xlink:type="simple"> </text:a> </text:p>
          </table:table-cell>
          <table:table-cell office:value-type="string" calcext:value-type="string">
            <text:p>216±4 </text:p>
          </table:table-cell>
          <table:table-cell office:value-type="string" calcext:value-type="string">
            <text:p>87.4±6.9 </text:p>
          </table:table-cell>
          <table:table-cell office:value-type="string" calcext:value-type="string">
            <text:p>2.06±0.20 </text:p>
          </table:table-cell>
          <table:table-cell office:value-type="string" calcext:value-type="string">
            <text:p>belt asteroid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ernazza2019-105" xlink:type="simple">[95]</text:a> · 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44030)_2004_NT33" xlink:type="simple">2004 NT33</text:a></text:p>
            <text:p>444030 </text:p>
          </table:table-cell>
          <table:table-cell table:style-name="ce7"/>
          <table:table-cell office:value-type="string" calcext:value-type="string">
            <text:p>212+44</text:p>
            <text:p>−40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oteus_(moon)" xlink:type="simple">Proteus</text:a></text:p>
            <text:p>Neptune VIII </text:p>
          </table:table-cell>
          <table:table-cell table:style-name="ce3" office:value-type="string" calcext:value-type="string">
            <text:p><text:a xlink:href="https://en.wikipedia.org/wiki/File:Proteus_(Voyager_2).jpg" xlink:type="simple"> </text:a> </text:p>
          </table:table-cell>
          <table:table-cell office:value-type="string" calcext:value-type="string">
            <text:p>210±7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≈ 1.3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 · 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303775)_2005_QU182" xlink:type="simple">2005 QU182</text:a></text:p>
            <text:p>303775 </text:p>
          </table:table-cell>
          <table:table-cell table:style-name="ce7"/>
          <table:table-cell office:value-type="string" calcext:value-type="string">
            <text:p>208±37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19951)_2002_KX14" xlink:type="simple">2002 KX14</text:a></text:p>
            <text:p>119951 </text:p>
          </table:table-cell>
          <table:table-cell office:value-type="string" calcext:value-type="string">
            <text:p><text:a xlink:href="https://en.wikipedia.org/wiki/File:119951-2002kx14_hst.jpg" xlink:type="simple"> </text:a> </text:p>
          </table:table-cell>
          <table:table-cell office:value-type="string" calcext:value-type="string">
            <text:p>207.5±0.5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bewano </text:p>
          </table:table-cell>
          <table:table-cell office:value-type="string" calcext:value-type="string">
            <text:p><text:a xlink:href="https://en.wikipedia.org/wiki/List_of_Solar_System_objects_by_size#cite_note-2002KX14-106" xlink:type="simple">[9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469372)_2001_QF298" xlink:type="simple">2001 QF298</text:a></text:p>
            <text:p>469372 </text:p>
          </table:table-cell>
          <table:table-cell table:style-name="ce8" office:value-type="string" calcext:value-type="string">
            <text:p><text:a xlink:href="https://en.wikipedia.org/wiki/File:(469372)_2001_QF298_hst.jpg" xlink:type="simple"> </text:a> </text:p>
          </table:table-cell>
          <table:table-cell office:value-type="string" calcext:value-type="string">
            <text:p>204+20</text:p>
            <text:p>−22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8628_Huya" xlink:type="simple">Huya</text:a></text:p>
            <text:p>38628 </text:p>
          </table:table-cell>
          <table:table-cell table:style-name="ce3" office:value-type="string" calcext:value-type="string">
            <text:p><text:a xlink:href="https://en.wikipedia.org/wiki/File:Huya_Hubble.png" xlink:type="simple"> </text:a> </text:p>
          </table:table-cell>
          <table:table-cell office:value-type="string" calcext:value-type="string">
            <text:p>203±8 </text:p>
          </table:table-cell>
          <table:table-cell office:value-type="string" calcext:value-type="string">
            <text:p>&gt; 50 </text:p>
          </table:table-cell>
          <table:table-cell office:value-type="string" calcext:value-type="string">
            <text:p>&gt; 1.43 </text:p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S/2012_(38628)_1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 · <text:a xlink:href="https://en.wikipedia.org/wiki/List_of_Solar_System_objects_by_size#cite_note-Thirouin2014-107" xlink:type="simple">[9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75113)_2004_PF115" xlink:type="simple">2004 PF115</text:a></text:p>
            <text:p>175113 </text:p>
          </table:table-cell>
          <table:table-cell table:style-name="ce7"/>
          <table:table-cell office:value-type="string" calcext:value-type="string">
            <text:p>203+49</text:p>
            <text:p>−38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</text:p>
          </table:table-cell>
        </table:table-row>
      </table:table>
      <table:table table:name="100km" table:style-name="ta1">
        <table:shapes>
          <draw:frame draw:z-index="0" draw:name="https://upload.wikimedia.org/wikipedia/commons/thumb/b/bc/Mimas_Cassini.jpg/50px-Mimas_Cassini.jpg" draw:style-name="gr1" draw:text-style-name="P1" svg:width="1.322cm" svg:height="1.322cm" svg:x="2.258cm" svg:y="0.452cm">
            <draw:image xlink:href="https://upload.wikimedia.org/wikipedia/commons/thumb/b/bc/Mimas_Cassini.jpg/50px-Mimas_Cassini.jpg" xlink:type="simple" xlink:show="embed" xlink:actuate="onLoad" draw:mime-type="image/jpeg">
              <text:p/>
            </draw:image>
          </draw:frame>
          <draw:frame draw:z-index="1" draw:name="https://upload.wikimedia.org/wikipedia/commons/thumb/b/bb/42301-2001ur163_hst.jpg/50px-42301-2001ur163_hst.jpg" draw:style-name="gr1" draw:text-style-name="P1" svg:width="1.322cm" svg:height="1.322cm" svg:x="2.258cm" svg:y="1.355cm">
            <draw:image xlink:href="https://upload.wikimedia.org/wikipedia/commons/thumb/b/bb/42301-2001ur163_hst.jpg/50px-42301-2001ur163_hst.jpg" xlink:type="simple" xlink:show="embed" xlink:actuate="onLoad" draw:mime-type="image/jpeg">
              <text:p/>
            </draw:image>
          </draw:frame>
          <draw:frame draw:z-index="2" draw:name="https://upload.wikimedia.org/wikipedia/commons/thumb/b/b0/Nereid-Voyager2.jpg/50px-Nereid-Voyager2.jpg" draw:style-name="gr1" draw:text-style-name="P1" svg:width="1.322cm" svg:height="1.322cm" svg:x="2.258cm" svg:y="1.806cm">
            <draw:image xlink:href="https://upload.wikimedia.org/wikipedia/commons/thumb/b/b0/Nereid-Voyager2.jpg/50px-Nereid-Voyager2.jpg" xlink:type="simple" xlink:show="embed" xlink:actuate="onLoad" draw:mime-type="image/jpeg">
              <text:p/>
            </draw:image>
          </draw:frame>
          <draw:frame draw:z-index="3" draw:name="https://upload.wikimedia.org/wikipedia/commons/thumb/4/40/2002_WC19.jpg/50px-2002_WC19.jpg" draw:style-name="gr1" draw:text-style-name="P1" svg:width="1.322cm" svg:height="1.322cm" svg:x="2.258cm" svg:y="3.161cm">
            <draw:image xlink:href="https://upload.wikimedia.org/wikipedia/commons/thumb/4/40/2002_WC19.jpg/50px-2002_WC19.jpg" xlink:type="simple" xlink:show="embed" xlink:actuate="onLoad" draw:mime-type="image/jpeg">
              <text:p/>
            </draw:image>
          </draw:frame>
          <draw:frame draw:z-index="4" draw:name="https://upload.wikimedia.org/wikipedia/commons/thumb/7/7e/704_Interamnia_VLT_%282021%29%2C_deconvolved.pdf/page1-50px-704_Interamnia_VLT_%282021%29%2C_deconvolved.pdf.jpg" draw:style-name="gr1" draw:text-style-name="P1" svg:width="1.322cm" svg:height="1.137cm" svg:x="2.258cm" svg:y="3.612cm">
            <draw:image xlink:href="https://upload.wikimedia.org/wikipedia/commons/thumb/7/7e/704_Interamnia_VLT_%282021%29%2C_deconvolved.pdf/page1-50px-704_Interamnia_VLT_%282021%29%2C_deconvolved.pdf.jpg" xlink:type="simple" xlink:show="embed" xlink:actuate="onLoad" draw:mime-type="image/jpeg">
              <text:p/>
            </draw:image>
          </draw:frame>
          <draw:frame draw:z-index="5" draw:name="https://upload.wikimedia.org/wikipedia/commons/thumb/6/60/Varda-ilmare_hst.jpg/50px-Varda-ilmare_hst.jpg" draw:style-name="gr1" draw:text-style-name="P1" svg:width="1.322cm" svg:height="1.322cm" svg:x="2.258cm" svg:y="4.064cm">
            <draw:image xlink:href="https://upload.wikimedia.org/wikipedia/commons/thumb/6/60/Varda-ilmare_hst.jpg/50px-Varda-ilmare_hst.jpg" xlink:type="simple" xlink:show="embed" xlink:actuate="onLoad" draw:mime-type="image/jpeg">
              <text:p/>
            </draw:image>
          </draw:frame>
          <draw:frame draw:z-index="6" draw:name="https://upload.wikimedia.org/wikipedia/commons/thumb/3/38/52_Europa_VLT_%282021%29%2C_deconvolved.pdf/page1-50px-52_Europa_VLT_%282021%29%2C_deconvolved.pdf.jpg" draw:style-name="gr1" draw:text-style-name="P1" svg:width="1.322cm" svg:height="1.19cm" svg:x="2.258cm" svg:y="4.516cm">
            <draw:image xlink:href="https://upload.wikimedia.org/wikipedia/commons/thumb/3/38/52_Europa_VLT_%282021%29%2C_deconvolved.pdf/page1-50px-52_Europa_VLT_%282021%29%2C_deconvolved.pdf.jpg" xlink:type="simple" xlink:show="embed" xlink:actuate="onLoad" draw:mime-type="image/jpeg">
              <text:p/>
            </draw:image>
          </draw:frame>
          <draw:frame draw:z-index="7" draw:name="https://upload.wikimedia.org/wikipedia/commons/thumb/2/2b/Haumea_Hubble.png/50px-Haumea_Hubble.png" draw:style-name="gr1" draw:text-style-name="P1" svg:width="1.322cm" svg:height="1.322cm" svg:x="2.258cm" svg:y="4.967cm">
            <draw:image xlink:href="https://upload.wikimedia.org/wikipedia/commons/thumb/2/2b/Haumea_Hubble.png/50px-Haumea_Hubble.png" xlink:type="simple" xlink:show="embed" xlink:actuate="onLoad" draw:mime-type="image/png">
              <text:p/>
            </draw:image>
          </draw:frame>
          <draw:frame draw:z-index="8" draw:name="https://upload.wikimedia.org/wikipedia/commons/thumb/5/59/511_Davida_VLT_%282021%29%2C_deconvolved.pdf/page1-50px-511_Davida_VLT_%282021%29%2C_deconvolved.pdf.jpg" draw:style-name="gr1" draw:text-style-name="P1" svg:width="1.322cm" svg:height="1.295cm" svg:x="2.258cm" svg:y="5.419cm">
            <draw:image xlink:href="https://upload.wikimedia.org/wikipedia/commons/thumb/5/59/511_Davida_VLT_%282021%29%2C_deconvolved.pdf/page1-50px-511_Davida_VLT_%282021%29%2C_deconvolved.pdf.jpg" xlink:type="simple" xlink:show="embed" xlink:actuate="onLoad" draw:mime-type="image/jpeg">
              <text:p/>
            </draw:image>
          </draw:frame>
          <draw:frame draw:z-index="9" draw:name="https://upload.wikimedia.org/wikipedia/commons/thumb/4/44/55636-2002tx300_hst.jpg/50px-55636-2002tx300_hst.jpg" draw:style-name="gr1" draw:text-style-name="P1" svg:width="1.322cm" svg:height="1.322cm" svg:x="2.258cm" svg:y="5.87cm">
            <draw:image xlink:href="https://upload.wikimedia.org/wikipedia/commons/thumb/4/44/55636-2002tx300_hst.jpg/50px-55636-2002tx300_hst.jpg" xlink:type="simple" xlink:show="embed" xlink:actuate="onLoad" draw:mime-type="image/jpeg">
              <text:p/>
            </draw:image>
          </draw:frame>
          <draw:frame draw:z-index="10" draw:name="https://upload.wikimedia.org/wikipedia/commons/thumb/0/00/Salacia_Hubble.png/50px-Salacia_Hubble.png" draw:style-name="gr1" draw:text-style-name="P1" svg:width="1.322cm" svg:height="1.322cm" svg:x="2.258cm" svg:y="6.322cm">
            <draw:image xlink:href="https://upload.wikimedia.org/wikipedia/commons/thumb/0/00/Salacia_Hubble.png/50px-Salacia_Hubble.png" xlink:type="simple" xlink:show="embed" xlink:actuate="onLoad" draw:mime-type="image/png">
              <text:p/>
            </draw:image>
          </draw:frame>
          <draw:frame draw:z-index="11" draw:name="https://upload.wikimedia.org/wikipedia/commons/thumb/b/bd/87_Sylvia_VLT_%282021%29%2C_deconvolved.pdf/page1-50px-87_Sylvia_VLT_%282021%29%2C_deconvolved.pdf.jpg" draw:style-name="gr1" draw:text-style-name="P1" svg:width="1.322cm" svg:height="1.057cm" svg:x="2.258cm" svg:y="6.773cm">
            <draw:image xlink:href="https://upload.wikimedia.org/wikipedia/commons/thumb/b/bd/87_Sylvia_VLT_%282021%29%2C_deconvolved.pdf/page1-50px-87_Sylvia_VLT_%282021%29%2C_deconvolved.pdf.jpg" xlink:type="simple" xlink:show="embed" xlink:actuate="onLoad" draw:mime-type="image/jpeg">
              <text:p/>
            </draw:image>
          </draw:frame>
          <draw:frame draw:z-index="12" draw:name="https://upload.wikimedia.org/wikipedia/commons/thumb/b/b1/1999TC36-Trujillo-HST.png/50px-1999TC36-Trujillo-HST.png" draw:style-name="gr1" draw:text-style-name="P1" svg:width="1.322cm" svg:height="1.322cm" svg:x="2.258cm" svg:y="7.225cm">
            <draw:image xlink:href="https://upload.wikimedia.org/wikipedia/commons/thumb/b/b1/1999TC36-Trujillo-HST.png/50px-1999TC36-Trujillo-HST.png" xlink:type="simple" xlink:show="embed" xlink:actuate="onLoad" draw:mime-type="image/png">
              <text:p/>
            </draw:image>
          </draw:frame>
          <draw:frame draw:z-index="13" draw:name="https://upload.wikimedia.org/wikipedia/commons/thumb/f/f2/15_Eunomia_VLT_%282021%29%2C_deconvolved.pdf/page1-50px-15_Eunomia_VLT_%282021%29%2C_deconvolved.pdf.jpg" draw:style-name="gr1" draw:text-style-name="P1" svg:width="1.322cm" svg:height="1.11cm" svg:x="2.258cm" svg:y="7.676cm">
            <draw:image xlink:href="https://upload.wikimedia.org/wikipedia/commons/thumb/f/f2/15_Eunomia_VLT_%282021%29%2C_deconvolved.pdf/page1-50px-15_Eunomia_VLT_%282021%29%2C_deconvolved.pdf.jpg" xlink:type="simple" xlink:show="embed" xlink:actuate="onLoad" draw:mime-type="image/jpeg">
              <text:p/>
            </draw:image>
          </draw:frame>
          <draw:frame draw:z-index="14" draw:name="https://upload.wikimedia.org/wikipedia/commons/thumb/9/94/Hyperion_true.jpg/50px-Hyperion_true.jpg" draw:style-name="gr1" draw:text-style-name="P1" svg:width="1.322cm" svg:height="1.481cm" svg:x="2.258cm" svg:y="8.128cm">
            <draw:image xlink:href="https://upload.wikimedia.org/wikipedia/commons/thumb/9/94/Hyperion_true.jpg/50px-Hyperion_true.jpg" xlink:type="simple" xlink:show="embed" xlink:actuate="onLoad" draw:mime-type="image/jpeg">
              <text:p/>
            </draw:image>
          </draw:frame>
          <draw:frame draw:z-index="15" draw:name="https://upload.wikimedia.org/wikipedia/commons/thumb/5/56/31_Euphrosyne_VLT_%282021%29%2C_deconvolved.pdf/page1-50px-31_Euphrosyne_VLT_%282021%29%2C_deconvolved.pdf.jpg" draw:style-name="gr1" draw:text-style-name="P1" svg:width="1.322cm" svg:height="1.084cm" svg:x="2.258cm" svg:y="8.58cm">
            <draw:image xlink:href="https://upload.wikimedia.org/wikipedia/commons/thumb/5/56/31_Euphrosyne_VLT_%282021%29%2C_deconvolved.pdf/page1-50px-31_Euphrosyne_VLT_%282021%29%2C_deconvolved.pdf.jpg" xlink:type="simple" xlink:show="embed" xlink:actuate="onLoad" draw:mime-type="image/jpeg">
              <text:p/>
            </draw:image>
          </draw:frame>
          <draw:frame draw:z-index="16" draw:name="https://upload.wikimedia.org/wikipedia/commons/thumb/b/b1/1998SM165-Trujillo-HST.jpg/50px-1998SM165-Trujillo-HST.jpg" draw:style-name="gr1" draw:text-style-name="P1" svg:width="1.322cm" svg:height="1.322cm" svg:x="2.258cm" svg:y="9.031cm">
            <draw:image xlink:href="https://upload.wikimedia.org/wikipedia/commons/thumb/b/b1/1998SM165-Trujillo-HST.jpg/50px-1998SM165-Trujillo-HST.jpg" xlink:type="simple" xlink:show="embed" xlink:actuate="onLoad" draw:mime-type="image/jpeg">
              <text:p/>
            </draw:image>
          </draw:frame>
          <draw:frame draw:z-index="17" draw:name="https://upload.wikimedia.org/wikipedia/commons/thumb/e/e5/000065-asteroid_shape_model_%2865%29_Cybele.png/50px-000065-asteroid_shape_model_%2865%29_Cybele.png" draw:style-name="gr1" draw:text-style-name="P1" svg:width="1.322cm" svg:height="1.322cm" svg:x="2.258cm" svg:y="9.483cm">
            <draw:image xlink:href="https://upload.wikimedia.org/wikipedia/commons/thumb/e/e5/000065-asteroid_shape_model_%2865%29_Cybele.png/50px-000065-asteroid_shape_model_%2865%29_Cybele.png" xlink:type="simple" xlink:show="embed" xlink:actuate="onLoad" draw:mime-type="image/png">
              <text:p/>
            </draw:image>
          </draw:frame>
          <draw:frame draw:z-index="18" draw:name="https://upload.wikimedia.org/wikipedia/commons/thumb/e/e5/10199_Chariklo_Hubble.jpg/50px-10199_Chariklo_Hubble.jpg" draw:style-name="gr1" draw:text-style-name="P1" svg:width="1.322cm" svg:height="1.322cm" svg:x="2.258cm" svg:y="9.934cm">
            <draw:image xlink:href="https://upload.wikimedia.org/wikipedia/commons/thumb/e/e5/10199_Chariklo_Hubble.jpg/50px-10199_Chariklo_Hubble.jpg" xlink:type="simple" xlink:show="embed" xlink:actuate="onLoad" draw:mime-type="image/jpeg">
              <text:p/>
            </draw:image>
          </draw:frame>
          <draw:frame draw:z-index="19" draw:name="https://upload.wikimedia.org/wikipedia/commons/thumb/6/61/3_Juno_VLT_%282021%29.png/50px-3_Juno_VLT_%282021%29.png" draw:style-name="gr1" draw:text-style-name="P1" svg:width="1.322cm" svg:height="1.19cm" svg:x="2.258cm" svg:y="10.386cm">
            <draw:image xlink:href="https://upload.wikimedia.org/wikipedia/commons/thumb/6/61/3_Juno_VLT_%282021%29.png/50px-3_Juno_VLT_%282021%29.png" xlink:type="simple" xlink:show="embed" xlink:actuate="onLoad" draw:mime-type="image/png">
              <text:p/>
            </draw:image>
          </draw:frame>
          <draw:frame draw:z-index="20" draw:name="https://upload.wikimedia.org/wikipedia/commons/thumb/b/b1/1999TC36-Trujillo-HST.png/50px-1999TC36-Trujillo-HST.png" draw:style-name="gr1" draw:text-style-name="P1" svg:width="1.322cm" svg:height="1.322cm" svg:x="2.258cm" svg:y="10.837cm">
            <draw:image xlink:href="https://upload.wikimedia.org/wikipedia/commons/thumb/b/b1/1999TC36-Trujillo-HST.png/50px-1999TC36-Trujillo-HST.png" xlink:type="simple" xlink:show="embed" xlink:actuate="onLoad" draw:mime-type="image/png">
              <text:p/>
            </draw:image>
          </draw:frame>
          <draw:frame draw:z-index="21" draw:name="https://upload.wikimedia.org/wikipedia/commons/thumb/5/5c/624_Hektor.png/50px-624_Hektor.png" draw:style-name="gr1" draw:text-style-name="P1" svg:width="1.322cm" svg:height="0.502cm" svg:x="2.258cm" svg:y="11.289cm">
            <draw:image xlink:href="https://upload.wikimedia.org/wikipedia/commons/thumb/5/5c/624_Hektor.png/50px-624_Hektor.png" xlink:type="simple" xlink:show="embed" xlink:actuate="onLoad" draw:mime-type="image/png">
              <text:p/>
            </draw:image>
          </draw:frame>
          <draw:frame draw:z-index="22" draw:name="https://upload.wikimedia.org/wikipedia/commons/thumb/b/b6/Sila-nunam.jpg/50px-Sila-nunam.jpg" draw:style-name="gr1" draw:text-style-name="P1" svg:width="1.322cm" svg:height="1.322cm" svg:x="2.258cm" svg:y="11.74cm">
            <draw:image xlink:href="https://upload.wikimedia.org/wikipedia/commons/thumb/b/b6/Sila-nunam.jpg/50px-Sila-nunam.jpg" xlink:type="simple" xlink:show="embed" xlink:actuate="onLoad" draw:mime-type="image/jpeg">
              <text:p/>
            </draw:image>
          </draw:frame>
          <draw:frame draw:z-index="23" draw:name="https://upload.wikimedia.org/wikipedia/commons/thumb/d/dd/148780-altjira-hubble.jpg/50px-148780-altjira-hubble.jpg" draw:style-name="gr1" draw:text-style-name="P1" svg:width="1.322cm" svg:height="1.322cm" svg:x="2.258cm" svg:y="12.644cm">
            <draw:image xlink:href="https://upload.wikimedia.org/wikipedia/commons/thumb/d/dd/148780-altjira-hubble.jpg/50px-148780-altjira-hubble.jpg" xlink:type="simple" xlink:show="embed" xlink:actuate="onLoad" draw:mime-type="image/jpeg">
              <text:p/>
            </draw:image>
          </draw:frame>
          <draw:frame draw:z-index="24" draw:name="https://upload.wikimedia.org/wikipedia/commons/thumb/b/b6/Sila-nunam.jpg/50px-Sila-nunam.jpg" draw:style-name="gr1" draw:text-style-name="P1" svg:width="1.322cm" svg:height="1.322cm" svg:x="2.258cm" svg:y="13.095cm">
            <draw:image xlink:href="https://upload.wikimedia.org/wikipedia/commons/thumb/b/b6/Sila-nunam.jpg/50px-Sila-nunam.jpg" xlink:type="simple" xlink:show="embed" xlink:actuate="onLoad" draw:mime-type="image/jpeg">
              <text:p/>
            </draw:image>
          </draw:frame>
          <draw:frame draw:z-index="25" draw:name="https://upload.wikimedia.org/wikipedia/commons/thumb/d/dc/Potw1749a_Bamberga_crop.png/50px-Potw1749a_Bamberga_crop.png" draw:style-name="gr1" draw:text-style-name="P1" svg:width="1.322cm" svg:height="1.243cm" svg:x="2.258cm" svg:y="13.547cm">
            <draw:image xlink:href="https://upload.wikimedia.org/wikipedia/commons/thumb/d/dc/Potw1749a_Bamberga_crop.png/50px-Potw1749a_Bamberga_crop.png" xlink:type="simple" xlink:show="embed" xlink:actuate="onLoad" draw:mime-type="image/png">
              <text:p/>
            </draw:image>
          </draw:frame>
          <draw:frame draw:z-index="26" draw:name="https://upload.wikimedia.org/wikipedia/commons/thumb/1/15/Psyche_VLT.png/50px-Psyche_VLT.png" draw:style-name="gr1" draw:text-style-name="P1" svg:width="1.322cm" svg:height="1.322cm" svg:x="2.258cm" svg:y="14.45cm">
            <draw:image xlink:href="https://upload.wikimedia.org/wikipedia/commons/thumb/1/15/Psyche_VLT.png/50px-Psyche_VLT.png" xlink:type="simple" xlink:show="embed" xlink:actuate="onLoad" draw:mime-type="image/png">
              <text:p/>
            </draw:image>
          </draw:frame>
          <draw:frame draw:z-index="27" draw:name="https://upload.wikimedia.org/wikipedia/commons/thumb/7/7d/Ceto-phorcys_hst.jpg/50px-Ceto-phorcys_hst.jpg" draw:style-name="gr1" draw:text-style-name="P1" svg:width="1.322cm" svg:height="1.322cm" svg:x="2.258cm" svg:y="14.901cm">
            <draw:image xlink:href="https://upload.wikimedia.org/wikipedia/commons/thumb/7/7d/Ceto-phorcys_hst.jpg/50px-Ceto-phorcys_hst.jpg" xlink:type="simple" xlink:show="embed" xlink:actuate="onLoad" draw:mime-type="image/jpeg">
              <text:p/>
            </draw:image>
          </draw:frame>
          <draw:frame draw:z-index="28" draw:name="https://upload.wikimedia.org/wikipedia/commons/thumb/9/94/532Herculina_%28Lightcurve_Inversion%29.png/50px-532Herculina_%28Lightcurve_Inversion%29.png" draw:style-name="gr1" draw:text-style-name="P1" svg:width="1.322cm" svg:height="0.502cm" svg:x="2.258cm" svg:y="15.353cm">
            <draw:image xlink:href="https://upload.wikimedia.org/wikipedia/commons/thumb/9/94/532Herculina_%28Lightcurve_Inversion%29.png/50px-532Herculina_%28Lightcurve_Inversion%29.png" xlink:type="simple" xlink:show="embed" xlink:actuate="onLoad" draw:mime-type="image/png">
              <text:p/>
            </draw:image>
          </draw:frame>
          <draw:frame draw:z-index="29" draw:name="https://upload.wikimedia.org/wikipedia/commons/thumb/d/dd/148780-altjira-hubble.jpg/50px-148780-altjira-hubble.jpg" draw:style-name="gr1" draw:text-style-name="P1" svg:width="1.322cm" svg:height="1.322cm" svg:x="2.258cm" svg:y="15.804cm">
            <draw:image xlink:href="https://upload.wikimedia.org/wikipedia/commons/thumb/d/dd/148780-altjira-hubble.jpg/50px-148780-altjira-hubble.jpg" xlink:type="simple" xlink:show="embed" xlink:actuate="onLoad" draw:mime-type="image/jpeg">
              <text:p/>
            </draw:image>
          </draw:frame>
          <draw:frame draw:z-index="30" draw:name="https://upload.wikimedia.org/wikipedia/commons/thumb/0/03/69Hesperia_%28Lightcurve_Inversion%29.png/50px-69Hesperia_%28Lightcurve_Inversion%29.png" draw:style-name="gr1" draw:text-style-name="P1" svg:width="1.322cm" svg:height="0.502cm" svg:x="2.258cm" svg:y="16.256cm">
            <draw:image xlink:href="https://upload.wikimedia.org/wikipedia/commons/thumb/0/03/69Hesperia_%28Lightcurve_Inversion%29.png/50px-69Hesperia_%28Lightcurve_Inversion%29.png" xlink:type="simple" xlink:show="embed" xlink:actuate="onLoad" draw:mime-type="image/png">
              <text:p/>
            </draw:image>
          </draw:frame>
          <draw:frame draw:z-index="31" draw:name="https://upload.wikimedia.org/wikipedia/commons/thumb/e/e3/88_Thisbe_VLT_%282021%29%2C_deconvolved.pdf/page1-50px-88_Thisbe_VLT_%282021%29%2C_deconvolved.pdf.jpg" draw:style-name="gr1" draw:text-style-name="P1" svg:width="1.322cm" svg:height="1.19cm" svg:x="2.258cm" svg:y="16.708cm">
            <draw:image xlink:href="https://upload.wikimedia.org/wikipedia/commons/thumb/e/e3/88_Thisbe_VLT_%282021%29%2C_deconvolved.pdf/page1-50px-88_Thisbe_VLT_%282021%29%2C_deconvolved.pdf.jpg" xlink:type="simple" xlink:show="embed" xlink:actuate="onLoad" draw:mime-type="image/jpeg">
              <text:p/>
            </draw:image>
          </draw:frame>
          <draw:frame draw:z-index="32" draw:name="https://upload.wikimedia.org/wikipedia/commons/thumb/7/72/48_Doris_VLT_%282021%29%2C_deconvolved.pdf/page1-50px-48_Doris_VLT_%282021%29%2C_deconvolved.pdf.jpg" draw:style-name="gr1" draw:text-style-name="P1" svg:width="1.322cm" svg:height="1.163cm" svg:x="2.258cm" svg:y="17.159cm">
            <draw:image xlink:href="https://upload.wikimedia.org/wikipedia/commons/thumb/7/72/48_Doris_VLT_%282021%29%2C_deconvolved.pdf/page1-50px-48_Doris_VLT_%282021%29%2C_deconvolved.pdf.jpg" xlink:type="simple" xlink:show="embed" xlink:actuate="onLoad" draw:mime-type="image/jpeg">
              <text:p/>
            </draw:image>
          </draw:frame>
          <draw:frame draw:z-index="33" draw:name="https://upload.wikimedia.org/wikipedia/commons/thumb/5/5f/2060_Chiron_Hubble.jpg/50px-2060_Chiron_Hubble.jpg" draw:style-name="gr1" draw:text-style-name="P1" svg:width="1.322cm" svg:height="1.322cm" svg:x="2.258cm" svg:y="17.611cm">
            <draw:image xlink:href="https://upload.wikimedia.org/wikipedia/commons/thumb/5/5f/2060_Chiron_Hubble.jpg/50px-2060_Chiron_Hubble.jpg" xlink:type="simple" xlink:show="embed" xlink:actuate="onLoad" draw:mime-type="image/jpeg">
              <text:p/>
            </draw:image>
          </draw:frame>
          <draw:frame draw:z-index="34" draw:name="https://upload.wikimedia.org/wikipedia/commons/thumb/3/32/Phoebe_cassini.jpg/50px-Phoebe_cassini.jpg" draw:style-name="gr1" draw:text-style-name="P1" svg:width="1.322cm" svg:height="1.93cm" svg:x="2.258cm" svg:y="18.062cm">
            <draw:image xlink:href="https://upload.wikimedia.org/wikipedia/commons/thumb/3/32/Phoebe_cassini.jpg/50px-Phoebe_cassini.jpg" xlink:type="simple" xlink:show="embed" xlink:actuate="onLoad" draw:mime-type="image/jpeg">
              <text:p/>
            </draw:image>
          </draw:frame>
          <draw:frame draw:z-index="35" draw:name="https://upload.wikimedia.org/wikipedia/commons/thumb/7/7f/Huya_Hubble.png/50px-Huya_Hubble.png" draw:style-name="gr1" draw:text-style-name="P1" svg:width="1.322cm" svg:height="1.322cm" svg:x="2.258cm" svg:y="18.514cm">
            <draw:image xlink:href="https://upload.wikimedia.org/wikipedia/commons/thumb/7/7f/Huya_Hubble.png/50px-Huya_Hubble.png" xlink:type="simple" xlink:show="embed" xlink:actuate="onLoad" draw:mime-type="image/png">
              <text:p/>
            </draw:image>
          </draw:frame>
          <draw:frame draw:z-index="36" draw:name="https://upload.wikimedia.org/wikipedia/commons/thumb/f/f0/19_Fortuna_VLT_%282021%29%2C_deconvolved.pdf/page1-50px-19_Fortuna_VLT_%282021%29%2C_deconvolved.pdf.jpg" draw:style-name="gr1" draw:text-style-name="P1" svg:width="1.322cm" svg:height="1.163cm" svg:x="2.258cm" svg:y="18.965cm">
            <draw:image xlink:href="https://upload.wikimedia.org/wikipedia/commons/thumb/f/f0/19_Fortuna_VLT_%282021%29%2C_deconvolved.pdf/page1-50px-19_Fortuna_VLT_%282021%29%2C_deconvolved.pdf.jpg" xlink:type="simple" xlink:show="embed" xlink:actuate="onLoad" draw:mime-type="image/jpeg">
              <text:p/>
            </draw:image>
          </draw:frame>
          <draw:frame draw:z-index="37" draw:name="https://upload.wikimedia.org/wikipedia/commons/thumb/e/ee/107Camilla_%28Lightcurve_Inversion%29.png/50px-107Camilla_%28Lightcurve_Inversion%29.png" draw:style-name="gr1" draw:text-style-name="P1" svg:width="1.322cm" svg:height="0.502cm" svg:x="2.258cm" svg:y="19.417cm">
            <draw:image xlink:href="https://upload.wikimedia.org/wikipedia/commons/thumb/e/ee/107Camilla_%28Lightcurve_Inversion%29.png/50px-107Camilla_%28Lightcurve_Inversion%29.png" xlink:type="simple" xlink:show="embed" xlink:actuate="onLoad" draw:mime-type="image/png">
              <text:p/>
            </draw:image>
          </draw:frame>
          <draw:frame draw:z-index="38" draw:name="https://upload.wikimedia.org/wikipedia/commons/thumb/5/52/24_Themis_VLT_%282021%29%2C_deconvolved.pdf/page1-50px-24_Themis_VLT_%282021%29%2C_deconvolved.pdf.jpg" draw:style-name="gr1" draw:text-style-name="P1" svg:width="1.322cm" svg:height="1.269cm" svg:x="2.258cm" svg:y="19.868cm">
            <draw:image xlink:href="https://upload.wikimedia.org/wikipedia/commons/thumb/5/52/24_Themis_VLT_%282021%29%2C_deconvolved.pdf/page1-50px-24_Themis_VLT_%282021%29%2C_deconvolved.pdf.jpg" xlink:type="simple" xlink:show="embed" xlink:actuate="onLoad" draw:mime-type="image/jpeg">
              <text:p/>
            </draw:image>
          </draw:frame>
          <draw:frame draw:z-index="39" draw:name="https://upload.wikimedia.org/wikipedia/commons/thumb/f/f9/Potw1749a_Amphitrite_crop.png/50px-Potw1749a_Amphitrite_crop.png" draw:style-name="gr1" draw:text-style-name="P1" svg:width="1.322cm" svg:height="1.243cm" svg:x="2.258cm" svg:y="20.32cm">
            <draw:image xlink:href="https://upload.wikimedia.org/wikipedia/commons/thumb/f/f9/Potw1749a_Amphitrite_crop.png/50px-Potw1749a_Amphitrite_crop.png" xlink:type="simple" xlink:show="embed" xlink:actuate="onLoad" draw:mime-type="image/png">
              <text:p/>
            </draw:image>
          </draw:frame>
          <draw:frame draw:z-index="40" draw:name="https://upload.wikimedia.org/wikipedia/commons/thumb/8/8b/13_Egeria_VLT_%282021%29%2C_deconvolved.pdf/page1-50px-13_Egeria_VLT_%282021%29%2C_deconvolved.pdf.jpg" draw:style-name="gr1" draw:text-style-name="P1" svg:width="1.322cm" svg:height="1.137cm" svg:x="2.258cm" svg:y="20.772cm">
            <draw:image xlink:href="https://upload.wikimedia.org/wikipedia/commons/thumb/8/8b/13_Egeria_VLT_%282021%29%2C_deconvolved.pdf/page1-50px-13_Egeria_VLT_%282021%29%2C_deconvolved.pdf.jpg" xlink:type="simple" xlink:show="embed" xlink:actuate="onLoad" draw:mime-type="image/jpeg">
              <text:p/>
            </draw:image>
          </draw:frame>
          <draw:frame draw:z-index="41" draw:name="https://upload.wikimedia.org/wikipedia/commons/thumb/2/2d/Iris_asteroid_eso.jpg/50px-Iris_asteroid_eso.jpg" draw:style-name="gr1" draw:text-style-name="P1" svg:width="1.322cm" svg:height="1.322cm" svg:x="2.258cm" svg:y="21.223cm">
            <draw:image xlink:href="https://upload.wikimedia.org/wikipedia/commons/thumb/2/2d/Iris_asteroid_eso.jpg/50px-Iris_asteroid_eso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column table:style-name="co1" table:default-cell-style-name="Default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Zettagram" xlink:type="simple">1018 kg</text:a>) 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  <table:table-cell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  <table:table-cell table:style-name="ce2"/>
        </table:table-row>
        <table:table-row table:style-name="ro2">
          <table:table-cell office:value-type="string" calcext:value-type="string">
            <text:p><text:a xlink:href="https://en.wikipedia.org/wiki/(144897)_2004_UX10" xlink:type="simple">2004 UX10</text:a></text:p>
            <text:p>144897 </text:p>
          </table:table-cell>
          <table:table-cell table:style-name="ce7"/>
          <table:table-cell office:value-type="string" calcext:value-type="string">
            <text:p>199±20 </text:p>
          </table:table-cell>
          <table:table-cell office:value-type="string" calcext:value-type="string">
            <text:p>≈ 30 </text:p>
          </table:table-cell>
          <table:table-cell office:value-type="string" calcext:value-type="string">
            <text:p><text:a xlink:href="https://en.wikipedia.org/wiki/Plutino" xlink:type="simple">plutino</text:a>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 · <text:a xlink:href="https://en.wikipedia.org/wiki/List_of_Solar_System_objects_by_size#cite_note-Thirouin2010-109" xlink:type="simple">[9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Mimas_(moon)" xlink:type="simple">Mimas</text:a></text:p>
            <text:p>Saturn I </text:p>
          </table:table-cell>
          <table:table-cell office:value-type="string" calcext:value-type="string">
            <text:p><text:a xlink:href="https://en.wikipedia.org/wiki/File:Mimas_Cassini.jpg" xlink:type="simple"> </text:a> </text:p>
          </table:table-cell>
          <table:table-cell office:value-type="string" calcext:value-type="string">
            <text:p>198.2±0.3 </text:p>
          </table:table-cell>
          <table:table-cell office:value-type="string" calcext:value-type="string">
            <text:p>37.49±0.03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Roatsch_et_al._2009-96" xlink:type="simple">[86]</text:a> · <text:a xlink:href="https://en.wikipedia.org/wiki/List_of_Solar_System_objects_by_size#cite_note-Jacobson_Antreasian_et_al._2006-97" xlink:type="simple">[87]</text:a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35671)_1998_SN165" xlink:type="simple">1998 SN165</text:a></text:p>
            <text:p>35671 </text:p>
          </table:table-cell>
          <table:table-cell table:style-name="ce7"/>
          <table:table-cell office:value-type="string" calcext:value-type="string">
            <text:p>196±2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42301)_2001_UR163" xlink:type="simple">2001 UR163</text:a></text:p>
            <text:p>42301 </text:p>
          </table:table-cell>
          <table:table-cell table:style-name="ce1" office:value-type="string" calcext:value-type="string">
            <text:p><text:a xlink:href="https://en.wikipedia.org/wiki/File:42301-2001ur163_hst.jpg" xlink:type="simple"> </text:a> </text:p>
          </table:table-cell>
          <table:table-cell office:value-type="string" calcext:value-type="string">
            <text:p>≈ 176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Resonant_KBO" xlink:type="simple">resonant KBO</text:a> (4:9) </text:p>
          </table:table-cell>
          <table:table-cell office:value-type="string" calcext:value-type="string">
            <text:p><text:a xlink:href="https://en.wikipedia.org/wiki/List_of_Solar_System_objects_by_size#cite_note-johnston2011-66" xlink:type="simple">[58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Nereid_(moon)" xlink:type="simple">Nereid</text:a></text:p>
            <text:p>Neptune II </text:p>
          </table:table-cell>
          <table:table-cell office:value-type="string" calcext:value-type="string">
            <text:p><text:a xlink:href="https://en.wikipedia.org/wiki/File:Nereid-Voyager2.jpg" xlink:type="simple"> </text:a> </text:p>
          </table:table-cell>
          <table:table-cell office:value-type="string" calcext:value-type="string">
            <text:p>170±2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Moons_of_Neptune" xlink:type="simple">moon of Neptune</text:a> </text:p>
          </table:table-cell>
          <table:table-cell office:value-type="string" calcext:value-type="string">
            <text:p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15874)_1996_TL66" xlink:type="simple">1996 TL66</text:a></text:p>
            <text:p>15874 </text:p>
          </table:table-cell>
          <table:table-cell table:style-name="ce7"/>
          <table:table-cell office:value-type="string" calcext:value-type="string">
            <text:p>170±1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Scattered_disc" xlink:type="simple">SDO</text:a>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230965)_2004_XA192" xlink:type="simple">2004 XA192</text:a></text:p>
            <text:p>230965 </text:p>
          </table:table-cell>
          <table:table-cell table:style-name="ce7"/>
          <table:table-cell office:value-type="string" calcext:value-type="string">
            <text:p>170+60</text:p>
            <text:p>−47.5 </text:p>
          </table:table-cell>
          <table:table-cell table:style-name="ce4"/>
          <table:table-cell office:value-type="string" calcext:value-type="string">
            <text:p>SDO </text:p>
          </table:table-cell>
          <table:table-cell office:value-type="string" calcext:value-type="string">
            <text:p><text:a xlink:href="https://en.wikipedia.org/wiki/List_of_Solar_System_objects_by_size#cite_note-TNOsCool5-90" xlink:type="simple">[8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119979)_2002_WC19" xlink:type="simple">2002 WC19</text:a></text:p>
            <text:p>119979 </text:p>
          </table:table-cell>
          <table:table-cell table:style-name="ce1" office:value-type="string" calcext:value-type="string">
            <text:p><text:a xlink:href="https://en.wikipedia.org/wiki/File:2002_WC19.jpg" xlink:type="simple"> </text:a> </text:p>
          </table:table-cell>
          <table:table-cell office:value-type="string" calcext:value-type="string">
            <text:p>≈ 169 </text:p>
          </table:table-cell>
          <table:table-cell office:value-type="string" calcext:value-type="string">
            <text:p>77±5 </text:p>
          </table:table-cell>
          <table:table-cell office:value-type="string" calcext:value-type="string">
            <text:p><text:a xlink:href="https://en.wikipedia.org/wiki/Resonant_KBO" xlink:type="simple">resonant KBO</text:a> (1:2)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119979-110" xlink:type="simple">[100]</text:a> · <text:a xlink:href="https://en.wikipedia.org/wiki/List_of_Solar_System_objects_by_size#cite_note-johnston-119979-110" xlink:type="simple">[10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04_Interamnia" xlink:type="simple">Interamnia</text:a></text:p>
            <text:p>704 </text:p>
          </table:table-cell>
          <table:table-cell office:value-type="string" calcext:value-type="string">
            <text:p><text:a xlink:href="https://en.wikipedia.org/wiki/File:704_Interamnia_VLT_(2021),_deconvolved.pdf" xlink:type="simple"> </text:a> </text:p>
          </table:table-cell>
          <table:table-cell office:value-type="string" calcext:value-type="string">
            <text:p>166±3 </text:p>
          </table:table-cell>
          <table:table-cell office:value-type="string" calcext:value-type="string">
            <text:p>35.2±5.1 </text:p>
          </table:table-cell>
          <table:table-cell office:value-type="string" calcext:value-type="string">
            <text:p>belt asteroid <text:a xlink:href="https://en.wikipedia.org/wiki/F-type_asteroids" xlink:type="simple">type F</text:a> </text:p>
          </table:table-cell>
          <table:table-cell office:value-type="string" calcext:value-type="string">
            <text:p><text:a xlink:href="https://en.wikipedia.org/wiki/List_of_Solar_System_objects_by_size#cite_note-Interamnia-111" xlink:type="simple">[101]</text:a> · 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Ilmarë_(moon)" xlink:type="simple">Ilmarë</text:a></text:p>
            <text:p>Varda I </text:p>
          </table:table-cell>
          <table:table-cell table:style-name="ce1" office:value-type="string" calcext:value-type="string">
            <text:p><text:a xlink:href="https://en.wikipedia.org/wiki/File:Varda-ilmare_hst.jpg" xlink:type="simple"> </text:a> </text:p>
          </table:table-cell>
          <table:table-cell office:value-type="string" calcext:value-type="string">
            <text:p>163±18 </text:p>
          </table:table-cell>
          <table:table-cell table:style-name="ce4"/>
          <table:table-cell office:value-type="string" calcext:value-type="string">
            <text:p>moon of <text:a xlink:href="https://en.wikipedia.org/wiki/174567_Varda" xlink:type="simple">174567 Varda</text:a> </text:p>
          </table:table-cell>
          <table:table-cell office:value-type="string" calcext:value-type="string">
            <text:p><text:a xlink:href="https://en.wikipedia.org/wiki/List_of_Solar_System_objects_by_size#cite_note-johnston-450894-112" xlink:type="simple">[10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52_Europa" xlink:type="simple">Europa</text:a></text:p>
            <text:p>52 </text:p>
          </table:table-cell>
          <table:table-cell office:value-type="string" calcext:value-type="string">
            <text:p><text:a xlink:href="https://en.wikipedia.org/wiki/File:52_Europa_VLT_(2021),_deconvolved.pdf" xlink:type="simple"> </text:a> </text:p>
          </table:table-cell>
          <table:table-cell office:value-type="string" calcext:value-type="string">
            <text:p>160±2 </text:p>
          </table:table-cell>
          <table:table-cell office:value-type="string" calcext:value-type="string">
            <text:p>23.9±3.8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Hiʻiaka_(moon)" xlink:type="simple">Hiʻiaka</text:a></text:p>
            <text:p>Haumea I </text:p>
          </table:table-cell>
          <table:table-cell table:style-name="ce8" office:value-type="string" calcext:value-type="string">
            <text:p><text:a xlink:href="https://en.wikipedia.org/wiki/File:Haumea_Hubble.png" xlink:type="simple"> </text:a> </text:p>
          </table:table-cell>
          <table:table-cell office:value-type="string" calcext:value-type="string">
            <text:p>≈ 160 </text:p>
          </table:table-cell>
          <table:table-cell office:value-type="string" calcext:value-type="string">
            <text:p>17.9±1.1 </text:p>
          </table:table-cell>
          <table:table-cell office:value-type="string" calcext:value-type="string">
            <text:p><text:a xlink:href="https://en.wikipedia.org/wiki/Moons_of_Haumea" xlink:type="simple">moon of Haumea</text:a> </text:p>
          </table:table-cell>
          <table:table-cell office:value-type="string" calcext:value-type="string">
            <text:p><text:a xlink:href="https://en.wikipedia.org/wiki/List_of_Solar_System_objects_by_size#cite_note-RagozzineBrown2009-42" xlink:type="simple">[36]</text:a> · <text:a xlink:href="https://en.wikipedia.org/wiki/List_of_Solar_System_objects_by_size#cite_note-RagozzineBrown2009-42" xlink:type="simple">[36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511_Davida" xlink:type="simple">Davida</text:a></text:p>
            <text:p>511 </text:p>
          </table:table-cell>
          <table:table-cell office:value-type="string" calcext:value-type="string">
            <text:p><text:a xlink:href="https://en.wikipedia.org/wiki/File:511_Davida_VLT_(2021),_deconvolved.pdf" xlink:type="simple"> </text:a> </text:p>
          </table:table-cell>
          <table:table-cell office:value-type="string" calcext:value-type="string">
            <text:p>149±2 </text:p>
          </table:table-cell>
          <table:table-cell office:value-type="string" calcext:value-type="string">
            <text:p>26.6±7.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55636)_2002_TX300" xlink:type="simple">2002 TX300</text:a></text:p>
            <text:p>55636 </text:p>
          </table:table-cell>
          <table:table-cell table:style-name="ce1" office:value-type="string" calcext:value-type="string">
            <text:p><text:a xlink:href="https://en.wikipedia.org/wiki/File:55636-2002tx300_hst.jpg" xlink:type="simple"> </text:a> </text:p>
          </table:table-cell>
          <table:table-cell office:value-type="string" calcext:value-type="string">
            <text:p>143±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 </text:p>
          </table:table-cell>
          <table:table-cell office:value-type="string" calcext:value-type="string">
            <text:p><text:a xlink:href="https://en.wikipedia.org/wiki/List_of_Solar_System_objects_by_size#cite_note-Elliot2010-113" xlink:type="simple">[103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Actaea_(moon)" xlink:type="simple">Actaea</text:a></text:p>
            <text:p>Salacia I </text:p>
          </table:table-cell>
          <table:table-cell office:value-type="string" calcext:value-type="string">
            <text:p><text:a xlink:href="https://en.wikipedia.org/wiki/File:Salacia_Hubble.png" xlink:type="simple"> </text:a> </text:p>
          </table:table-cell>
          <table:table-cell office:value-type="string" calcext:value-type="string">
            <text:p>143±12 </text:p>
          </table:table-cell>
          <table:table-cell table:style-name="ce4"/>
          <table:table-cell office:value-type="string" calcext:value-type="string">
            <text:p>moon of <text:a xlink:href="https://en.wikipedia.org/wiki/120347_Salacia" xlink:type="simple">120347 Salacia</text:a> </text:p>
          </table:table-cell>
          <table:table-cell office:value-type="string" calcext:value-type="string">
            <text:p><text:a xlink:href="https://en.wikipedia.org/wiki/List_of_Solar_System_objects_by_size#cite_note-johnston-120347-114" xlink:type="simple">[104]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87_Sylvia" xlink:type="simple">Sylvia</text:a></text:p>
            <text:p>87 </text:p>
          </table:table-cell>
          <table:table-cell office:value-type="string" calcext:value-type="string">
            <text:p><text:a xlink:href="https://en.wikipedia.org/wiki/File:87_Sylvia_VLT_(2021),_deconvolved.pdf" xlink:type="simple"> </text:a> </text:p>
          </table:table-cell>
          <table:table-cell office:value-type="string" calcext:value-type="string">
            <text:p>137±2 </text:p>
          </table:table-cell>
          <table:table-cell office:value-type="string" calcext:value-type="string">
            <text:p>14.3±0.5 </text:p>
          </table:table-cell>
          <table:table-cell office:value-type="string" calcext:value-type="string">
            <text:p>outer belt asteroid <text:a xlink:href="https://en.wikipedia.org/wiki/X-type_asteroids" xlink:type="simple">type X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47171_Lempo" xlink:type="simple">Lempo</text:a></text:p>
            <text:p>47171 </text:p>
          </table:table-cell>
          <table:table-cell table:style-name="ce1" office:value-type="string" calcext:value-type="string">
            <text:p><text:a xlink:href="https://en.wikipedia.org/wiki/File:1999TC36-Trujillo-HST.png" xlink:type="simple"> </text:a> </text:p>
          </table:table-cell>
          <table:table-cell office:value-type="string" calcext:value-type="string">
            <text:p>136±9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Plutino" xlink:type="simple">plutino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johnston-47171-115" xlink:type="simple">[105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5_Eunomia" xlink:type="simple">Eunomia</text:a></text:p>
            <text:p>15 </text:p>
          </table:table-cell>
          <table:table-cell office:value-type="string" calcext:value-type="string">
            <text:p><text:a xlink:href="https://en.wikipedia.org/wiki/File:15_Eunomia_VLT_(2021),_deconvolved.pdf" xlink:type="simple"> </text:a> </text:p>
          </table:table-cell>
          <table:table-cell office:value-type="string" calcext:value-type="string">
            <text:p>135±2 </text:p>
          </table:table-cell>
          <table:table-cell office:value-type="string" calcext:value-type="string">
            <text:p>30.5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Hyperion_(moon)" xlink:type="simple">Hyperion</text:a></text:p>
            <text:p>Saturn VII </text:p>
          </table:table-cell>
          <table:table-cell office:value-type="string" calcext:value-type="string">
            <text:p><text:a xlink:href="https://en.wikipedia.org/wiki/File:Hyperion_true.jpg" xlink:type="simple"> </text:a> </text:p>
          </table:table-cell>
          <table:table-cell office:value-type="string" calcext:value-type="string">
            <text:p>135±4 </text:p>
          </table:table-cell>
          <table:table-cell office:value-type="string" calcext:value-type="string">
            <text:p>5.62±0.05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31_Euphrosyne" xlink:type="simple">Euphrosyne</text:a></text:p>
            <text:p>31 </text:p>
          </table:table-cell>
          <table:table-cell office:value-type="string" calcext:value-type="string">
            <text:p><text:a xlink:href="https://en.wikipedia.org/wiki/File:31_Euphrosyne_VLT_(2021),_deconvolved.pdf" xlink:type="simple"> </text:a> </text:p>
          </table:table-cell>
          <table:table-cell office:value-type="string" calcext:value-type="string">
            <text:p>134±2 </text:p>
          </table:table-cell>
          <table:table-cell office:value-type="string" calcext:value-type="string">
            <text:p>16.5±2.6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26308)_1998_SM165" xlink:type="simple">1998 SM165</text:a></text:p>
            <text:p>26308 </text:p>
          </table:table-cell>
          <table:table-cell table:style-name="ce1" office:value-type="string" calcext:value-type="string">
            <text:p><text:a xlink:href="https://en.wikipedia.org/wiki/File:1998SM165-Trujillo-HST.jpg" xlink:type="simple"> </text:a> </text:p>
          </table:table-cell>
          <table:table-cell office:value-type="string" calcext:value-type="string">
            <text:p>134±14 </text:p>
          </table:table-cell>
          <table:table-cell office:value-type="string" calcext:value-type="string">
            <text:p>6.87±1.8 </text:p>
          </table:table-cell>
          <table:table-cell office:value-type="string" calcext:value-type="string">
            <text:p><text:a xlink:href="https://en.wikipedia.org/wiki/Resonant_KBO" xlink:type="simple">resonant KBO</text:a> (1:2) </text:p>
          </table:table-cell>
          <table:table-cell office:value-type="string" calcext:value-type="string">
            <text:p><text:a xlink:href="https://en.wikipedia.org/wiki/List_of_Solar_System_objects_by_size#cite_note-johnston-26308-116" xlink:type="simple">[106]</text:a> · <text:a xlink:href="https://en.wikipedia.org/wiki/List_of_Solar_System_objects_by_size#cite_note-johnston-26308-116" xlink:type="simple">[106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65_Cybele" xlink:type="simple">Cybele</text:a></text:p>
            <text:p>65 </text:p>
          </table:table-cell>
          <table:table-cell office:value-type="string" calcext:value-type="string">
            <text:p><text:a xlink:href="https://en.wikipedia.org/wiki/File:000065-asteroid_shape_model_(65)_Cybele.png" xlink:type="simple"> </text:a> </text:p>
          </table:table-cell>
          <table:table-cell office:value-type="string" calcext:value-type="string">
            <text:p>131.5±1.5 </text:p>
          </table:table-cell>
          <table:table-cell office:value-type="string" calcext:value-type="string">
            <text:p>14.8±1.8 </text:p>
          </table:table-cell>
          <table:table-cell office:value-type="string" calcext:value-type="string">
            <text:p>outer 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rsset2022-117" xlink:type="simple">[107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0199_Chariklo" xlink:type="simple">Chariklo</text:a></text:p>
            <text:p>10199 </text:p>
          </table:table-cell>
          <table:table-cell office:value-type="string" calcext:value-type="string">
            <text:p><text:a xlink:href="https://en.wikipedia.org/wiki/File:10199_Chariklo_Hubble.jpg" xlink:type="simple"> </text:a> </text:p>
          </table:table-cell>
          <table:table-cell office:value-type="string" calcext:value-type="string">
            <text:p>≈ 13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; <text:a xlink:href="https://en.wikipedia.org/wiki/Rings_of_Chariklo" xlink:type="simple">has rings</text:a> </text:p>
          </table:table-cell>
          <table:table-cell office:value-type="string" calcext:value-type="string">
            <text:p><text:a xlink:href="https://en.wikipedia.org/wiki/List_of_Solar_System_objects_by_size#cite_note-lcdb-10199-118" xlink:type="simple">[108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3_Juno" xlink:type="simple">Juno</text:a></text:p>
            <text:p>3 </text:p>
          </table:table-cell>
          <table:table-cell office:value-type="string" calcext:value-type="string">
            <text:p><text:a xlink:href="https://en.wikipedia.org/wiki/File:3_Juno_VLT_(2021).png" xlink:type="simple"> </text:a> </text:p>
          </table:table-cell>
          <table:table-cell office:value-type="string" calcext:value-type="string">
            <text:p>127±1 </text:p>
          </table:table-cell>
          <table:table-cell office:value-type="string" calcext:value-type="string">
            <text:p>27.0±2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Hiisi_(moon)" xlink:type="simple">Hiisi</text:a></text:p>
            <text:p>Lempo II </text:p>
          </table:table-cell>
          <table:table-cell table:style-name="ce1" office:value-type="string" calcext:value-type="string">
            <text:p><text:a xlink:href="https://en.wikipedia.org/wiki/File:1999TC36-Trujillo-HST.png" xlink:type="simple"> </text:a> </text:p>
          </table:table-cell>
          <table:table-cell office:value-type="string" calcext:value-type="string">
            <text:p>126±8 </text:p>
          </table:table-cell>
          <table:table-cell table:style-name="ce4"/>
          <table:table-cell office:value-type="string" calcext:value-type="string">
            <text:p>secondary of <text:a xlink:href="https://en.wikipedia.org/wiki/47171_Lempo" xlink:type="simple">47171 Lempo</text:a> </text:p>
          </table:table-cell>
          <table:table-cell office:value-type="string" calcext:value-type="string">
            <text:p><text:a xlink:href="https://en.wikipedia.org/wiki/List_of_Solar_System_objects_by_size#cite_note-johnston-47171-115" xlink:type="simple">[105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624_Hektor" xlink:type="simple">Hektor</text:a></text:p>
            <text:p>624 </text:p>
          </table:table-cell>
          <table:table-cell office:value-type="string" calcext:value-type="string">
            <text:p><text:a xlink:href="https://en.wikipedia.org/wiki/File:624_Hektor.png" xlink:type="simple"> </text:a> </text:p>
          </table:table-cell>
          <table:table-cell office:value-type="string" calcext:value-type="string">
            <text:p>125±13 </text:p>
          </table:table-cell>
          <table:table-cell office:value-type="string" calcext:value-type="string">
            <text:p>7.9±1.4 </text:p>
          </table:table-cell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rchis-2014-119" xlink:type="simple">[109]</text:a> · <text:a xlink:href="https://en.wikipedia.org/wiki/List_of_Solar_System_objects_by_size#cite_note-Marchis-2014-119" xlink:type="simple">[10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9360_Sila–Nunam" xlink:type="simple">Sila</text:a></text:p>
            <text:p>79360 </text:p>
          </table:table-cell>
          <table:table-cell table:style-name="ce8" office:value-type="string" calcext:value-type="string">
            <text:p><text:a xlink:href="https://en.wikipedia.org/wiki/File:Sila-nunam.jpg" xlink:type="simple"> </text:a> </text:p>
          </table:table-cell>
          <table:table-cell office:value-type="string" calcext:value-type="string">
            <text:p>124±15 </text:p>
          </table:table-cell>
          <table:table-cell office:value-type="string" calcext:value-type="string">
            <text:p>10.8±0.22 </text:p>
          </table:table-cell>
          <table:table-cell office:value-type="string" calcext:value-type="string">
            <text:p><text:a xlink:href="https://en.wikipedia.org/wiki/Classical_Kuiper_belt_object" xlink:type="simple">cubewa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79360-120" xlink:type="simple">[11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(309239)_2007_RW10" xlink:type="simple">2007 RW10</text:a></text:p>
            <text:p>309239 </text:p>
          </table:table-cell>
          <table:table-cell table:style-name="ce7"/>
          <table:table-cell office:value-type="string" calcext:value-type="string">
            <text:p>124±1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Quasi-satellite" xlink:type="simple">quasi-satellite</text:a> of Neptune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48780_Altjira" xlink:type="simple">Altjira</text:a></text:p>
            <text:p>148780 </text:p>
          </table:table-cell>
          <table:table-cell table:style-name="ce8" office:value-type="string" calcext:value-type="string">
            <text:p><text:a xlink:href="https://en.wikipedia.org/wiki/File:148780-altjira-hubble.jpg" xlink:type="simple"> </text:a> </text:p>
          </table:table-cell>
          <table:table-cell office:value-type="string" calcext:value-type="string">
            <text:p>123+19</text:p>
            <text:p>−70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; binary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9360_Sila–Nunam" xlink:type="simple">Nunam</text:a></text:p>
            <text:p>79360 </text:p>
          </table:table-cell>
          <table:table-cell table:style-name="ce8" office:value-type="string" calcext:value-type="string">
            <text:p><text:a xlink:href="https://en.wikipedia.org/wiki/File:Sila-nunam.jpg" xlink:type="simple"> </text:a> </text:p>
          </table:table-cell>
          <table:table-cell office:value-type="string" calcext:value-type="string">
            <text:p>118±15 </text:p>
          </table:table-cell>
          <table:table-cell table:style-name="ce4"/>
          <table:table-cell office:value-type="string" calcext:value-type="string">
            <text:p>secondary of <text:a xlink:href="https://en.wikipedia.org/wiki/79360_Sila–Nunam" xlink:type="simple">79360 Sila</text:a> </text:p>
          </table:table-cell>
          <table:table-cell office:value-type="string" calcext:value-type="string">
            <text:p><text:a xlink:href="https://en.wikipedia.org/wiki/List_of_Solar_System_objects_by_size#cite_note-johnston-79360-120" xlink:type="simple">[110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324_Bamberga" xlink:type="simple">Bamberga</text:a></text:p>
            <text:p>324 </text:p>
          </table:table-cell>
          <table:table-cell office:value-type="string" calcext:value-type="string">
            <text:p><text:a xlink:href="https://en.wikipedia.org/wiki/File:Potw1749a_Bamberga_crop.png" xlink:type="simple"> </text:a> </text:p>
          </table:table-cell>
          <table:table-cell office:value-type="string" calcext:value-type="string">
            <text:p>114±2 </text:p>
          </table:table-cell>
          <table:table-cell office:value-type="string" calcext:value-type="string">
            <text:p>10.2±0.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451_Patientia" xlink:type="simple">Patientia</text:a></text:p>
            <text:p>451 </text:p>
          </table:table-cell>
          <table:table-cell table:style-name="ce7"/>
          <table:table-cell office:value-type="string" calcext:value-type="string">
            <text:p>112.9±2.3 </text:p>
          </table:table-cell>
          <table:table-cell office:value-type="string" calcext:value-type="string">
            <text:p>10.9±5.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6_Psyche" xlink:type="simple">Psyche</text:a></text:p>
            <text:p>16 </text:p>
          </table:table-cell>
          <table:table-cell office:value-type="string" calcext:value-type="string">
            <text:p><text:a xlink:href="https://en.wikipedia.org/wiki/File:Psyche_VLT.png" xlink:type="simple"> </text:a> </text:p>
          </table:table-cell>
          <table:table-cell office:value-type="string" calcext:value-type="string">
            <text:p>112±2 </text:p>
          </table:table-cell>
          <table:table-cell office:value-type="string" calcext:value-type="string">
            <text:p>26.2±2.9 </text:p>
          </table:table-cell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65489_Ceto" xlink:type="simple">Ceto</text:a></text:p>
            <text:p>65489 </text:p>
          </table:table-cell>
          <table:table-cell table:style-name="ce1" office:value-type="string" calcext:value-type="string">
            <text:p><text:a xlink:href="https://en.wikipedia.org/wiki/File:Ceto-phorcys_hst.jpg" xlink:type="simple"> </text:a> </text:p>
          </table:table-cell>
          <table:table-cell office:value-type="string" calcext:value-type="string">
            <text:p>112±5 </text:p>
          </table:table-cell>
          <table:table-cell office:value-type="string" calcext:value-type="string">
            <text:p>5.4±0.4 </text:p>
          </table:table-cell>
          <table:table-cell office:value-type="string" calcext:value-type="string">
            <text:p>extended <text:a xlink:href="https://en.wikipedia.org/wiki/Centaur_(minor_planet)" xlink:type="simple">centaur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4-102" xlink:type="simple">[92]</text:a> · <text:a xlink:href="https://en.wikipedia.org/wiki/List_of_Solar_System_objects_by_size#cite_note-Grundy2007-123" xlink:type="simple">[11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532_Herculina" xlink:type="simple">Herculina</text:a></text:p>
            <text:p>532 </text:p>
          </table:table-cell>
          <table:table-cell office:value-type="string" calcext:value-type="string">
            <text:p><text:a xlink:href="https://en.wikipedia.org/wiki/File:532Herculina_(Lightcurve_Inversion).png" xlink:type="simple"> </text:a> </text:p>
          </table:table-cell>
          <table:table-cell office:value-type="string" calcext:value-type="string">
            <text:p>111.2±2.4 </text:p>
          </table:table-cell>
          <table:table-cell table:style-name="ce4"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  <table:table-cell/>
        </table:table-row>
        <table:table-row table:style-name="ro3">
          <table:table-cell office:value-type="string" calcext:value-type="string">
            <text:p><text:a xlink:href="https://en.wikipedia.org/wiki/S/2007_(148780)_1" xlink:type="simple">S/2007 (148780) 1</text:a></text:p>
            <text:p>Altjira I </text:p>
          </table:table-cell>
          <table:table-cell table:style-name="ce8" office:value-type="string" calcext:value-type="string">
            <text:p><text:a xlink:href="https://en.wikipedia.org/wiki/File:148780-altjira-hubble.jpg" xlink:type="simple"> </text:a> </text:p>
          </table:table-cell>
          <table:table-cell office:value-type="string" calcext:value-type="string">
            <text:p>110+17</text:p>
            <text:p>−62 </text:p>
          </table:table-cell>
          <table:table-cell table:style-name="ce4"/>
          <table:table-cell office:value-type="string" calcext:value-type="string">
            <text:p>secondary of <text:a xlink:href="https://en.wikipedia.org/wiki/148780_Altjira" xlink:type="simple">148780 Altjira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69_Hesperia" xlink:type="simple">Hesperia</text:a></text:p>
            <text:p>69 </text:p>
          </table:table-cell>
          <table:table-cell office:value-type="string" calcext:value-type="string">
            <text:p><text:a xlink:href="https://en.wikipedia.org/wiki/File:69Hesperia_(Lightcurve_Inversion).png" xlink:type="simple"> </text:a> </text:p>
          </table:table-cell>
          <table:table-cell office:value-type="string" calcext:value-type="string">
            <text:p>110±15 </text:p>
          </table:table-cell>
          <table:table-cell office:value-type="string" calcext:value-type="string">
            <text:p>5.86±1.18 </text:p>
          </table:table-cell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<text:a xlink:href="https://en.wikipedia.org/wiki/List_of_Solar_System_objects_by_size#cite_note-125" xlink:type="simple">[115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88_Thisbe" xlink:type="simple">Thisbe</text:a></text:p>
            <text:p>88 </text:p>
          </table:table-cell>
          <table:table-cell office:value-type="string" calcext:value-type="string">
            <text:p><text:a xlink:href="https://en.wikipedia.org/wiki/File:88_Thisbe_VLT_(2021),_deconvolved.pdf" xlink:type="simple"> </text:a> </text:p>
          </table:table-cell>
          <table:table-cell office:value-type="string" calcext:value-type="string">
            <text:p>109±2 </text:p>
          </table:table-cell>
          <table:table-cell office:value-type="string" calcext:value-type="string">
            <text:p>11.6±2.2 </text:p>
          </table:table-cell>
          <table:table-cell office:value-type="string" calcext:value-type="string">
            <text:p>belt asteroid 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48_Doris" xlink:type="simple">Doris</text:a></text:p>
            <text:p>48 </text:p>
          </table:table-cell>
          <table:table-cell office:value-type="string" calcext:value-type="string">
            <text:p><text:a xlink:href="https://en.wikipedia.org/wiki/File:48_Doris_VLT_(2021),_deconvolved.pdf" xlink:type="simple"> </text:a> </text:p>
          </table:table-cell>
          <table:table-cell office:value-type="string" calcext:value-type="string">
            <text:p>108±2 </text:p>
          </table:table-cell>
          <table:table-cell office:value-type="string" calcext:value-type="string">
            <text:p>6.9±2.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2060_Chiron" xlink:type="simple">Chiron</text:a></text:p>
            <text:p>2060 or 95P </text:p>
          </table:table-cell>
          <table:table-cell table:style-name="ce1" office:value-type="string" calcext:value-type="string">
            <text:p><text:a xlink:href="https://en.wikipedia.org/wiki/File:2060_Chiron_Hubble.jpg" xlink:type="simple"> </text:a> </text:p>
          </table:table-cell>
          <table:table-cell office:value-type="string" calcext:value-type="string">
            <text:p>108±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; <text:a xlink:href="https://en.wikipedia.org/wiki/Rings_of_Chiron" xlink:type="simple">has rings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Phoebe_(moon)" xlink:type="simple">Phoebe</text:a></text:p>
            <text:p>Saturn IX </text:p>
          </table:table-cell>
          <table:table-cell office:value-type="string" calcext:value-type="string">
            <text:p><text:a xlink:href="https://en.wikipedia.org/wiki/File:Phoebe_cassini.jpg" xlink:type="simple"> </text:a> </text:p>
          </table:table-cell>
          <table:table-cell office:value-type="string" calcext:value-type="string">
            <text:p>106.5±0.7 </text:p>
          </table:table-cell>
          <table:table-cell office:value-type="string" calcext:value-type="string">
            <text:p>8.29±0.01 </text:p>
          </table:table-cell>
          <table:table-cell office:value-type="string" calcext:value-type="string">
            <text:p><text:a xlink:href="https://en.wikipedia.org/wiki/Moons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<text:a xlink:href="https://en.wikipedia.org/wiki/List_of_Solar_System_objects_by_size#cite_note-:0-26" xlink:type="simple">[23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S/2012_(38628)_1" xlink:type="simple">S/2012 (38628) 1</text:a></text:p>
            <text:p>Huya I </text:p>
          </table:table-cell>
          <table:table-cell office:value-type="string" calcext:value-type="string">
            <text:p><text:a xlink:href="https://en.wikipedia.org/wiki/File:Huya_Hubble.png" xlink:type="simple"> </text:a> </text:p>
          </table:table-cell>
          <table:table-cell office:value-type="string" calcext:value-type="string">
            <text:p>106±15 </text:p>
          </table:table-cell>
          <table:table-cell table:style-name="ce4"/>
          <table:table-cell office:value-type="string" calcext:value-type="string">
            <text:p>moon of <text:a xlink:href="https://en.wikipedia.org/wiki/38628_Huya" xlink:type="simple">38628 Huya</text:a> </text:p>
          </table:table-cell>
          <table:table-cell office:value-type="string" calcext:value-type="string">
            <text:p><text:a xlink:href="https://en.wikipedia.org/wiki/List_of_Solar_System_objects_by_size#cite_note-TNOsCool8-77" xlink:type="simple">[67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9_Fortuna" xlink:type="simple">Fortuna</text:a></text:p>
            <text:p>19 </text:p>
          </table:table-cell>
          <table:table-cell office:value-type="string" calcext:value-type="string">
            <text:p><text:a xlink:href="https://en.wikipedia.org/wiki/File:19_Fortuna_VLT_(2021),_deconvolved.pdf" xlink:type="simple"> </text:a> </text:p>
          </table:table-cell>
          <table:table-cell office:value-type="string" calcext:value-type="string">
            <text:p>105.5±1.0 </text:p>
          </table:table-cell>
          <table:table-cell office:value-type="string" calcext:value-type="string">
            <text:p>8.8±1.4 </text:p>
          </table:table-cell>
          <table:table-cell office:value-type="string" calcext:value-type="string">
            <text:p>belt asteroid <text:a xlink:href="https://en.wikipedia.org/wiki/G-type_asteroids" xlink:type="simple">type G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s://en.wikipedia.org/wiki/107_Camilla" xlink:type="simple">Camilla</text:a></text:p>
            <text:p>107 </text:p>
          </table:table-cell>
          <table:table-cell office:value-type="string" calcext:value-type="string">
            <text:p><text:a xlink:href="https://en.wikipedia.org/wiki/File:107Camilla_(Lightcurve_Inversion).png" xlink:type="simple"> </text:a> </text:p>
          </table:table-cell>
          <table:table-cell office:value-type="string" calcext:value-type="string">
            <text:p>105±4 </text:p>
          </table:table-cell>
          <table:table-cell office:value-type="string" calcext:value-type="string">
            <text:p>11.2±0.3 </text:p>
          </table:table-cell>
          <table:table-cell office:value-type="string" calcext:value-type="string">
            <text:p>outer belt asteroid <text:a xlink:href="https://en.wikipedia.org/wiki/C-type_asteroids" xlink:type="simple">type C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24_Themis" xlink:type="simple">Themis</text:a></text:p>
            <text:p>24 </text:p>
          </table:table-cell>
          <table:table-cell office:value-type="string" calcext:value-type="string">
            <text:p><text:a xlink:href="https://en.wikipedia.org/wiki/File:24_Themis_VLT_(2021),_deconvolved.pdf" xlink:type="simple"> </text:a> </text:p>
          </table:table-cell>
          <table:table-cell office:value-type="string" calcext:value-type="string">
            <text:p>104±2 </text:p>
          </table:table-cell>
          <table:table-cell office:value-type="string" calcext:value-type="string">
            <text:p>6.2±2.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29_Amphitrite" xlink:type="simple">Amphitrite</text:a></text:p>
            <text:p>29 </text:p>
          </table:table-cell>
          <table:table-cell office:value-type="string" calcext:value-type="string">
            <text:p><text:a xlink:href="https://en.wikipedia.org/wiki/File:Potw1749a_Amphitrite_crop.png" xlink:type="simple"> </text:a> </text:p>
          </table:table-cell>
          <table:table-cell office:value-type="string" calcext:value-type="string">
            <text:p>102±1 </text:p>
          </table:table-cell>
          <table:table-cell office:value-type="string" calcext:value-type="string">
            <text:p>12.7±2.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13_Egeria" xlink:type="simple">Egeria</text:a></text:p>
            <text:p>13 </text:p>
          </table:table-cell>
          <table:table-cell office:value-type="string" calcext:value-type="string">
            <text:p><text:a xlink:href="https://en.wikipedia.org/wiki/File:13_Egeria_VLT_(2021),_deconvolved.pdf" xlink:type="simple"> </text:a> </text:p>
          </table:table-cell>
          <table:table-cell office:value-type="string" calcext:value-type="string">
            <text:p>101±2 </text:p>
          </table:table-cell>
          <table:table-cell office:value-type="string" calcext:value-type="string">
            <text:p>9.2±2.1 </text:p>
          </table:table-cell>
          <table:table-cell office:value-type="string" calcext:value-type="string">
            <text:p>belt asteroid <text:a xlink:href="https://en.wikipedia.org/wiki/G-type_asteroids" xlink:type="simple">type G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  <table:table-cell/>
        </table:table-row>
        <table:table-row table:style-name="ro2">
          <table:table-cell office:value-type="string" calcext:value-type="string">
            <text:p><text:a xlink:href="https://en.wikipedia.org/wiki/7_Iris" xlink:type="simple">Iris</text:a></text:p>
            <text:p>7 </text:p>
          </table:table-cell>
          <table:table-cell office:value-type="string" calcext:value-type="string">
            <text:p><text:a xlink:href="https://en.wikipedia.org/wiki/File:Iris_asteroid_eso.jpg" xlink:type="simple"> </text:a> </text:p>
          </table:table-cell>
          <table:table-cell office:value-type="string" calcext:value-type="string">
            <text:p>100±5 </text:p>
          </table:table-cell>
          <table:table-cell office:value-type="string" calcext:value-type="string">
            <text:p>13.5±2.3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</text:p>
          </table:table-cell>
          <table:table-cell/>
        </table:table-row>
      </table:table>
      <table:table table:name="50km" table:style-name="ta1">
        <table:shapes>
          <draw:frame draw:z-index="0" draw:name="https://upload.wikimedia.org/wikipedia/commons/thumb/9/92/130_Elektra_VLT_%282021%29%2C_deconvolved.pdf/page1-50px-130_Elektra_VLT_%282021%29%2C_deconvolved.pdf.jpg" draw:style-name="gr1" draw:text-style-name="P1" svg:width="1.322cm" svg:height="1.216cm" svg:x="2.258cm" svg:y="0cm">
            <draw:image xlink:href="https://upload.wikimedia.org/wikipedia/commons/thumb/9/92/130_Elektra_VLT_%282021%29%2C_deconvolved.pdf/page1-50px-130_Elektra_VLT_%282021%29%2C_deconvolved.pdf.jpg" xlink:type="simple" xlink:show="embed" xlink:actuate="onLoad" draw:mime-type="image/jpeg">
              <text:p/>
            </draw:image>
          </draw:frame>
          <draw:frame draw:z-index="1" draw:name="https://upload.wikimedia.org/wikipedia/commons/thumb/d/de/6hebe.png/50px-6hebe.png" draw:style-name="gr1" draw:text-style-name="P1" svg:width="1.322cm" svg:height="1.322cm" svg:x="2.258cm" svg:y="0.903cm">
            <draw:image xlink:href="https://upload.wikimedia.org/wikipedia/commons/thumb/d/de/6hebe.png/50px-6hebe.png" xlink:type="simple" xlink:show="embed" xlink:actuate="onLoad" draw:mime-type="image/png">
              <text:p/>
            </draw:image>
          </draw:frame>
          <draw:frame draw:z-index="2" draw:name="https://upload.wikimedia.org/wikipedia/commons/thumb/5/5b/Larissa_1.jpg/50px-Larissa_1.jpg" draw:style-name="gr1" draw:text-style-name="P1" svg:width="1.322cm" svg:height="1.163cm" svg:x="2.258cm" svg:y="1.355cm">
            <draw:image xlink:href="https://upload.wikimedia.org/wikipedia/commons/thumb/5/5b/Larissa_1.jpg/50px-Larissa_1.jpg" xlink:type="simple" xlink:show="embed" xlink:actuate="onLoad" draw:mime-type="image/jpeg">
              <text:p/>
            </draw:image>
          </draw:frame>
          <draw:frame draw:z-index="3" draw:name="https://upload.wikimedia.org/wikipedia/commons/thumb/5/50/375Ursula-LB1.jpg/50px-375Ursula-LB1.jpg" draw:style-name="gr1" draw:text-style-name="P1" svg:width="1.322cm" svg:height="1.11cm" svg:x="2.258cm" svg:y="1.806cm">
            <draw:image xlink:href="https://upload.wikimedia.org/wikipedia/commons/thumb/5/50/375Ursula-LB1.jpg/50px-375Ursula-LB1.jpg" xlink:type="simple" xlink:show="embed" xlink:actuate="onLoad" draw:mime-type="image/jpeg">
              <text:p/>
            </draw:image>
          </draw:frame>
          <draw:frame draw:z-index="4" draw:name="https://upload.wikimedia.org/wikipedia/commons/thumb/1/12/45_Eugenia_VLT_%282021%29%2C_deconvolved.pdf/page1-50px-45_Eugenia_VLT_%282021%29%2C_deconvolved.pdf.jpg" draw:style-name="gr1" draw:text-style-name="P1" svg:width="1.322cm" svg:height="1.163cm" svg:x="2.258cm" svg:y="2.709cm">
            <draw:image xlink:href="https://upload.wikimedia.org/wikipedia/commons/thumb/1/12/45_Eugenia_VLT_%282021%29%2C_deconvolved.pdf/page1-50px-45_Eugenia_VLT_%282021%29%2C_deconvolved.pdf.jpg" xlink:type="simple" xlink:show="embed" xlink:actuate="onLoad" draw:mime-type="image/jpeg">
              <text:p/>
            </draw:image>
          </draw:frame>
          <draw:frame draw:z-index="5" draw:name="https://upload.wikimedia.org/wikipedia/commons/thumb/c/c2/Hermione06_2.jpg/50px-Hermione06_2.jpg" draw:style-name="gr1" draw:text-style-name="P1" svg:width="1.322cm" svg:height="0.66cm" svg:x="2.258cm" svg:y="3.161cm">
            <draw:image xlink:href="https://upload.wikimedia.org/wikipedia/commons/thumb/c/c2/Hermione06_2.jpg/50px-Hermione06_2.jpg" xlink:type="simple" xlink:show="embed" xlink:actuate="onLoad" draw:mime-type="image/jpeg">
              <text:p/>
            </draw:image>
          </draw:frame>
          <draw:frame draw:z-index="6" draw:name="https://upload.wikimedia.org/wikipedia/commons/thumb/2/2a/41_Daphne_VLT_%282021%29%2C_deconvolved.pdf/page1-50px-41_Daphne_VLT_%282021%29%2C_deconvolved.pdf.jpg" draw:style-name="gr1" draw:text-style-name="P1" svg:width="1.322cm" svg:height="1.163cm" svg:x="2.258cm" svg:y="3.612cm">
            <draw:image xlink:href="https://upload.wikimedia.org/wikipedia/commons/thumb/2/2a/41_Daphne_VLT_%282021%29%2C_deconvolved.pdf/page1-50px-41_Daphne_VLT_%282021%29%2C_deconvolved.pdf.jpg" xlink:type="simple" xlink:show="embed" xlink:actuate="onLoad" draw:mime-type="image/jpeg">
              <text:p/>
            </draw:image>
          </draw:frame>
          <draw:frame draw:z-index="7" draw:name="https://upload.wikimedia.org/wikipedia/commons/thumb/d/d4/94Aurora_%28Lightcurve_Inversion%29.png/50px-94Aurora_%28Lightcurve_Inversion%29.png" draw:style-name="gr1" draw:text-style-name="P1" svg:width="1.322cm" svg:height="0.502cm" svg:x="2.258cm" svg:y="4.064cm">
            <draw:image xlink:href="https://upload.wikimedia.org/wikipedia/commons/thumb/d/d4/94Aurora_%28Lightcurve_Inversion%29.png/50px-94Aurora_%28Lightcurve_Inversion%29.png" xlink:type="simple" xlink:show="embed" xlink:actuate="onLoad" draw:mime-type="image/png">
              <text:p/>
            </draw:image>
          </draw:frame>
          <draw:frame draw:z-index="8" draw:name="https://upload.wikimedia.org/wikipedia/commons/thumb/e/e2/000154-asteroid_shape_model_%28154%29_Bertha.png/50px-000154-asteroid_shape_model_%28154%29_Bertha.png" draw:style-name="gr1" draw:text-style-name="P1" svg:width="1.322cm" svg:height="1.322cm" svg:x="2.258cm" svg:y="4.516cm">
            <draw:image xlink:href="https://upload.wikimedia.org/wikipedia/commons/thumb/e/e2/000154-asteroid_shape_model_%28154%29_Bertha.png/50px-000154-asteroid_shape_model_%28154%29_Bertha.png" xlink:type="simple" xlink:show="embed" xlink:actuate="onLoad" draw:mime-type="image/png">
              <text:p/>
            </draw:image>
          </draw:frame>
          <draw:frame draw:z-index="9" draw:name="https://upload.wikimedia.org/wikipedia/commons/thumb/6/62/PIA12714_Janus_crop.jpg/50px-PIA12714_Janus_crop.jpg" draw:style-name="gr1" draw:text-style-name="P1" svg:width="1.322cm" svg:height="1.11cm" svg:x="2.258cm" svg:y="4.967cm">
            <draw:image xlink:href="https://upload.wikimedia.org/wikipedia/commons/thumb/6/62/PIA12714_Janus_crop.jpg/50px-PIA12714_Janus_crop.jpg" xlink:type="simple" xlink:show="embed" xlink:actuate="onLoad" draw:mime-type="image/jpeg">
              <text:p/>
            </draw:image>
          </draw:frame>
          <draw:frame draw:z-index="10" draw:name="https://upload.wikimedia.org/wikipedia/commons/thumb/5/5d/Teharonhiawako-sawiskera_hst.jpg/50px-Teharonhiawako-sawiskera_hst.jpg" draw:style-name="gr1" draw:text-style-name="P1" svg:width="1.322cm" svg:height="1.322cm" svg:x="2.258cm" svg:y="5.419cm">
            <draw:image xlink:href="https://upload.wikimedia.org/wikipedia/commons/thumb/5/5d/Teharonhiawako-sawiskera_hst.jpg/50px-Teharonhiawako-sawiskera_hst.jpg" xlink:type="simple" xlink:show="embed" xlink:actuate="onLoad" draw:mime-type="image/jpeg">
              <text:p/>
            </draw:image>
          </draw:frame>
          <draw:frame draw:z-index="11" draw:name="https://upload.wikimedia.org/wikipedia/commons/thumb/d/d8/Galatea_moon.jpg/50px-Galatea_moon.jpg" draw:style-name="gr1" draw:text-style-name="P1" svg:width="1.322cm" svg:height="1.322cm" svg:x="2.258cm" svg:y="6.322cm">
            <draw:image xlink:href="https://upload.wikimedia.org/wikipedia/commons/thumb/d/d8/Galatea_moon.jpg/50px-Galatea_moon.jpg" xlink:type="simple" xlink:show="embed" xlink:actuate="onLoad" draw:mime-type="image/jpeg">
              <text:p/>
            </draw:image>
          </draw:frame>
          <draw:frame draw:z-index="12" draw:name="https://upload.wikimedia.org/wikipedia/commons/thumb/7/7d/Ceto-phorcys_hst.jpg/50px-Ceto-phorcys_hst.jpg" draw:style-name="gr1" draw:text-style-name="P1" svg:width="1.322cm" svg:height="1.322cm" svg:x="2.258cm" svg:y="6.773cm">
            <draw:image xlink:href="https://upload.wikimedia.org/wikipedia/commons/thumb/7/7d/Ceto-phorcys_hst.jpg/50px-Ceto-phorcys_hst.jpg" xlink:type="simple" xlink:show="embed" xlink:actuate="onLoad" draw:mime-type="image/jpeg">
              <text:p/>
            </draw:image>
          </draw:frame>
          <draw:frame draw:z-index="13" draw:name="https://upload.wikimedia.org/wikipedia/commons/thumb/6/6d/372Palma_%28Lightcurve_Inversion%29.png/50px-372Palma_%28Lightcurve_Inversion%29.png" draw:style-name="gr1" draw:text-style-name="P1" svg:width="1.322cm" svg:height="0.502cm" svg:x="2.258cm" svg:y="7.225cm">
            <draw:image xlink:href="https://upload.wikimedia.org/wikipedia/commons/thumb/6/6d/372Palma_%28Lightcurve_Inversion%29.png/50px-372Palma_%28Lightcurve_Inversion%29.png" xlink:type="simple" xlink:show="embed" xlink:actuate="onLoad" draw:mime-type="image/png">
              <text:p/>
            </draw:image>
          </draw:frame>
          <draw:frame draw:z-index="14" draw:name="https://upload.wikimedia.org/wikipedia/commons/thumb/3/3e/9_Metis_VLT_%282021%29%2C_deconvolved.pdf/page1-50px-9_Metis_VLT_%282021%29%2C_deconvolved.pdf.jpg" draw:style-name="gr1" draw:text-style-name="P1" svg:width="1.322cm" svg:height="1.322cm" svg:x="2.258cm" svg:y="7.676cm">
            <draw:image xlink:href="https://upload.wikimedia.org/wikipedia/commons/thumb/3/3e/9_Metis_VLT_%282021%29%2C_deconvolved.pdf/page1-50px-9_Metis_VLT_%282021%29%2C_deconvolved.pdf.jpg" xlink:type="simple" xlink:show="embed" xlink:actuate="onLoad" draw:mime-type="image/jpeg">
              <text:p/>
            </draw:image>
          </draw:frame>
          <draw:frame draw:z-index="15" draw:name="https://upload.wikimedia.org/wikipedia/commons/thumb/b/b9/702Ala-mag13-occult.jpg/50px-702Ala-mag13-occult.jpg" draw:style-name="gr1" draw:text-style-name="P1" svg:width="1.322cm" svg:height="1.163cm" svg:x="2.258cm" svg:y="8.128cm">
            <draw:image xlink:href="https://upload.wikimedia.org/wikipedia/commons/thumb/b/b9/702Ala-mag13-occult.jpg/50px-702Ala-mag13-occult.jpg" xlink:type="simple" xlink:show="embed" xlink:actuate="onLoad" draw:mime-type="image/jpeg">
              <text:p/>
            </draw:image>
          </draw:frame>
          <draw:frame draw:z-index="16" draw:name="https://upload.wikimedia.org/wikipedia/commons/thumb/f/f8/Hilda-LB1-mag14.jpg/50px-Hilda-LB1-mag14.jpg" draw:style-name="gr1" draw:text-style-name="P1" svg:width="1.322cm" svg:height="1.243cm" svg:x="2.258cm" svg:y="8.58cm">
            <draw:image xlink:href="https://upload.wikimedia.org/wikipedia/commons/thumb/f/f8/Hilda-LB1-mag14.jpg/50px-Hilda-LB1-mag14.jpg" xlink:type="simple" xlink:show="embed" xlink:actuate="onLoad" draw:mime-type="image/jpeg">
              <text:p/>
            </draw:image>
          </draw:frame>
          <draw:frame draw:z-index="17" draw:name="https://upload.wikimedia.org/wikipedia/commons/thumb/c/c2/Cassini-Huygens_Image_of_Himalia.png/50px-Cassini-Huygens_Image_of_Himalia.png" draw:style-name="gr1" draw:text-style-name="P1" svg:width="1.322cm" svg:height="1.322cm" svg:x="2.258cm" svg:y="9.031cm">
            <draw:image xlink:href="https://upload.wikimedia.org/wikipedia/commons/thumb/c/c2/Cassini-Huygens_Image_of_Himalia.png/50px-Cassini-Huygens_Image_of_Himalia.png" xlink:type="simple" xlink:show="embed" xlink:actuate="onLoad" draw:mime-type="image/png">
              <text:p/>
            </draw:image>
          </draw:frame>
          <draw:frame draw:z-index="18" draw:name="https://upload.wikimedia.org/wikipedia/commons/thumb/2/2b/Haumea_Hubble.png/50px-Haumea_Hubble.png" draw:style-name="gr1" draw:text-style-name="P1" svg:width="1.322cm" svg:height="1.322cm" svg:x="2.258cm" svg:y="9.483cm">
            <draw:image xlink:href="https://upload.wikimedia.org/wikipedia/commons/thumb/2/2b/Haumea_Hubble.png/50px-Haumea_Hubble.png" xlink:type="simple" xlink:show="embed" xlink:actuate="onLoad" draw:mime-type="image/png">
              <text:p/>
            </draw:image>
          </draw:frame>
          <draw:frame draw:z-index="19" draw:name="https://upload.wikimedia.org/wikipedia/commons/thumb/f/fa/Quaoar-weywot_hst.jpg/50px-Quaoar-weywot_hst.jpg" draw:style-name="gr1" draw:text-style-name="P1" svg:width="1.322cm" svg:height="1.322cm" svg:x="2.258cm" svg:y="9.934cm">
            <draw:image xlink:href="https://upload.wikimedia.org/wikipedia/commons/thumb/f/fa/Quaoar-weywot_hst.jpg/50px-Quaoar-weywot_hst.jpg" xlink:type="simple" xlink:show="embed" xlink:actuate="onLoad" draw:mime-type="image/jpeg">
              <text:p/>
            </draw:image>
          </draw:frame>
          <draw:frame draw:z-index="20" draw:name="https://upload.wikimedia.org/wikipedia/commons/thumb/3/3d/76Freia_%28Lightcurve_Inversion%29.png/50px-76Freia_%28Lightcurve_Inversion%29.png" draw:style-name="gr1" draw:text-style-name="P1" svg:width="1.322cm" svg:height="0.502cm" svg:x="2.258cm" svg:y="10.386cm">
            <draw:image xlink:href="https://upload.wikimedia.org/wikipedia/commons/thumb/3/3d/76Freia_%28Lightcurve_Inversion%29.png/50px-76Freia_%28Lightcurve_Inversion%29.png" xlink:type="simple" xlink:show="embed" xlink:actuate="onLoad" draw:mime-type="image/png">
              <text:p/>
            </draw:image>
          </draw:frame>
          <draw:frame draw:z-index="21" draw:name="https://upload.wikimedia.org/wikipedia/commons/thumb/1/17/Amalthea_%28moon%29.png/50px-Amalthea_%28moon%29.png" draw:style-name="gr1" draw:text-style-name="P1" svg:width="1.322cm" svg:height="1.137cm" svg:x="2.258cm" svg:y="10.837cm">
            <draw:image xlink:href="https://upload.wikimedia.org/wikipedia/commons/thumb/1/17/Amalthea_%28moon%29.png/50px-Amalthea_%28moon%29.png" xlink:type="simple" xlink:show="embed" xlink:actuate="onLoad" draw:mime-type="image/png">
              <text:p/>
            </draw:image>
          </draw:frame>
          <draw:frame draw:z-index="22" draw:name="https://upload.wikimedia.org/wikipedia/commons/thumb/3/33/911_Agamemnon.png/50px-911_Agamemnon.png" draw:style-name="gr1" draw:text-style-name="P1" svg:width="1.322cm" svg:height="0.502cm" svg:x="2.258cm" svg:y="11.289cm">
            <draw:image xlink:href="https://upload.wikimedia.org/wikipedia/commons/thumb/3/33/911_Agamemnon.png/50px-911_Agamemnon.png" xlink:type="simple" xlink:show="embed" xlink:actuate="onLoad" draw:mime-type="image/png">
              <text:p/>
            </draw:image>
          </draw:frame>
          <draw:frame draw:z-index="23" draw:name="https://upload.wikimedia.org/wikipedia/commons/thumb/c/cb/354_Eleonora_VLT_%282021%29%2C_deconvolved.pdf/page1-50px-354_Eleonora_VLT_%282021%29%2C_deconvolved.pdf.jpg" draw:style-name="gr1" draw:text-style-name="P1" svg:width="1.322cm" svg:height="1.348cm" svg:x="2.258cm" svg:y="12.192cm">
            <draw:image xlink:href="https://upload.wikimedia.org/wikipedia/commons/thumb/c/cb/354_Eleonora_VLT_%282021%29%2C_deconvolved.pdf/page1-50px-354_Eleonora_VLT_%282021%29%2C_deconvolved.pdf.jpg" xlink:type="simple" xlink:show="embed" xlink:actuate="onLoad" draw:mime-type="image/jpeg">
              <text:p/>
            </draw:image>
          </draw:frame>
          <draw:frame draw:z-index="24" draw:name="https://upload.wikimedia.org/wikipedia/commons/thumb/4/43/128_Nemesis_VLT_%282021%29%2C_deconvolved.pdf/page1-50px-128_Nemesis_VLT_%282021%29%2C_deconvolved.pdf.jpg" draw:style-name="gr1" draw:text-style-name="P1" svg:width="1.322cm" svg:height="1.348cm" svg:x="2.258cm" svg:y="12.644cm">
            <draw:image xlink:href="https://upload.wikimedia.org/wikipedia/commons/thumb/4/43/128_Nemesis_VLT_%282021%29%2C_deconvolved.pdf/page1-50px-128_Nemesis_VLT_%282021%29%2C_deconvolved.pdf.jpg" xlink:type="simple" xlink:show="embed" xlink:actuate="onLoad" draw:mime-type="image/jpeg">
              <text:p/>
            </draw:image>
          </draw:frame>
          <draw:frame draw:z-index="25" draw:name="https://upload.wikimedia.org/wikipedia/commons/thumb/b/b6/Puck.png/50px-Puck.png" draw:style-name="gr1" draw:text-style-name="P1" svg:width="1.322cm" svg:height="1.322cm" svg:x="2.258cm" svg:y="13.095cm">
            <draw:image xlink:href="https://upload.wikimedia.org/wikipedia/commons/thumb/b/b6/Puck.png/50px-Puck.png" xlink:type="simple" xlink:show="embed" xlink:actuate="onLoad" draw:mime-type="image/png">
              <text:p/>
            </draw:image>
          </draw:frame>
          <draw:frame draw:z-index="26" draw:name="https://upload.wikimedia.org/wikipedia/commons/thumb/6/6c/Makemake_moon_Hubble_image_with_legend_%28cropped%29.jpg/50px-Makemake_moon_Hubble_image_with_legend_%28cropped%29.jpg" draw:style-name="gr1" draw:text-style-name="P1" svg:width="1.322cm" svg:height="1.322cm" svg:x="2.258cm" svg:y="13.547cm">
            <draw:image xlink:href="https://upload.wikimedia.org/wikipedia/commons/thumb/6/6c/Makemake_moon_Hubble_image_with_legend_%28cropped%29.jpg/50px-Makemake_moon_Hubble_image_with_legend_%28cropped%29.jpg" xlink:type="simple" xlink:show="embed" xlink:actuate="onLoad" draw:mime-type="image/jpeg">
              <text:p/>
            </draw:image>
          </draw:frame>
          <draw:frame draw:z-index="27" draw:name="https://upload.wikimedia.org/wikipedia/commons/thumb/2/24/Uranus-sycorax2.gif/50px-Uranus-sycorax2.gif" draw:style-name="gr1" draw:text-style-name="P1" svg:width="1.322cm" svg:height="0.396cm" svg:x="2.258cm" svg:y="13.998cm">
            <draw:image xlink:href="https://upload.wikimedia.org/wikipedia/commons/thumb/2/24/Uranus-sycorax2.gif/50px-Uranus-sycorax2.gif" xlink:type="simple" xlink:show="embed" xlink:actuate="onLoad" draw:mime-type="image/gif">
              <text:p/>
            </draw:image>
          </draw:frame>
          <draw:frame draw:z-index="28" draw:name="https://upload.wikimedia.org/wikipedia/commons/thumb/f/fc/85Io_%28Lightcurve_Inversion%29.png/50px-85Io_%28Lightcurve_Inversion%29.png" draw:style-name="gr1" draw:text-style-name="P1" svg:width="1.322cm" svg:height="0.502cm" svg:x="2.258cm" svg:y="14.45cm">
            <draw:image xlink:href="https://upload.wikimedia.org/wikipedia/commons/thumb/f/fc/85Io_%28Lightcurve_Inversion%29.png/50px-85Io_%28Lightcurve_Inversion%29.png" xlink:type="simple" xlink:show="embed" xlink:actuate="onLoad" draw:mime-type="image/png">
              <text:p/>
            </draw:image>
          </draw:frame>
          <draw:frame draw:z-index="29" draw:name="https://upload.wikimedia.org/wikipedia/commons/thumb/0/08/93Minerva_%28Lightcurve_Inversion%29.png/50px-93Minerva_%28Lightcurve_Inversion%29.png" draw:style-name="gr1" draw:text-style-name="P1" svg:width="1.322cm" svg:height="0.502cm" svg:x="2.258cm" svg:y="14.901cm">
            <draw:image xlink:href="https://upload.wikimedia.org/wikipedia/commons/thumb/0/08/93Minerva_%28Lightcurve_Inversion%29.png/50px-93Minerva_%28Lightcurve_Inversion%29.png" xlink:type="simple" xlink:show="embed" xlink:actuate="onLoad" draw:mime-type="image/png">
              <text:p/>
            </draw:image>
          </draw:frame>
          <draw:frame draw:z-index="30" draw:name="https://upload.wikimedia.org/wikipedia/commons/thumb/a/ae/54Alexandra_%28Lightcurve_Inversion%29.png/50px-54Alexandra_%28Lightcurve_Inversion%29.png" draw:style-name="gr1" draw:text-style-name="P1" svg:width="1.322cm" svg:height="0.502cm" svg:x="2.258cm" svg:y="15.353cm">
            <draw:image xlink:href="https://upload.wikimedia.org/wikipedia/commons/thumb/a/ae/54Alexandra_%28Lightcurve_Inversion%29.png/50px-54Alexandra_%28Lightcurve_Inversion%29.png" xlink:type="simple" xlink:show="embed" xlink:actuate="onLoad" draw:mime-type="image/png">
              <text:p/>
            </draw:image>
          </draw:frame>
          <draw:frame draw:z-index="31" draw:name="https://upload.wikimedia.org/wikipedia/commons/thumb/9/95/51_Nemausa_VLT_%282021%29%2C_deconvolved.pdf/page1-50px-51_Nemausa_VLT_%282021%29%2C_deconvolved.pdf.jpg" draw:style-name="gr1" draw:text-style-name="P1" svg:width="1.322cm" svg:height="1.19cm" svg:x="2.258cm" svg:y="16.256cm">
            <draw:image xlink:href="https://upload.wikimedia.org/wikipedia/commons/thumb/9/95/51_Nemausa_VLT_%282021%29%2C_deconvolved.pdf/page1-50px-51_Nemausa_VLT_%282021%29%2C_deconvolved.pdf.jpg" xlink:type="simple" xlink:show="embed" xlink:actuate="onLoad" draw:mime-type="image/jpeg">
              <text:p/>
            </draw:image>
          </draw:frame>
          <draw:frame draw:z-index="32" draw:name="https://upload.wikimedia.org/wikipedia/commons/thumb/6/69/22_Kalliope_VLT_%282021%29%2C_deconvolved.pdf/page1-50px-22_Kalliope_VLT_%282021%29%2C_deconvolved.pdf.jpg" draw:style-name="gr1" draw:text-style-name="P1" svg:width="1.322cm" svg:height="1.137cm" svg:x="2.258cm" svg:y="16.708cm">
            <draw:image xlink:href="https://upload.wikimedia.org/wikipedia/commons/thumb/6/69/22_Kalliope_VLT_%282021%29%2C_deconvolved.pdf/page1-50px-22_Kalliope_VLT_%282021%29%2C_deconvolved.pdf.jpg" xlink:type="simple" xlink:show="embed" xlink:actuate="onLoad" draw:mime-type="image/jpeg">
              <text:p/>
            </draw:image>
          </draw:frame>
          <draw:frame draw:z-index="33" draw:name="https://upload.wikimedia.org/wikipedia/commons/thumb/5/5f/Despina.jpg/50px-Despina.jpg" draw:style-name="gr1" draw:text-style-name="P1" svg:width="1.322cm" svg:height="0.925cm" svg:x="2.258cm" svg:y="17.159cm">
            <draw:image xlink:href="https://upload.wikimedia.org/wikipedia/commons/thumb/5/5f/Despina.jpg/50px-Despina.jpg" xlink:type="simple" xlink:show="embed" xlink:actuate="onLoad" draw:mime-type="image/jpeg">
              <text:p/>
            </draw:image>
          </draw:frame>
          <draw:frame draw:z-index="34" draw:name="https://upload.wikimedia.org/wikipedia/commons/thumb/a/a1/Manwe-thorondor_hst.jpg/50px-Manwe-thorondor_hst.jpg" draw:style-name="gr1" draw:text-style-name="P1" svg:width="1.322cm" svg:height="1.322cm" svg:x="2.258cm" svg:y="17.611cm">
            <draw:image xlink:href="https://upload.wikimedia.org/wikipedia/commons/thumb/a/a1/Manwe-thorondor_hst.jpg/50px-Manwe-thorondor_hst.jpg" xlink:type="simple" xlink:show="embed" xlink:actuate="onLoad" draw:mime-type="image/jpeg">
              <text:p/>
            </draw:image>
          </draw:frame>
          <draw:frame draw:z-index="35" draw:name="https://upload.wikimedia.org/wikipedia/commons/thumb/5/5b/11_Parthenope_VLT_%282021%29%2C_deconvolved.pdf/page1-50px-11_Parthenope_VLT_%282021%29%2C_deconvolved.pdf.jpg" draw:style-name="gr1" draw:text-style-name="P1" svg:width="1.322cm" svg:height="1.348cm" svg:x="2.258cm" svg:y="18.514cm">
            <draw:image xlink:href="https://upload.wikimedia.org/wikipedia/commons/thumb/5/5b/11_Parthenope_VLT_%282021%29%2C_deconvolved.pdf/page1-50px-11_Parthenope_VLT_%282021%29%2C_deconvolved.pdf.jpg" xlink:type="simple" xlink:show="embed" xlink:actuate="onLoad" draw:mime-type="image/jpeg">
              <text:p/>
            </draw:image>
          </draw:frame>
          <draw:frame draw:z-index="36" draw:name="https://upload.wikimedia.org/wikipedia/commons/thumb/8/86/95Arethusa_%28Lightcurve_Inversion%29.png/50px-95Arethusa_%28Lightcurve_Inversion%29.png" draw:style-name="gr1" draw:text-style-name="P1" svg:width="1.322cm" svg:height="0.502cm" svg:x="2.258cm" svg:y="18.965cm">
            <draw:image xlink:href="https://upload.wikimedia.org/wikipedia/commons/thumb/8/86/95Arethusa_%28Lightcurve_Inversion%29.png/50px-95Arethusa_%28Lightcurve_Inversion%29.png" xlink:type="simple" xlink:show="embed" xlink:actuate="onLoad" draw:mime-type="image/png">
              <text:p/>
            </draw:image>
          </draw:frame>
          <draw:frame draw:z-index="37" draw:name="https://upload.wikimedia.org/wikipedia/commons/thumb/7/75/762_Pulcova_Hubble.jpg/50px-762_Pulcova_Hubble.jpg" draw:style-name="gr1" draw:text-style-name="P1" svg:width="1.322cm" svg:height="1.322cm" svg:x="2.258cm" svg:y="19.417cm">
            <draw:image xlink:href="https://upload.wikimedia.org/wikipedia/commons/thumb/7/75/762_Pulcova_Hubble.jpg/50px-762_Pulcova_Hubble.jpg" xlink:type="simple" xlink:show="embed" xlink:actuate="onLoad" draw:mime-type="image/jpeg">
              <text:p/>
            </draw:image>
          </draw:frame>
          <draw:frame draw:z-index="38" draw:name="https://upload.wikimedia.org/wikipedia/commons/thumb/0/05/8_Flora_VLT_%282021%29%2C_deconvolved.pdf/page1-50px-8_Flora_VLT_%282021%29%2C_deconvolved.pdf.jpg" draw:style-name="gr1" draw:text-style-name="P1" svg:width="1.322cm" svg:height="1.348cm" svg:x="2.258cm" svg:y="19.868cm">
            <draw:image xlink:href="https://upload.wikimedia.org/wikipedia/commons/thumb/0/05/8_Flora_VLT_%282021%29%2C_deconvolved.pdf/page1-50px-8_Flora_VLT_%282021%29%2C_deconvolved.pdf.jpg" xlink:type="simple" xlink:show="embed" xlink:actuate="onLoad" draw:mime-type="image/jpeg">
              <text:p/>
            </draw:image>
          </draw:frame>
          <draw:frame draw:z-index="39" draw:name="https://upload.wikimedia.org/wikipedia/commons/thumb/0/0f/173_Ino_VLT_%282021%29%2C_deconvolved.pdf/page1-50px-173_Ino_VLT_%282021%29%2C_deconvolved.pdf.jpg" draw:style-name="gr1" draw:text-style-name="P1" svg:width="1.322cm" svg:height="1.348cm" svg:x="2.258cm" svg:y="20.32cm">
            <draw:image xlink:href="https://upload.wikimedia.org/wikipedia/commons/thumb/0/0f/173_Ino_VLT_%282021%29%2C_deconvolved.pdf/page1-50px-173_Ino_VLT_%282021%29%2C_deconvolved.pdf.jpg" xlink:type="simple" xlink:show="embed" xlink:actuate="onLoad" draw:mime-type="image/jpeg">
              <text:p/>
            </draw:image>
          </draw:frame>
          <draw:frame draw:z-index="40" draw:name="https://upload.wikimedia.org/wikipedia/commons/thumb/5/59/145_Adeona_VLT_%282021%29%2C_deconvolved.pdf/page1-50px-145_Adeona_VLT_%282021%29%2C_deconvolved.pdf.jpg" draw:style-name="gr1" draw:text-style-name="P1" svg:width="1.322cm" svg:height="1.269cm" svg:x="2.258cm" svg:y="20.772cm">
            <draw:image xlink:href="https://upload.wikimedia.org/wikipedia/commons/thumb/5/59/145_Adeona_VLT_%282021%29%2C_deconvolved.pdf/page1-50px-145_Adeona_VLT_%282021%29%2C_deconvolved.pdf.jpg" xlink:type="simple" xlink:show="embed" xlink:actuate="onLoad" draw:mime-type="image/jpeg">
              <text:p/>
            </draw:image>
          </draw:frame>
          <draw:frame draw:z-index="41" draw:name="https://upload.wikimedia.org/wikipedia/commons/thumb/6/6d/14Irene_%28Lightcurve_Inversion%29.png/50px-14Irene_%28Lightcurve_Inversion%29.png" draw:style-name="gr1" draw:text-style-name="P1" svg:width="1.322cm" svg:height="0.502cm" svg:x="2.258cm" svg:y="21.223cm">
            <draw:image xlink:href="https://upload.wikimedia.org/wikipedia/commons/thumb/6/6d/14Irene_%28Lightcurve_Inversion%29.png/50px-14Irene_%28Lightcurve_Inversion%29.png" xlink:type="simple" xlink:show="embed" xlink:actuate="onLoad" draw:mime-type="image/png">
              <text:p/>
            </draw:image>
          </draw:frame>
          <draw:frame draw:z-index="42" draw:name="https://upload.wikimedia.org/wikipedia/commons/thumb/9/92/18_Melpomene_VLT_%282021%29%2C_deconvolved.pdf/page1-50px-18_Melpomene_VLT_%282021%29%2C_deconvolved.pdf.jpg" draw:style-name="gr1" draw:text-style-name="P1" svg:width="1.322cm" svg:height="1.269cm" svg:x="2.258cm" svg:y="21.675cm">
            <draw:image xlink:href="https://upload.wikimedia.org/wikipedia/commons/thumb/9/92/18_Melpomene_VLT_%282021%29%2C_deconvolved.pdf/page1-50px-18_Melpomene_VLT_%282021%29%2C_deconvolved.pdf.jpg" xlink:type="simple" xlink:show="embed" xlink:actuate="onLoad" draw:mime-type="image/jpeg">
              <text:p/>
            </draw:image>
          </draw:frame>
          <draw:frame draw:z-index="43" draw:name="https://upload.wikimedia.org/wikipedia/commons/thumb/0/05/Lamberta_VLT.png/50px-Lamberta_VLT.png" draw:style-name="gr1" draw:text-style-name="P1" svg:width="1.322cm" svg:height="1.322cm" svg:x="2.258cm" svg:y="22.126cm">
            <draw:image xlink:href="https://upload.wikimedia.org/wikipedia/commons/thumb/0/05/Lamberta_VLT.png/50px-Lamberta_VLT.png" xlink:type="simple" xlink:show="embed" xlink:actuate="onLoad" draw:mime-type="image/png">
              <text:p/>
            </draw:image>
          </draw:frame>
          <draw:frame draw:z-index="44" draw:name="https://upload.wikimedia.org/wikipedia/commons/thumb/c/c2/617_Patroclus_Hubble.jpg/50px-617_Patroclus_Hubble.jpg" draw:style-name="gr1" draw:text-style-name="P1" svg:width="1.322cm" svg:height="1.322cm" svg:x="2.258cm" svg:y="23.029cm">
            <draw:image xlink:href="https://upload.wikimedia.org/wikipedia/commons/thumb/c/c2/617_Patroclus_Hubble.jpg/50px-617_Patroclus_Hubble.jpg" xlink:type="simple" xlink:show="embed" xlink:actuate="onLoad" draw:mime-type="image/jpeg">
              <text:p/>
            </draw:image>
          </draw:frame>
          <draw:frame draw:z-index="45" draw:name="https://upload.wikimedia.org/wikipedia/commons/thumb/f/f5/Potw1749a_Julia_crop.png/50px-Potw1749a_Julia_crop.png" draw:style-name="gr1" draw:text-style-name="P1" svg:width="1.322cm" svg:height="1.295cm" svg:x="2.258cm" svg:y="23.481cm">
            <draw:image xlink:href="https://upload.wikimedia.org/wikipedia/commons/thumb/f/f5/Potw1749a_Julia_crop.png/50px-Potw1749a_Julia_crop.png" xlink:type="simple" xlink:show="embed" xlink:actuate="onLoad" draw:mime-type="image/png">
              <text:p/>
            </draw:image>
          </draw:frame>
          <draw:frame draw:z-index="46" draw:name="https://upload.wikimedia.org/wikipedia/commons/thumb/7/7f/Typhon-echidna_hst.jpg/50px-Typhon-echidna_hst.jpg" draw:style-name="gr1" draw:text-style-name="P1" svg:width="1.322cm" svg:height="1.322cm" svg:x="2.258cm" svg:y="23.932cm">
            <draw:image xlink:href="https://upload.wikimedia.org/wikipedia/commons/thumb/7/7f/Typhon-echidna_hst.jpg/50px-Typhon-echidna_hst.jpg" xlink:type="simple" xlink:show="embed" xlink:actuate="onLoad" draw:mime-type="image/jpeg">
              <text:p/>
            </draw:image>
          </draw:frame>
          <draw:frame draw:z-index="47" draw:name="https://upload.wikimedia.org/wikipedia/commons/thumb/4/40/A112.M119.shape.png/50px-A112.M119.shape.png" draw:style-name="gr1" draw:text-style-name="P1" svg:width="1.322cm" svg:height="0.502cm" svg:x="2.258cm" svg:y="24.384cm">
            <draw:image xlink:href="https://upload.wikimedia.org/wikipedia/commons/thumb/4/40/A112.M119.shape.png/50px-A112.M119.shape.png" xlink:type="simple" xlink:show="embed" xlink:actuate="onLoad" draw:mime-type="image/png">
              <text:p/>
            </draw:image>
          </draw:frame>
          <draw:frame draw:z-index="48" draw:name="https://upload.wikimedia.org/wikipedia/commons/thumb/a/a8/Portia1.jpg/50px-Portia1.jpg" draw:style-name="gr1" draw:text-style-name="P1" svg:width="1.322cm" svg:height="1.031cm" svg:x="2.258cm" svg:y="24.836cm">
            <draw:image xlink:href="https://upload.wikimedia.org/wikipedia/commons/thumb/a/a8/Portia1.jpg/50px-Portia1.jpg" xlink:type="simple" xlink:show="embed" xlink:actuate="onLoad" draw:mime-type="image/jpeg">
              <text:p/>
            </draw:image>
          </draw:frame>
          <draw:frame draw:z-index="49" draw:name="https://upload.wikimedia.org/wikipedia/commons/thumb/e/e6/283Emma_%28Lightcurve_Inversion%29.png/50px-283Emma_%28Lightcurve_Inversion%29.png" draw:style-name="gr1" draw:text-style-name="P1" svg:width="1.322cm" svg:height="0.502cm" svg:x="2.258cm" svg:y="25.287cm">
            <draw:image xlink:href="https://upload.wikimedia.org/wikipedia/commons/thumb/e/e6/283Emma_%28Lightcurve_Inversion%29.png/50px-283Emma_%28Lightcurve_Inversion%29.png" xlink:type="simple" xlink:show="embed" xlink:actuate="onLoad" draw:mime-type="image/png">
              <text:p/>
            </draw:image>
          </draw:frame>
          <draw:frame draw:z-index="50" draw:name="https://upload.wikimedia.org/wikipedia/commons/thumb/b/b1/1999TC36-Trujillo-HST.png/50px-1999TC36-Trujillo-HST.png" draw:style-name="gr1" draw:text-style-name="P1" svg:width="1.322cm" svg:height="1.322cm" svg:x="2.258cm" svg:y="25.739cm">
            <draw:image xlink:href="https://upload.wikimedia.org/wikipedia/commons/thumb/b/b1/1999TC36-Trujillo-HST.png/50px-1999TC36-Trujillo-HST.png" xlink:type="simple" xlink:show="embed" xlink:actuate="onLoad" draw:mime-type="image/png">
              <text:p/>
            </draw:image>
          </draw:frame>
          <draw:frame draw:z-index="51" draw:name="https://upload.wikimedia.org/wikipedia/commons/thumb/b/b6/146Lucina_%28Lightcurve_Inversion%29.png/50px-146Lucina_%28Lightcurve_Inversion%29.png" draw:style-name="gr1" draw:text-style-name="P1" svg:width="1.322cm" svg:height="0.502cm" svg:x="2.258cm" svg:y="26.19cm">
            <draw:image xlink:href="https://upload.wikimedia.org/wikipedia/commons/thumb/b/b6/146Lucina_%28Lightcurve_Inversion%29.png/50px-146Lucina_%28Lightcurve_Inversion%29.png" xlink:type="simple" xlink:show="embed" xlink:actuate="onLoad" draw:mime-type="image/png">
              <text:p/>
            </draw:image>
          </draw:frame>
          <draw:frame draw:z-index="52" draw:name="https://upload.wikimedia.org/wikipedia/commons/thumb/5/5d/Teharonhiawako-sawiskera_hst.jpg/50px-Teharonhiawako-sawiskera_hst.jpg" draw:style-name="gr1" draw:text-style-name="P1" svg:width="1.322cm" svg:height="1.322cm" svg:x="2.258cm" svg:y="26.642cm">
            <draw:image xlink:href="https://upload.wikimedia.org/wikipedia/commons/thumb/5/5d/Teharonhiawako-sawiskera_hst.jpg/50px-Teharonhiawako-sawiskera_hst.jpg" xlink:type="simple" xlink:show="embed" xlink:actuate="onLoad" draw:mime-type="image/jpeg">
              <text:p/>
            </draw:image>
          </draw:frame>
          <draw:frame draw:z-index="53" draw:name="https://upload.wikimedia.org/wikipedia/commons/thumb/f/fc/Modelled_shape_of_588_Achilles_from_its_light_curve.png/50px-Modelled_shape_of_588_Achilles_from_its_light_curve.png" draw:style-name="gr1" draw:text-style-name="P1" svg:width="1.322cm" svg:height="0.502cm" svg:x="2.258cm" svg:y="27.093cm">
            <draw:image xlink:href="https://upload.wikimedia.org/wikipedia/commons/thumb/f/fc/Modelled_shape_of_588_Achilles_from_its_light_curve.png/50px-Modelled_shape_of_588_Achilles_from_its_light_curve.png" xlink:type="simple" xlink:show="embed" xlink:actuate="onLoad" draw:mime-type="image/png">
              <text:p/>
            </draw:image>
          </draw:frame>
          <draw:frame draw:z-index="54" draw:name="https://upload.wikimedia.org/wikipedia/commons/thumb/c/c2/Borasisi-pabu_hst.jpg/50px-Borasisi-pabu_hst.jpg" draw:style-name="gr1" draw:text-style-name="P1" svg:width="1.322cm" svg:height="1.322cm" svg:x="2.258cm" svg:y="28.448cm">
            <draw:image xlink:href="https://upload.wikimedia.org/wikipedia/commons/thumb/c/c2/Borasisi-pabu_hst.jpg/50px-Borasisi-pabu_hst.jpg" xlink:type="simple" xlink:show="embed" xlink:actuate="onLoad" draw:mime-type="image/jpeg">
              <text:p/>
            </draw:image>
          </draw:frame>
          <draw:frame draw:z-index="55" draw:name="https://upload.wikimedia.org/wikipedia/commons/thumb/f/f6/68Leto_%28Lightcurve_Inversion%29.png/50px-68Leto_%28Lightcurve_Inversion%29.png" draw:style-name="gr1" draw:text-style-name="P1" svg:width="1.322cm" svg:height="0.502cm" svg:x="2.258cm" svg:y="29.351cm">
            <draw:image xlink:href="https://upload.wikimedia.org/wikipedia/commons/thumb/f/f6/68Leto_%28Lightcurve_Inversion%29.png/50px-68Leto_%28Lightcurve_Inversion%29.png" xlink:type="simple" xlink:show="embed" xlink:actuate="onLoad" draw:mime-type="image/png">
              <text:p/>
            </draw:image>
          </draw:frame>
          <draw:frame draw:z-index="56" draw:name="https://upload.wikimedia.org/wikipedia/commons/thumb/d/d7/28Bell-LB1-mag12.jpg/50px-28Bell-LB1-mag12.jpg" draw:style-name="gr1" draw:text-style-name="P1" svg:width="1.322cm" svg:height="1.428cm" svg:x="2.258cm" svg:y="30.254cm">
            <draw:image xlink:href="https://upload.wikimedia.org/wikipedia/commons/thumb/d/d7/28Bell-LB1-mag12.jpg/50px-28Bell-LB1-mag12.jpg" xlink:type="simple" xlink:show="embed" xlink:actuate="onLoad" draw:mime-type="image/jpeg">
              <text:p/>
            </draw:image>
          </draw:frame>
          <draw:frame draw:z-index="57" draw:name="https://upload.wikimedia.org/wikipedia/commons/thumb/6/66/001173-asteroid_shape_model_%281173%29_Anchises.png/50px-001173-asteroid_shape_model_%281173%29_Anchises.png" draw:style-name="gr1" draw:text-style-name="P1" svg:width="1.322cm" svg:height="1.322cm" svg:x="2.258cm" svg:y="31.157cm">
            <draw:image xlink:href="https://upload.wikimedia.org/wikipedia/commons/thumb/6/66/001173-asteroid_shape_model_%281173%29_Anchises.png/50px-001173-asteroid_shape_model_%281173%29_Anchises.png" xlink:type="simple" xlink:show="embed" xlink:actuate="onLoad" draw:mime-type="image/png">
              <text:p/>
            </draw:image>
          </draw:frame>
          <draw:frame draw:z-index="58" draw:name="https://upload.wikimedia.org/wikipedia/commons/thumb/d/de/2014_UN271_Jan_2022_Hubble_crop.png/50px-2014_UN271_Jan_2022_Hubble_crop.png" draw:style-name="gr1" draw:text-style-name="P1" svg:width="1.322cm" svg:height="1.084cm" svg:x="2.258cm" svg:y="31.609cm">
            <draw:image xlink:href="https://upload.wikimedia.org/wikipedia/commons/thumb/d/de/2014_UN271_Jan_2022_Hubble_crop.png/50px-2014_UN271_Jan_2022_Hubble_crop.png" xlink:type="simple" xlink:show="embed" xlink:actuate="onLoad" draw:mime-type="image/png">
              <text:p/>
            </draw:image>
          </draw:frame>
          <draw:frame draw:z-index="59" draw:name="https://upload.wikimedia.org/wikipedia/commons/thumb/9/9b/216_Kleopatra_VLT_%282021%29%2C_deconvolved.pdf/page1-50px-216_Kleopatra_VLT_%282021%29%2C_deconvolved.pdf.jpg" draw:style-name="gr1" draw:text-style-name="P1" svg:width="1.322cm" svg:height="0.899cm" svg:x="2.258cm" svg:y="33.415cm">
            <draw:image xlink:href="https://upload.wikimedia.org/wikipedia/commons/thumb/9/9b/216_Kleopatra_VLT_%282021%29%2C_deconvolved.pdf/page1-50px-216_Kleopatra_VLT_%282021%29%2C_deconvolved.pdf.jpg" xlink:type="simple" xlink:show="embed" xlink:actuate="onLoad" draw:mime-type="image/jpeg">
              <text:p/>
            </draw:image>
          </draw:frame>
          <draw:frame draw:z-index="60" draw:name="https://upload.wikimedia.org/wikipedia/commons/thumb/7/7d/230_Athamantis_VLT_%282021%29%2C_deconvolved.pdf/page1-50px-230_Athamantis_VLT_%282021%29%2C_deconvolved.pdf.jpg" draw:style-name="gr1" draw:text-style-name="P1" svg:width="1.322cm" svg:height="1.322cm" svg:x="2.258cm" svg:y="33.867cm">
            <draw:image xlink:href="https://upload.wikimedia.org/wikipedia/commons/thumb/7/7d/230_Athamantis_VLT_%282021%29%2C_deconvolved.pdf/page1-50px-230_Athamantis_VLT_%282021%29%2C_deconvolved.pdf.jpg" xlink:type="simple" xlink:show="embed" xlink:actuate="onLoad" draw:mime-type="image/jpeg">
              <text:p/>
            </draw:image>
          </draw:frame>
          <draw:frame draw:z-index="61" draw:name="https://upload.wikimedia.org/wikipedia/commons/thumb/f/f8/001437-asteroid_shape_model_%281437%29_Diomedes.png/50px-001437-asteroid_shape_model_%281437%29_Diomedes.png" draw:style-name="gr1" draw:text-style-name="P1" svg:width="1.322cm" svg:height="1.322cm" svg:x="2.258cm" svg:y="34.318cm">
            <draw:image xlink:href="https://upload.wikimedia.org/wikipedia/commons/thumb/f/f8/001437-asteroid_shape_model_%281437%29_Diomedes.png/50px-001437-asteroid_shape_model_%281437%29_Diomedes.png" xlink:type="simple" xlink:show="embed" xlink:actuate="onLoad" draw:mime-type="image/png">
              <text:p/>
            </draw:image>
          </draw:frame>
          <draw:frame draw:z-index="62" draw:name="https://upload.wikimedia.org/wikipedia/commons/thumb/2/24/PIA09813_Epimetheus_S._polar_region.jpg/50px-PIA09813_Epimetheus_S._polar_region.jpg" draw:style-name="gr1" draw:text-style-name="P1" svg:width="1.322cm" svg:height="1.269cm" svg:x="2.258cm" svg:y="35.221cm">
            <draw:image xlink:href="https://upload.wikimedia.org/wikipedia/commons/thumb/2/24/PIA09813_Epimetheus_S._polar_region.jpg/50px-PIA09813_Epimetheus_S._polar_region.jpg" xlink:type="simple" xlink:show="embed" xlink:actuate="onLoad" draw:mime-type="image/jpeg">
              <text:p/>
            </draw:image>
          </draw:frame>
          <draw:frame draw:z-index="63" draw:name="https://upload.wikimedia.org/wikipedia/commons/thumb/8/85/12_Victoria_VLT_%282021%29%2C_deconvolved.pdf/page1-50px-12_Victoria_VLT_%282021%29%2C_deconvolved.pdf.jpg" draw:style-name="gr1" draw:text-style-name="P1" svg:width="1.322cm" svg:height="1.322cm" svg:x="2.258cm" svg:y="35.673cm">
            <draw:image xlink:href="https://upload.wikimedia.org/wikipedia/commons/thumb/8/85/12_Victoria_VLT_%282021%29%2C_deconvolved.pdf/page1-50px-12_Victoria_VLT_%282021%29%2C_deconvolved.pdf.jpg" xlink:type="simple" xlink:show="embed" xlink:actuate="onLoad" draw:mime-type="image/jpeg">
              <text:p/>
            </draw:image>
          </draw:frame>
          <draw:frame draw:z-index="64" draw:name="https://upload.wikimedia.org/wikipedia/commons/thumb/9/9e/34Circe_%28Lightcurve_Inversion%29.png/50px-34Circe_%28Lightcurve_Inversion%29.png" draw:style-name="gr1" draw:text-style-name="P1" svg:width="1.322cm" svg:height="0.502cm" svg:x="2.258cm" svg:y="36.124cm">
            <draw:image xlink:href="https://upload.wikimedia.org/wikipedia/commons/thumb/9/9e/34Circe_%28Lightcurve_Inversion%29.png/50px-34Circe_%28Lightcurve_Inversion%29.png" xlink:type="simple" xlink:show="embed" xlink:actuate="onLoad" draw:mime-type="image/png">
              <text:p/>
            </draw:image>
          </draw:frame>
          <draw:frame draw:z-index="65" draw:name="https://upload.wikimedia.org/wikipedia/commons/thumb/d/d4/38Leda_%28Lightcurve_Inversion%29.png/50px-38Leda_%28Lightcurve_Inversion%29.png" draw:style-name="gr1" draw:text-style-name="P1" svg:width="1.322cm" svg:height="0.502cm" svg:x="2.258cm" svg:y="36.576cm">
            <draw:image xlink:href="https://upload.wikimedia.org/wikipedia/commons/thumb/d/d4/38Leda_%28Lightcurve_Inversion%29.png/50px-38Leda_%28Lightcurve_Inversion%29.png" xlink:type="simple" xlink:show="embed" xlink:actuate="onLoad" draw:mime-type="image/png">
              <text:p/>
            </draw:image>
          </draw:frame>
          <draw:frame draw:z-index="66" draw:name="https://upload.wikimedia.org/wikipedia/commons/thumb/a/ad/56Melete_%28Lightcurve_Inversion%29.png/50px-56Melete_%28Lightcurve_Inversion%29.png" draw:style-name="gr1" draw:text-style-name="P1" svg:width="1.322cm" svg:height="0.502cm" svg:x="2.258cm" svg:y="37.931cm">
            <draw:image xlink:href="https://upload.wikimedia.org/wikipedia/commons/thumb/a/ad/56Melete_%28Lightcurve_Inversion%29.png/50px-56Melete_%28Lightcurve_Inversion%29.png" xlink:type="simple" xlink:show="embed" xlink:actuate="onLoad" draw:mime-type="image/png">
              <text:p/>
            </draw:image>
          </draw:frame>
          <draw:frame draw:z-index="67" draw:name="https://upload.wikimedia.org/wikipedia/commons/thumb/e/e0/40Harmonia_%28Lightcurve_Inversion%29.png/50px-40Harmonia_%28Lightcurve_Inversion%29.png" draw:style-name="gr1" draw:text-style-name="P1" svg:width="1.322cm" svg:height="0.502cm" svg:x="2.258cm" svg:y="39.285cm">
            <draw:image xlink:href="https://upload.wikimedia.org/wikipedia/commons/thumb/e/e0/40Harmonia_%28Lightcurve_Inversion%29.png/50px-40Harmonia_%28Lightcurve_Inversion%29.png" xlink:type="simple" xlink:show="embed" xlink:actuate="onLoad" draw:mime-type="image/png">
              <text:p/>
            </draw:image>
          </draw:frame>
          <draw:frame draw:z-index="68" draw:name="https://upload.wikimedia.org/wikipedia/commons/thumb/8/85/27Euterpe_%28Lightcurve_Inversion%29.png/50px-27Euterpe_%28Lightcurve_Inversion%29.png" draw:style-name="gr1" draw:text-style-name="P1" svg:width="1.322cm" svg:height="0.502cm" svg:x="2.258cm" svg:y="40.188cm">
            <draw:image xlink:href="https://upload.wikimedia.org/wikipedia/commons/thumb/8/85/27Euterpe_%28Lightcurve_Inversion%29.png/50px-27Euterpe_%28Lightcurve_Inversion%29.png" xlink:type="simple" xlink:show="embed" xlink:actuate="onLoad" draw:mime-type="image/png">
              <text:p/>
            </draw:image>
          </draw:frame>
          <draw:frame draw:z-index="69" draw:name="https://upload.wikimedia.org/wikipedia/commons/thumb/a/a1/Manwe-thorondor_hst.jpg/50px-Manwe-thorondor_hst.jpg" draw:style-name="gr1" draw:text-style-name="P1" svg:width="1.322cm" svg:height="1.322cm" svg:x="2.258cm" svg:y="41.092cm">
            <draw:image xlink:href="https://upload.wikimedia.org/wikipedia/commons/thumb/a/a1/Manwe-thorondor_hst.jpg/50px-Manwe-thorondor_hst.jpg" xlink:type="simple" xlink:show="embed" xlink:actuate="onLoad" draw:mime-type="image/jpeg">
              <text:p/>
            </draw:image>
          </draw:frame>
          <draw:frame draw:z-index="70" draw:name="https://upload.wikimedia.org/wikipedia/commons/thumb/3/3b/23Thalia_%28Lightcurve_Inversion%29.png/50px-23Thalia_%28Lightcurve_Inversion%29.png" draw:style-name="gr1" draw:text-style-name="P1" svg:width="1.322cm" svg:height="0.502cm" svg:x="2.258cm" svg:y="41.543cm">
            <draw:image xlink:href="https://upload.wikimedia.org/wikipedia/commons/thumb/3/3b/23Thalia_%28Lightcurve_Inversion%29.png/50px-23Thalia_%28Lightcurve_Inversion%29.png" xlink:type="simple" xlink:show="embed" xlink:actuate="onLoad" draw:mime-type="image/png">
              <text:p/>
            </draw:image>
          </draw:frame>
          <draw:frame draw:z-index="71" draw:name="https://upload.wikimedia.org/wikipedia/commons/thumb/a/aa/62Erato_%28Lightcurve_Inversion%29.png/50px-62Erato_%28Lightcurve_Inversion%29.png" draw:style-name="gr1" draw:text-style-name="P1" svg:width="1.322cm" svg:height="0.502cm" svg:x="2.258cm" svg:y="41.995cm">
            <draw:image xlink:href="https://upload.wikimedia.org/wikipedia/commons/thumb/a/aa/62Erato_%28Lightcurve_Inversion%29.png/50px-62Erato_%28Lightcurve_Inversion%29.png" xlink:type="simple" xlink:show="embed" xlink:actuate="onLoad" draw:mime-type="image/png">
              <text:p/>
            </draw:image>
          </draw:frame>
          <draw:frame draw:z-index="72" draw:name="https://upload.wikimedia.org/wikipedia/commons/thumb/9/9a/5Astraea_%28Lightcurve_Inversion%29.png/50px-5Astraea_%28Lightcurve_Inversion%29.png" draw:style-name="gr1" draw:text-style-name="P1" svg:width="1.322cm" svg:height="0.502cm" svg:x="2.258cm" svg:y="42.446cm">
            <draw:image xlink:href="https://upload.wikimedia.org/wikipedia/commons/thumb/9/9a/5Astraea_%28Lightcurve_Inversion%29.png/50px-5Astraea_%28Lightcurve_Inversion%29.png" xlink:type="simple" xlink:show="embed" xlink:actuate="onLoad" draw:mime-type="image/png">
              <text:p/>
            </draw:image>
          </draw:frame>
          <draw:frame draw:z-index="73" draw:name="https://upload.wikimedia.org/wikipedia/commons/thumb/c/c2/Borasisi-pabu_hst.jpg/50px-Borasisi-pabu_hst.jpg" draw:style-name="gr1" draw:text-style-name="P1" svg:width="1.322cm" svg:height="1.322cm" svg:x="2.258cm" svg:y="42.898cm">
            <draw:image xlink:href="https://upload.wikimedia.org/wikipedia/commons/thumb/c/c2/Borasisi-pabu_hst.jpg/50px-Borasisi-pabu_hst.jpg" xlink:type="simple" xlink:show="embed" xlink:actuate="onLoad" draw:mime-type="image/jpeg">
              <text:p/>
            </draw:image>
          </draw:frame>
          <draw:frame draw:z-index="74" draw:name="https://upload.wikimedia.org/wikipedia/commons/thumb/9/9b/35Leukothea_%28Lightcurve_Inversion%29.png/50px-35Leukothea_%28Lightcurve_Inversion%29.png" draw:style-name="gr1" draw:text-style-name="P1" svg:width="1.322cm" svg:height="0.502cm" svg:x="2.258cm" svg:y="44.252cm">
            <draw:image xlink:href="https://upload.wikimedia.org/wikipedia/commons/thumb/9/9b/35Leukothea_%28Lightcurve_Inversion%29.png/50px-35Leukothea_%28Lightcurve_Inversion%29.png" xlink:type="simple" xlink:show="embed" xlink:actuate="onLoad" draw:mime-type="image/png">
              <text:p/>
            </draw:image>
          </draw:frame>
          <draw:frame draw:z-index="75" draw:name="https://upload.wikimedia.org/wikipedia/commons/thumb/c/c2/617_Patroclus_Hubble.jpg/50px-617_Patroclus_Hubble.jpg" draw:style-name="gr1" draw:text-style-name="P1" svg:width="1.322cm" svg:height="1.322cm" svg:x="2.258cm" svg:y="44.704cm">
            <draw:image xlink:href="https://upload.wikimedia.org/wikipedia/commons/thumb/c/c2/617_Patroclus_Hubble.jpg/50px-617_Patroclus_Hubble.jpg" xlink:type="simple" xlink:show="embed" xlink:actuate="onLoad" draw:mime-type="image/jpeg">
              <text:p/>
            </draw:image>
          </draw:frame>
          <draw:frame draw:z-index="76" draw:name="https://upload.wikimedia.org/wikipedia/commons/thumb/b/b5/42Isis_%28Lightcurve_Inversion%29.png/50px-42Isis_%28Lightcurve_Inversion%29.png" draw:style-name="gr1" draw:text-style-name="P1" svg:width="1.322cm" svg:height="0.502cm" svg:x="2.258cm" svg:y="45.156cm">
            <draw:image xlink:href="https://upload.wikimedia.org/wikipedia/commons/thumb/b/b5/42Isis_%28Lightcurve_Inversion%29.png/50px-42Isis_%28Lightcurve_Inversion%29.png" xlink:type="simple" xlink:show="embed" xlink:actuate="onLoad" draw:mime-type="image/png">
              <text:p/>
            </draw:image>
          </draw:frame>
          <draw:frame draw:z-index="77" draw:name="https://upload.wikimedia.org/wikipedia/commons/thumb/5/59/97Klotho_%28Lightcurve_Inversion%29.png/50px-97Klotho_%28Lightcurve_Inversion%29.png" draw:style-name="gr1" draw:text-style-name="P1" svg:width="1.322cm" svg:height="0.502cm" svg:x="2.258cm" svg:y="45.607cm">
            <draw:image xlink:href="https://upload.wikimedia.org/wikipedia/commons/thumb/5/59/97Klotho_%28Lightcurve_Inversion%29.png/50px-97Klotho_%28Lightcurve_Inversion%29.png" xlink:type="simple" xlink:show="embed" xlink:actuate="onLoad" draw:mime-type="image/png">
              <text:p/>
            </draw:image>
          </draw:frame>
          <draw:frame draw:z-index="78" draw:name="https://upload.wikimedia.org/wikipedia/commons/thumb/d/dd/1208_Troilus_Hubble.jpg/50px-1208_Troilus_Hubble.jpg" draw:style-name="gr1" draw:text-style-name="P1" svg:width="1.322cm" svg:height="1.322cm" svg:x="2.258cm" svg:y="46.059cm">
            <draw:image xlink:href="https://upload.wikimedia.org/wikipedia/commons/thumb/d/dd/1208_Troilus_Hubble.jpg/50px-1208_Troilus_Hubble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Zettagram" xlink:type="simple">1018 kg</text:a>) </text:p>
          </table:table-cell>
          <table:table-cell table:style-name="ce2" office:value-type="string" calcext:value-type="string">
            <text:p>Type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3">
          <table:table-cell office:value-type="string" calcext:value-type="string">
            <text:p><text:a xlink:href="https://en.wikipedia.org/wiki/130_Elektra" xlink:type="simple">Elektra</text:a></text:p>
            <text:p>130 </text:p>
          </table:table-cell>
          <table:table-cell office:value-type="string" calcext:value-type="string">
            <text:p><text:a xlink:href="https://en.wikipedia.org/wiki/File:130_Elektra_VLT_(2021),_deconvolved.pdf" xlink:type="simple"> </text:a> </text:p>
          </table:table-cell>
          <table:table-cell office:value-type="string" calcext:value-type="string">
            <text:p>99.5±1 </text:p>
          </table:table-cell>
          <table:table-cell office:value-type="string" calcext:value-type="string">
            <text:p>6.4±0.2 </text:p>
          </table:table-cell>
          <table:table-cell office:value-type="string" calcext:value-type="string">
            <text:p>belt asteroid <text:a xlink:href="https://en.wikipedia.org/wiki/G-type_asteroids" xlink:type="simple">type G</text:a>; <text:a xlink:href="https://en.wikipedia.org/wiki/Minor-planet_moon" xlink:type="simple">multiple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4598_Bienor" xlink:type="simple">Bienor</text:a></text:p>
            <text:p>54598 </text:p>
          </table:table-cell>
          <table:table-cell table:style-name="ce7"/>
          <table:table-cell office:value-type="string" calcext:value-type="string">
            <text:p>99+3</text:p>
            <text:p>−3.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_Hebe" xlink:type="simple">Hebe</text:a></text:p>
            <text:p>6 </text:p>
          </table:table-cell>
          <table:table-cell office:value-type="string" calcext:value-type="string">
            <text:p><text:a xlink:href="https://en.wikipedia.org/wiki/File:6hebe.png" xlink:type="simple"> </text:a> </text:p>
          </table:table-cell>
          <table:table-cell office:value-type="string" calcext:value-type="string">
            <text:p>97.5±1.5 </text:p>
          </table:table-cell>
          <table:table-cell office:value-type="string" calcext:value-type="string">
            <text:p>12.4±2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arissa_(moon)" xlink:type="simple">Larissa</text:a></text:p>
            <text:p>Neptune VII </text:p>
          </table:table-cell>
          <table:table-cell office:value-type="string" calcext:value-type="string">
            <text:p><text:a xlink:href="https://en.wikipedia.org/wiki/File:Larissa_1.jpg" xlink:type="simple"> </text:a> </text:p>
          </table:table-cell>
          <table:table-cell office:value-type="string" calcext:value-type="string">
            <text:p>97±3 </text:p>
          </table:table-cell>
          <table:table-cell office:value-type="string" calcext:value-type="string">
            <text:p>≈ 4.2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 · <text:a xlink:href="https://en.wikipedia.org/wiki/List_of_Solar_System_objects_by_size#cite_note-mass_estimate-129" xlink:type="simple">[f]</text:a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75_Ursula" xlink:type="simple">Ursula</text:a></text:p>
            <text:p>375 </text:p>
          </table:table-cell>
          <table:table-cell table:style-name="ce8" office:value-type="string" calcext:value-type="string">
            <text:p><text:a xlink:href="https://en.wikipedia.org/wiki/File:375Ursula-LB1.jpg" xlink:type="simple"> </text:a> </text:p>
          </table:table-cell>
          <table:table-cell office:value-type="string" calcext:value-type="string">
            <text:p>96.8±1.3 </text:p>
          </table:table-cell>
          <table:table-cell office:value-type="string" calcext:value-type="string">
            <text:p>8.4±5.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18_(532037)_1" xlink:type="simple">S/2018 (532037) 1</text:a> </text:p>
          </table:table-cell>
          <table:table-cell table:style-name="ce7"/>
          <table:table-cell office:value-type="string" calcext:value-type="string">
            <text:p>≈ 95 </text:p>
          </table:table-cell>
          <table:table-cell table:style-name="ce4"/>
          <table:table-cell office:value-type="string" calcext:value-type="string">
            <text:p>moon of <text:a xlink:href="https://en.wikipedia.org/wiki/2013_FY27" xlink:type="simple">2013 FY27</text:a> </text:p>
          </table:table-cell>
          <table:table-cell office:value-type="string" calcext:value-type="string">
            <text:p><text:a xlink:href="https://en.wikipedia.org/wiki/List_of_Solar_System_objects_by_size#cite_note-Sheppard2018-71" xlink:type="simple">[6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5_Eugenia" xlink:type="simple">Eugenia</text:a></text:p>
            <text:p>45 </text:p>
          </table:table-cell>
          <table:table-cell office:value-type="string" calcext:value-type="string">
            <text:p><text:a xlink:href="https://en.wikipedia.org/wiki/File:45_Eugenia_VLT_(2021),_deconvolved.pdf" xlink:type="simple"> </text:a> </text:p>
          </table:table-cell>
          <table:table-cell office:value-type="string" calcext:value-type="string">
            <text:p>94±1 </text:p>
          </table:table-cell>
          <table:table-cell office:value-type="string" calcext:value-type="string">
            <text:p>5.8±0.1 </text:p>
          </table:table-cell>
          <table:table-cell office:value-type="string" calcext:value-type="string">
            <text:p>belt asteroid <text:a xlink:href="https://en.wikipedia.org/wiki/F-type_asteroids" xlink:type="simple">type F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21_Hermione" xlink:type="simple">Hermione</text:a></text:p>
            <text:p>121 </text:p>
          </table:table-cell>
          <table:table-cell office:value-type="string" calcext:value-type="string">
            <text:p><text:a xlink:href="https://en.wikipedia.org/wiki/File:Hermione06_2.jpg" xlink:type="simple"> </text:a> </text:p>
          </table:table-cell>
          <table:table-cell office:value-type="string" calcext:value-type="string">
            <text:p>94±3 </text:p>
          </table:table-cell>
          <table:table-cell office:value-type="string" calcext:value-type="string">
            <text:p>5.0±0.3 </text:p>
          </table:table-cell>
          <table:table-cell office:value-type="string" calcext:value-type="string">
            <text:p>outer belt asteroid <text:a xlink:href="https://en.wikipedia.org/wiki/C-type_asteroids" xlink:type="simple">type C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121-131" xlink:type="simple">[120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1_Daphne" xlink:type="simple">Daphne</text:a></text:p>
            <text:p>41 </text:p>
          </table:table-cell>
          <table:table-cell office:value-type="string" calcext:value-type="string">
            <text:p><text:a xlink:href="https://en.wikipedia.org/wiki/File:41_Daphne_VLT_(2021),_deconvolved.pdf" xlink:type="simple"> </text:a> </text:p>
          </table:table-cell>
          <table:table-cell office:value-type="string" calcext:value-type="string">
            <text:p>94±7 </text:p>
          </table:table-cell>
          <table:table-cell office:value-type="string" calcext:value-type="string">
            <text:p>6.1±0.9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94_Aurora" xlink:type="simple">Aurora</text:a></text:p>
            <text:p>94 </text:p>
          </table:table-cell>
          <table:table-cell office:value-type="string" calcext:value-type="string">
            <text:p><text:a xlink:href="https://en.wikipedia.org/wiki/File:94Aurora_(Lightcurve_Inversion).png" xlink:type="simple"> </text:a> </text:p>
          </table:table-cell>
          <table:table-cell office:value-type="string" calcext:value-type="string">
            <text:p>93.8±3.6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6.2±3.6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54_Bertha" xlink:type="simple">Bertha</text:a></text:p>
            <text:p>154 </text:p>
          </table:table-cell>
          <table:table-cell office:value-type="string" calcext:value-type="string">
            <text:p><text:a xlink:href="https://en.wikipedia.org/wiki/File:000154-asteroid_shape_model_(154)_Bertha.png" xlink:type="simple"> </text:a> </text:p>
          </table:table-cell>
          <table:table-cell office:value-type="string" calcext:value-type="string">
            <text:p>93.4±0.9 </text:p>
          </table:table-cell>
          <table:table-cell office:value-type="string" calcext:value-type="string">
            <text:p>9.2±5.2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Janus_(moon)" xlink:type="simple">Janus</text:a></text:p>
            <text:p>Saturn X </text:p>
          </table:table-cell>
          <table:table-cell office:value-type="string" calcext:value-type="string">
            <text:p><text:a xlink:href="https://en.wikipedia.org/wiki/File:PIA12714_Janus_crop.jpg" xlink:type="simple"> </text:a> </text:p>
          </table:table-cell>
          <table:table-cell office:value-type="string" calcext:value-type="string">
            <text:p>89.5±1.4 </text:p>
          </table:table-cell>
          <table:table-cell office:value-type="string" calcext:value-type="string">
            <text:p>1.898±0.001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88611_Teharonhiawako" xlink:type="simple">Teharonhiawako</text:a></text:p>
            <text:p>88611 </text:p>
          </table:table-cell>
          <table:table-cell table:style-name="ce1" office:value-type="string" calcext:value-type="string">
            <text:p><text:a xlink:href="https://en.wikipedia.org/wiki/File:Teharonhiawako-sawiskera_hst.jpg" xlink:type="simple"> </text:a> </text:p>
          </table:table-cell>
          <table:table-cell office:value-type="string" calcext:value-type="string">
            <text:p>89+16</text:p>
            <text:p>−18 </text:p>
          </table:table-cell>
          <table:table-cell office:value-type="string" calcext:value-type="string">
            <text:p>2.44±0.03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 · <text:a xlink:href="https://en.wikipedia.org/wiki/List_of_Solar_System_objects_by_size#cite_note-johnston-88611-133" xlink:type="simple">[12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6_Aegle" xlink:type="simple">Aegle</text:a></text:p>
            <text:p>96 </text:p>
          </table:table-cell>
          <table:table-cell table:style-name="ce7"/>
          <table:table-cell office:value-type="string" calcext:value-type="string">
            <text:p>88.9±0.8 </text:p>
          </table:table-cell>
          <table:table-cell office:value-type="string" calcext:value-type="string">
            <text:p>6.4±6.3 </text:p>
          </table:table-cell>
          <table:table-cell office:value-type="string" calcext:value-type="string">
            <text:p>belt asteroid <text:a xlink:href="https://en.wikipedia.org/wiki/T-type_asteroids" xlink:type="simple">type T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Galatea_(moon)" xlink:type="simple">Galatea</text:a></text:p>
            <text:p>Neptune VI </text:p>
          </table:table-cell>
          <table:table-cell office:value-type="string" calcext:value-type="string">
            <text:p><text:a xlink:href="https://en.wikipedia.org/wiki/File:Galatea_moon.jpg" xlink:type="simple"> </text:a> </text:p>
          </table:table-cell>
          <table:table-cell office:value-type="string" calcext:value-type="string">
            <text:p>88±4 </text:p>
          </table:table-cell>
          <table:table-cell office:value-type="string" calcext:value-type="string">
            <text:p>2.12±0.08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 · <text:a xlink:href="https://en.wikipedia.org/wiki/List_of_Solar_System_objects_by_size#cite_note-Porco1991-134" xlink:type="simple">[123]</text:a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horcys_(moon)" xlink:type="simple">Phorcys</text:a></text:p>
            <text:p>Ceto I </text:p>
          </table:table-cell>
          <table:table-cell table:style-name="ce1" office:value-type="string" calcext:value-type="string">
            <text:p><text:a xlink:href="https://en.wikipedia.org/wiki/File:Ceto-phorcys_hst.jpg" xlink:type="simple"> </text:a> </text:p>
          </table:table-cell>
          <table:table-cell office:value-type="string" calcext:value-type="string">
            <text:p>87+8</text:p>
            <text:p>−9 </text:p>
          </table:table-cell>
          <table:table-cell office:value-type="string" calcext:value-type="string">
            <text:p>≈ 1.67 </text:p>
          </table:table-cell>
          <table:table-cell office:value-type="string" calcext:value-type="string">
            <text:p>secondary of <text:a xlink:href="https://en.wikipedia.org/wiki/65489_Ceto" xlink:type="simple">65489 Ceto</text:a> </text:p>
          </table:table-cell>
          <table:table-cell office:value-type="string" calcext:value-type="string">
            <text:p><text:a xlink:href="https://en.wikipedia.org/wiki/List_of_Solar_System_objects_by_size#cite_note-Grundy2007-123" xlink:type="simple">[113]</text:a> · <text:a xlink:href="https://en.wikipedia.org/wiki/List_of_Solar_System_objects_by_size#cite_note-Grundy2007-123" xlink:type="simple">[113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372_Palma" xlink:type="simple">Palma</text:a></text:p>
            <text:p>372 </text:p>
          </table:table-cell>
          <table:table-cell office:value-type="string" calcext:value-type="string">
            <text:p><text:a xlink:href="https://en.wikipedia.org/wiki/File:372Palma_(Lightcurve_Inversion).png" xlink:type="simple"> </text:a> </text:p>
          </table:table-cell>
          <table:table-cell office:value-type="string" calcext:value-type="string">
            <text:p>86.8±1.4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5.2±0.6 </text:p>
          </table:table-cell>
          <table:table-cell office:value-type="string" calcext:value-type="string">
            <text:p>belt asteroid 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Masiero-2012-135" xlink:type="simple">[12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_Metis" xlink:type="simple">Metis</text:a></text:p>
            <text:p>9 </text:p>
          </table:table-cell>
          <table:table-cell office:value-type="string" calcext:value-type="string">
            <text:p><text:a xlink:href="https://en.wikipedia.org/wiki/File:9_Metis_VLT_(2021),_deconvolved.pdf" xlink:type="simple"> </text:a> </text:p>
          </table:table-cell>
          <table:table-cell office:value-type="string" calcext:value-type="string">
            <text:p>86.5±1 </text:p>
          </table:table-cell>
          <table:table-cell office:value-type="string" calcext:value-type="string">
            <text:p>8.0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702_Alauda" xlink:type="simple">Alauda</text:a></text:p>
            <text:p>702 </text:p>
          </table:table-cell>
          <table:table-cell table:style-name="ce8" office:value-type="string" calcext:value-type="string">
            <text:p><text:a xlink:href="https://en.wikipedia.org/wiki/File:702Ala-mag13-occult.jpg" xlink:type="simple"> </text:a> </text:p>
          </table:table-cell>
          <table:table-cell office:value-type="string" calcext:value-type="string">
            <text:p>86±28 </text:p>
          </table:table-cell>
          <table:table-cell office:value-type="string" calcext:value-type="string">
            <text:p>6.06±0.36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siero-2012-135" xlink:type="simple">[124]</text:a> · <text:a xlink:href="https://en.wikipedia.org/wiki/List_of_Solar_System_objects_by_size#cite_note-Rojo-2011-136" xlink:type="simple">[125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53_Hilda" xlink:type="simple">Hilda</text:a></text:p>
            <text:p>153 </text:p>
          </table:table-cell>
          <table:table-cell table:style-name="ce8" office:value-type="string" calcext:value-type="string">
            <text:p><text:a xlink:href="https://en.wikipedia.org/wiki/File:Hilda-LB1-mag14.jpg" xlink:type="simple"> </text:a> </text:p>
          </table:table-cell>
          <table:table-cell office:value-type="string" calcext:value-type="string">
            <text:p>85.3±1.6 </text:p>
          </table:table-cell>
          <table:table-cell table:style-name="ce4"/>
          <table:table-cell office:value-type="string" calcext:value-type="string">
            <text:p>outer belt asteroid; <text:a xlink:href="https://en.wikipedia.org/wiki/Hilda_asteroids" xlink:type="simple">Hildas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imalia_(moon)" xlink:type="simple">Himalia</text:a></text:p>
            <text:p>Jupiter VI </text:p>
          </table:table-cell>
          <table:table-cell office:value-type="string" calcext:value-type="string">
            <text:p><text:a xlink:href="https://en.wikipedia.org/wiki/File:Cassini-Huygens_Image_of_Himalia.png" xlink:type="simple"> </text:a>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2±0.6 </text:p>
          </table:table-cell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 · <text:a xlink:href="https://en.wikipedia.org/wiki/List_of_Solar_System_objects_by_size#cite_note-Emelyanov2005-137" xlink:type="simple">[12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amaka_(moon)" xlink:type="simple">Namaka</text:a></text:p>
            <text:p>Haumea II </text:p>
          </table:table-cell>
          <table:table-cell table:style-name="ce8" office:value-type="string" calcext:value-type="string">
            <text:p><text:a xlink:href="https://en.wikipedia.org/wiki/File:Haumea_Hubble.png" xlink:type="simple"> </text:a> </text:p>
          </table:table-cell>
          <table:table-cell office:value-type="string" calcext:value-type="string">
            <text:p>≈ 85 </text:p>
          </table:table-cell>
          <table:table-cell office:value-type="string" calcext:value-type="string">
            <text:p>1.8±1.5 </text:p>
          </table:table-cell>
          <table:table-cell office:value-type="string" calcext:value-type="string">
            <text:p>moon of Haumea </text:p>
          </table:table-cell>
          <table:table-cell office:value-type="string" calcext:value-type="string">
            <text:p><text:a xlink:href="https://en.wikipedia.org/wiki/List_of_Solar_System_objects_by_size#cite_note-RagozzineBrown2009-42" xlink:type="simple">[36]</text:a> · <text:a xlink:href="https://en.wikipedia.org/wiki/List_of_Solar_System_objects_by_size#cite_note-RagozzineBrown2009-42" xlink:type="simple">[3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Weywot_(moon)" xlink:type="simple">Weywot</text:a></text:p>
            <text:p>Quaoar I </text:p>
          </table:table-cell>
          <table:table-cell table:style-name="ce1" office:value-type="string" calcext:value-type="string">
            <text:p><text:a xlink:href="https://en.wikipedia.org/wiki/File:Quaoar-weywot_hst.jpg" xlink:type="simple"> </text:a> </text:p>
          </table:table-cell>
          <table:table-cell office:value-type="string" calcext:value-type="string">
            <text:p>≈ 85 </text:p>
          </table:table-cell>
          <table:table-cell office:value-type="string" calcext:value-type="string">
            <text:p>&lt; ≈ 5 </text:p>
          </table:table-cell>
          <table:table-cell office:value-type="string" calcext:value-type="string">
            <text:p>moon of <text:a xlink:href="https://en.wikipedia.org/wiki/50000_Quaoar" xlink:type="simple">50000 Quaoa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s://en.wikipedia.org/wiki/76_Freia" xlink:type="simple">Freia</text:a></text:p>
            <text:p>76 </text:p>
          </table:table-cell>
          <table:table-cell office:value-type="string" calcext:value-type="string">
            <text:p><text:a xlink:href="https://en.wikipedia.org/wiki/File:76Freia_(Lightcurve_Inversion).png" xlink:type="simple"> </text:a> </text:p>
          </table:table-cell>
          <table:table-cell office:value-type="string" calcext:value-type="string">
            <text:p>84.2±1.0 </text:p>
          </table:table-cell>
          <table:table-cell office:value-type="string" calcext:value-type="string">
            <text:p>2.0±4.2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outer belt asteroid <text:a xlink:href="https://en.wikipedia.org/wiki/P-type_asteroids" xlink:type="simple">type P</text:a>/<text:a xlink:href="https://en.wikipedia.org/wiki/X-type_asteroids" xlink:type="simple">type X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malthea_(moon)" xlink:type="simple">Amalthea</text:a></text:p>
            <text:p>Jupiter V </text:p>
          </table:table-cell>
          <table:table-cell office:value-type="string" calcext:value-type="string">
            <text:p><text:a xlink:href="https://en.wikipedia.org/wiki/File:Amalthea_(moon).png" xlink:type="simple"> </text:a> </text:p>
          </table:table-cell>
          <table:table-cell office:value-type="string" calcext:value-type="string">
            <text:p>83.45±2.4 </text:p>
          </table:table-cell>
          <table:table-cell office:value-type="string" calcext:value-type="string">
            <text:p>2.08±0.15 </text:p>
          </table:table-cell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ThomasBurns1998-138" xlink:type="simple">[127]</text:a> · <text:a xlink:href="https://en.wikipedia.org/wiki/List_of_Solar_System_objects_by_size#cite_note-AndersonJohnson2005-139" xlink:type="simple">[128]</text:a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11_Agamemnon" xlink:type="simple">Agamemnon</text:a></text:p>
            <text:p>911 </text:p>
          </table:table-cell>
          <table:table-cell office:value-type="string" calcext:value-type="string">
            <text:p><text:a xlink:href="https://en.wikipedia.org/wiki/File:911_Agamemnon.png" xlink:type="simple"> </text:a> </text:p>
          </table:table-cell>
          <table:table-cell office:value-type="string" calcext:value-type="string">
            <text:p>83.3±2.0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59_Elpis" xlink:type="simple">Elpis</text:a></text:p>
            <text:p>59 </text:p>
          </table:table-cell>
          <table:table-cell table:style-name="ce7"/>
          <table:table-cell office:value-type="string" calcext:value-type="string">
            <text:p>82.6±2.3 </text:p>
          </table:table-cell>
          <table:table-cell office:value-type="string" calcext:value-type="string">
            <text:p>3±0.5 </text:p>
          </table:table-cell>
          <table:table-cell office:value-type="string" calcext:value-type="string">
            <text:p>belt asteroid <text:a xlink:href="https://en.wikipedia.org/wiki/C-type_asteroids" xlink:type="simple">type CP</text:a>/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54_Eleonora" xlink:type="simple">Eleonora</text:a></text:p>
            <text:p>354 </text:p>
          </table:table-cell>
          <table:table-cell office:value-type="string" calcext:value-type="string">
            <text:p><text:a xlink:href="https://en.wikipedia.org/wiki/File:354_Eleonora_VLT_(2021),_deconvolved.pdf" xlink:type="simple"> </text:a> </text:p>
          </table:table-cell>
          <table:table-cell office:value-type="string" calcext:value-type="string">
            <text:p>82.5±1.5 </text:p>
          </table:table-cell>
          <table:table-cell office:value-type="string" calcext:value-type="string">
            <text:p>7.5±2.7 </text:p>
          </table:table-cell>
          <table:table-cell office:value-type="string" calcext:value-type="string">
            <text:p>belt asteroid <text:a xlink:href="https://en.wikipedia.org/wiki/A-type_asteroids" xlink:type="simple">type A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28_Nemesis" xlink:type="simple">Nemesis</text:a></text:p>
            <text:p>128 </text:p>
          </table:table-cell>
          <table:table-cell office:value-type="string" calcext:value-type="string">
            <text:p><text:a xlink:href="https://en.wikipedia.org/wiki/File:128_Nemesis_VLT_(2021),_deconvolved.pdf" xlink:type="simple"> </text:a> </text:p>
          </table:table-cell>
          <table:table-cell office:value-type="string" calcext:value-type="string">
            <text:p>81.5±2.5 </text:p>
          </table:table-cell>
          <table:table-cell office:value-type="string" calcext:value-type="string">
            <text:p>3.4±1.7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uck_(moon)" xlink:type="simple">Puck</text:a></text:p>
            <text:p>Uranus XV </text:p>
          </table:table-cell>
          <table:table-cell office:value-type="string" calcext:value-type="string">
            <text:p><text:a xlink:href="https://en.wikipedia.org/wiki/File:Puck.png" xlink:type="simple"> </text:a> </text:p>
          </table:table-cell>
          <table:table-cell office:value-type="string" calcext:value-type="string">
            <text:p>81±2 </text:p>
          </table:table-cell>
          <table:table-cell table:style-name="ce4"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UranusVoyager-140" xlink:type="simple">[12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15_(136472)_1" xlink:type="simple">S/2015 (136472) 1</text:a></text:p>
            <text:p>Makemake I </text:p>
          </table:table-cell>
          <table:table-cell office:value-type="string" calcext:value-type="string">
            <text:p><text:a xlink:href="https://en.wikipedia.org/wiki/File:Makemake_moon_Hubble_image_with_legend_(cropped).jpg" xlink:type="simple"> </text:a> </text:p>
          </table:table-cell>
          <table:table-cell office:value-type="string" calcext:value-type="string">
            <text:p>≈ 80 </text:p>
          </table:table-cell>
          <table:table-cell table:style-name="ce4"/>
          <table:table-cell office:value-type="string" calcext:value-type="string">
            <text:p>moon of Makemake </text:p>
          </table:table-cell>
          <table:table-cell office:value-type="string" calcext:value-type="string">
            <text:p><text:a xlink:href="https://en.wikipedia.org/wiki/List_of_Solar_System_objects_by_size#cite_note-141" xlink:type="simple">[13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ycorax_(moon)" xlink:type="simple">Sycorax</text:a></text:p>
            <text:p>Uranus XVII </text:p>
          </table:table-cell>
          <table:table-cell office:value-type="string" calcext:value-type="string">
            <text:p><text:a xlink:href="https://en.wikipedia.org/wiki/File:Uranus-sycorax2.gif" xlink:type="simple"> </text:a> </text:p>
          </table:table-cell>
          <table:table-cell office:value-type="string" calcext:value-type="string">
            <text:p>78.5+11.5</text:p>
            <text:p>−7.5 </text:p>
          </table:table-cell>
          <table:table-cell table:style-name="ce4"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FarkasTakacs2017-142" xlink:type="simple">[13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85_Io" xlink:type="simple">Io</text:a></text:p>
            <text:p>85 </text:p>
          </table:table-cell>
          <table:table-cell office:value-type="string" calcext:value-type="string">
            <text:p><text:a xlink:href="https://en.wikipedia.org/wiki/File:85Io_(Lightcurve_Inversion).png" xlink:type="simple"> </text:a> </text:p>
          </table:table-cell>
          <table:table-cell office:value-type="string" calcext:value-type="string">
            <text:p>77.4±1.9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2.6±1.5 </text:p>
          </table:table-cell>
          <table:table-cell office:value-type="string" calcext:value-type="string">
            <text:p>belt asteroid <text:a xlink:href="https://en.wikipedia.org/wiki/F-type_asteroids" xlink:type="simple">type FC</text:a>/<text:a xlink:href="https://en.wikipedia.org/wiki/B-type_asteroids" xlink:type="simple">type B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93_Minerva" xlink:type="simple">Minerva</text:a></text:p>
            <text:p>93 </text:p>
          </table:table-cell>
          <table:table-cell office:value-type="string" calcext:value-type="string">
            <text:p><text:a xlink:href="https://en.wikipedia.org/wiki/File:93Minerva_(Lightcurve_Inversion).png" xlink:type="simple"> </text:a> </text:p>
          </table:table-cell>
          <table:table-cell office:value-type="string" calcext:value-type="string">
            <text:p>77.08±0.65 </text:p>
          </table:table-cell>
          <table:table-cell office:value-type="string" calcext:value-type="string">
            <text:p>3.5±0.4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54_Alexandra" xlink:type="simple">Alexandra</text:a></text:p>
            <text:p>54 </text:p>
          </table:table-cell>
          <table:table-cell office:value-type="string" calcext:value-type="string">
            <text:p><text:a xlink:href="https://en.wikipedia.org/wiki/File:54Alexandra_(Lightcurve_Inversion).png" xlink:type="simple"> </text:a> </text:p>
          </table:table-cell>
          <table:table-cell office:value-type="string" calcext:value-type="string">
            <text:p>77.07±0.32 </text:p>
          </table:table-cell>
          <table:table-cell office:value-type="string" calcext:value-type="string">
            <text:p>6.2±3.5[<text:a xlink:href="https://en.wikipedia.org/wiki/Wikipedia:Accuracy_dispute#Disputed_statement" xlink:type="simple">dubious</text:a> – <text:a xlink:href="https://en.wikipedia.org/wiki/Talk:List_of_Solar_System_objects_by_size#Dubious" xlink:type="simple">discuss</text:a>]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9_Laetitia" xlink:type="simple">Laetitia</text:a></text:p>
            <text:p>39 </text:p>
          </table:table-cell>
          <table:table-cell table:style-name="ce7"/>
          <table:table-cell office:value-type="string" calcext:value-type="string">
            <text:p>77±2 </text:p>
          </table:table-cell>
          <table:table-cell office:value-type="string" calcext:value-type="string">
            <text:p>4.7±1.1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1_Nemausa" xlink:type="simple">Nemausa</text:a></text:p>
            <text:p>51 </text:p>
          </table:table-cell>
          <table:table-cell office:value-type="string" calcext:value-type="string">
            <text:p><text:a xlink:href="https://en.wikipedia.org/wiki/File:51_Nemausa_VLT_(2021),_deconvolved.pdf" xlink:type="simple"> </text:a> </text:p>
          </table:table-cell>
          <table:table-cell office:value-type="string" calcext:value-type="string">
            <text:p>75±1.5 </text:p>
          </table:table-cell>
          <table:table-cell office:value-type="string" calcext:value-type="string">
            <text:p>3.9±1.6 </text:p>
          </table:table-cell>
          <table:table-cell office:value-type="string" calcext:value-type="string">
            <text:p>belt asteroid <text:a xlink:href="https://en.wikipedia.org/wiki/G-type_asteroids" xlink:type="simple">type G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2_Kalliope" xlink:type="simple">Kalliope</text:a></text:p>
            <text:p>22 </text:p>
          </table:table-cell>
          <table:table-cell office:value-type="string" calcext:value-type="string">
            <text:p><text:a xlink:href="https://en.wikipedia.org/wiki/File:22_Kalliope_VLT_(2021),_deconvolved.pdf" xlink:type="simple"> </text:a> </text:p>
          </table:table-cell>
          <table:table-cell office:value-type="string" calcext:value-type="string">
            <text:p>75±2.5 </text:p>
          </table:table-cell>
          <table:table-cell office:value-type="string" calcext:value-type="string">
            <text:p>7.7±0.4 </text:p>
          </table:table-cell>
          <table:table-cell office:value-type="string" calcext:value-type="string">
            <text:p>belt asteroid <text:a xlink:href="https://en.wikipedia.org/wiki/M-type_asteroids" xlink:type="simple">type M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espina_(moon)" xlink:type="simple">Despina</text:a></text:p>
            <text:p>Neptune V </text:p>
          </table:table-cell>
          <table:table-cell office:value-type="string" calcext:value-type="string">
            <text:p><text:a xlink:href="https://en.wikipedia.org/wiki/File:Despina.jpg" xlink:type="simple"> </text:a> </text:p>
          </table:table-cell>
          <table:table-cell office:value-type="string" calcext:value-type="string">
            <text:p>75±3 </text:p>
          </table:table-cell>
          <table:table-cell table:style-name="ce4"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:0-26" xlink:type="simple">[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85446_Manwë" xlink:type="simple">Manwë</text:a></text:p>
            <text:p>385446 </text:p>
          </table:table-cell>
          <table:table-cell table:style-name="ce1" office:value-type="string" calcext:value-type="string">
            <text:p><text:a xlink:href="https://en.wikipedia.org/wiki/File:Manwe-thorondor_hst.jpg" xlink:type="simple"> </text:a> </text:p>
          </table:table-cell>
          <table:table-cell office:value-type="string" calcext:value-type="string">
            <text:p>≈ 75 </text:p>
          </table:table-cell>
          <table:table-cell office:value-type="string" calcext:value-type="string">
            <text:p>≈ 1.41 </text:p>
          </table:table-cell>
          <table:table-cell office:value-type="string" calcext:value-type="string">
            <text:p><text:a xlink:href="https://en.wikipedia.org/wiki/Resonant_Kuiper_belt_object" xlink:type="simple">resonant KBO</text:a> (4:7)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Rabinowitz2019-143" xlink:type="simple">[132]</text:a> · <text:a xlink:href="https://en.wikipedia.org/wiki/List_of_Solar_System_objects_by_size#cite_note-Rabinowitz2019-143" xlink:type="simple">[13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9_Pales" xlink:type="simple">Pales</text:a></text:p>
            <text:p>49 </text:p>
          </table:table-cell>
          <table:table-cell table:style-name="ce7"/>
          <table:table-cell office:value-type="string" calcext:value-type="string">
            <text:p>≈ 74.9 </text:p>
          </table:table-cell>
          <table:table-cell office:value-type="string" calcext:value-type="string">
            <text:p>4.2±2.2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_Parthenope" xlink:type="simple">Parthenope</text:a></text:p>
            <text:p>11 </text:p>
          </table:table-cell>
          <table:table-cell office:value-type="string" calcext:value-type="string">
            <text:p><text:a xlink:href="https://en.wikipedia.org/wiki/File:11_Parthenope_VLT_(2021),_deconvolved.pdf" xlink:type="simple"> </text:a> </text:p>
          </table:table-cell>
          <table:table-cell office:value-type="string" calcext:value-type="string">
            <text:p>74.5±1 </text:p>
          </table:table-cell>
          <table:table-cell office:value-type="string" calcext:value-type="string">
            <text:p>5.5±0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5_Arethusa" xlink:type="simple">Arethusa</text:a></text:p>
            <text:p>95 </text:p>
          </table:table-cell>
          <table:table-cell office:value-type="string" calcext:value-type="string">
            <text:p><text:a xlink:href="https://en.wikipedia.org/wiki/File:95Arethusa_(Lightcurve_Inversion).png" xlink:type="simple"> </text:a> </text:p>
          </table:table-cell>
          <table:table-cell office:value-type="string" calcext:value-type="string">
            <text:p>74.0±2.4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62_Pulcova" xlink:type="simple">Pulcova</text:a></text:p>
            <text:p>762 </text:p>
          </table:table-cell>
          <table:table-cell table:style-name="ce8" office:value-type="string" calcext:value-type="string">
            <text:p><text:a xlink:href="https://en.wikipedia.org/wiki/File:762_Pulcova_Hubble.jpg" xlink:type="simple"> </text:a> </text:p>
          </table:table-cell>
          <table:table-cell office:value-type="string" calcext:value-type="string">
            <text:p>73.7±0.4 </text:p>
          </table:table-cell>
          <table:table-cell office:value-type="string" calcext:value-type="string">
            <text:p>1.4±0.1 </text:p>
          </table:table-cell>
          <table:table-cell office:value-type="string" calcext:value-type="string">
            <text:p>belt asteroid <text:a xlink:href="https://en.wikipedia.org/wiki/F-type_asteroids" xlink:type="simple">type F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johnston-762-144" xlink:type="simple">[13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_Flora" xlink:type="simple">Flora</text:a></text:p>
            <text:p>8 </text:p>
          </table:table-cell>
          <table:table-cell office:value-type="string" calcext:value-type="string">
            <text:p><text:a xlink:href="https://en.wikipedia.org/wiki/File:8_Flora_VLT_(2021),_deconvolved.pdf" xlink:type="simple"> </text:a> </text:p>
          </table:table-cell>
          <table:table-cell office:value-type="string" calcext:value-type="string">
            <text:p>73±1 </text:p>
          </table:table-cell>
          <table:table-cell office:value-type="string" calcext:value-type="string">
            <text:p>4.0±1.6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73_Ino" xlink:type="simple">Ino</text:a></text:p>
            <text:p>173 </text:p>
          </table:table-cell>
          <table:table-cell office:value-type="string" calcext:value-type="string">
            <text:p><text:a xlink:href="https://en.wikipedia.org/wiki/File:173_Ino_VLT_(2021),_deconvolved.pdf" xlink:type="simple"> </text:a> </text:p>
          </table:table-cell>
          <table:table-cell office:value-type="string" calcext:value-type="string">
            <text:p>72.5±1.5 </text:p>
          </table:table-cell>
          <table:table-cell office:value-type="string" calcext:value-type="string">
            <text:p>2.2±1.3 </text:p>
          </table:table-cell>
          <table:table-cell office:value-type="string" calcext:value-type="string">
            <text:p>belt asteroid <text:a xlink:href="https://en.wikipedia.org/wiki/X-type_asteroids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5_Adeona" xlink:type="simple">Adeona</text:a></text:p>
            <text:p>145 </text:p>
          </table:table-cell>
          <table:table-cell office:value-type="string" calcext:value-type="string">
            <text:p><text:a xlink:href="https://en.wikipedia.org/wiki/File:145_Adeona_VLT_(2021),_deconvolved.pdf" xlink:type="simple"> </text:a> </text:p>
          </table:table-cell>
          <table:table-cell office:value-type="string" calcext:value-type="string">
            <text:p>72±1.5 </text:p>
          </table:table-cell>
          <table:table-cell office:value-type="string" calcext:value-type="string">
            <text:p>2.4±0.3 </text:p>
          </table:table-cell>
          <table:table-cell office:value-type="string" calcext:value-type="string">
            <text:p>belt asteroid <text:a xlink:href="https://en.wikipedia.org/wiki/X-type_asteroids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_Irene" xlink:type="simple">Irene</text:a></text:p>
            <text:p>14 </text:p>
          </table:table-cell>
          <table:table-cell office:value-type="string" calcext:value-type="string">
            <text:p><text:a xlink:href="https://en.wikipedia.org/wiki/File:14Irene_(Lightcurve_Inversion).png" xlink:type="simple"> </text:a> </text:p>
          </table:table-cell>
          <table:table-cell office:value-type="string" calcext:value-type="string">
            <text:p>72±1 </text:p>
          </table:table-cell>
          <table:table-cell office:value-type="string" calcext:value-type="string">
            <text:p>2.9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_Melpomene" xlink:type="simple">Melpomene</text:a></text:p>
            <text:p>18 </text:p>
          </table:table-cell>
          <table:table-cell office:value-type="string" calcext:value-type="string">
            <text:p><text:a xlink:href="https://en.wikipedia.org/wiki/File:18_Melpomene_VLT_(2021),_deconvolved.pdf" xlink:type="simple"> </text:a> </text:p>
          </table:table-cell>
          <table:table-cell office:value-type="string" calcext:value-type="string">
            <text:p>70.5±1 </text:p>
          </table:table-cell>
          <table:table-cell office:value-type="string" calcext:value-type="string">
            <text:p>4.5±0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7_Lamberta" xlink:type="simple">Lamberta</text:a></text:p>
            <text:p>187 </text:p>
          </table:table-cell>
          <table:table-cell office:value-type="string" calcext:value-type="string">
            <text:p><text:a xlink:href="https://en.wikipedia.org/wiki/File:Lamberta_VLT.png" xlink:type="simple"> </text:a> </text:p>
          </table:table-cell>
          <table:table-cell office:value-type="string" calcext:value-type="string">
            <text:p>70.5±1 </text:p>
          </table:table-cell>
          <table:table-cell office:value-type="string" calcext:value-type="string">
            <text:p>1.9±0.3 </text:p>
          </table:table-cell>
          <table:table-cell office:value-type="string" calcext:value-type="string">
            <text:p>belt asteroid <text:a xlink:href="https://en.wikipedia.org/wiki/C-type_asteroids" xlink:type="simple">type Ch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7_Aglaja" xlink:type="simple">Aglaja</text:a></text:p>
            <text:p>47 </text:p>
          </table:table-cell>
          <table:table-cell table:style-name="ce7"/>
          <table:table-cell office:value-type="string" calcext:value-type="string">
            <text:p>71±4 </text:p>
          </table:table-cell>
          <table:table-cell office:value-type="string" calcext:value-type="string">
            <text:p>3.2±1.7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17_Patroclus" xlink:type="simple">Patroclus</text:a></text:p>
            <text:p>617 </text:p>
          </table:table-cell>
          <table:table-cell table:style-name="ce8" office:value-type="string" calcext:value-type="string">
            <text:p><text:a xlink:href="https://en.wikipedia.org/wiki/File:617_Patroclus_Hubble.jpg" xlink:type="simple"> </text:a> </text:p>
          </table:table-cell>
          <table:table-cell office:value-type="string" calcext:value-type="string">
            <text:p>70.2±0.4 </text:p>
          </table:table-cell>
          <table:table-cell office:value-type="string" calcext:value-type="string">
            <text:p>1.36±0.11 </text:p>
          </table:table-cell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P-type_asteroids" xlink:type="simple">type P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9_Julia" xlink:type="simple">Julia</text:a></text:p>
            <text:p>89 </text:p>
          </table:table-cell>
          <table:table-cell office:value-type="string" calcext:value-type="string">
            <text:p><text:a xlink:href="https://en.wikipedia.org/wiki/File:Potw1749a_Julia_crop.png" xlink:type="simple"> </text:a> </text:p>
          </table:table-cell>
          <table:table-cell office:value-type="string" calcext:value-type="string">
            <text:p>70±1.4 </text:p>
          </table:table-cell>
          <table:table-cell office:value-type="string" calcext:value-type="string">
            <text:p>4.3±3.2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2355_Typhon" xlink:type="simple">Typhon</text:a></text:p>
            <text:p>42355 </text:p>
          </table:table-cell>
          <table:table-cell table:style-name="ce1" office:value-type="string" calcext:value-type="string">
            <text:p><text:a xlink:href="https://en.wikipedia.org/wiki/File:Typhon-echidna_hst.jpg" xlink:type="simple"> </text:a> </text:p>
          </table:table-cell>
          <table:table-cell office:value-type="string" calcext:value-type="string">
            <text:p>69±4.5 </text:p>
          </table:table-cell>
          <table:table-cell office:value-type="string" calcext:value-type="string">
            <text:p>0.87±0.03 </text:p>
          </table:table-cell>
          <table:table-cell office:value-type="string" calcext:value-type="string">
            <text:p><text:a xlink:href="https://en.wikipedia.org/wiki/Resonant_Kuiper_belt_object" xlink:type="simple">resonant</text:a> <text:a xlink:href="https://en.wikipedia.org/wiki/Scattered_disc_object" xlink:type="simple">SDO</text:a> (7:10)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 · <text:a xlink:href="https://en.wikipedia.org/wiki/List_of_Solar_System_objects_by_size#cite_note-johnston-42355-145" xlink:type="simple">[13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_Massalia" xlink:type="simple">Massalia</text:a></text:p>
            <text:p>20 </text:p>
          </table:table-cell>
          <table:table-cell office:value-type="string" calcext:value-type="string">
            <text:p><text:a xlink:href="https://en.wikipedia.org/wiki/File:A112.M119.shape.png" xlink:type="simple"> </text:a> </text:p>
          </table:table-cell>
          <table:table-cell office:value-type="string" calcext:value-type="string">
            <text:p>67.8±1.8 </text:p>
          </table:table-cell>
          <table:table-cell office:value-type="string" calcext:value-type="string">
            <text:p>5±1.0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siero-2012-135" xlink:type="simple">[12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ortia_(moon)" xlink:type="simple">Portia</text:a></text:p>
            <text:p>Uranus XII </text:p>
          </table:table-cell>
          <table:table-cell table:style-name="ce1" office:value-type="string" calcext:value-type="string">
            <text:p><text:a xlink:href="https://en.wikipedia.org/wiki/File:Portia1.jpg" xlink:type="simple"> </text:a> </text:p>
          </table:table-cell>
          <table:table-cell office:value-type="string" calcext:value-type="string">
            <text:p>67.6±4 </text:p>
          </table:table-cell>
          <table:table-cell table:style-name="ce4"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3_Emma" xlink:type="simple">Emma</text:a></text:p>
            <text:p>283 </text:p>
          </table:table-cell>
          <table:table-cell office:value-type="string" calcext:value-type="string">
            <text:p><text:a xlink:href="https://en.wikipedia.org/wiki/File:283Emma_(Lightcurve_Inversion).png" xlink:type="simple"> </text:a> </text:p>
          </table:table-cell>
          <table:table-cell office:value-type="string" calcext:value-type="string">
            <text:p>66.2±0.1 </text:p>
          </table:table-cell>
          <table:table-cell office:value-type="string" calcext:value-type="string">
            <text:p>1.38±0.03 </text:p>
          </table:table-cell>
          <table:table-cell office:value-type="string" calcext:value-type="string">
            <text:p>belt asteroid <text:a xlink:href="https://en.wikipedia.org/wiki/X-type_asteroids" xlink:type="simple">type X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ha_(moon)" xlink:type="simple">Paha</text:a></text:p>
            <text:p>Lempo I </text:p>
          </table:table-cell>
          <table:table-cell table:style-name="ce1" office:value-type="string" calcext:value-type="string">
            <text:p><text:a xlink:href="https://en.wikipedia.org/wiki/File:1999TC36-Trujillo-HST.png" xlink:type="simple"> </text:a> </text:p>
          </table:table-cell>
          <table:table-cell office:value-type="string" calcext:value-type="string">
            <text:p>66+4</text:p>
            <text:p>−4.5 </text:p>
          </table:table-cell>
          <table:table-cell office:value-type="string" calcext:value-type="string">
            <text:p>0.746±0.001 </text:p>
          </table:table-cell>
          <table:table-cell office:value-type="string" calcext:value-type="string">
            <text:p>moon of <text:a xlink:href="https://en.wikipedia.org/wiki/47171_Lempo" xlink:type="simple">47171 Lempo</text:a> </text:p>
          </table:table-cell>
          <table:table-cell office:value-type="string" calcext:value-type="string">
            <text:p><text:a xlink:href="https://en.wikipedia.org/wiki/List_of_Solar_System_objects_by_size#cite_note-johnston-47171-115" xlink:type="simple">[105]</text:a> · <text:a xlink:href="https://en.wikipedia.org/wiki/List_of_Solar_System_objects_by_size#cite_note-Lempo-146" xlink:type="simple">[13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6_Lucina" xlink:type="simple">Lucina</text:a></text:p>
            <text:p>146 </text:p>
          </table:table-cell>
          <table:table-cell office:value-type="string" calcext:value-type="string">
            <text:p><text:a xlink:href="https://en.wikipedia.org/wiki/File:146Lucina_(Lightcurve_Inversion).png" xlink:type="simple"> </text:a> </text:p>
          </table:table-cell>
          <table:table-cell office:value-type="string" calcext:value-type="string">
            <text:p>65.9±?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Pravec2012-147" xlink:type="simple">[136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Sawiskera_(moon)" xlink:type="simple">Sawiskera</text:a></text:p>
            <text:p>Teharonhiawako I </text:p>
          </table:table-cell>
          <table:table-cell table:style-name="ce1" office:value-type="string" calcext:value-type="string">
            <text:p><text:a xlink:href="https://en.wikipedia.org/wiki/File:Teharonhiawako-sawiskera_hst.jpg" xlink:type="simple"> </text:a> </text:p>
          </table:table-cell>
          <table:table-cell office:value-type="string" calcext:value-type="string">
            <text:p>65.5+12</text:p>
            <text:p>−13 </text:p>
          </table:table-cell>
          <table:table-cell table:style-name="ce4"/>
          <table:table-cell office:value-type="string" calcext:value-type="string">
            <text:p>secondary of <text:a xlink:href="https://en.wikipedia.org/wiki/88611_Teharonhiawako" xlink:type="simple">88611 Teharonhiawako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88_Achilles" xlink:type="simple">Achilles</text:a></text:p>
            <text:p>588 </text:p>
          </table:table-cell>
          <table:table-cell office:value-type="string" calcext:value-type="string">
            <text:p><text:a xlink:href="https://en.wikipedia.org/wiki/File:Modelled_shape_of_588_Achilles_from_its_light_curve.png" xlink:type="simple"> </text:a> </text:p>
          </table:table-cell>
          <table:table-cell office:value-type="string" calcext:value-type="string">
            <text:p>65.0±0.3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U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0_Panopaea" xlink:type="simple">Panopaea</text:a></text:p>
            <text:p>70 </text:p>
          </table:table-cell>
          <table:table-cell table:style-name="ce7"/>
          <table:table-cell office:value-type="string" calcext:value-type="string">
            <text:p>64.0±0.4 </text:p>
          </table:table-cell>
          <table:table-cell office:value-type="string" calcext:value-type="string">
            <text:p>4.33±1.09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79_Thule" xlink:type="simple">Thule</text:a></text:p>
            <text:p>279 </text:p>
          </table:table-cell>
          <table:table-cell table:style-name="ce7"/>
          <table:table-cell office:value-type="string" calcext:value-type="string">
            <text:p>63.3±1.8 </text:p>
          </table:table-cell>
          <table:table-cell table:style-name="ce4"/>
          <table:table-cell office:value-type="string" calcext:value-type="string">
            <text:p>outer belt asteroid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6652_Borasisi" xlink:type="simple">Borasisi</text:a></text:p>
            <text:p>66652 </text:p>
          </table:table-cell>
          <table:table-cell table:style-name="ce1" office:value-type="string" calcext:value-type="string">
            <text:p><text:a xlink:href="https://en.wikipedia.org/wiki/File:Borasisi-pabu_hst.jpg" xlink:type="simple"> </text:a> </text:p>
          </table:table-cell>
          <table:table-cell office:value-type="string" calcext:value-type="string">
            <text:p>63+12.5</text:p>
            <text:p>−25.5 </text:p>
          </table:table-cell>
          <table:table-cell office:value-type="string" calcext:value-type="string">
            <text:p>3.433±0.027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 · <text:a xlink:href="https://en.wikipedia.org/wiki/List_of_Solar_System_objects_by_size#cite_note-Grundy2011-148" xlink:type="simple">[137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46_Hestia" xlink:type="simple">Hestia</text:a></text:p>
            <text:p>46 </text:p>
          </table:table-cell>
          <table:table-cell table:style-name="ce7"/>
          <table:table-cell office:value-type="string" calcext:value-type="string">
            <text:p>62.07±1.7 </text:p>
          </table:table-cell>
          <table:table-cell office:value-type="string" calcext:value-type="string">
            <text:p>3.5 </text:p>
          </table:table-cell>
          <table:table-cell office:value-type="string" calcext:value-type="string">
            <text:p>belt asteroid <text:a xlink:href="https://en.wikipedia.org/wiki/P-type_asteroids" xlink:type="simple">type P</text:a>/<text:a xlink:href="https://en.wikipedia.org/wiki/X-type_asteroids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Michalak2001-149" xlink:type="simple">[13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8_Leto" xlink:type="simple">Leto</text:a></text:p>
            <text:p>68 </text:p>
          </table:table-cell>
          <table:table-cell office:value-type="string" calcext:value-type="string">
            <text:p><text:a xlink:href="https://en.wikipedia.org/wiki/File:68Leto_(Lightcurve_Inversion).png" xlink:type="simple"> </text:a> </text:p>
          </table:table-cell>
          <table:table-cell office:value-type="string" calcext:value-type="string">
            <text:p>61.3±1.6 </text:p>
          </table:table-cell>
          <table:table-cell office:value-type="string" calcext:value-type="string">
            <text:p>3.28±1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2_Undina" xlink:type="simple">Undina</text:a></text:p>
            <text:p>92 </text:p>
          </table:table-cell>
          <table:table-cell table:style-name="ce7"/>
          <table:table-cell office:value-type="string" calcext:value-type="string">
            <text:p>60.46±0.85 </text:p>
          </table:table-cell>
          <table:table-cell office:value-type="string" calcext:value-type="string">
            <text:p>4.43±0.25 </text:p>
          </table:table-cell>
          <table:table-cell office:value-type="string" calcext:value-type="string">
            <text:p>belt asteroid <text:a xlink:href="https://en.wikipedia.org/wiki/X-type_asteroids" xlink:type="simple">type X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_Bellona" xlink:type="simple">Bellona</text:a></text:p>
            <text:p>28 </text:p>
          </table:table-cell>
          <table:table-cell table:style-name="ce8" office:value-type="string" calcext:value-type="string">
            <text:p><text:a xlink:href="https://en.wikipedia.org/wiki/File:28Bell-LB1-mag12.jpg" xlink:type="simple"> </text:a> </text:p>
          </table:table-cell>
          <table:table-cell office:value-type="string" calcext:value-type="string">
            <text:p>60.45±1.90 </text:p>
          </table:table-cell>
          <table:table-cell office:value-type="string" calcext:value-type="string">
            <text:p>2.62±0.15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8-150" xlink:type="simple">[13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8_Diana" xlink:type="simple">Diana</text:a></text:p>
            <text:p>78 </text:p>
          </table:table-cell>
          <table:table-cell table:style-name="ce7"/>
          <table:table-cell office:value-type="string" calcext:value-type="string">
            <text:p>60.30±1.35 </text:p>
          </table:table-cell>
          <table:table-cell office:value-type="string" calcext:value-type="string">
            <text:p>1.27±0.1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78-151" xlink:type="simple">[140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73_Anchises" xlink:type="simple">Anchises</text:a></text:p>
            <text:p>1173 </text:p>
          </table:table-cell>
          <table:table-cell office:value-type="string" calcext:value-type="string">
            <text:p><text:a xlink:href="https://en.wikipedia.org/wiki/File:001173-asteroid_shape_model_(1173)_Anchises.png" xlink:type="simple"> </text:a> </text:p>
          </table:table-cell>
          <table:table-cell office:value-type="string" calcext:value-type="string">
            <text:p>60.2±1.5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P-type_asteroid" xlink:type="simple">type P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C/2014_UN271_(Bernardinelli-Bernstein)" xlink:type="simple">Bernardinelli-Bernstein</text:a></text:p>
            <text:p>C/2014 UN271 </text:p>
          </table:table-cell>
          <table:table-cell office:value-type="string" calcext:value-type="string">
            <text:p><text:a xlink:href="https://en.wikipedia.org/wiki/File:2014_UN271_Jan_2022_Hubble_crop.png" xlink:type="simple"> </text:a> </text:p>
          </table:table-cell>
          <table:table-cell office:value-type="string" calcext:value-type="string">
            <text:p>60±7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Comet" xlink:type="simple">comet</text:a> </text:p>
          </table:table-cell>
          <table:table-cell office:value-type="string" calcext:value-type="string">
            <text:p><text:a xlink:href="https://en.wikipedia.org/wiki/List_of_Solar_System_objects_by_size#cite_note-152" xlink:type="simple">[14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4_Galatea" xlink:type="simple">Galatea</text:a></text:p>
            <text:p>74 </text:p>
          </table:table-cell>
          <table:table-cell table:style-name="ce7"/>
          <table:table-cell office:value-type="string" calcext:value-type="string">
            <text:p>59.4±1.4 </text:p>
          </table:table-cell>
          <table:table-cell office:value-type="string" calcext:value-type="string">
            <text:p>6.13±5.36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74-153" xlink:type="simple">[14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67_Deiphobus" xlink:type="simple">Deiphobus</text:a></text:p>
            <text:p>1867 </text:p>
          </table:table-cell>
          <table:table-cell table:style-name="ce7"/>
          <table:table-cell office:value-type="string" calcext:value-type="string">
            <text:p>59.1±0.8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867-154" xlink:type="simple">[14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72_Äneas" xlink:type="simple">Äneas</text:a></text:p>
            <text:p>1172 </text:p>
          </table:table-cell>
          <table:table-cell table:style-name="ce7"/>
          <table:table-cell office:value-type="string" calcext:value-type="string">
            <text:p>59.01±0.40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172-155" xlink:type="simple">[14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16_Kleopatra" xlink:type="simple">Kleopatra</text:a></text:p>
            <text:p>216 </text:p>
          </table:table-cell>
          <table:table-cell office:value-type="string" calcext:value-type="string">
            <text:p><text:a xlink:href="https://en.wikipedia.org/wiki/File:216_Kleopatra_VLT_(2021),_deconvolved.pdf" xlink:type="simple"> </text:a> </text:p>
          </table:table-cell>
          <table:table-cell office:value-type="string" calcext:value-type="string">
            <text:p>59±1 </text:p>
          </table:table-cell>
          <table:table-cell office:value-type="string" calcext:value-type="string">
            <text:p>3.0±0.3 </text:p>
          </table:table-cell>
          <table:table-cell office:value-type="string" calcext:value-type="string">
            <text:p>belt asteroid <text:a xlink:href="https://en.wikipedia.org/wiki/M-type_asteroids" xlink:type="simple">type M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30_Athamantis" xlink:type="simple">Athamantis</text:a></text:p>
            <text:p>230 </text:p>
          </table:table-cell>
          <table:table-cell office:value-type="string" calcext:value-type="string">
            <text:p><text:a xlink:href="https://en.wikipedia.org/wiki/File:230_Athamantis_VLT_(2021),_deconvolved.pdf" xlink:type="simple"> </text:a> </text:p>
          </table:table-cell>
          <table:table-cell office:value-type="string" calcext:value-type="string">
            <text:p>59±1 </text:p>
          </table:table-cell>
          <table:table-cell office:value-type="string" calcext:value-type="string">
            <text:p>2.3±1.1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37_Diomedes" xlink:type="simple">Diomedes</text:a></text:p>
            <text:p>1437 </text:p>
          </table:table-cell>
          <table:table-cell office:value-type="string" calcext:value-type="string">
            <text:p><text:a xlink:href="https://en.wikipedia.org/wiki/File:001437-asteroid_shape_model_(1437)_Diomedes.png" xlink:type="simple"> </text:a> </text:p>
          </table:table-cell>
          <table:table-cell office:value-type="string" calcext:value-type="string">
            <text:p>58.89±0.59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437-156" xlink:type="simple">[14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1_Terpsichore" xlink:type="simple">Terpsichore</text:a></text:p>
            <text:p>81 </text:p>
          </table:table-cell>
          <table:table-cell table:style-name="ce7"/>
          <table:table-cell office:value-type="string" calcext:value-type="string">
            <text:p>58.9±0.4 </text:p>
          </table:table-cell>
          <table:table-cell office:value-type="string" calcext:value-type="string">
            <text:p>6.19±5.31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81-157" xlink:type="simple">[146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pimetheus_(moon)" xlink:type="simple">Epimetheus</text:a></text:p>
            <text:p>Saturn XI </text:p>
          </table:table-cell>
          <table:table-cell office:value-type="string" calcext:value-type="string">
            <text:p><text:a xlink:href="https://en.wikipedia.org/wiki/File:PIA09813_Epimetheus_S._polar_region.jpg" xlink:type="simple"> </text:a> </text:p>
          </table:table-cell>
          <table:table-cell office:value-type="string" calcext:value-type="string">
            <text:p>58.1±1.8 </text:p>
          </table:table-cell>
          <table:table-cell office:value-type="string" calcext:value-type="string">
            <text:p>0.5266±0.0006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2_Victoria" xlink:type="simple">Victoria</text:a></text:p>
            <text:p>12 </text:p>
          </table:table-cell>
          <table:table-cell office:value-type="string" calcext:value-type="string">
            <text:p><text:a xlink:href="https://en.wikipedia.org/wiki/File:12_Victoria_VLT_(2021),_deconvolved.pdf" xlink:type="simple"> </text:a> </text:p>
          </table:table-cell>
          <table:table-cell office:value-type="string" calcext:value-type="string">
            <text:p>58±1 </text:p>
          </table:table-cell>
          <table:table-cell office:value-type="string" calcext:value-type="string">
            <text:p>2.7±1.3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4_Circe" xlink:type="simple">Circe</text:a></text:p>
            <text:p>34 </text:p>
          </table:table-cell>
          <table:table-cell office:value-type="string" calcext:value-type="string">
            <text:p><text:a xlink:href="https://en.wikipedia.org/wiki/File:34Circe_(Lightcurve_Inversion).png" xlink:type="simple"> </text:a> </text:p>
          </table:table-cell>
          <table:table-cell office:value-type="string" calcext:value-type="string">
            <text:p>57.7±1.0 </text:p>
          </table:table-cell>
          <table:table-cell office:value-type="string" calcext:value-type="string">
            <text:p>≈ 3.66±0.03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8_Leda" xlink:type="simple">Leda</text:a></text:p>
            <text:p>38 </text:p>
          </table:table-cell>
          <table:table-cell office:value-type="string" calcext:value-type="string">
            <text:p><text:a xlink:href="https://en.wikipedia.org/wiki/File:38Leda_(Lightcurve_Inversion).png" xlink:type="simple"> </text:a> </text:p>
          </table:table-cell>
          <table:table-cell office:value-type="string" calcext:value-type="string">
            <text:p>57.7±0.7 </text:p>
          </table:table-cell>
          <table:table-cell office:value-type="string" calcext:value-type="string">
            <text:p>5.71±5.47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43_Odysseus" xlink:type="simple">Odysseus</text:a></text:p>
            <text:p>1143 </text:p>
          </table:table-cell>
          <table:table-cell table:style-name="ce7"/>
          <table:table-cell office:value-type="string" calcext:value-type="string">
            <text:p>57.3±0.3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1143-158" xlink:type="simple">[14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241_Alcathous" xlink:type="simple">Alcathous</text:a></text:p>
            <text:p>2241 </text:p>
          </table:table-cell>
          <table:table-cell table:style-name="ce7"/>
          <table:table-cell office:value-type="string" calcext:value-type="string">
            <text:p>56.8±0.9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2241-159" xlink:type="simple">[14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6_Melete" xlink:type="simple">Melete</text:a></text:p>
            <text:p>56 </text:p>
          </table:table-cell>
          <table:table-cell office:value-type="string" calcext:value-type="string">
            <text:p><text:a xlink:href="https://en.wikipedia.org/wiki/File:56Melete_(Lightcurve_Inversion).png" xlink:type="simple"> </text:a> </text:p>
          </table:table-cell>
          <table:table-cell office:value-type="string" calcext:value-type="string">
            <text:p>56.62±0.85 </text:p>
          </table:table-cell>
          <table:table-cell office:value-type="string" calcext:value-type="string">
            <text:p>4.61 </text:p>
          </table:table-cell>
          <table:table-cell office:value-type="string" calcext:value-type="string">
            <text:p>belt asteroid <text:a xlink:href="https://en.wikipedia.org/wiki/P-type_asteroid" xlink:type="simple">type P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7_Mnemosyne" xlink:type="simple">Mnemosyne</text:a></text:p>
            <text:p>57 </text:p>
          </table:table-cell>
          <table:table-cell table:style-name="ce7"/>
          <table:table-cell office:value-type="string" calcext:value-type="string">
            <text:p>56.3±1.4 </text:p>
          </table:table-cell>
          <table:table-cell office:value-type="string" calcext:value-type="string">
            <text:p>≈ 12.6±2.4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57-160" xlink:type="simple">[14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59_Nestor" xlink:type="simple">Nestor</text:a></text:p>
            <text:p>659 </text:p>
          </table:table-cell>
          <table:table-cell table:style-name="ce7"/>
          <table:table-cell office:value-type="string" calcext:value-type="string">
            <text:p>56.2±0.9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X-type_asteroid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jplssd-659-161" xlink:type="simple">[15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0_Harmonia" xlink:type="simple">Harmonia</text:a></text:p>
            <text:p>40 </text:p>
          </table:table-cell>
          <table:table-cell office:value-type="string" calcext:value-type="string">
            <text:p><text:a xlink:href="https://en.wikipedia.org/wiki/File:40Harmonia_(Lightcurve_Inversion).png" xlink:type="simple"> </text:a> </text:p>
          </table:table-cell>
          <table:table-cell office:value-type="string" calcext:value-type="string">
            <text:p>55.6±0.2 </text:p>
          </table:table-cell>
          <table:table-cell table:style-name="ce4"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40-162" xlink:type="simple">[15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41132_Leleākūhonua" xlink:type="simple">Leleākūhonua</text:a></text:p>
            <text:p>541132 </text:p>
          </table:table-cell>
          <table:table-cell table:style-name="ce7"/>
          <table:table-cell office:value-type="string" calcext:value-type="string">
            <text:p>55+7</text:p>
            <text:p>−5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><text:a xlink:href="https://en.wikipedia.org/wiki/Sednoid" xlink:type="simple">sednoid</text:a> </text:p>
          </table:table-cell>
          <table:table-cell office:value-type="string" calcext:value-type="string">
            <text:p><text:a xlink:href="https://en.wikipedia.org/wiki/List_of_Solar_System_objects_by_size#cite_note-163" xlink:type="simple">[15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7_Euterpe" xlink:type="simple">Euterpe</text:a></text:p>
            <text:p>27 </text:p>
          </table:table-cell>
          <table:table-cell office:value-type="string" calcext:value-type="string">
            <text:p><text:a xlink:href="https://en.wikipedia.org/wiki/File:27Euterpe_(Lightcurve_Inversion).png" xlink:type="simple"> </text:a> </text:p>
          </table:table-cell>
          <table:table-cell office:value-type="string" calcext:value-type="string">
            <text:p>54.9±0.8 </text:p>
          </table:table-cell>
          <table:table-cell office:value-type="string" calcext:value-type="string">
            <text:p>1.67±1.01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583_Antilochus" xlink:type="simple">Antilochus</text:a></text:p>
            <text:p>1583 </text:p>
          </table:table-cell>
          <table:table-cell table:style-name="ce7"/>
          <table:table-cell office:value-type="string" calcext:value-type="string">
            <text:p>54.4±0.3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Thorondor_(moon)" xlink:type="simple">Thorondor</text:a></text:p>
            <text:p>Manwë I </text:p>
          </table:table-cell>
          <table:table-cell table:style-name="ce1" office:value-type="string" calcext:value-type="string">
            <text:p><text:a xlink:href="https://en.wikipedia.org/wiki/File:Manwe-thorondor_hst.jpg" xlink:type="simple"> </text:a>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5 </text:p>
          </table:table-cell>
          <table:table-cell office:value-type="string" calcext:value-type="string">
            <text:p>secondary of <text:a xlink:href="https://en.wikipedia.org/wiki/385446_Manwë" xlink:type="simple">385446 Manwë</text:a> </text:p>
          </table:table-cell>
          <table:table-cell office:value-type="string" calcext:value-type="string">
            <text:p><text:a xlink:href="https://en.wikipedia.org/wiki/List_of_Solar_System_objects_by_size#cite_note-Rabinowitz2019-143" xlink:type="simple">[132]</text:a> · <text:a xlink:href="https://en.wikipedia.org/wiki/List_of_Solar_System_objects_by_size#cite_note-Rabinowitz2019-143" xlink:type="simple">[13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3_Thalia" xlink:type="simple">Thalia</text:a></text:p>
            <text:p>23 </text:p>
          </table:table-cell>
          <table:table-cell office:value-type="string" calcext:value-type="string">
            <text:p><text:a xlink:href="https://en.wikipedia.org/wiki/File:23Thalia_(Lightcurve_Inversion).png" xlink:type="simple"> </text:a> </text:p>
          </table:table-cell>
          <table:table-cell office:value-type="string" calcext:value-type="string">
            <text:p>53.8±1.1 </text:p>
          </table:table-cell>
          <table:table-cell office:value-type="string" calcext:value-type="string">
            <text:p>1.96±0.0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3-164" xlink:type="simple">[153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2_Erato" xlink:type="simple">Erato</text:a></text:p>
            <text:p>62 </text:p>
          </table:table-cell>
          <table:table-cell office:value-type="string" calcext:value-type="string">
            <text:p><text:a xlink:href="https://en.wikipedia.org/wiki/File:62Erato_(Lightcurve_Inversion).png" xlink:type="simple"> </text:a> </text:p>
          </table:table-cell>
          <table:table-cell office:value-type="string" calcext:value-type="string">
            <text:p>53.5±0.3 </text:p>
          </table:table-cell>
          <table:table-cell table:style-name="ce4"/>
          <table:table-cell office:value-type="string" calcext:value-type="string">
            <text:p>belt asteroid <text:a xlink:href="https://en.wikipedia.org/wiki/B-type_asteroid" xlink:type="simple">type BU</text:a>/<text:a xlink:href="https://en.wikipedia.org/wiki/C-type_asteroid" xlink:type="simple">type Ch</text:a> </text:p>
          </table:table-cell>
          <table:table-cell office:value-type="string" calcext:value-type="string">
            <text:p><text:a xlink:href="https://en.wikipedia.org/wiki/List_of_Solar_System_objects_by_size#cite_note-jplssd-62-165" xlink:type="simple">[15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_Astraea" xlink:type="simple">Astraea</text:a></text:p>
            <text:p>5 </text:p>
          </table:table-cell>
          <table:table-cell office:value-type="string" calcext:value-type="string">
            <text:p><text:a xlink:href="https://en.wikipedia.org/wiki/File:5Astraea_(Lightcurve_Inversion).png" xlink:type="simple"> </text:a> </text:p>
          </table:table-cell>
          <table:table-cell office:value-type="string" calcext:value-type="string">
            <text:p>53.3±1.6 </text:p>
          </table:table-cell>
          <table:table-cell office:value-type="string" calcext:value-type="string">
            <text:p>2.9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5-166" xlink:type="simple">[155]</text:a> · <text:a xlink:href="https://en.wikipedia.org/wiki/List_of_Solar_System_objects_by_size#cite_note-Michalak2001-149" xlink:type="simple">[138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Pabu_(moon)" xlink:type="simple">Pabu</text:a></text:p>
            <text:p>Borasisi I </text:p>
          </table:table-cell>
          <table:table-cell table:style-name="ce1" office:value-type="string" calcext:value-type="string">
            <text:p><text:a xlink:href="https://en.wikipedia.org/wiki/File:Borasisi-pabu_hst.jpg" xlink:type="simple"> </text:a> </text:p>
          </table:table-cell>
          <table:table-cell office:value-type="string" calcext:value-type="string">
            <text:p>52.5+10</text:p>
            <text:p>−21 </text:p>
          </table:table-cell>
          <table:table-cell table:style-name="ce4"/>
          <table:table-cell office:value-type="string" calcext:value-type="string">
            <text:p>secondary of <text:a xlink:href="https://en.wikipedia.org/wiki/66652_Borasisi" xlink:type="simple">66652 Borasisi</text:a> </text:p>
          </table:table-cell>
          <table:table-cell office:value-type="string" calcext:value-type="string">
            <text:p><text:a xlink:href="https://en.wikipedia.org/wiki/List_of_Solar_System_objects_by_size#cite_note-TNOsCool10-69" xlink:type="simple">[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21_Eos" xlink:type="simple">Eos</text:a></text:p>
            <text:p>221 </text:p>
          </table:table-cell>
          <table:table-cell table:style-name="ce7"/>
          <table:table-cell office:value-type="string" calcext:value-type="string">
            <text:p>51.76±2.8 </text:p>
          </table:table-cell>
          <table:table-cell office:value-type="string" calcext:value-type="string">
            <text:p>≈ 5.87±0.34 </text:p>
          </table:table-cell>
          <table:table-cell office:value-type="string" calcext:value-type="string">
            <text:p>belt asteroid <text:a xlink:href="https://en.wikipedia.org/wiki/S-type_asteroid" xlink:type="simple">type S</text:a>/<text:a xlink:href="https://en.wikipedia.org/wiki/K-type_asteroid" xlink:type="simple">type K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1_Aegina" xlink:type="simple">Aegina</text:a></text:p>
            <text:p>91 </text:p>
          </table:table-cell>
          <table:table-cell table:style-name="ce7"/>
          <table:table-cell office:value-type="string" calcext:value-type="string">
            <text:p>51.7±0.2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91-167" xlink:type="simple">[15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5_Leukothea" xlink:type="simple">Leukothea</text:a></text:p>
            <text:p>35 </text:p>
          </table:table-cell>
          <table:table-cell office:value-type="string" calcext:value-type="string">
            <text:p><text:a xlink:href="https://en.wikipedia.org/wiki/File:35Leukothea_(Lightcurve_Inversion).png" xlink:type="simple"> </text:a> </text:p>
          </table:table-cell>
          <table:table-cell office:value-type="string" calcext:value-type="string">
            <text:p>51.5±0.6 </text:p>
          </table:table-cell>
          <table:table-cell table:style-name="ce4"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35-168" xlink:type="simple">[1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enoetius_(moon)" xlink:type="simple">Menoetius</text:a></text:p>
            <text:p>Patroclus I </text:p>
          </table:table-cell>
          <table:table-cell table:style-name="ce8" office:value-type="string" calcext:value-type="string">
            <text:p><text:a xlink:href="https://en.wikipedia.org/wiki/File:617_Patroclus_Hubble.jpg" xlink:type="simple"> </text:a> </text:p>
          </table:table-cell>
          <table:table-cell office:value-type="string" calcext:value-type="string">
            <text:p>51.4±0.25 </text:p>
          </table:table-cell>
          <table:table-cell table:style-name="ce4"/>
          <table:table-cell office:value-type="string" calcext:value-type="string">
            <text:p>secondary of <text:a xlink:href="https://en.wikipedia.org/wiki/617_Patroclus" xlink:type="simple">617 Patroclus</text:a> </text:p>
          </table:table-cell>
          <table:table-cell office:value-type="string" calcext:value-type="string">
            <text:p><text:a xlink:href="https://en.wikipedia.org/wiki/List_of_Solar_System_objects_by_size#cite_note-lcdb-617-169" xlink:type="simple">[15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2_Isis" xlink:type="simple">Isis</text:a></text:p>
            <text:p>42 </text:p>
          </table:table-cell>
          <table:table-cell office:value-type="string" calcext:value-type="string">
            <text:p><text:a xlink:href="https://en.wikipedia.org/wiki/File:42Isis_(Lightcurve_Inversion).png" xlink:type="simple"> </text:a> </text:p>
          </table:table-cell>
          <table:table-cell office:value-type="string" calcext:value-type="string">
            <text:p>51.4±1.4 </text:p>
          </table:table-cell>
          <table:table-cell office:value-type="string" calcext:value-type="string">
            <text:p>1.58±0.52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7_Klotho" xlink:type="simple">Klotho</text:a></text:p>
            <text:p>97 </text:p>
          </table:table-cell>
          <table:table-cell office:value-type="string" calcext:value-type="string">
            <text:p><text:a xlink:href="https://en.wikipedia.org/wiki/File:97Klotho_(Lightcurve_Inversion).png" xlink:type="simple"> </text:a> </text:p>
          </table:table-cell>
          <table:table-cell office:value-type="string" calcext:value-type="string">
            <text:p>50.4±0.3 </text:p>
          </table:table-cell>
          <table:table-cell office:value-type="string" calcext:value-type="string">
            <text:p>1.33±0.13 </text:p>
          </table:table-cell>
          <table:table-cell office:value-type="string" calcext:value-type="string">
            <text:p>belt asteroid <text:a xlink:href="https://en.wikipedia.org/wiki/M-type_asteroid" xlink:type="simple">type M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208_Troilus" xlink:type="simple">Troilus</text:a></text:p>
            <text:p>1208 </text:p>
          </table:table-cell>
          <table:table-cell table:style-name="ce9" office:value-type="string" calcext:value-type="string">
            <text:p><text:a xlink:href="https://en.wikipedia.org/wiki/File:1208_Troilus_Hubble.jpg" xlink:type="simple"> </text:a> </text:p>
          </table:table-cell>
          <table:table-cell office:value-type="string" calcext:value-type="string">
            <text:p>50.3±0.5 </text:p>
          </table:table-cell>
          <table:table-cell table:style-name="ce4"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F-type_asteroid" xlink:type="simple">type FCU</text:a> </text:p>
          </table:table-cell>
          <table:table-cell office:value-type="string" calcext:value-type="string">
            <text:p><text:a xlink:href="https://en.wikipedia.org/wiki/List_of_Solar_System_objects_by_size#cite_note-jplssd-1208-170" xlink:type="simple">[159]</text:a></text:p>
          </table:table-cell>
        </table:table-row>
      </table:table>
      <table:table table:name="20km" table:style-name="ta1">
        <table:shapes>
          <draw:frame draw:z-index="0" draw:name="https://upload.wikimedia.org/wikipedia/commons/thumb/1/1b/Thebe.jpg/50px-Thebe.jpg" draw:style-name="gr1" draw:text-style-name="P1" svg:width="1.322cm" svg:height="1.322cm" svg:x="2.258cm" svg:y="0.903cm">
            <draw:image xlink:href="https://upload.wikimedia.org/wikipedia/commons/thumb/1/1b/Thebe.jpg/50px-Thebe.jpg" xlink:type="simple" xlink:show="embed" xlink:actuate="onLoad" draw:mime-type="image/jpeg">
              <text:p/>
            </draw:image>
          </draw:frame>
          <draw:frame draw:z-index="1" draw:name="https://upload.wikimedia.org/wikipedia/commons/thumb/1/17/Rosetta_triumphs_at_asteroid_Lutetia.jpg/50px-Rosetta_triumphs_at_asteroid_Lutetia.jpg" draw:style-name="gr1" draw:text-style-name="P1" svg:width="1.322cm" svg:height="1.295cm" svg:x="2.258cm" svg:y="1.355cm">
            <draw:image xlink:href="https://upload.wikimedia.org/wikipedia/commons/thumb/1/17/Rosetta_triumphs_at_asteroid_Lutetia.jpg/50px-Rosetta_triumphs_at_asteroid_Lutetia.jpg" xlink:type="simple" xlink:show="embed" xlink:actuate="onLoad" draw:mime-type="image/jpeg">
              <text:p/>
            </draw:image>
          </draw:frame>
          <draw:frame draw:z-index="2" draw:name="https://upload.wikimedia.org/wikipedia/commons/thumb/5/57/53Kalypso_%28Lightcurve_Inversion%29.png/50px-53Kalypso_%28Lightcurve_Inversion%29.png" draw:style-name="gr1" draw:text-style-name="P1" svg:width="1.322cm" svg:height="0.502cm" svg:x="2.258cm" svg:y="1.806cm">
            <draw:image xlink:href="https://upload.wikimedia.org/wikipedia/commons/thumb/5/57/53Kalypso_%28Lightcurve_Inversion%29.png/50px-53Kalypso_%28Lightcurve_Inversion%29.png" xlink:type="simple" xlink:show="embed" xlink:actuate="onLoad" draw:mime-type="image/png">
              <text:p/>
            </draw:image>
          </draw:frame>
          <draw:frame draw:z-index="3" draw:name="https://upload.wikimedia.org/wikipedia/commons/thumb/1/13/000626-asteroid_shape_model_%28626%29_Notburga.png/50px-000626-asteroid_shape_model_%28626%29_Notburga.png" draw:style-name="gr1" draw:text-style-name="P1" svg:width="1.322cm" svg:height="1.322cm" svg:x="2.258cm" svg:y="2.258cm">
            <draw:image xlink:href="https://upload.wikimedia.org/wikipedia/commons/thumb/1/13/000626-asteroid_shape_model_%28626%29_Notburga.png/50px-000626-asteroid_shape_model_%28626%29_Notburga.png" xlink:type="simple" xlink:show="embed" xlink:actuate="onLoad" draw:mime-type="image/png">
              <text:p/>
            </draw:image>
          </draw:frame>
          <draw:frame draw:z-index="4" draw:name="https://upload.wikimedia.org/wikipedia/commons/thumb/d/d9/A713.M1189.shape.png/50px-A713.M1189.shape.png" draw:style-name="gr1" draw:text-style-name="P1" svg:width="1.322cm" svg:height="0.502cm" svg:x="2.258cm" svg:y="2.709cm">
            <draw:image xlink:href="https://upload.wikimedia.org/wikipedia/commons/thumb/d/d9/A713.M1189.shape.png/50px-A713.M1189.shape.png" xlink:type="simple" xlink:show="embed" xlink:actuate="onLoad" draw:mime-type="image/png">
              <text:p/>
            </draw:image>
          </draw:frame>
          <draw:frame draw:z-index="5" draw:name="https://upload.wikimedia.org/wikipedia/commons/thumb/3/39/Julietmoon.png/50px-Julietmoon.png" draw:style-name="gr1" draw:text-style-name="P1" svg:width="1.322cm" svg:height="1.322cm" svg:x="2.258cm" svg:y="3.161cm">
            <draw:image xlink:href="https://upload.wikimedia.org/wikipedia/commons/thumb/3/39/Julietmoon.png/50px-Julietmoon.png" xlink:type="simple" xlink:show="embed" xlink:actuate="onLoad" draw:mime-type="image/png">
              <text:p/>
            </draw:image>
          </draw:frame>
          <draw:frame draw:z-index="6" draw:name="https://upload.wikimedia.org/wikipedia/commons/thumb/0/0e/30Urania_%28Lightcurve_Inversion%29.png/50px-30Urania_%28Lightcurve_Inversion%29.png" draw:style-name="gr1" draw:text-style-name="P1" svg:width="1.322cm" svg:height="0.502cm" svg:x="2.258cm" svg:y="3.612cm">
            <draw:image xlink:href="https://upload.wikimedia.org/wikipedia/commons/thumb/0/0e/30Urania_%28Lightcurve_Inversion%29.png/50px-30Urania_%28Lightcurve_Inversion%29.png" xlink:type="simple" xlink:show="embed" xlink:actuate="onLoad" draw:mime-type="image/png">
              <text:p/>
            </draw:image>
          </draw:frame>
          <draw:frame draw:z-index="7" draw:name="https://upload.wikimedia.org/wikipedia/commons/thumb/0/05/63Ausonia_%28Lightcurve_Inversion%29.png/50px-63Ausonia_%28Lightcurve_Inversion%29.png" draw:style-name="gr1" draw:text-style-name="P1" svg:width="1.322cm" svg:height="0.502cm" svg:x="2.258cm" svg:y="4.064cm">
            <draw:image xlink:href="https://upload.wikimedia.org/wikipedia/commons/thumb/0/05/63Ausonia_%28Lightcurve_Inversion%29.png/50px-63Ausonia_%28Lightcurve_Inversion%29.png" xlink:type="simple" xlink:show="embed" xlink:actuate="onLoad" draw:mime-type="image/png">
              <text:p/>
            </draw:image>
          </draw:frame>
          <draw:frame draw:z-index="8" draw:name="https://upload.wikimedia.org/wikipedia/commons/thumb/7/7f/Typhon-echidna_hst.jpg/50px-Typhon-echidna_hst.jpg" draw:style-name="gr1" draw:text-style-name="P1" svg:width="1.322cm" svg:height="1.322cm" svg:x="2.258cm" svg:y="5.419cm">
            <draw:image xlink:href="https://upload.wikimedia.org/wikipedia/commons/thumb/7/7f/Typhon-echidna_hst.jpg/50px-Typhon-echidna_hst.jpg" xlink:type="simple" xlink:show="embed" xlink:actuate="onLoad" draw:mime-type="image/jpeg">
              <text:p/>
            </draw:image>
          </draw:frame>
          <draw:frame draw:z-index="9" draw:name="https://upload.wikimedia.org/wikipedia/commons/thumb/c/cd/Prometheus_12-26-09a.jpg/50px-Prometheus_12-26-09a.jpg" draw:style-name="gr1" draw:text-style-name="P1" svg:width="1.322cm" svg:height="1.322cm" svg:x="2.258cm" svg:y="6.773cm">
            <draw:image xlink:href="https://upload.wikimedia.org/wikipedia/commons/thumb/c/cd/Prometheus_12-26-09a.jpg/50px-Prometheus_12-26-09a.jpg" xlink:type="simple" xlink:show="embed" xlink:actuate="onLoad" draw:mime-type="image/jpeg">
              <text:p/>
            </draw:image>
          </draw:frame>
          <draw:frame draw:z-index="10" draw:name="https://upload.wikimedia.org/wikipedia/commons/thumb/4/48/17Thetis-LB1.jpg/50px-17Thetis-LB1.jpg" draw:style-name="gr1" draw:text-style-name="P1" svg:width="1.322cm" svg:height="1.322cm" svg:x="2.258cm" svg:y="7.676cm">
            <draw:image xlink:href="https://upload.wikimedia.org/wikipedia/commons/thumb/4/48/17Thetis-LB1.jpg/50px-17Thetis-LB1.jpg" xlink:type="simple" xlink:show="embed" xlink:actuate="onLoad" draw:mime-type="image/jpeg">
              <text:p/>
            </draw:image>
          </draw:frame>
          <draw:frame draw:z-index="11" draw:name="https://upload.wikimedia.org/wikipedia/commons/thumb/5/55/55Pandora_%28Lightcurve_Inversion%29.png/50px-55Pandora_%28Lightcurve_Inversion%29.png" draw:style-name="gr1" draw:text-style-name="P1" svg:width="1.322cm" svg:height="0.502cm" svg:x="2.258cm" svg:y="8.128cm">
            <draw:image xlink:href="https://upload.wikimedia.org/wikipedia/commons/thumb/5/55/55Pandora_%28Lightcurve_Inversion%29.png/50px-55Pandora_%28Lightcurve_Inversion%29.png" xlink:type="simple" xlink:show="embed" xlink:actuate="onLoad" draw:mime-type="image/png">
              <text:p/>
            </draw:image>
          </draw:frame>
          <draw:frame draw:z-index="12" draw:name="https://upload.wikimedia.org/wikipedia/commons/thumb/6/6b/72Feronia_%28Lightcurve_Inversion%29.png/50px-72Feronia_%28Lightcurve_Inversion%29.png" draw:style-name="gr1" draw:text-style-name="P1" svg:width="1.322cm" svg:height="0.502cm" svg:x="2.258cm" svg:y="9.483cm">
            <draw:image xlink:href="https://upload.wikimedia.org/wikipedia/commons/thumb/6/6b/72Feronia_%28Lightcurve_Inversion%29.png/50px-72Feronia_%28Lightcurve_Inversion%29.png" xlink:type="simple" xlink:show="embed" xlink:actuate="onLoad" draw:mime-type="image/png">
              <text:p/>
            </draw:image>
          </draw:frame>
          <draw:frame draw:z-index="13" draw:name="https://upload.wikimedia.org/wikipedia/commons/thumb/f/f8/Logos-zoe-hst.jpg/50px-Logos-zoe-hst.jpg" draw:style-name="gr1" draw:text-style-name="P1" svg:width="1.322cm" svg:height="1.322cm" svg:x="2.258cm" svg:y="10.837cm">
            <draw:image xlink:href="https://upload.wikimedia.org/wikipedia/commons/thumb/f/f8/Logos-zoe-hst.jpg/50px-Logos-zoe-hst.jpg" xlink:type="simple" xlink:show="embed" xlink:actuate="onLoad" draw:mime-type="image/jpeg">
              <text:p/>
            </draw:image>
          </draw:frame>
          <draw:frame draw:z-index="14" draw:name="https://upload.wikimedia.org/wikipedia/commons/thumb/8/8b/Pandora_PIA07632.jpg/50px-Pandora_PIA07632.jpg" draw:style-name="gr1" draw:text-style-name="P1" svg:width="1.322cm" svg:height="0.899cm" svg:x="2.258cm" svg:y="11.289cm">
            <draw:image xlink:href="https://upload.wikimedia.org/wikipedia/commons/thumb/8/8b/Pandora_PIA07632.jpg/50px-Pandora_PIA07632.jpg" xlink:type="simple" xlink:show="embed" xlink:actuate="onLoad" draw:mime-type="image/jpeg">
              <text:p/>
            </draw:image>
          </draw:frame>
          <draw:frame draw:z-index="15" draw:name="https://upload.wikimedia.org/wikipedia/commons/thumb/5/5c/Neptune_Trio.jpg/50px-Neptune_Trio.jpg" draw:style-name="gr1" draw:text-style-name="P1" svg:width="1.322cm" svg:height="1.031cm" svg:x="2.258cm" svg:y="11.74cm">
            <draw:image xlink:href="https://upload.wikimedia.org/wikipedia/commons/thumb/5/5c/Neptune_Trio.jpg/50px-Neptune_Trio.jpg" xlink:type="simple" xlink:show="embed" xlink:actuate="onLoad" draw:mime-type="image/jpeg">
              <text:p/>
            </draw:image>
          </draw:frame>
          <draw:frame draw:z-index="16" draw:name="https://upload.wikimedia.org/wikipedia/commons/thumb/5/5e/71Niobe_%28Lightcurve_Inversion%29.png/50px-71Niobe_%28Lightcurve_Inversion%29.png" draw:style-name="gr1" draw:text-style-name="P1" svg:width="1.322cm" svg:height="0.502cm" svg:x="2.258cm" svg:y="12.192cm">
            <draw:image xlink:href="https://upload.wikimedia.org/wikipedia/commons/thumb/5/5e/71Niobe_%28Lightcurve_Inversion%29.png/50px-71Niobe_%28Lightcurve_Inversion%29.png" xlink:type="simple" xlink:show="embed" xlink:actuate="onLoad" draw:mime-type="image/png">
              <text:p/>
            </draw:image>
          </draw:frame>
          <draw:frame draw:z-index="17" draw:name="https://upload.wikimedia.org/wikipedia/commons/thumb/0/09/32Pomona_%28Lightcurve_Inversion%29.png/50px-32Pomona_%28Lightcurve_Inversion%29.png" draw:style-name="gr1" draw:text-style-name="P1" svg:width="1.322cm" svg:height="0.502cm" svg:x="2.258cm" svg:y="12.644cm">
            <draw:image xlink:href="https://upload.wikimedia.org/wikipedia/commons/thumb/0/09/32Pomona_%28Lightcurve_Inversion%29.png/50px-32Pomona_%28Lightcurve_Inversion%29.png" xlink:type="simple" xlink:show="embed" xlink:actuate="onLoad" draw:mime-type="image/png">
              <text:p/>
            </draw:image>
          </draw:frame>
          <draw:frame draw:z-index="18" draw:name="https://upload.wikimedia.org/wikipedia/commons/thumb/6/64/Belinda.gif/50px-Belinda.gif" draw:style-name="gr1" draw:text-style-name="P1" svg:width="1.322cm" svg:height="1.322cm" svg:x="2.258cm" svg:y="13.095cm">
            <draw:image xlink:href="https://upload.wikimedia.org/wikipedia/commons/thumb/6/64/Belinda.gif/50px-Belinda.gif" xlink:type="simple" xlink:show="embed" xlink:actuate="onLoad" draw:mime-type="image/gif">
              <text:p/>
            </draw:image>
          </draw:frame>
          <draw:frame draw:z-index="19" draw:name="https://upload.wikimedia.org/wikipedia/commons/thumb/7/76/Elara_-_New_Horizons.png/50px-Elara_-_New_Horizons.png" draw:style-name="gr1" draw:text-style-name="P1" svg:width="1.322cm" svg:height="1.322cm" svg:x="2.258cm" svg:y="13.547cm">
            <draw:image xlink:href="https://upload.wikimedia.org/wikipedia/commons/thumb/7/76/Elara_-_New_Horizons.png/50px-Elara_-_New_Horizons.png" xlink:type="simple" xlink:show="embed" xlink:actuate="onLoad" draw:mime-type="image/png">
              <text:p/>
            </draw:image>
          </draw:frame>
          <draw:frame draw:z-index="20" draw:name="https://upload.wikimedia.org/wikipedia/commons/thumb/5/57/Cressida.png/50px-Cressida.png" draw:style-name="gr1" draw:text-style-name="P1" svg:width="1.322cm" svg:height="1.295cm" svg:x="2.258cm" svg:y="13.998cm">
            <draw:image xlink:href="https://upload.wikimedia.org/wikipedia/commons/thumb/5/57/Cressida.png/50px-Cressida.png" xlink:type="simple" xlink:show="embed" xlink:actuate="onLoad" draw:mime-type="image/png">
              <text:p/>
            </draw:image>
          </draw:frame>
          <draw:frame draw:z-index="21" draw:name="https://upload.wikimedia.org/wikipedia/commons/thumb/3/3f/10370_Hylonome_Hubble.jpg/50px-10370_Hylonome_Hubble.jpg" draw:style-name="gr1" draw:text-style-name="P1" svg:width="1.322cm" svg:height="1.322cm" svg:x="2.258cm" svg:y="14.901cm">
            <draw:image xlink:href="https://upload.wikimedia.org/wikipedia/commons/thumb/3/3f/10370_Hylonome_Hubble.jpg/50px-10370_Hylonome_Hubble.jpg" xlink:type="simple" xlink:show="embed" xlink:actuate="onLoad" draw:mime-type="image/jpeg">
              <text:p/>
            </draw:image>
          </draw:frame>
          <draw:frame draw:z-index="22" draw:name="https://upload.wikimedia.org/wikipedia/commons/thumb/d/d7/44Nysa_%28Lightcurve_Inversion%29.png/50px-44Nysa_%28Lightcurve_Inversion%29.png" draw:style-name="gr1" draw:text-style-name="P1" svg:width="1.322cm" svg:height="0.502cm" svg:x="2.258cm" svg:y="15.804cm">
            <draw:image xlink:href="https://upload.wikimedia.org/wikipedia/commons/thumb/d/d7/44Nysa_%28Lightcurve_Inversion%29.png/50px-44Nysa_%28Lightcurve_Inversion%29.png" xlink:type="simple" xlink:show="embed" xlink:actuate="onLoad" draw:mime-type="image/png">
              <text:p/>
            </draw:image>
          </draw:frame>
          <draw:frame draw:z-index="23" draw:name="https://upload.wikimedia.org/wikipedia/commons/thumb/3/34/Rosalindmoon.png/50px-Rosalindmoon.png" draw:style-name="gr1" draw:text-style-name="P1" svg:width="1.322cm" svg:height="1.295cm" svg:x="2.258cm" svg:y="16.256cm">
            <draw:image xlink:href="https://upload.wikimedia.org/wikipedia/commons/thumb/3/34/Rosalindmoon.png/50px-Rosalindmoon.png" xlink:type="simple" xlink:show="embed" xlink:actuate="onLoad" draw:mime-type="image/png">
              <text:p/>
            </draw:image>
          </draw:frame>
          <draw:frame draw:z-index="24" draw:name="https://upload.wikimedia.org/wikipedia/commons/thumb/c/c3/A737.M1234.shape%281%29.png/50px-A737.M1234.shape%281%29.png" draw:style-name="gr1" draw:text-style-name="P1" svg:width="1.322cm" svg:height="0.502cm" svg:x="2.258cm" svg:y="16.708cm">
            <draw:image xlink:href="https://upload.wikimedia.org/wikipedia/commons/thumb/c/c3/A737.M1234.shape%281%29.png/50px-A737.M1234.shape%281%29.png" xlink:type="simple" xlink:show="embed" xlink:actuate="onLoad" draw:mime-type="image/png">
              <text:p/>
            </draw:image>
          </draw:frame>
          <draw:frame draw:z-index="25" draw:name="https://upload.wikimedia.org/wikipedia/commons/thumb/8/80/43Ariadne_%28Lightcurve_Inversion%29.png/50px-43Ariadne_%28Lightcurve_Inversion%29.png" draw:style-name="gr1" draw:text-style-name="P1" svg:width="1.322cm" svg:height="0.502cm" svg:x="2.258cm" svg:y="17.159cm">
            <draw:image xlink:href="https://upload.wikimedia.org/wikipedia/commons/thumb/8/80/43Ariadne_%28Lightcurve_Inversion%29.png/50px-43Ariadne_%28Lightcurve_Inversion%29.png" xlink:type="simple" xlink:show="embed" xlink:actuate="onLoad" draw:mime-type="image/png">
              <text:p/>
            </draw:image>
          </draw:frame>
          <draw:frame draw:z-index="26" draw:name="https://upload.wikimedia.org/wikipedia/commons/thumb/b/bc/99Dike_%28Lightcurve_Inversion%29.png/50px-99Dike_%28Lightcurve_Inversion%29.png" draw:style-name="gr1" draw:text-style-name="P1" svg:width="1.322cm" svg:height="0.502cm" svg:x="2.258cm" svg:y="18.514cm">
            <draw:image xlink:href="https://upload.wikimedia.org/wikipedia/commons/thumb/b/bc/99Dike_%28Lightcurve_Inversion%29.png/50px-99Dike_%28Lightcurve_Inversion%29.png" xlink:type="simple" xlink:show="embed" xlink:actuate="onLoad" draw:mime-type="image/png">
              <text:p/>
            </draw:image>
          </draw:frame>
          <draw:frame draw:z-index="27" draw:name="https://upload.wikimedia.org/wikipedia/commons/thumb/4/41/Desdemonamoon.png/50px-Desdemonamoon.png" draw:style-name="gr1" draw:text-style-name="P1" svg:width="1.322cm" svg:height="1.295cm" svg:x="2.258cm" svg:y="19.417cm">
            <draw:image xlink:href="https://upload.wikimedia.org/wikipedia/commons/thumb/4/41/Desdemonamoon.png/50px-Desdemonamoon.png" xlink:type="simple" xlink:show="embed" xlink:actuate="onLoad" draw:mime-type="image/png">
              <text:p/>
            </draw:image>
          </draw:frame>
          <draw:frame draw:z-index="28" draw:name="https://upload.wikimedia.org/wikipedia/commons/thumb/3/39/3548_Eurybates_Hubble.jpg/50px-3548_Eurybates_Hubble.jpg" draw:style-name="gr1" draw:text-style-name="P1" svg:width="1.322cm" svg:height="1.322cm" svg:x="2.258cm" svg:y="19.868cm">
            <draw:image xlink:href="https://upload.wikimedia.org/wikipedia/commons/thumb/3/39/3548_Eurybates_Hubble.jpg/50px-3548_Eurybates_Hubble.jpg" xlink:type="simple" xlink:show="embed" xlink:actuate="onLoad" draw:mime-type="image/jpeg">
              <text:p/>
            </draw:image>
          </draw:frame>
          <draw:frame draw:z-index="29" draw:name="https://upload.wikimedia.org/wikipedia/commons/thumb/d/d3/79Eurynome_%28Lightcurve_Inversion%29.png/50px-79Eurynome_%28Lightcurve_Inversion%29.png" draw:style-name="gr1" draw:text-style-name="P1" svg:width="1.322cm" svg:height="0.502cm" svg:x="2.258cm" svg:y="20.32cm">
            <draw:image xlink:href="https://upload.wikimedia.org/wikipedia/commons/thumb/d/d3/79Eurynome_%28Lightcurve_Inversion%29.png/50px-79Eurynome_%28Lightcurve_Inversion%29.png" xlink:type="simple" xlink:show="embed" xlink:actuate="onLoad" draw:mime-type="image/png">
              <text:p/>
            </draw:image>
          </draw:frame>
          <draw:frame draw:z-index="30" draw:name="https://upload.wikimedia.org/wikipedia/commons/thumb/0/02/Halimede.jpg/50px-Halimede.jpg" draw:style-name="gr1" draw:text-style-name="P1" svg:width="1.322cm" svg:height="0.608cm" svg:x="2.258cm" svg:y="21.223cm">
            <draw:image xlink:href="https://upload.wikimedia.org/wikipedia/commons/thumb/0/02/Halimede.jpg/50px-Halimede.jpg" xlink:type="simple" xlink:show="embed" xlink:actuate="onLoad" draw:mime-type="image/jpeg">
              <text:p/>
            </draw:image>
          </draw:frame>
          <draw:frame draw:z-index="31" draw:name="https://upload.wikimedia.org/wikipedia/commons/thumb/0/01/25Phocaea_%28Lightcurve_Inversion%29.png/50px-25Phocaea_%28Lightcurve_Inversion%29.png" draw:style-name="gr1" draw:text-style-name="P1" svg:width="1.322cm" svg:height="0.502cm" svg:x="2.258cm" svg:y="21.675cm">
            <draw:image xlink:href="https://upload.wikimedia.org/wikipedia/commons/thumb/0/01/25Phocaea_%28Lightcurve_Inversion%29.png/50px-25Phocaea_%28Lightcurve_Inversion%29.png" xlink:type="simple" xlink:show="embed" xlink:actuate="onLoad" draw:mime-type="image/png">
              <text:p/>
            </draw:image>
          </draw:frame>
          <draw:frame draw:z-index="32" draw:name="https://upload.wikimedia.org/wikipedia/commons/thumb/f/f3/Naiad_Voyager.png/50px-Naiad_Voyager.png" draw:style-name="gr1" draw:text-style-name="P1" svg:width="1.322cm" svg:height="1.19cm" svg:x="2.258cm" svg:y="22.126cm">
            <draw:image xlink:href="https://upload.wikimedia.org/wikipedia/commons/thumb/f/f3/Naiad_Voyager.png/50px-Naiad_Voyager.png" xlink:type="simple" xlink:show="embed" xlink:actuate="onLoad" draw:mime-type="image/png">
              <text:p/>
            </draw:image>
          </draw:frame>
          <draw:frame draw:z-index="33" draw:name="https://upload.wikimedia.org/wikipedia/commons/thumb/0/09/29P_Schwassmann_Wachmann.jpg/50px-29P_Schwassmann_Wachmann.jpg" draw:style-name="gr1" draw:text-style-name="P1" svg:width="1.322cm" svg:height="1.004cm" svg:x="2.258cm" svg:y="22.578cm">
            <draw:image xlink:href="https://upload.wikimedia.org/wikipedia/commons/thumb/0/09/29P_Schwassmann_Wachmann.jpg/50px-29P_Schwassmann_Wachmann.jpg" xlink:type="simple" xlink:show="embed" xlink:actuate="onLoad" draw:mime-type="image/jpeg">
              <text:p/>
            </draw:image>
          </draw:frame>
          <draw:frame draw:z-index="34" draw:name="https://upload.wikimedia.org/wikipedia/commons/thumb/f/f0/Neso_VLT-FORS1_2002-09-03_annotated.gif/50px-Neso_VLT-FORS1_2002-09-03_annotated.gif" draw:style-name="gr1" draw:text-style-name="P1" svg:width="1.322cm" svg:height="1.004cm" svg:x="2.258cm" svg:y="23.029cm">
            <draw:image xlink:href="https://upload.wikimedia.org/wikipedia/commons/thumb/f/f0/Neso_VLT-FORS1_2002-09-03_annotated.gif/50px-Neso_VLT-FORS1_2002-09-03_annotated.gif" xlink:type="simple" xlink:show="embed" xlink:actuate="onLoad" draw:mime-type="image/gif">
              <text:p/>
            </draw:image>
          </draw:frame>
          <draw:frame draw:z-index="35" draw:name="https://upload.wikimedia.org/wikipedia/commons/thumb/4/4a/60Echo_%28Lightcurve_Inversion%29.png/50px-60Echo_%28Lightcurve_Inversion%29.png" draw:style-name="gr1" draw:text-style-name="P1" svg:width="1.322cm" svg:height="0.502cm" svg:x="2.258cm" svg:y="23.481cm">
            <draw:image xlink:href="https://upload.wikimedia.org/wikipedia/commons/thumb/4/4a/60Echo_%28Lightcurve_Inversion%29.png/50px-60Echo_%28Lightcurve_Inversion%29.png" xlink:type="simple" xlink:show="embed" xlink:actuate="onLoad" draw:mime-type="image/png">
              <text:p/>
            </draw:image>
          </draw:frame>
          <draw:frame draw:z-index="36" draw:name="https://upload.wikimedia.org/wikipedia/commons/thumb/2/2e/Pasiphaé.jpg/50px-Pasiphaé.jpg" draw:style-name="gr1" draw:text-style-name="P1" svg:width="1.322cm" svg:height="1.295cm" svg:x="2.258cm" svg:y="23.932cm">
            <draw:image xlink:href="https://upload.wikimedia.org/wikipedia/commons/thumb/2/2e/Pasiphaé.jpg/50px-Pasiphaé.jpg" xlink:type="simple" xlink:show="embed" xlink:actuate="onLoad" draw:mime-type="image/jpeg">
              <text:p/>
            </draw:image>
          </draw:frame>
          <draw:frame draw:z-index="37" draw:name="https://upload.wikimedia.org/wikipedia/commons/thumb/a/a4/82Alkmene_%28Lightcurve_Inversion%29.png/50px-82Alkmene_%28Lightcurve_Inversion%29.png" draw:style-name="gr1" draw:text-style-name="P1" svg:width="1.322cm" svg:height="0.502cm" svg:x="2.258cm" svg:y="24.384cm">
            <draw:image xlink:href="https://upload.wikimedia.org/wikipedia/commons/thumb/a/a4/82Alkmene_%28Lightcurve_Inversion%29.png/50px-82Alkmene_%28Lightcurve_Inversion%29.png" xlink:type="simple" xlink:show="embed" xlink:actuate="onLoad" draw:mime-type="image/png">
              <text:p/>
            </draw:image>
          </draw:frame>
          <draw:frame draw:z-index="38" draw:name="https://upload.wikimedia.org/wikipedia/commons/thumb/a/ae/7066_Nessus_Hubble.jpg/50px-7066_Nessus_Hubble.jpg" draw:style-name="gr1" draw:text-style-name="P1" svg:width="1.322cm" svg:height="1.322cm" svg:x="2.258cm" svg:y="24.836cm">
            <draw:image xlink:href="https://upload.wikimedia.org/wikipedia/commons/thumb/a/ae/7066_Nessus_Hubble.jpg/50px-7066_Nessus_Hubble.jpg" xlink:type="simple" xlink:show="embed" xlink:actuate="onLoad" draw:mime-type="image/jpeg">
              <text:p/>
            </draw:image>
          </draw:frame>
          <draw:frame draw:z-index="39" draw:name="https://upload.wikimedia.org/wikipedia/commons/thumb/c/cf/Biancamoon.png/50px-Biancamoon.png" draw:style-name="gr1" draw:text-style-name="P1" svg:width="1.322cm" svg:height="1.348cm" svg:x="2.258cm" svg:y="25.739cm">
            <draw:image xlink:href="https://upload.wikimedia.org/wikipedia/commons/thumb/c/cf/Biancamoon.png/50px-Biancamoon.png" xlink:type="simple" xlink:show="embed" xlink:actuate="onLoad" draw:mime-type="image/png">
              <text:p/>
            </draw:image>
          </draw:frame>
          <draw:frame draw:z-index="40" draw:name="https://upload.wikimedia.org/wikipedia/commons/thumb/a/aa/%28253%29_mathilde_crop.jpg/50px-%28253%29_mathilde_crop.jpg" draw:style-name="gr1" draw:text-style-name="P1" svg:width="1.322cm" svg:height="1.031cm" svg:x="2.258cm" svg:y="26.19cm">
            <draw:image xlink:href="https://upload.wikimedia.org/wikipedia/commons/thumb/a/aa/%28253%29_mathilde_crop.jpg/50px-%28253%29_mathilde_crop.jpg" xlink:type="simple" xlink:show="embed" xlink:actuate="onLoad" draw:mime-type="image/jpeg">
              <text:p/>
            </draw:image>
          </draw:frame>
          <draw:frame draw:z-index="41" draw:name="https://upload.wikimedia.org/wikipedia/commons/thumb/2/24/Hidalgoanimation2003.gif/50px-Hidalgoanimation2003.gif" draw:style-name="gr1" draw:text-style-name="P1" svg:width="1.322cm" svg:height="1.322cm" svg:x="2.258cm" svg:y="26.642cm">
            <draw:image xlink:href="https://upload.wikimedia.org/wikipedia/commons/thumb/2/24/Hidalgoanimation2003.gif/50px-Hidalgoanimation2003.gif" xlink:type="simple" xlink:show="embed" xlink:actuate="onLoad" draw:mime-type="image/gif">
              <text:p/>
            </draw:image>
          </draw:frame>
          <draw:frame draw:z-index="42" draw:name="https://upload.wikimedia.org/wikipedia/commons/thumb/7/7d/21900_Orus_Hubble.jpg/50px-21900_Orus_Hubble.jpg" draw:style-name="gr1" draw:text-style-name="P1" svg:width="1.322cm" svg:height="1.322cm" svg:x="2.258cm" svg:y="27.093cm">
            <draw:image xlink:href="https://upload.wikimedia.org/wikipedia/commons/thumb/7/7d/21900_Orus_Hubble.jpg/50px-21900_Orus_Hubble.jpg" xlink:type="simple" xlink:show="embed" xlink:actuate="onLoad" draw:mime-type="image/jpeg">
              <text:p/>
            </draw:image>
          </draw:frame>
          <draw:frame draw:z-index="43" draw:name="https://upload.wikimedia.org/wikipedia/commons/thumb/a/a6/Prospero_-_Uranus_moon.jpg/50px-Prospero_-_Uranus_moon.jpg" draw:style-name="gr1" draw:text-style-name="P1" svg:width="1.322cm" svg:height="1.322cm" svg:x="2.258cm" svg:y="27.996cm">
            <draw:image xlink:href="https://upload.wikimedia.org/wikipedia/commons/thumb/a/a6/Prospero_-_Uranus_moon.jpg/50px-Prospero_-_Uranus_moon.jpg" xlink:type="simple" xlink:show="embed" xlink:actuate="onLoad" draw:mime-type="image/jpeg">
              <text:p/>
            </draw:image>
          </draw:frame>
          <draw:frame draw:z-index="44" draw:name="https://upload.wikimedia.org/wikipedia/commons/thumb/b/ba/Uranus_-_Setebos_image.jpg/50px-Uranus_-_Setebos_image.jpg" draw:style-name="gr1" draw:text-style-name="P1" svg:width="1.322cm" svg:height="1.322cm" svg:x="2.258cm" svg:y="28.448cm">
            <draw:image xlink:href="https://upload.wikimedia.org/wikipedia/commons/thumb/b/ba/Uranus_-_Setebos_image.jpg/50px-Uranus_-_Setebos_image.jpg" xlink:type="simple" xlink:show="embed" xlink:actuate="onLoad" draw:mime-type="image/jpeg">
              <text:p/>
            </draw:image>
          </draw:frame>
          <draw:frame draw:z-index="45" draw:name="https://upload.wikimedia.org/wikipedia/commons/thumb/1/1c/Carmé.jpg/50px-Carmé.jpg" draw:style-name="gr1" draw:text-style-name="P1" svg:width="1.322cm" svg:height="1.322cm" svg:x="2.258cm" svg:y="28.9cm">
            <draw:image xlink:href="https://upload.wikimedia.org/wikipedia/commons/thumb/1/1c/Carmé.jpg/50px-Carmé.jpg" xlink:type="simple" xlink:show="embed" xlink:actuate="onLoad" draw:mime-type="image/jpeg">
              <text:p/>
            </draw:image>
          </draw:frame>
          <draw:frame draw:z-index="46" draw:name="https://upload.wikimedia.org/wikipedia/commons/thumb/d/d6/73Klytia_%28Lightcurve_Inversion%29.png/50px-73Klytia_%28Lightcurve_Inversion%29.png" draw:style-name="gr1" draw:text-style-name="P1" svg:width="1.322cm" svg:height="0.502cm" svg:x="2.258cm" svg:y="29.351cm">
            <draw:image xlink:href="https://upload.wikimedia.org/wikipedia/commons/thumb/d/d6/73Klytia_%28Lightcurve_Inversion%29.png/50px-73Klytia_%28Lightcurve_Inversion%29.png" xlink:type="simple" xlink:show="embed" xlink:actuate="onLoad" draw:mime-type="image/png">
              <text:p/>
            </draw:image>
          </draw:frame>
          <draw:frame draw:z-index="47" draw:name="https://upload.wikimedia.org/wikipedia/commons/thumb/7/7a/Sao_VLT-FORS1_2002-09-03_annotated.gif/50px-Sao_VLT-FORS1_2002-09-03_annotated.gif" draw:style-name="gr1" draw:text-style-name="P1" svg:width="1.322cm" svg:height="0.819cm" svg:x="2.258cm" svg:y="29.803cm">
            <draw:image xlink:href="https://upload.wikimedia.org/wikipedia/commons/thumb/7/7a/Sao_VLT-FORS1_2002-09-03_annotated.gif/50px-Sao_VLT-FORS1_2002-09-03_annotated.gif" xlink:type="simple" xlink:show="embed" xlink:actuate="onLoad" draw:mime-type="image/gif">
              <text:p/>
            </draw:image>
          </draw:frame>
          <draw:frame draw:z-index="48" draw:name="https://upload.wikimedia.org/wikipedia/commons/thumb/4/4a/60Echo_%28Lightcurve_Inversion%29.png/50px-60Echo_%28Lightcurve_Inversion%29.png" draw:style-name="gr1" draw:text-style-name="P1" svg:width="1.322cm" svg:height="0.502cm" svg:x="2.258cm" svg:y="30.254cm">
            <draw:image xlink:href="https://upload.wikimedia.org/wikipedia/commons/thumb/4/4a/60Echo_%28Lightcurve_Inversion%29.png/50px-60Echo_%28Lightcurve_Inversion%29.png" xlink:type="simple" xlink:show="embed" xlink:actuate="onLoad" draw:mime-type="image/png">
              <text:p/>
            </draw:image>
          </draw:frame>
          <draw:frame draw:z-index="49" draw:name="https://upload.wikimedia.org/wikipedia/commons/thumb/9/9a/Metis.jpg/50px-Metis.jpg" draw:style-name="gr1" draw:text-style-name="P1" svg:width="1.322cm" svg:height="1.19cm" svg:x="2.258cm" svg:y="30.706cm">
            <draw:image xlink:href="https://upload.wikimedia.org/wikipedia/commons/thumb/9/9a/Metis.jpg/50px-Metis.jpg" xlink:type="simple" xlink:show="embed" xlink:actuate="onLoad" draw:mime-type="image/jpeg">
              <text:p/>
            </draw:image>
          </draw:frame>
          <draw:frame draw:z-index="50" draw:name="https://upload.wikimedia.org/wikipedia/commons/thumb/0/04/Opheliamoon.png/50px-Opheliamoon.png" draw:style-name="gr1" draw:text-style-name="P1" svg:width="1.322cm" svg:height="1.322cm" svg:x="2.258cm" svg:y="31.157cm">
            <draw:image xlink:href="https://upload.wikimedia.org/wikipedia/commons/thumb/0/04/Opheliamoon.png/50px-Opheliamoon.png" xlink:type="simple" xlink:show="embed" xlink:actuate="onLoad" draw:mime-type="image/png">
              <text:p/>
            </draw:image>
          </draw:frame>
          <draw:frame draw:z-index="51" draw:name="https://upload.wikimedia.org/wikipedia/commons/thumb/b/b5/Lysithea_2MASS_JHK_color_composite.png/50px-Lysithea_2MASS_JHK_color_composite.png" draw:style-name="gr1" draw:text-style-name="P1" svg:width="1.322cm" svg:height="1.322cm" svg:x="2.258cm" svg:y="31.609cm">
            <draw:image xlink:href="https://upload.wikimedia.org/wikipedia/commons/thumb/b/b5/Lysithea_2MASS_JHK_color_composite.png/50px-Lysithea_2MASS_JHK_color_composite.png" xlink:type="simple" xlink:show="embed" xlink:actuate="onLoad" draw:mime-type="image/png">
              <text:p/>
            </draw:image>
          </draw:frame>
          <draw:frame draw:z-index="52" draw:name="https://upload.wikimedia.org/wikipedia/commons/thumb/8/8e/Caliban_discovery.jpg/50px-Caliban_discovery.jpg" draw:style-name="gr1" draw:text-style-name="P1" svg:width="1.322cm" svg:height="1.322cm" svg:x="2.258cm" svg:y="32.06cm">
            <draw:image xlink:href="https://upload.wikimedia.org/wikipedia/commons/thumb/8/8e/Caliban_discovery.jpg/50px-Caliban_discovery.jpg" xlink:type="simple" xlink:show="embed" xlink:actuate="onLoad" draw:mime-type="image/jpeg">
              <text:p/>
            </draw:image>
          </draw:frame>
          <draw:frame draw:z-index="53" draw:name="https://upload.wikimedia.org/wikipedia/commons/thumb/0/05/Laomedeia_VLT-FORS1_2002-09-03_annotated.gif/50px-Laomedeia_VLT-FORS1_2002-09-03_annotated.gif" draw:style-name="gr1" draw:text-style-name="P1" svg:width="1.322cm" svg:height="0.846cm" svg:x="2.258cm" svg:y="32.512cm">
            <draw:image xlink:href="https://upload.wikimedia.org/wikipedia/commons/thumb/0/05/Laomedeia_VLT-FORS1_2002-09-03_annotated.gif/50px-Laomedeia_VLT-FORS1_2002-09-03_annotated.gif" xlink:type="simple" xlink:show="embed" xlink:actuate="onLoad" draw:mime-type="image/gif">
              <text:p/>
            </draw:image>
          </draw:frame>
          <draw:frame draw:z-index="54" draw:name="https://upload.wikimedia.org/wikipedia/commons/thumb/5/59/Cordeliamoon.png/50px-Cordeliamoon.png" draw:style-name="gr1" draw:text-style-name="P1" svg:width="1.322cm" svg:height="1.295cm" svg:x="2.258cm" svg:y="32.964cm">
            <draw:image xlink:href="https://upload.wikimedia.org/wikipedia/commons/thumb/5/59/Cordeliamoon.png/50px-Cordeliamoon.png" xlink:type="simple" xlink:show="embed" xlink:actuate="onLoad" draw:mime-type="image/png">
              <text:p/>
            </draw:image>
          </draw:frame>
          <draw:frame draw:z-index="55" draw:name="https://upload.wikimedia.org/wikipedia/commons/thumb/6/65/Psamathe_feat.jpg/50px-Psamathe_feat.jpg" draw:style-name="gr1" draw:text-style-name="P1" svg:width="1.322cm" svg:height="0.502cm" svg:x="2.258cm" svg:y="33.415cm">
            <draw:image xlink:href="https://upload.wikimedia.org/wikipedia/commons/thumb/6/65/Psamathe_feat.jpg/50px-Psamathe_feat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Exagram" xlink:type="simple">1015 kg</text:a>) </text:p>
          </table:table-cell>
          <table:table-cell table:style-name="ce2" office:value-type="string" calcext:value-type="string">
            <text:p>Type – notes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2">
          <table:table-cell office:value-type="string" calcext:value-type="string">
            <text:p><text:a xlink:href="https://en.wikipedia.org/wiki/233_Asterope" xlink:type="simple">Asterope</text:a></text:p>
            <text:p>233 </text:p>
          </table:table-cell>
          <table:table-cell table:style-name="ce7"/>
          <table:table-cell office:value-type="string" calcext:value-type="string">
            <text:p>49.8±0.6 </text:p>
          </table:table-cell>
          <table:table-cell/>
          <table:table-cell office:value-type="string" calcext:value-type="string">
            <text:p>belt asteroid <text:a xlink:href="https://en.wikipedia.org/wiki/T-type_asteroids" xlink:type="simple">type T</text:a>/<text:a xlink:href="https://en.wikipedia.org/wiki/K-type_asteroids" xlink:type="simple">type K</text:a> </text:p>
          </table:table-cell>
          <table:table-cell office:value-type="string" calcext:value-type="string">
            <text:p><text:a xlink:href="https://en.wikipedia.org/wiki/List_of_Solar_System_objects_by_size#cite_note-jplssd-233-173" xlink:type="simple">[16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145_Pholus" xlink:type="simple">Pholus</text:a></text:p>
            <text:p>5145 </text:p>
          </table:table-cell>
          <table:table-cell table:style-name="ce7"/>
          <table:table-cell office:value-type="string" calcext:value-type="string">
            <text:p>49.5+7.5</text:p>
            <text:p>−7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hebe_(moon)" xlink:type="simple">Thebe</text:a></text:p>
            <text:p>Jupiter XIV </text:p>
          </table:table-cell>
          <table:table-cell office:value-type="string" calcext:value-type="string">
            <text:p><text:a xlink:href="https://en.wikipedia.org/wiki/File:Thebe.jpg" xlink:type="simple"> </text:a> </text:p>
          </table:table-cell>
          <table:table-cell office:value-type="string" calcext:value-type="string">
            <text:p>49.3±2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ThomasBurns1998-138" xlink:type="simple">[12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1_Lutetia" xlink:type="simple">Lutetia</text:a></text:p>
            <text:p>21 </text:p>
          </table:table-cell>
          <table:table-cell office:value-type="string" calcext:value-type="string">
            <text:p><text:a xlink:href="https://en.wikipedia.org/wiki/File:Rosetta_triumphs_at_asteroid_Lutetia.jpg" xlink:type="simple"> </text:a> </text:p>
          </table:table-cell>
          <table:table-cell office:value-type="string" calcext:value-type="string">
            <text:p>49±1 </text:p>
          </table:table-cell>
          <table:table-cell table:style-name="ce6" office:value-type="string" calcext:value-type="string">
            <text:p>1700±20 </text:p>
          </table:table-cell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3_Kalypso" xlink:type="simple">Kalypso</text:a></text:p>
            <text:p>53 </text:p>
          </table:table-cell>
          <table:table-cell office:value-type="string" calcext:value-type="string">
            <text:p><text:a xlink:href="https://en.wikipedia.org/wiki/File:53Kalypso_(Lightcurve_Inversion).png" xlink:type="simple"> </text:a> </text:p>
          </table:table-cell>
          <table:table-cell office:value-type="string" calcext:value-type="string">
            <text:p>48.631±13.299 </text:p>
          </table:table-cell>
          <table:table-cell table:style-name="ce6" office:value-type="string" calcext:value-type="string">
            <text:p>≈ 5630±5000 </text:p>
          </table:table-cell>
          <table:table-cell office:value-type="string" calcext:value-type="string">
            <text:p>belt asteroid <text:a xlink:href="https://en.wikipedia.org/wiki/X-type_asteroid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jplssd-53-174" xlink:type="simple">[163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26_Notburga" xlink:type="simple">Notburga</text:a></text:p>
            <text:p>626 </text:p>
          </table:table-cell>
          <table:table-cell office:value-type="string" calcext:value-type="string">
            <text:p><text:a xlink:href="https://en.wikipedia.org/wiki/File:000626-asteroid_shape_model_(626)_Notburga.png" xlink:type="simple"> </text:a> </text:p>
          </table:table-cell>
          <table:table-cell office:value-type="string" calcext:value-type="string">
            <text:p>48.42±2.335 </text:p>
          </table:table-cell>
          <table:table-cell table:style-name="ce5"/>
          <table:table-cell office:value-type="string" calcext:value-type="string">
            <text:p>belt asteroid <text:a xlink:href="https://en.wikipedia.org/wiki/X-type_asteroid" xlink:type="simple">type X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6_Proserpina" xlink:type="simple">Proserpina</text:a></text:p>
            <text:p>26 </text:p>
          </table:table-cell>
          <table:table-cell office:value-type="string" calcext:value-type="string">
            <text:p><text:a xlink:href="https://en.wikipedia.org/wiki/File:A713.M1189.shape.png" xlink:type="simple"> </text:a> </text:p>
          </table:table-cell>
          <table:table-cell office:value-type="string" calcext:value-type="string">
            <text:p>47.4±0.85 </text:p>
          </table:table-cell>
          <table:table-cell table:style-name="ce6" office:value-type="string" calcext:value-type="string">
            <text:p>748±895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6-175" xlink:type="simple">[164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Juliet_(moon)" xlink:type="simple">Juliet</text:a></text:p>
            <text:p>Uranus XI </text:p>
          </table:table-cell>
          <table:table-cell office:value-type="string" calcext:value-type="string">
            <text:p><text:a xlink:href="https://en.wikipedia.org/wiki/File:Julietmoon.png" xlink:type="simple"> </text:a> </text:p>
          </table:table-cell>
          <table:table-cell office:value-type="string" calcext:value-type="string">
            <text:p>46.8±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0_Urania" xlink:type="simple">Urania</text:a></text:p>
            <text:p>30 </text:p>
          </table:table-cell>
          <table:table-cell office:value-type="string" calcext:value-type="string">
            <text:p><text:a xlink:href="https://en.wikipedia.org/wiki/File:30Urania_(Lightcurve_Inversion).png" xlink:type="simple"> </text:a> </text:p>
          </table:table-cell>
          <table:table-cell office:value-type="string" calcext:value-type="string">
            <text:p>44±1 </text:p>
          </table:table-cell>
          <table:table-cell table:style-name="ce6" office:value-type="string" calcext:value-type="string">
            <text:p>1300±90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3_Ausonia" xlink:type="simple">Ausonia</text:a></text:p>
            <text:p>63 </text:p>
          </table:table-cell>
          <table:table-cell office:value-type="string" calcext:value-type="string">
            <text:p><text:a xlink:href="https://en.wikipedia.org/wiki/File:63Ausonia_(Lightcurve_Inversion).png" xlink:type="simple"> </text:a> </text:p>
          </table:table-cell>
          <table:table-cell office:value-type="string" calcext:value-type="string">
            <text:p>46.5±1.5 </text:p>
          </table:table-cell>
          <table:table-cell table:style-name="ce6" office:value-type="string" calcext:value-type="string">
            <text:p>1200±20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VLT-94" xlink:type="simple">[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3_Beatrix" xlink:type="simple">Beatrix</text:a></text:p>
            <text:p>83 </text:p>
          </table:table-cell>
          <table:table-cell table:style-name="ce7"/>
          <table:table-cell office:value-type="string" calcext:value-type="string">
            <text:p>44.819±1.326 </text:p>
          </table:table-cell>
          <table:table-cell/>
          <table:table-cell office:value-type="string" calcext:value-type="string">
            <text:p>belt asteroid <text:a xlink:href="https://en.wikipedia.org/wiki/X-type_asteroid" xlink:type="simple">type X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8_Concordia" xlink:type="simple">Concordia</text:a></text:p>
            <text:p>58 </text:p>
          </table:table-cell>
          <table:table-cell table:style-name="ce7"/>
          <table:table-cell office:value-type="string" calcext:value-type="string">
            <text:p>44.806±0.419 </text:p>
          </table:table-cell>
          <table:table-cell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Echidna_(moon)" xlink:type="simple">Echidna</text:a></text:p>
            <text:p>Typhon I </text:p>
          </table:table-cell>
          <table:table-cell table:style-name="ce1" office:value-type="string" calcext:value-type="string">
            <text:p><text:a xlink:href="https://en.wikipedia.org/wiki/File:Typhon-echidna_hst.jpg" xlink:type="simple"> </text:a> </text:p>
          </table:table-cell>
          <table:table-cell office:value-type="string" calcext:value-type="string">
            <text:p>44.5±3 </text:p>
          </table:table-cell>
          <table:table-cell/>
          <table:table-cell office:value-type="string" calcext:value-type="string">
            <text:p>moon of <text:a xlink:href="https://en.wikipedia.org/wiki/42355_Typhon" xlink:type="simple">42355 Typhon</text:a> </text:p>
          </table:table-cell>
          <table:table-cell office:value-type="string" calcext:value-type="string">
            <text:p><text:a xlink:href="https://en.wikipedia.org/wiki/List_of_Solar_System_objects_by_size#cite_note-johnston-42355-145" xlink:type="simple">[13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920_Automedon" xlink:type="simple">Automedon</text:a></text:p>
            <text:p>2920 </text:p>
          </table:table-cell>
          <table:table-cell table:style-name="ce7"/>
          <table:table-cell office:value-type="string" calcext:value-type="string">
            <text:p>44.287±0.898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jplssd-2920-176" xlink:type="simple">[16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0_Antiope" xlink:type="simple">Antiope</text:a></text:p>
            <text:p>90 </text:p>
          </table:table-cell>
          <table:table-cell table:style-name="ce7"/>
          <table:table-cell office:value-type="string" calcext:value-type="string">
            <text:p>43.9±0.5 </text:p>
          </table:table-cell>
          <table:table-cell table:style-name="ce6" office:value-type="string" calcext:value-type="string">
            <text:p>828±22 </text:p>
          </table:table-cell>
          <table:table-cell office:value-type="string" calcext:value-type="string">
            <text:p>belt asteroid <text:a xlink:href="https://en.wikipedia.org/wiki/C-type_asteroids" xlink:type="simple">type C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90-177" xlink:type="simple">[166]</text:a> · <text:a xlink:href="https://en.wikipedia.org/wiki/List_of_Solar_System_objects_by_size#cite_note-johnston-90-177" xlink:type="simple">[16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ometheus_(moon)" xlink:type="simple">Prometheus</text:a></text:p>
            <text:p>Saturn XVI </text:p>
          </table:table-cell>
          <table:table-cell office:value-type="string" calcext:value-type="string">
            <text:p><text:a xlink:href="https://en.wikipedia.org/wiki/File:Prometheus_12-26-09a.jpg" xlink:type="simple"> </text:a> </text:p>
          </table:table-cell>
          <table:table-cell office:value-type="string" calcext:value-type="string">
            <text:p>43.1±2.7 </text:p>
          </table:table-cell>
          <table:table-cell table:style-name="ce6" office:value-type="string" calcext:value-type="string">
            <text:p>159.5±1.5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1_Danaë" xlink:type="simple">Danaë</text:a></text:p>
            <text:p>61 </text:p>
          </table:table-cell>
          <table:table-cell table:style-name="ce7"/>
          <table:table-cell office:value-type="string" calcext:value-type="string">
            <text:p>42.969±1.076 </text:p>
          </table:table-cell>
          <table:table-cell table:style-name="ce6" office:value-type="string" calcext:value-type="string">
            <text:p>2890±2780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61-178" xlink:type="simple">[167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7_Thetis" xlink:type="simple">Thetis</text:a></text:p>
            <text:p>17 </text:p>
          </table:table-cell>
          <table:table-cell office:value-type="string" calcext:value-type="string">
            <text:p><text:a xlink:href="https://en.wikipedia.org/wiki/File:17Thetis-LB1.jpg" xlink:type="simple"> </text:a> </text:p>
          </table:table-cell>
          <table:table-cell office:value-type="string" calcext:value-type="string">
            <text:p>42.449±1.014 </text:p>
          </table:table-cell>
          <table:table-cell table:style-name="ce6" office:value-type="float" office:value="1200" calcext:value-type="float">
            <text:p>1200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17-179" xlink:type="simple">[168]</text:a> · <text:a xlink:href="https://en.wikipedia.org/wiki/List_of_Solar_System_objects_by_size#cite_note-Baer2007-172" xlink:type="simple">[16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5_Pandora" xlink:type="simple">Pandora</text:a></text:p>
            <text:p>55 </text:p>
          </table:table-cell>
          <table:table-cell office:value-type="string" calcext:value-type="string">
            <text:p><text:a xlink:href="https://en.wikipedia.org/wiki/File:55Pandora_(Lightcurve_Inversion).png" xlink:type="simple"> </text:a> </text:p>
          </table:table-cell>
          <table:table-cell office:value-type="string" calcext:value-type="string">
            <text:p>42.397±1.251 </text:p>
          </table:table-cell>
          <table:table-cell/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jplssd-55-180" xlink:type="simple">[16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379_Huenna" xlink:type="simple">Huenna</text:a></text:p>
            <text:p>379 </text:p>
          </table:table-cell>
          <table:table-cell table:style-name="ce7"/>
          <table:table-cell office:value-type="string" calcext:value-type="string">
            <text:p>42.394±0.779 </text:p>
          </table:table-cell>
          <table:table-cell table:style-name="ce6" office:value-type="string" calcext:value-type="string">
            <text:p>383±19 </text:p>
          </table:table-cell>
          <table:table-cell office:value-type="string" calcext:value-type="string">
            <text:p>belt asteroid <text:a xlink:href="https://en.wikipedia.org/wiki/B-type_asteroids" xlink:type="simple">type B</text:a>/<text:a xlink:href="https://en.wikipedia.org/wiki/C-type_asteroids" xlink:type="simple">type C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plssd-379-181" xlink:type="simple">[170]</text:a> · <text:a xlink:href="https://en.wikipedia.org/wiki/List_of_Solar_System_objects_by_size#cite_note-Marchis2008-182" xlink:type="simple">[17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50_Virginia" xlink:type="simple">Virginia</text:a></text:p>
            <text:p>50 </text:p>
          </table:table-cell>
          <table:table-cell table:style-name="ce7"/>
          <table:table-cell office:value-type="string" calcext:value-type="string">
            <text:p>42.037±0.121 </text:p>
          </table:table-cell>
          <table:table-cell table:style-name="ce6" office:value-type="string" calcext:value-type="string">
            <text:p>2310±700 </text:p>
          </table:table-cell>
          <table:table-cell office:value-type="string" calcext:value-type="string">
            <text:p>belt asteroid <text:a xlink:href="https://en.wikipedia.org/wiki/X-type_asteroids" xlink:type="simple">type X</text:a>/<text:a xlink:href="https://en.wikipedia.org/wiki/C-type_asteroids" xlink:type="simple">type Ch</text:a> </text:p>
          </table:table-cell>
          <table:table-cell office:value-type="string" calcext:value-type="string">
            <text:p><text:a xlink:href="https://en.wikipedia.org/wiki/List_of_Solar_System_objects_by_size#cite_note-jplssd-50-183" xlink:type="simple">[17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2_Feronia" xlink:type="simple">Feronia</text:a></text:p>
            <text:p>72 </text:p>
          </table:table-cell>
          <table:table-cell office:value-type="string" calcext:value-type="string">
            <text:p><text:a xlink:href="https://en.wikipedia.org/wiki/File:72Feronia_(Lightcurve_Inversion).png" xlink:type="simple"> </text:a> </text:p>
          </table:table-cell>
          <table:table-cell office:value-type="string" calcext:value-type="string">
            <text:p>41.975±2.01 </text:p>
          </table:table-cell>
          <table:table-cell table:style-name="ce6" office:value-type="string" calcext:value-type="string">
            <text:p>≈ 3320±8490 </text:p>
          </table:table-cell>
          <table:table-cell office:value-type="string" calcext:value-type="string">
            <text:p>belt asteroid <text:a xlink:href="https://en.wikipedia.org/wiki/T-type_asteroids" xlink:type="simple">type TDG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00_(90)_1" xlink:type="simple">S/2000 (90) 1</text:a></text:p>
            <text:p>Antiope I </text:p>
          </table:table-cell>
          <table:table-cell table:style-name="ce7"/>
          <table:table-cell office:value-type="string" calcext:value-type="string">
            <text:p>41.9±0.5 </text:p>
          </table:table-cell>
          <table:table-cell/>
          <table:table-cell office:value-type="string" calcext:value-type="string">
            <text:p>secondary of <text:a xlink:href="https://en.wikipedia.org/wiki/90_Antiope" xlink:type="simple">90 Antiope</text:a> </text:p>
          </table:table-cell>
          <table:table-cell office:value-type="string" calcext:value-type="string">
            <text:p><text:a xlink:href="https://en.wikipedia.org/wiki/List_of_Solar_System_objects_by_size#cite_note-johnston-90-177" xlink:type="simple">[16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348_Poulydamas" xlink:type="simple">Poulydamas</text:a></text:p>
            <text:p>4348 </text:p>
          </table:table-cell>
          <table:table-cell table:style-name="ce7"/>
          <table:table-cell office:value-type="string" calcext:value-type="string">
            <text:p>41.016±0.313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4348-184" xlink:type="simple">[17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8534_Logos" xlink:type="simple">Logos</text:a></text:p>
            <text:p>58534 </text:p>
          </table:table-cell>
          <table:table-cell table:style-name="ce9" office:value-type="string" calcext:value-type="string">
            <text:p><text:a xlink:href="https://en.wikipedia.org/wiki/File:Logos-zoe-hst.jpg" xlink:type="simple"> </text:a> </text:p>
          </table:table-cell>
          <table:table-cell office:value-type="string" calcext:value-type="string">
            <text:p>41±9 </text:p>
          </table:table-cell>
          <table:table-cell table:style-name="ce6" office:value-type="string" calcext:value-type="string">
            <text:p>458±6.9 </text:p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58534-185" xlink:type="simple">[174]</text:a> · <text:a xlink:href="https://en.wikipedia.org/wiki/List_of_Solar_System_objects_by_size#cite_note-johnston-58534-185" xlink:type="simple">[17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ndora_(moon)" xlink:type="simple">Pandora</text:a></text:p>
            <text:p>Saturn XVII </text:p>
          </table:table-cell>
          <table:table-cell office:value-type="string" calcext:value-type="string">
            <text:p><text:a xlink:href="https://en.wikipedia.org/wiki/File:Pandora_PIA07632.jpg" xlink:type="simple"> </text:a> </text:p>
          </table:table-cell>
          <table:table-cell office:value-type="string" calcext:value-type="string">
            <text:p>40.7±1.5 </text:p>
          </table:table-cell>
          <table:table-cell table:style-name="ce6" office:value-type="string" calcext:value-type="string">
            <text:p>137.1±1.9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halassa_(moon)" xlink:type="simple">Thalassa</text:a></text:p>
            <text:p>Neptune IV </text:p>
          </table:table-cell>
          <table:table-cell table:style-name="ce1" office:value-type="string" calcext:value-type="string">
            <text:p><text:a xlink:href="https://en.wikipedia.org/wiki/File:Neptune_Trio.jpg" xlink:type="simple"> </text:a> </text:p>
          </table:table-cell>
          <table:table-cell office:value-type="string" calcext:value-type="string">
            <text:p>40.7±2.8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1_Niobe" xlink:type="simple">Niobe</text:a></text:p>
            <text:p>71 </text:p>
          </table:table-cell>
          <table:table-cell office:value-type="string" calcext:value-type="string">
            <text:p><text:a xlink:href="https://en.wikipedia.org/wiki/File:71Niobe_(Lightcurve_Inversion).png" xlink:type="simple"> </text:a> </text:p>
          </table:table-cell>
          <table:table-cell office:value-type="string" calcext:value-type="string">
            <text:p>40.43±0.4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2_Pomona" xlink:type="simple">Pomona</text:a></text:p>
            <text:p>32 </text:p>
          </table:table-cell>
          <table:table-cell office:value-type="string" calcext:value-type="string">
            <text:p><text:a xlink:href="https://en.wikipedia.org/wiki/File:32Pomona_(Lightcurve_Inversion).png" xlink:type="simple"> </text:a> </text:p>
          </table:table-cell>
          <table:table-cell office:value-type="string" calcext:value-type="string">
            <text:p>40.38±0.8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32-186" xlink:type="simple">[17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Belinda_(moon)" xlink:type="simple">Belinda</text:a></text:p>
            <text:p>Uranus XIV </text:p>
          </table:table-cell>
          <table:table-cell office:value-type="string" calcext:value-type="string">
            <text:p><text:a xlink:href="https://en.wikipedia.org/wiki/File:Belinda.gif" xlink:type="simple"> </text:a> </text:p>
          </table:table-cell>
          <table:table-cell office:value-type="string" calcext:value-type="string">
            <text:p>40.3±8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lara_(moon)" xlink:type="simple">Elara</text:a></text:p>
            <text:p>Jupiter VII </text:p>
          </table:table-cell>
          <table:table-cell office:value-type="string" calcext:value-type="string">
            <text:p><text:a xlink:href="https://en.wikipedia.org/wiki/File:Elara_-_New_Horizons.png" xlink:type="simple"> </text:a> </text:p>
          </table:table-cell>
          <table:table-cell office:value-type="string" calcext:value-type="string">
            <text:p>39.95±1.7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ressida_(moon)" xlink:type="simple">Cressida</text:a></text:p>
            <text:p>Uranus IX </text:p>
          </table:table-cell>
          <table:table-cell office:value-type="string" calcext:value-type="string">
            <text:p><text:a xlink:href="https://en.wikipedia.org/wiki/File:Cressida.png" xlink:type="simple"> </text:a> </text:p>
          </table:table-cell>
          <table:table-cell office:value-type="string" calcext:value-type="string">
            <text:p>39.8±2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5576_Amycus" xlink:type="simple">Amycus</text:a></text:p>
            <text:p>55576 </text:p>
          </table:table-cell>
          <table:table-cell table:style-name="ce7"/>
          <table:table-cell office:value-type="string" calcext:value-type="string">
            <text:p>38.15±6.2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Stansberry2008-103" xlink:type="simple">[9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0370_Hylonome" xlink:type="simple">Hylonome</text:a></text:p>
            <text:p>10370 </text:p>
          </table:table-cell>
          <table:table-cell table:style-name="ce1" office:value-type="string" calcext:value-type="string">
            <text:p><text:a xlink:href="https://en.wikipedia.org/wiki/File:10370_Hylonome_Hubble.jpg" xlink:type="simple"> </text:a> </text:p>
          </table:table-cell>
          <table:table-cell office:value-type="string" calcext:value-type="string">
            <text:p>37.5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lcdb-10370-188" xlink:type="simple">[17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708_Socus" xlink:type="simple">Socus</text:a></text:p>
            <text:p>3708 </text:p>
          </table:table-cell>
          <table:table-cell table:style-name="ce7"/>
          <table:table-cell office:value-type="string" calcext:value-type="string">
            <text:p>37.831±0.404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5</text:a>)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4_Nysa" xlink:type="simple">Nysa</text:a></text:p>
            <text:p>44 </text:p>
          </table:table-cell>
          <table:table-cell office:value-type="string" calcext:value-type="string">
            <text:p><text:a xlink:href="https://en.wikipedia.org/wiki/File:44Nysa_(Lightcurve_Inversion).png" xlink:type="simple"> </text:a> </text:p>
          </table:table-cell>
          <table:table-cell office:value-type="string" calcext:value-type="string">
            <text:p>37.83±0.37 </text:p>
          </table:table-cell>
          <table:table-cell/>
          <table:table-cell office:value-type="string" calcext:value-type="string">
            <text:p>belt asteroid <text:a xlink:href="https://en.wikipedia.org/wiki/E-type_asteroid" xlink:type="simple">type E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Rosalind_(moon)" xlink:type="simple">Rosalind</text:a></text:p>
            <text:p>Uranus XIII </text:p>
          </table:table-cell>
          <table:table-cell office:value-type="string" calcext:value-type="string">
            <text:p><text:a xlink:href="https://en.wikipedia.org/wiki/File:Rosalindmoon.png" xlink:type="simple"> </text:a> </text:p>
          </table:table-cell>
          <table:table-cell office:value-type="string" calcext:value-type="string">
            <text:p>36±6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6_Maja" xlink:type="simple">Maja</text:a></text:p>
            <text:p>66 </text:p>
          </table:table-cell>
          <table:table-cell office:value-type="string" calcext:value-type="string">
            <text:p><text:a xlink:href="https://en.wikipedia.org/wiki/File:A737.M1234.shape(1).png" xlink:type="simple"> </text:a> </text:p>
          </table:table-cell>
          <table:table-cell office:value-type="string" calcext:value-type="string">
            <text:p>35.895±0.46 </text:p>
          </table:table-cell>
          <table:table-cell/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3_Ariadne" xlink:type="simple">Ariadne</text:a></text:p>
            <text:p>43 </text:p>
          </table:table-cell>
          <table:table-cell office:value-type="string" calcext:value-type="string">
            <text:p><text:a xlink:href="https://en.wikipedia.org/wiki/File:43Ariadne_(Lightcurve_Inversion).png" xlink:type="simple"> </text:a> </text:p>
          </table:table-cell>
          <table:table-cell office:value-type="string" calcext:value-type="string">
            <text:p>35.67±0.627 </text:p>
          </table:table-cell>
          <table:table-cell table:style-name="ce6" office:value-type="string" calcext:value-type="string">
            <text:p>≈ 1210±220 </text:p>
          </table:table-cell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43-189" xlink:type="simple">[178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2_Iphigenia" xlink:type="simple">Iphigenia</text:a></text:p>
            <text:p>112 </text:p>
          </table:table-cell>
          <table:table-cell table:style-name="ce7"/>
          <table:table-cell office:value-type="string" calcext:value-type="string">
            <text:p>35.535±0.26 </text:p>
          </table:table-cell>
          <table:table-cell table:style-name="ce6" office:value-type="string" calcext:value-type="string">
            <text:p>≈ 1970±6780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Carry2012-122" xlink:type="simple">[112]</text:a> · <text:a xlink:href="https://en.wikipedia.org/wiki/List_of_Solar_System_objects_by_size#cite_note-Carry2012-122" xlink:type="simple">[11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Xiangliu_(moon)" xlink:type="simple">Xiangliu</text:a></text:p>
            <text:p>Gonggong I </text:p>
          </table:table-cell>
          <table:table-cell table:style-name="ce7"/>
          <table:table-cell office:value-type="string" calcext:value-type="string">
            <text:p>≈ 35±15 </text:p>
          </table:table-cell>
          <table:table-cell/>
          <table:table-cell office:value-type="string" calcext:value-type="string">
            <text:p>moon of <text:a xlink:href="https://en.wikipedia.org/wiki/(225088)_Gonggong" xlink:type="simple">(225088) Gonggong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n.wikipedia.org/wiki/99_Dike" xlink:type="simple">Dike</text:a></text:p>
            <text:p>99 </text:p>
          </table:table-cell>
          <table:table-cell office:value-type="string" calcext:value-type="string">
            <text:p><text:a xlink:href="https://en.wikipedia.org/wiki/File:99Dike_(Lightcurve_Inversion).png" xlink:type="simple"> </text:a> </text:p>
          </table:table-cell>
          <table:table-cell office:value-type="string" calcext:value-type="string">
            <text:p>33.677±0.208 </text:p>
          </table:table-cell>
          <table:table-cell/>
          <table:table-cell office:value-type="string" calcext:value-type="string">
            <text:p>belt asteroid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99-190" xlink:type="simple">[17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0558_Echeclus" xlink:type="simple">Echeclus</text:a></text:p>
            <text:p>60558 or 174P </text:p>
          </table:table-cell>
          <table:table-cell table:style-name="ce7"/>
          <table:table-cell office:value-type="string" calcext:value-type="string">
            <text:p>32.3±0.8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esdemona_(moon)" xlink:type="simple">Desdemona</text:a></text:p>
            <text:p>Uranus X </text:p>
          </table:table-cell>
          <table:table-cell office:value-type="string" calcext:value-type="string">
            <text:p><text:a xlink:href="https://en.wikipedia.org/wiki/File:Desdemonamoon.png" xlink:type="simple"> </text:a> </text:p>
          </table:table-cell>
          <table:table-cell office:value-type="string" calcext:value-type="string">
            <text:p>32±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548_Eurybates" xlink:type="simple">Eurybates</text:a></text:p>
            <text:p>3548 </text:p>
          </table:table-cell>
          <table:table-cell table:style-name="ce1" office:value-type="string" calcext:value-type="string">
            <text:p><text:a xlink:href="https://en.wikipedia.org/wiki/File:3548_Eurybates_Hubble.jpg" xlink:type="simple"> </text:a> </text:p>
          </table:table-cell>
          <table:table-cell office:value-type="string" calcext:value-type="string">
            <text:p>31.943±0.149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C-type_asteroid" xlink:type="simple">type CP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9_Eurynome" xlink:type="simple">Eurynome</text:a></text:p>
            <text:p>79 </text:p>
          </table:table-cell>
          <table:table-cell office:value-type="string" calcext:value-type="string">
            <text:p><text:a xlink:href="https://en.wikipedia.org/wiki/File:79Eurynome_(Lightcurve_Inversion).png" xlink:type="simple"> </text:a> </text:p>
          </table:table-cell>
          <table:table-cell office:value-type="string" calcext:value-type="string">
            <text:p>31.739±0.476 </text:p>
          </table:table-cell>
          <table:table-cell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79-191" xlink:type="simple">[1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5_Eurydike" xlink:type="simple">Eurydike</text:a></text:p>
            <text:p>75 </text:p>
          </table:table-cell>
          <table:table-cell table:style-name="ce7"/>
          <table:table-cell office:value-type="string" calcext:value-type="string">
            <text:p>31.189±0.802 </text:p>
          </table:table-cell>
          <table:table-cell/>
          <table:table-cell office:value-type="string" calcext:value-type="string">
            <text:p>belt asteroid <text:a xlink:href="https://en.wikipedia.org/wiki/M-type_asteroids" xlink:type="simple">type M</text:a> </text:p>
          </table:table-cell>
          <table:table-cell office:value-type="string" calcext:value-type="string">
            <text:p><text:a xlink:href="https://en.wikipedia.org/wiki/List_of_Solar_System_objects_by_size#cite_note-jplssd-75-192" xlink:type="simple">[18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alimede_(moon)" xlink:type="simple">Halimede</text:a></text:p>
            <text:p>Neptune IX </text:p>
          </table:table-cell>
          <table:table-cell table:style-name="ce1" office:value-type="string" calcext:value-type="string">
            <text:p><text:a xlink:href="https://en.wikipedia.org/wiki/File:Halimede.jpg" xlink:type="simple"> </text:a> </text:p>
          </table:table-cell>
          <table:table-cell office:value-type="string" calcext:value-type="string">
            <text:p>≈ 31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5_Phocaea" xlink:type="simple">Phocaea</text:a></text:p>
            <text:p>25 </text:p>
          </table:table-cell>
          <table:table-cell office:value-type="string" calcext:value-type="string">
            <text:p><text:a xlink:href="https://en.wikipedia.org/wiki/File:25Phocaea_(Lightcurve_Inversion).png" xlink:type="simple"> </text:a> </text:p>
          </table:table-cell>
          <table:table-cell office:value-type="string" calcext:value-type="string">
            <text:p>30.527±1.232 </text:p>
          </table:table-cell>
          <table:table-cell table:style-name="ce6" office:value-type="string" calcext:value-type="string">
            <text:p>599±60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aiad_(moon)" xlink:type="simple">Naiad</text:a></text:p>
            <text:p>Neptune III </text:p>
          </table:table-cell>
          <table:table-cell office:value-type="string" calcext:value-type="string">
            <text:p><text:a xlink:href="https://en.wikipedia.org/wiki/File:Naiad_Voyager.png" xlink:type="simple"> </text:a> </text:p>
          </table:table-cell>
          <table:table-cell office:value-type="string" calcext:value-type="string">
            <text:p>30.2±3.2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9P/Schwassmann–Wachmann" xlink:type="simple">Schwassmann–Wachmann 1</text:a></text:p>
            <text:p>29P </text:p>
          </table:table-cell>
          <table:table-cell office:value-type="string" calcext:value-type="string">
            <text:p><text:a xlink:href="https://en.wikipedia.org/wiki/File:29P_Schwassmann_Wachmann.jpg" xlink:type="simple"> </text:a> </text:p>
          </table:table-cell>
          <table:table-cell office:value-type="string" calcext:value-type="string">
            <text:p>30.2±3.7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omet" xlink:type="simple">comet</text:a> </text:p>
          </table:table-cell>
          <table:table-cell office:value-type="string" calcext:value-type="string">
            <text:p><text:a xlink:href="https://en.wikipedia.org/wiki/List_of_Solar_System_objects_by_size#cite_note-jplssd-29P-193" xlink:type="simple">[18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eso_(moon)" xlink:type="simple">Neso</text:a></text:p>
            <text:p>Neptune XIII </text:p>
          </table:table-cell>
          <table:table-cell table:style-name="ce1" office:value-type="string" calcext:value-type="string">
            <text:p><text:a xlink:href="https://en.wikipedia.org/wiki/File:Neso_VLT-FORS1_2002-09-03_annotated.gif" xlink:type="simple"> </text:a> </text:p>
          </table:table-cell>
          <table:table-cell office:value-type="string" calcext:value-type="string">
            <text:p>≈ 30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4_Angelina" xlink:type="simple">Angelina</text:a></text:p>
            <text:p>64 </text:p>
          </table:table-cell>
          <table:table-cell office:value-type="string" calcext:value-type="string">
            <text:p><text:a xlink:href="https://en.wikipedia.org/wiki/File:60Echo_(Lightcurve_Inversion).png" xlink:type="simple"> </text:a> </text:p>
          </table:table-cell>
          <table:table-cell office:value-type="string" calcext:value-type="string">
            <text:p>29.146±0.541 </text:p>
          </table:table-cell>
          <table:table-cell/>
          <table:table-cell office:value-type="string" calcext:value-type="string">
            <text:p>belt asteroid <text:a xlink:href="https://en.wikipedia.org/wiki/E-type_asteroids" xlink:type="simple">type E</text:a> </text:p>
          </table:table-cell>
          <table:table-cell office:value-type="string" calcext:value-type="string">
            <text:p><text:a xlink:href="https://en.wikipedia.org/wiki/List_of_Solar_System_objects_by_size#cite_note-jplssd-64-194" xlink:type="simple">[18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siphae_(moon)" xlink:type="simple">Pasiphae</text:a></text:p>
            <text:p>Jupiter VIII </text:p>
          </table:table-cell>
          <table:table-cell table:style-name="ce1" office:value-type="string" calcext:value-type="string">
            <text:p><text:a xlink:href="https://en.wikipedia.org/wiki/File:Pasiphaé.jpg" xlink:type="simple"> </text:a> </text:p>
          </table:table-cell>
          <table:table-cell office:value-type="string" calcext:value-type="string">
            <text:p>28.9±0.4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2_Alkmene" xlink:type="simple">Alkmene</text:a></text:p>
            <text:p>82 </text:p>
          </table:table-cell>
          <table:table-cell office:value-type="string" calcext:value-type="string">
            <text:p><text:a xlink:href="https://en.wikipedia.org/wiki/File:82Alkmene_(Lightcurve_Inversion).png" xlink:type="simple"> </text:a> </text:p>
          </table:table-cell>
          <table:table-cell office:value-type="string" calcext:value-type="string">
            <text:p>28.811±0.357 </text:p>
          </table:table-cell>
          <table:table-cell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82-195" xlink:type="simple">[18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066_Nessus" xlink:type="simple">Nessus</text:a></text:p>
            <text:p>7066 </text:p>
          </table:table-cell>
          <table:table-cell table:style-name="ce1" office:value-type="string" calcext:value-type="string">
            <text:p><text:a xlink:href="https://en.wikipedia.org/wiki/File:7066_Nessus_Hubble.jpg" xlink:type="simple"> </text:a> </text:p>
          </table:table-cell>
          <table:table-cell office:value-type="string" calcext:value-type="string">
            <text:p>28.5±8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TNOsCool11-126" xlink:type="simple">[1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42_Polana" xlink:type="simple">Polana</text:a></text:p>
            <text:p>142 </text:p>
          </table:table-cell>
          <table:table-cell table:style-name="ce7"/>
          <table:table-cell office:value-type="string" calcext:value-type="string">
            <text:p>27.406±0.139 </text:p>
          </table:table-cell>
          <table:table-cell/>
          <table:table-cell office:value-type="string" calcext:value-type="string">
            <text:p>belt asteroid <text:a xlink:href="https://en.wikipedia.org/wiki/F-type_asteroids" xlink:type="simple">type F</text:a> </text:p>
          </table:table-cell>
          <table:table-cell office:value-type="string" calcext:value-type="string">
            <text:p><text:a xlink:href="https://en.wikipedia.org/wiki/List_of_Solar_System_objects_by_size#cite_note-jplssd-142-196" xlink:type="simple">[18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Bianca_(moon)" xlink:type="simple">Bianca</text:a></text:p>
            <text:p>Uranus VIII </text:p>
          </table:table-cell>
          <table:table-cell office:value-type="string" calcext:value-type="string">
            <text:p><text:a xlink:href="https://en.wikipedia.org/wiki/File:Biancamoon.png" xlink:type="simple"> </text:a> </text:p>
          </table:table-cell>
          <table:table-cell office:value-type="string" calcext:value-type="string">
            <text:p>27±2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53_Mathilde" xlink:type="simple">Mathilde</text:a></text:p>
            <text:p>253 </text:p>
          </table:table-cell>
          <table:table-cell office:value-type="string" calcext:value-type="string">
            <text:p><text:a xlink:href="https://en.wikipedia.org/wiki/File:(253)_mathilde_crop.jpg" xlink:type="simple"> </text:a> </text:p>
          </table:table-cell>
          <table:table-cell office:value-type="string" calcext:value-type="string">
            <text:p>26.4 </text:p>
          </table:table-cell>
          <table:table-cell table:style-name="ce6" office:value-type="string" calcext:value-type="string">
            <text:p>103.3±4.4 </text:p>
          </table:table-cell>
          <table:table-cell office:value-type="string" calcext:value-type="string">
            <text:p>belt asteroid <text:a xlink:href="https://en.wikipedia.org/wiki/C-type_asteroids" xlink:type="simple">type C</text:a> </text:p>
          </table:table-cell>
          <table:table-cell office:value-type="string" calcext:value-type="string">
            <text:p><text:a xlink:href="https://en.wikipedia.org/wiki/List_of_Solar_System_objects_by_size#cite_note-jplssd-253-197" xlink:type="simple">[186]</text:a> · <text:a xlink:href="https://en.wikipedia.org/wiki/List_of_Solar_System_objects_by_size#cite_note-Yeomans_1997-198" xlink:type="simple">[18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44_Hidalgo" xlink:type="simple">Hidalgo</text:a></text:p>
            <text:p>944 </text:p>
          </table:table-cell>
          <table:table-cell office:value-type="string" calcext:value-type="string">
            <text:p><text:a xlink:href="https://en.wikipedia.org/wiki/File:Hidalgoanimation2003.gif" xlink:type="simple"> </text:a> </text:p>
          </table:table-cell>
          <table:table-cell office:value-type="string" calcext:value-type="string">
            <text:p>26.225±1.8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1900_Orus" xlink:type="simple">Orus</text:a></text:p>
            <text:p>21900 </text:p>
          </table:table-cell>
          <table:table-cell table:style-name="ce1" office:value-type="string" calcext:value-type="string">
            <text:p><text:a xlink:href="https://en.wikipedia.org/wiki/File:21900_Orus_Hubble.jpg" xlink:type="simple"> </text:a> </text:p>
          </table:table-cell>
          <table:table-cell office:value-type="string" calcext:value-type="string">
            <text:p>25.405±0.405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C-type_asteroids" xlink:type="simple">type C</text:a>/<text:a xlink:href="https://en.wikipedia.org/wiki/D-type_asteroids" xlink:type="simple">type D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3_Amalthea" xlink:type="simple">Amalthea</text:a></text:p>
            <text:p>113 </text:p>
          </table:table-cell>
          <table:table-cell table:style-name="ce7"/>
          <table:table-cell office:value-type="string" calcext:value-type="string">
            <text:p>25.069±0.633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ospero_(moon)" xlink:type="simple">Prospero</text:a></text:p>
            <text:p>Uranus XVIII </text:p>
          </table:table-cell>
          <table:table-cell table:style-name="ce1" office:value-type="string" calcext:value-type="string">
            <text:p><text:a xlink:href="https://en.wikipedia.org/wiki/File:Prospero_-_Uranus_moon.jpg" xlink:type="simple"> </text:a> </text:p>
          </table:table-cell>
          <table:table-cell office:value-type="string" calcext:value-type="string">
            <text:p>≈ 25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etebos_(moon)" xlink:type="simple">Setebos</text:a></text:p>
            <text:p>Uranus XIX </text:p>
          </table:table-cell>
          <table:table-cell table:style-name="ce1" office:value-type="string" calcext:value-type="string">
            <text:p><text:a xlink:href="https://en.wikipedia.org/wiki/File:Uranus_-_Setebos_image.jpg" xlink:type="simple"> </text:a> </text:p>
          </table:table-cell>
          <table:table-cell office:value-type="string" calcext:value-type="string">
            <text:p>≈ 2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arme_(moon)" xlink:type="simple">Carme</text:a></text:p>
            <text:p>Jupiter XI </text:p>
          </table:table-cell>
          <table:table-cell table:style-name="ce1" office:value-type="string" calcext:value-type="string">
            <text:p><text:a xlink:href="https://en.wikipedia.org/wiki/File:Carmé.jpg" xlink:type="simple"> </text:a> </text:p>
          </table:table-cell>
          <table:table-cell office:value-type="string" calcext:value-type="string">
            <text:p>23.35±0.4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73_Klytia" xlink:type="simple">Klytia</text:a></text:p>
            <text:p>73 </text:p>
          </table:table-cell>
          <table:table-cell office:value-type="string" calcext:value-type="string">
            <text:p><text:a xlink:href="https://en.wikipedia.org/wiki/File:73Klytia_(Lightcurve_Inversion).png" xlink:type="simple"> </text:a> </text:p>
          </table:table-cell>
          <table:table-cell office:value-type="string" calcext:value-type="string">
            <text:p>22.295±0.471 </text:p>
          </table:table-cell>
          <table:table-cell/>
          <table:table-cell office:value-type="string" calcext:value-type="string">
            <text:p>belt asteroid <text:a xlink:href="https://en.wikipedia.org/wiki/S-type_asteroids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73-199" xlink:type="simple">[18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ao_(moon)" xlink:type="simple">Sao</text:a></text:p>
            <text:p>Neptune XI </text:p>
          </table:table-cell>
          <table:table-cell office:value-type="string" calcext:value-type="string">
            <text:p><text:a xlink:href="https://en.wikipedia.org/wiki/File:Sao_VLT-FORS1_2002-09-03_annotated.gif" xlink:type="simple"> </text:a> </text:p>
          </table:table-cell>
          <table:table-cell office:value-type="string" calcext:value-type="string">
            <text:p>≈ 22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0_Echo" xlink:type="simple">Echo</text:a></text:p>
            <text:p>60 </text:p>
          </table:table-cell>
          <table:table-cell office:value-type="string" calcext:value-type="string">
            <text:p><text:a xlink:href="https://en.wikipedia.org/wiki/File:60Echo_(Lightcurve_Inversion).png" xlink:type="simple"> </text:a> </text:p>
          </table:table-cell>
          <table:table-cell office:value-type="string" calcext:value-type="string">
            <text:p>21.609±0.286 </text:p>
          </table:table-cell>
          <table:table-cell table:style-name="ce6" office:value-type="string" calcext:value-type="string">
            <text:p>315±32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60-200" xlink:type="simple">[189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etis_(moon)" xlink:type="simple">Metis</text:a></text:p>
            <text:p>Jupiter XVI </text:p>
          </table:table-cell>
          <table:table-cell office:value-type="string" calcext:value-type="string">
            <text:p><text:a xlink:href="https://en.wikipedia.org/wiki/File:Metis.jpg" xlink:type="simple"> </text:a> </text:p>
          </table:table-cell>
          <table:table-cell office:value-type="string" calcext:value-type="string">
            <text:p>21.5±2 </text:p>
          </table:table-cell>
          <table:table-cell table:style-name="ce6" office:value-type="string" calcext:value-type="string">
            <text:p>≈ 119.893 </text:p>
          </table:table-cell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ThomasBurns1998-138" xlink:type="simple">[127]</text:a> · <text:a xlink:href="https://en.wikipedia.org/wiki/List_of_Solar_System_objects_by_size#cite_note-metisnumbers-201" xlink:type="simple">[19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Ophelia_(moon)" xlink:type="simple">Ophelia</text:a></text:p>
            <text:p>Uranus VII </text:p>
          </table:table-cell>
          <table:table-cell office:value-type="string" calcext:value-type="string">
            <text:p><text:a xlink:href="https://en.wikipedia.org/wiki/File:Opheliamoon.png" xlink:type="simple"> </text:a> </text:p>
          </table:table-cell>
          <table:table-cell office:value-type="string" calcext:value-type="string">
            <text:p>21.4±4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ysithea_(moon)" xlink:type="simple">Lysithea</text:a></text:p>
            <text:p>Jupiter X </text:p>
          </table:table-cell>
          <table:table-cell office:value-type="string" calcext:value-type="string">
            <text:p><text:a xlink:href="https://en.wikipedia.org/wiki/File:Lysithea_2MASS_JHK_color_composite.png" xlink:type="simple"> </text:a> </text:p>
          </table:table-cell>
          <table:table-cell office:value-type="string" calcext:value-type="string">
            <text:p>21.1±0.3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aliban_(moon)" xlink:type="simple">Caliban</text:a></text:p>
            <text:p>Uranus XVI </text:p>
          </table:table-cell>
          <table:table-cell table:style-name="ce1" office:value-type="string" calcext:value-type="string">
            <text:p><text:a xlink:href="https://en.wikipedia.org/wiki/File:Caliban_discovery.jpg" xlink:type="simple"> </text:a> </text:p>
          </table:table-cell>
          <table:table-cell office:value-type="string" calcext:value-type="string">
            <text:p>21+10</text:p>
            <text:p>−6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FarkasTakacs2017-142" xlink:type="simple">[13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aomedeia" xlink:type="simple">Laomedeia</text:a></text:p>
            <text:p>Neptune XII </text:p>
          </table:table-cell>
          <table:table-cell table:style-name="ce1" office:value-type="string" calcext:value-type="string">
            <text:p><text:a xlink:href="https://en.wikipedia.org/wiki/File:Laomedeia_VLT-FORS1_2002-09-03_annotated.gif" xlink:type="simple"> </text:a> </text:p>
          </table:table-cell>
          <table:table-cell office:value-type="string" calcext:value-type="string">
            <text:p>≈ 21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ordelia_(moon)" xlink:type="simple">Cordelia</text:a></text:p>
            <text:p>Uranus VI </text:p>
          </table:table-cell>
          <table:table-cell office:value-type="string" calcext:value-type="string">
            <text:p><text:a xlink:href="https://en.wikipedia.org/wiki/File:Cordeliamoon.png" xlink:type="simple"> </text:a> </text:p>
          </table:table-cell>
          <table:table-cell office:value-type="string" calcext:value-type="string">
            <text:p>20.1±3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samathe_(moon)" xlink:type="simple">Psamathe</text:a></text:p>
            <text:p>Neptune X </text:p>
          </table:table-cell>
          <table:table-cell table:style-name="ce1" office:value-type="string" calcext:value-type="string">
            <text:p><text:a xlink:href="https://en.wikipedia.org/wiki/File:Psamathe_feat.jpg" xlink:type="simple"> </text:a> </text:p>
          </table:table-cell>
          <table:table-cell office:value-type="string" calcext:value-type="string">
            <text:p>≈ 20 </text:p>
          </table:table-cell>
          <table:table-cell/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</text:p>
          </table:table-cell>
        </table:table-row>
      </table:table>
      <table:table table:name="1km" table:style-name="ta1">
        <table:shapes>
          <draw:frame draw:z-index="0" draw:name="https://upload.wikimedia.org/wikipedia/commons/thumb/b/bf/167Urda_%28Lightcurve_Inversion%29.png/50px-167Urda_%28Lightcurve_Inversion%29.png" draw:style-name="gr1" draw:text-style-name="P1" svg:width="1.322cm" svg:height="0.502cm" svg:x="2.258cm" svg:y="0.452cm">
            <draw:image xlink:href="https://upload.wikimedia.org/wikipedia/commons/thumb/b/bf/167Urda_%28Lightcurve_Inversion%29.png/50px-167Urda_%28Lightcurve_Inversion%29.png" xlink:type="simple" xlink:show="embed" xlink:actuate="onLoad" draw:mime-type="image/png">
              <text:p/>
            </draw:image>
          </draw:frame>
          <draw:frame draw:z-index="1" draw:name="https://upload.wikimedia.org/wikipedia/commons/thumb/f/f6/Hydra_Enhanced_Color.jpg/50px-Hydra_Enhanced_Color.jpg" draw:style-name="gr1" draw:text-style-name="P1" svg:width="1.322cm" svg:height="1.481cm" svg:x="2.258cm" svg:y="0.903cm">
            <draw:image xlink:href="https://upload.wikimedia.org/wikipedia/commons/thumb/f/f6/Hydra_Enhanced_Color.jpg/50px-Hydra_Enhanced_Color.jpg" xlink:type="simple" xlink:show="embed" xlink:actuate="onLoad" draw:mime-type="image/jpeg">
              <text:p/>
            </draw:image>
          </draw:frame>
          <draw:frame draw:z-index="2" draw:name="https://upload.wikimedia.org/wikipedia/commons/thumb/1/1e/Siarnaq-discovery-CFHT.gif/50px-Siarnaq-discovery-CFHT.gif" draw:style-name="gr1" draw:text-style-name="P1" svg:width="1.322cm" svg:height="0.872cm" svg:x="2.258cm" svg:y="1.355cm">
            <draw:image xlink:href="https://upload.wikimedia.org/wikipedia/commons/thumb/1/1e/Siarnaq-discovery-CFHT.gif/50px-Siarnaq-discovery-CFHT.gif" xlink:type="simple" xlink:show="embed" xlink:actuate="onLoad" draw:mime-type="image/gif">
              <text:p/>
            </draw:image>
          </draw:frame>
          <draw:frame draw:z-index="3" draw:name="https://upload.wikimedia.org/wikipedia/commons/thumb/7/76/158Koronis_%28Lightcurve_Inversion%29.png/50px-158Koronis_%28Lightcurve_Inversion%29.png" draw:style-name="gr1" draw:text-style-name="P1" svg:width="1.322cm" svg:height="0.502cm" svg:x="2.258cm" svg:y="1.806cm">
            <draw:image xlink:href="https://upload.wikimedia.org/wikipedia/commons/thumb/7/76/158Koronis_%28Lightcurve_Inversion%29.png/50px-158Koronis_%28Lightcurve_Inversion%29.png" xlink:type="simple" xlink:show="embed" xlink:actuate="onLoad" draw:mime-type="image/png">
              <text:p/>
            </draw:image>
          </draw:frame>
          <draw:frame draw:z-index="4" draw:name="https://upload.wikimedia.org/wikipedia/commons/thumb/5/51/Nix_best_view.jpg/50px-Nix_best_view.jpg" draw:style-name="gr1" draw:text-style-name="P1" svg:width="1.322cm" svg:height="1.322cm" svg:x="2.258cm" svg:y="2.258cm">
            <draw:image xlink:href="https://upload.wikimedia.org/wikipedia/commons/thumb/5/51/Nix_best_view.jpg/50px-Nix_best_view.jpg" xlink:type="simple" xlink:show="embed" xlink:actuate="onLoad" draw:mime-type="image/jpeg">
              <text:p/>
            </draw:image>
          </draw:frame>
          <draw:frame draw:z-index="5" draw:name="https://upload.wikimedia.org/wikipedia/commons/thumb/f/fd/001036-asteroid_shape_model_%281036%29_Ganymed.png/50px-001036-asteroid_shape_model_%281036%29_Ganymed.png" draw:style-name="gr1" draw:text-style-name="P1" svg:width="1.322cm" svg:height="1.322cm" svg:x="2.258cm" svg:y="2.709cm">
            <draw:image xlink:href="https://upload.wikimedia.org/wikipedia/commons/thumb/f/fd/001036-asteroid_shape_model_%281036%29_Ganymed.png/50px-001036-asteroid_shape_model_%281036%29_Ganymed.png" xlink:type="simple" xlink:show="embed" xlink:actuate="onLoad" draw:mime-type="image/png">
              <text:p/>
            </draw:image>
          </draw:frame>
          <draw:frame draw:z-index="6" draw:name="https://upload.wikimedia.org/wikipedia/commons/thumb/c/c4/Helene_over_Saturn.jpg/50px-Helene_over_Saturn.jpg" draw:style-name="gr1" draw:text-style-name="P1" svg:width="1.322cm" svg:height="1.322cm" svg:x="2.258cm" svg:y="3.612cm">
            <draw:image xlink:href="https://upload.wikimedia.org/wikipedia/commons/thumb/c/c4/Helene_over_Saturn.jpg/50px-Helene_over_Saturn.jpg" xlink:type="simple" xlink:show="embed" xlink:actuate="onLoad" draw:mime-type="image/jpeg">
              <text:p/>
            </draw:image>
          </draw:frame>
          <draw:frame draw:z-index="7" draw:name="https://upload.wikimedia.org/wikipedia/commons/thumb/f/f5/Sinopé.jpg/50px-Sinopé.jpg" draw:style-name="gr1" draw:text-style-name="P1" svg:width="1.322cm" svg:height="1.348cm" svg:x="2.258cm" svg:y="4.064cm">
            <draw:image xlink:href="https://upload.wikimedia.org/wikipedia/commons/thumb/f/f5/Sinopé.jpg/50px-Sinopé.jpg" xlink:type="simple" xlink:show="embed" xlink:actuate="onLoad" draw:mime-type="image/jpeg">
              <text:p/>
            </draw:image>
          </draw:frame>
          <draw:frame draw:z-index="8" draw:name="https://upload.wikimedia.org/wikipedia/commons/thumb/5/54/Hippocamp-heic1904b.jpg/50px-Hippocamp-heic1904b.jpg" draw:style-name="gr1" draw:text-style-name="P1" svg:width="1.322cm" svg:height="0.899cm" svg:x="2.258cm" svg:y="4.516cm">
            <draw:image xlink:href="https://upload.wikimedia.org/wikipedia/commons/thumb/5/54/Hippocamp-heic1904b.jpg/50px-Hippocamp-heic1904b.jpg" xlink:type="simple" xlink:show="embed" xlink:actuate="onLoad" draw:mime-type="image/jpeg">
              <text:p/>
            </draw:image>
          </draw:frame>
          <draw:frame draw:z-index="9" draw:name="https://upload.wikimedia.org/wikipedia/commons/thumb/9/95/11351_Leucus_Hubble.jpg/50px-11351_Leucus_Hubble.jpg" draw:style-name="gr1" draw:text-style-name="P1" svg:width="1.322cm" svg:height="1.322cm" svg:x="2.258cm" svg:y="4.967cm">
            <draw:image xlink:href="https://upload.wikimedia.org/wikipedia/commons/thumb/9/95/11351_Leucus_Hubble.jpg/50px-11351_Leucus_Hubble.jpg" xlink:type="simple" xlink:show="embed" xlink:actuate="onLoad" draw:mime-type="image/jpeg">
              <text:p/>
            </draw:image>
          </draw:frame>
          <draw:frame draw:z-index="10" draw:name="https://upload.wikimedia.org/wikipedia/commons/thumb/e/e9/Stephano_-_Uranus_moon.jpg/50px-Stephano_-_Uranus_moon.jpg" draw:style-name="gr1" draw:text-style-name="P1" svg:width="1.322cm" svg:height="1.322cm" svg:x="2.258cm" svg:y="5.419cm">
            <draw:image xlink:href="https://upload.wikimedia.org/wikipedia/commons/thumb/e/e9/Stephano_-_Uranus_moon.jpg/50px-Stephano_-_Uranus_moon.jpg" xlink:type="simple" xlink:show="embed" xlink:actuate="onLoad" draw:mime-type="image/jpeg">
              <text:p/>
            </draw:image>
          </draw:frame>
          <draw:frame draw:z-index="11" draw:name="https://upload.wikimedia.org/wikipedia/commons/thumb/6/60/UltimaThule_CA06_color_20190516.png/60px-UltimaThule_CA06_color_20190516.png" draw:style-name="gr1" draw:text-style-name="P1" svg:width="1.587cm" svg:height="1.11cm" svg:x="2.258cm" svg:y="5.87cm">
            <draw:image xlink:href="https://upload.wikimedia.org/wikipedia/commons/thumb/6/60/UltimaThule_CA06_color_20190516.png/60px-UltimaThule_CA06_color_20190516.png" xlink:type="simple" xlink:show="embed" xlink:actuate="onLoad" draw:mime-type="image/png">
              <text:p/>
            </draw:image>
          </draw:frame>
          <draw:frame draw:z-index="12" draw:name="https://upload.wikimedia.org/wikipedia/commons/thumb/9/9d/243_Ida_large.jpg/50px-243_Ida_large.jpg" draw:style-name="gr1" draw:text-style-name="P1" svg:width="1.322cm" svg:height="0.819cm" svg:x="2.258cm" svg:y="6.322cm">
            <draw:image xlink:href="https://upload.wikimedia.org/wikipedia/commons/thumb/9/9d/243_Ida_large.jpg/50px-243_Ida_large.jpg" xlink:type="simple" xlink:show="embed" xlink:actuate="onLoad" draw:mime-type="image/jpeg">
              <text:p/>
            </draw:image>
          </draw:frame>
          <draw:frame draw:z-index="13" draw:name="https://upload.wikimedia.org/wikipedia/commons/thumb/5/57/Atlas_color_PIA21449.png/50px-Atlas_color_PIA21449.png" draw:style-name="gr1" draw:text-style-name="P1" svg:width="1.322cm" svg:height="1.057cm" svg:x="2.258cm" svg:y="6.773cm">
            <draw:image xlink:href="https://upload.wikimedia.org/wikipedia/commons/thumb/5/57/Atlas_color_PIA21449.png/50px-Atlas_color_PIA21449.png" xlink:type="simple" xlink:show="embed" xlink:actuate="onLoad" draw:mime-type="image/png">
              <text:p/>
            </draw:image>
          </draw:frame>
          <draw:frame draw:z-index="14" draw:name="https://upload.wikimedia.org/wikipedia/commons/thumb/4/45/Ananké.jpg/50px-Ananké.jpg" draw:style-name="gr1" draw:text-style-name="P1" svg:width="1.322cm" svg:height="1.348cm" svg:x="2.258cm" svg:y="7.225cm">
            <draw:image xlink:href="https://upload.wikimedia.org/wikipedia/commons/thumb/4/45/Ananké.jpg/50px-Ananké.jpg" xlink:type="simple" xlink:show="embed" xlink:actuate="onLoad" draw:mime-type="image/jpeg">
              <text:p/>
            </draw:image>
          </draw:frame>
          <draw:frame draw:z-index="15" draw:name="https://upload.wikimedia.org/wikipedia/commons/thumb/1/16/Albiorix_WISE-W4.jpg/50px-Albiorix_WISE-W4.jpg" draw:style-name="gr1" draw:text-style-name="P1" svg:width="1.322cm" svg:height="1.322cm" svg:x="2.258cm" svg:y="7.676cm">
            <draw:image xlink:href="https://upload.wikimedia.org/wikipedia/commons/thumb/1/16/Albiorix_WISE-W4.jpg/50px-Albiorix_WISE-W4.jpg" xlink:type="simple" xlink:show="embed" xlink:actuate="onLoad" draw:mime-type="image/jpeg">
              <text:p/>
            </draw:image>
          </draw:frame>
          <draw:frame draw:z-index="16" draw:name="https://upload.wikimedia.org/wikipedia/commons/thumb/d/d2/Pan_by_Cassini%2C_March_2017.jpg/50px-Pan_by_Cassini%2C_March_2017.jpg" draw:style-name="gr1" draw:text-style-name="P1" svg:width="1.322cm" svg:height="1.057cm" svg:x="2.258cm" svg:y="8.128cm">
            <draw:image xlink:href="https://upload.wikimedia.org/wikipedia/commons/thumb/d/d2/Pan_by_Cassini%2C_March_2017.jpg/50px-Pan_by_Cassini%2C_March_2017.jpg" xlink:type="simple" xlink:show="embed" xlink:actuate="onLoad" draw:mime-type="image/jpeg">
              <text:p/>
            </draw:image>
          </draw:frame>
          <draw:frame draw:z-index="17" draw:name="https://upload.wikimedia.org/wikipedia/commons/thumb/6/65/Perditamoon.png/50px-Perditamoon.png" draw:style-name="gr1" draw:text-style-name="P1" svg:width="1.322cm" svg:height="1.295cm" svg:x="2.258cm" svg:y="9.483cm">
            <draw:image xlink:href="https://upload.wikimedia.org/wikipedia/commons/thumb/6/65/Perditamoon.png/50px-Perditamoon.png" xlink:type="simple" xlink:show="embed" xlink:actuate="onLoad" draw:mime-type="image/png">
              <text:p/>
            </draw:image>
          </draw:frame>
          <draw:frame draw:z-index="18" draw:name="https://upload.wikimedia.org/wikipedia/commons/thumb/b/b6/Telesto_cassini_closeup.jpg/50px-Telesto_cassini_closeup.jpg" draw:style-name="gr1" draw:text-style-name="P1" svg:width="1.322cm" svg:height="0.978cm" svg:x="2.258cm" svg:y="9.934cm">
            <draw:image xlink:href="https://upload.wikimedia.org/wikipedia/commons/thumb/b/b6/Telesto_cassini_closeup.jpg/50px-Telesto_cassini_closeup.jpg" xlink:type="simple" xlink:show="embed" xlink:actuate="onLoad" draw:mime-type="image/jpeg">
              <text:p/>
            </draw:image>
          </draw:frame>
          <draw:frame draw:z-index="19" draw:name="https://upload.wikimedia.org/wikipedia/commons/thumb/7/79/Mabmoon.png/50px-Mabmoon.png" draw:style-name="gr1" draw:text-style-name="P1" svg:width="1.322cm" svg:height="1.295cm" svg:x="2.258cm" svg:y="10.386cm">
            <draw:image xlink:href="https://upload.wikimedia.org/wikipedia/commons/thumb/7/79/Mabmoon.png/50px-Mabmoon.png" xlink:type="simple" xlink:show="embed" xlink:actuate="onLoad" draw:mime-type="image/png">
              <text:p/>
            </draw:image>
          </draw:frame>
          <draw:frame draw:z-index="20" draw:name="https://upload.wikimedia.org/wikipedia/commons/thumb/5/5c/Phobos_colour_2008.jpg/50px-Phobos_colour_2008.jpg" draw:style-name="gr1" draw:text-style-name="P1" svg:width="1.322cm" svg:height="1.243cm" svg:x="2.258cm" svg:y="10.837cm">
            <draw:image xlink:href="https://upload.wikimedia.org/wikipedia/commons/thumb/5/5c/Phobos_colour_2008.jpg/50px-Phobos_colour_2008.jpg" xlink:type="simple" xlink:show="embed" xlink:actuate="onLoad" draw:mime-type="image/jpeg">
              <text:p/>
            </draw:image>
          </draw:frame>
          <draw:frame draw:z-index="21" draw:name="https://upload.wikimedia.org/wikipedia/commons/thumb/b/b4/Paaliaq-CFHT.gif/50px-Paaliaq-CFHT.gif" draw:style-name="gr1" draw:text-style-name="P1" svg:width="1.322cm" svg:height="0.925cm" svg:x="2.258cm" svg:y="11.289cm">
            <draw:image xlink:href="https://upload.wikimedia.org/wikipedia/commons/thumb/b/b4/Paaliaq-CFHT.gif/50px-Paaliaq-CFHT.gif" xlink:type="simple" xlink:show="embed" xlink:actuate="onLoad" draw:mime-type="image/gif">
              <text:p/>
            </draw:image>
          </draw:frame>
          <draw:frame draw:z-index="22" draw:name="https://upload.wikimedia.org/wikipedia/commons/thumb/e/e3/Leda_WISE-W3.jpg/50px-Leda_WISE-W3.jpg" draw:style-name="gr1" draw:text-style-name="P1" svg:width="1.322cm" svg:height="1.322cm" svg:x="2.258cm" svg:y="12.192cm">
            <draw:image xlink:href="https://upload.wikimedia.org/wikipedia/commons/thumb/e/e3/Leda_WISE-W3.jpg/50px-Leda_WISE-W3.jpg" xlink:type="simple" xlink:show="embed" xlink:actuate="onLoad" draw:mime-type="image/jpeg">
              <text:p/>
            </draw:image>
          </draw:frame>
          <draw:frame draw:z-index="23" draw:name="https://upload.wikimedia.org/wikipedia/commons/thumb/4/41/Calypso_N1644755236_1.jpg/50px-Calypso_N1644755236_1.jpg" draw:style-name="gr1" draw:text-style-name="P1" svg:width="1.322cm" svg:height="0.872cm" svg:x="2.258cm" svg:y="12.644cm">
            <draw:image xlink:href="https://upload.wikimedia.org/wikipedia/commons/thumb/4/41/Calypso_N1644755236_1.jpg/50px-Calypso_N1644755236_1.jpg" xlink:type="simple" xlink:show="embed" xlink:actuate="onLoad" draw:mime-type="image/jpeg">
              <text:p/>
            </draw:image>
          </draw:frame>
          <draw:frame draw:z-index="24" draw:name="https://upload.wikimedia.org/wikipedia/commons/thumb/0/06/15094_Polymele_Hubble.jpg/50px-15094_Polymele_Hubble.jpg" draw:style-name="gr1" draw:text-style-name="P1" svg:width="1.322cm" svg:height="1.322cm" svg:x="2.258cm" svg:y="13.095cm">
            <draw:image xlink:href="https://upload.wikimedia.org/wikipedia/commons/thumb/0/06/15094_Polymele_Hubble.jpg/50px-15094_Polymele_Hubble.jpg" xlink:type="simple" xlink:show="embed" xlink:actuate="onLoad" draw:mime-type="image/jpeg">
              <text:p/>
            </draw:image>
          </draw:frame>
          <draw:frame draw:z-index="25" draw:name="https://upload.wikimedia.org/wikipedia/commons/thumb/a/ac/S2003u3acircle.gif/50px-S2003u3acircle.gif" draw:style-name="gr1" draw:text-style-name="P1" svg:width="1.322cm" svg:height="1.031cm" svg:x="2.258cm" svg:y="13.547cm">
            <draw:image xlink:href="https://upload.wikimedia.org/wikipedia/commons/thumb/a/ac/S2003u3acircle.gif/50px-S2003u3acircle.gif" xlink:type="simple" xlink:show="embed" xlink:actuate="onLoad" draw:mime-type="image/gif">
              <text:p/>
            </draw:image>
          </draw:frame>
          <draw:frame draw:z-index="26" draw:name="https://upload.wikimedia.org/wikipedia/commons/thumb/0/08/Uranus_moon_021002_02.jpg/50px-Uranus_moon_021002_02.jpg" draw:style-name="gr1" draw:text-style-name="P1" svg:width="1.322cm" svg:height="1.11cm" svg:x="2.258cm" svg:y="13.998cm">
            <draw:image xlink:href="https://upload.wikimedia.org/wikipedia/commons/thumb/0/08/Uranus_moon_021002_02.jpg/50px-Uranus_moon_021002_02.jpg" xlink:type="simple" xlink:show="embed" xlink:actuate="onLoad" draw:mime-type="image/jpeg">
              <text:p/>
            </draw:image>
          </draw:frame>
          <draw:frame draw:z-index="27" draw:name="https://upload.wikimedia.org/wikipedia/commons/thumb/0/03/Cupidmoon.png/50px-Cupidmoon.png" draw:style-name="gr1" draw:text-style-name="P1" svg:width="1.322cm" svg:height="1.269cm" svg:x="2.258cm" svg:y="14.45cm">
            <draw:image xlink:href="https://upload.wikimedia.org/wikipedia/commons/thumb/0/03/Cupidmoon.png/50px-Cupidmoon.png" xlink:type="simple" xlink:show="embed" xlink:actuate="onLoad" draw:mime-type="image/png">
              <text:p/>
            </draw:image>
          </draw:frame>
          <draw:frame draw:z-index="28" draw:name="https://upload.wikimedia.org/wikipedia/commons/thumb/d/de/Ymir-CFHT.gif/50px-Ymir-CFHT.gif" draw:style-name="gr1" draw:text-style-name="P1" svg:width="1.322cm" svg:height="0.819cm" svg:x="2.258cm" svg:y="14.901cm">
            <draw:image xlink:href="https://upload.wikimedia.org/wikipedia/commons/thumb/d/de/Ymir-CFHT.gif/50px-Ymir-CFHT.gif" xlink:type="simple" xlink:show="embed" xlink:actuate="onLoad" draw:mime-type="image/gif">
              <text:p/>
            </draw:image>
          </draw:frame>
          <draw:frame draw:z-index="29" draw:name="https://upload.wikimedia.org/wikipedia/commons/thumb/e/e5/Eros_-_PIA02923_%28color%29.jpg/50px-Eros_-_PIA02923_%28color%29.jpg" draw:style-name="gr1" draw:text-style-name="P1" svg:width="1.322cm" svg:height="1.454cm" svg:x="2.258cm" svg:y="15.804cm">
            <draw:image xlink:href="https://upload.wikimedia.org/wikipedia/commons/thumb/e/e5/Eros_-_PIA02923_%28color%29.jpg/50px-Eros_-_PIA02923_%28color%29.jpg" xlink:type="simple" xlink:show="embed" xlink:actuate="onLoad" draw:mime-type="image/jpeg">
              <text:p/>
            </draw:image>
          </draw:frame>
          <draw:frame draw:z-index="30" draw:name="https://upload.wikimedia.org/wikipedia/commons/thumb/e/e4/Adrastea.jpg/50px-Adrastea.jpg" draw:style-name="gr1" draw:text-style-name="P1" svg:width="1.322cm" svg:height="1.057cm" svg:x="2.258cm" svg:y="16.256cm">
            <draw:image xlink:href="https://upload.wikimedia.org/wikipedia/commons/thumb/e/e4/Adrastea.jpg/50px-Adrastea.jpg" xlink:type="simple" xlink:show="embed" xlink:actuate="onLoad" draw:mime-type="image/jpeg">
              <text:p/>
            </draw:image>
          </draw:frame>
          <draw:frame draw:z-index="31" draw:name="https://upload.wikimedia.org/wikipedia/commons/thumb/0/00/Kiviuq-CFHT.gif/50px-Kiviuq-CFHT.gif" draw:style-name="gr1" draw:text-style-name="P1" svg:width="1.322cm" svg:height="0.846cm" svg:x="2.258cm" svg:y="16.708cm">
            <draw:image xlink:href="https://upload.wikimedia.org/wikipedia/commons/thumb/0/00/Kiviuq-CFHT.gif/50px-Kiviuq-CFHT.gif" xlink:type="simple" xlink:show="embed" xlink:actuate="onLoad" draw:mime-type="image/gif">
              <text:p/>
            </draw:image>
          </draw:frame>
          <draw:frame draw:z-index="32" draw:name="https://upload.wikimedia.org/wikipedia/commons/thumb/a/a3/Tarvos_discovery.gif/50px-Tarvos_discovery.gif" draw:style-name="gr1" draw:text-style-name="P1" svg:width="1.322cm" svg:height="0.978cm" svg:x="2.258cm" svg:y="17.159cm">
            <draw:image xlink:href="https://upload.wikimedia.org/wikipedia/commons/thumb/a/a3/Tarvos_discovery.gif/50px-Tarvos_discovery.gif" xlink:type="simple" xlink:show="embed" xlink:actuate="onLoad" draw:mime-type="image/gif">
              <text:p/>
            </draw:image>
          </draw:frame>
          <draw:frame draw:z-index="33" draw:name="https://upload.wikimedia.org/wikipedia/commons/thumb/2/23/Kerberos_%28moon%29.jpg/50px-Kerberos_%28moon%29.jpg" draw:style-name="gr1" draw:text-style-name="P1" svg:width="1.322cm" svg:height="1.322cm" svg:x="2.258cm" svg:y="17.611cm">
            <draw:image xlink:href="https://upload.wikimedia.org/wikipedia/commons/thumb/2/23/Kerberos_%28moon%29.jpg/50px-Kerberos_%28moon%29.jpg" xlink:type="simple" xlink:show="embed" xlink:actuate="onLoad" draw:mime-type="image/jpeg">
              <text:p/>
            </draw:image>
          </draw:frame>
          <draw:frame draw:z-index="34" draw:name="https://upload.wikimedia.org/wikipedia/commons/thumb/8/81/951_Gaspra.jpg/50px-951_Gaspra.jpg" draw:style-name="gr1" draw:text-style-name="P1" svg:width="1.322cm" svg:height="1.163cm" svg:x="2.258cm" svg:y="18.062cm">
            <draw:image xlink:href="https://upload.wikimedia.org/wikipedia/commons/thumb/8/81/951_Gaspra.jpg/50px-951_Gaspra.jpg" xlink:type="simple" xlink:show="embed" xlink:actuate="onLoad" draw:mime-type="image/jpeg">
              <text:p/>
            </draw:image>
          </draw:frame>
          <draw:frame draw:z-index="35" draw:name="https://upload.wikimedia.org/wikipedia/commons/thumb/8/8d/Deimos-MRO.jpg/50px-Deimos-MRO.jpg" draw:style-name="gr1" draw:text-style-name="P1" svg:width="1.322cm" svg:height="1.322cm" svg:x="2.258cm" svg:y="18.514cm">
            <draw:image xlink:href="https://upload.wikimedia.org/wikipedia/commons/thumb/8/8d/Deimos-MRO.jpg/50px-Deimos-MRO.jpg" xlink:type="simple" xlink:show="embed" xlink:actuate="onLoad" draw:mime-type="image/jpeg">
              <text:p/>
            </draw:image>
          </draw:frame>
          <draw:frame draw:z-index="36" draw:name="https://upload.wikimedia.org/wikipedia/commons/thumb/4/44/Ijiraq-discovery-CFHT.gif/50px-Ijiraq-discovery-CFHT.gif" draw:style-name="gr1" draw:text-style-name="P1" svg:width="1.322cm" svg:height="0.872cm" svg:x="2.258cm" svg:y="19.417cm">
            <draw:image xlink:href="https://upload.wikimedia.org/wikipedia/commons/thumb/4/44/Ijiraq-discovery-CFHT.gif/50px-Ijiraq-discovery-CFHT.gif" xlink:type="simple" xlink:show="embed" xlink:actuate="onLoad" draw:mime-type="image/gif">
              <text:p/>
            </draw:image>
          </draw:frame>
          <draw:frame draw:z-index="37" draw:name="https://upload.wikimedia.org/wikipedia/commons/thumb/2/2a/Lspn_comet_halley.jpg/50px-Lspn_comet_halley.jpg" draw:style-name="gr1" draw:text-style-name="P1" svg:width="1.322cm" svg:height="0.925cm" svg:x="2.258cm" svg:y="19.868cm">
            <draw:image xlink:href="https://upload.wikimedia.org/wikipedia/commons/thumb/2/2a/Lspn_comet_halley.jpg/50px-Lspn_comet_halley.jpg" xlink:type="simple" xlink:show="embed" xlink:actuate="onLoad" draw:mime-type="image/jpeg">
              <text:p/>
            </draw:image>
          </draw:frame>
          <draw:frame draw:z-index="38" draw:name="https://upload.wikimedia.org/wikipedia/commons/thumb/3/38/Styx_%28moon%29.jpg/50px-Styx_%28moon%29.jpg" draw:style-name="gr1" draw:text-style-name="P1" svg:width="1.322cm" svg:height="1.322cm" svg:x="2.258cm" svg:y="20.32cm">
            <draw:image xlink:href="https://upload.wikimedia.org/wikipedia/commons/thumb/3/38/Styx_%28moon%29.jpg/50px-Styx_%28moon%29.jpg" xlink:type="simple" xlink:show="embed" xlink:actuate="onLoad" draw:mime-type="image/jpeg">
              <text:p/>
            </draw:image>
          </draw:frame>
          <draw:frame draw:z-index="39" draw:name="https://upload.wikimedia.org/wikipedia/commons/thumb/5/52/CMSylvia.png/50px-CMSylvia.png" draw:style-name="gr1" draw:text-style-name="P1" svg:width="1.322cm" svg:height="1.216cm" svg:x="2.258cm" svg:y="20.772cm">
            <draw:image xlink:href="https://upload.wikimedia.org/wikipedia/commons/thumb/5/52/CMSylvia.png/50px-CMSylvia.png" xlink:type="simple" xlink:show="embed" xlink:actuate="onLoad" draw:mime-type="image/png">
              <text:p/>
            </draw:image>
          </draw:frame>
          <draw:frame draw:z-index="40" draw:name="https://upload.wikimedia.org/wikipedia/commons/thumb/c/c7/Asteroid_2685Masurky.png/50px-Asteroid_2685Masurky.png" draw:style-name="gr1" draw:text-style-name="P1" svg:width="1.322cm" svg:height="1.322cm" svg:x="2.258cm" svg:y="21.223cm">
            <draw:image xlink:href="https://upload.wikimedia.org/wikipedia/commons/thumb/c/c7/Asteroid_2685Masurky.png/50px-Asteroid_2685Masurky.png" xlink:type="simple" xlink:show="embed" xlink:actuate="onLoad" draw:mime-type="image/png">
              <text:p/>
            </draw:image>
          </draw:frame>
          <draw:frame draw:z-index="41" draw:name="https://upload.wikimedia.org/wikipedia/commons/thumb/7/7b/Erriapus-discovery-CFHT.gif/50px-Erriapus-discovery-CFHT.gif" draw:style-name="gr1" draw:text-style-name="P1" svg:width="1.322cm" svg:height="0.819cm" svg:x="2.258cm" svg:y="21.675cm">
            <draw:image xlink:href="https://upload.wikimedia.org/wikipedia/commons/thumb/7/7b/Erriapus-discovery-CFHT.gif/50px-Erriapus-discovery-CFHT.gif" xlink:type="simple" xlink:show="embed" xlink:actuate="onLoad" draw:mime-type="image/gif">
              <text:p/>
            </draw:image>
          </draw:frame>
          <draw:frame draw:z-index="42" draw:name="https://upload.wikimedia.org/wikipedia/commons/thumb/a/a1/Callirrhoe_-_New_Horizons.gif/50px-Callirrhoe_-_New_Horizons.gif" draw:style-name="gr1" draw:text-style-name="P1" svg:width="1.322cm" svg:height="0.793cm" svg:x="2.258cm" svg:y="22.126cm">
            <draw:image xlink:href="https://upload.wikimedia.org/wikipedia/commons/thumb/a/a1/Callirrhoe_-_New_Horizons.gif/50px-Callirrhoe_-_New_Horizons.gif" xlink:type="simple" xlink:show="embed" xlink:actuate="onLoad" draw:mime-type="image/gif">
              <text:p/>
            </draw:image>
          </draw:frame>
          <draw:frame draw:z-index="43" draw:name="https://upload.wikimedia.org/wikipedia/commons/thumb/a/af/Kleopatra_moons_-_eso2113e.jpg/50px-Kleopatra_moons_-_eso2113e.jpg" draw:style-name="gr1" draw:text-style-name="P1" svg:width="1.322cm" svg:height="1.084cm" svg:x="2.258cm" svg:y="22.578cm">
            <draw:image xlink:href="https://upload.wikimedia.org/wikipedia/commons/thumb/a/af/Kleopatra_moons_-_eso2113e.jpg/50px-Kleopatra_moons_-_eso2113e.jpg" xlink:type="simple" xlink:show="embed" xlink:actuate="onLoad" draw:mime-type="image/jpeg">
              <text:p/>
            </draw:image>
          </draw:frame>
          <draw:frame draw:z-index="44" draw:name="https://upload.wikimedia.org/wikipedia/commons/thumb/c/c6/S_2000_J_1.jpg/50px-S_2000_J_1.jpg" draw:style-name="gr1" draw:text-style-name="P1" svg:width="1.322cm" svg:height="1.322cm" svg:x="2.258cm" svg:y="23.481cm">
            <draw:image xlink:href="https://upload.wikimedia.org/wikipedia/commons/thumb/c/c6/S_2000_J_1.jpg/50px-S_2000_J_1.jpg" xlink:type="simple" xlink:show="embed" xlink:actuate="onLoad" draw:mime-type="image/jpeg">
              <text:p/>
            </draw:image>
          </draw:frame>
          <draw:frame draw:z-index="45" draw:name="https://upload.wikimedia.org/wikipedia/commons/thumb/d/d5/Daphnis_%28Saturn%27s_Moon%29.jpg/50px-Daphnis_%28Saturn%27s_Moon%29.jpg" draw:style-name="gr1" draw:text-style-name="P1" svg:width="1.322cm" svg:height="0.952cm" svg:x="2.258cm" svg:y="23.932cm">
            <draw:image xlink:href="https://upload.wikimedia.org/wikipedia/commons/thumb/d/d5/Daphnis_%28Saturn%27s_Moon%29.jpg/50px-Daphnis_%28Saturn%27s_Moon%29.jpg" xlink:type="simple" xlink:show="embed" xlink:actuate="onLoad" draw:mime-type="image/jpeg">
              <text:p/>
            </draw:image>
          </draw:frame>
          <draw:frame draw:z-index="46" draw:name="https://upload.wikimedia.org/wikipedia/commons/thumb/b/b6/Praxidike-Jewitt-CFHT-annotated.gif/50px-Praxidike-Jewitt-CFHT-annotated.gif" draw:style-name="gr1" draw:text-style-name="P1" svg:width="1.322cm" svg:height="0.819cm" svg:x="2.258cm" svg:y="24.836cm">
            <draw:image xlink:href="https://upload.wikimedia.org/wikipedia/commons/thumb/b/b6/Praxidike-Jewitt-CFHT-annotated.gif/50px-Praxidike-Jewitt-CFHT-annotated.gif" xlink:type="simple" xlink:show="embed" xlink:actuate="onLoad" draw:mime-type="image/gif">
              <text:p/>
            </draw:image>
          </draw:frame>
          <draw:frame draw:z-index="47" draw:name="https://upload.wikimedia.org/wikipedia/commons/thumb/f/f0/Bestla-cassini.png/50px-Bestla-cassini.png" draw:style-name="gr1" draw:text-style-name="P1" svg:width="1.322cm" svg:height="1.004cm" svg:x="2.258cm" svg:y="25.287cm">
            <draw:image xlink:href="https://upload.wikimedia.org/wikipedia/commons/thumb/f/f0/Bestla-cassini.png/50px-Bestla-cassini.png" xlink:type="simple" xlink:show="embed" xlink:actuate="onLoad" draw:mime-type="image/png">
              <text:p/>
            </draw:image>
          </draw:frame>
          <draw:frame draw:z-index="48" draw:name="https://upload.wikimedia.org/wikipedia/commons/thumb/5/52/CMSylvia.png/50px-CMSylvia.png" draw:style-name="gr1" draw:text-style-name="P1" svg:width="1.322cm" svg:height="1.216cm" svg:x="2.258cm" svg:y="25.739cm">
            <draw:image xlink:href="https://upload.wikimedia.org/wikipedia/commons/thumb/5/52/CMSylvia.png/50px-CMSylvia.png" xlink:type="simple" xlink:show="embed" xlink:actuate="onLoad" draw:mime-type="image/png">
              <text:p/>
            </draw:image>
          </draw:frame>
          <draw:frame draw:z-index="49" draw:name="https://upload.wikimedia.org/wikipedia/commons/thumb/4/49/Kalyke-Jewitt-CFHT-annotated.gif/50px-Kalyke-Jewitt-CFHT-annotated.gif" draw:style-name="gr1" draw:text-style-name="P1" svg:width="1.322cm" svg:height="0.872cm" svg:x="2.258cm" svg:y="26.19cm">
            <draw:image xlink:href="https://upload.wikimedia.org/wikipedia/commons/thumb/4/49/Kalyke-Jewitt-CFHT-annotated.gif/50px-Kalyke-Jewitt-CFHT-annotated.gif" xlink:type="simple" xlink:show="embed" xlink:actuate="onLoad" draw:mime-type="image/gif">
              <text:p/>
            </draw:image>
          </draw:frame>
          <draw:frame draw:z-index="50" draw:name="https://upload.wikimedia.org/wikipedia/commons/thumb/a/af/Kleopatra_moons_-_eso2113e.jpg/50px-Kleopatra_moons_-_eso2113e.jpg" draw:style-name="gr1" draw:text-style-name="P1" svg:width="1.322cm" svg:height="1.084cm" svg:x="2.258cm" svg:y="26.642cm">
            <draw:image xlink:href="https://upload.wikimedia.org/wikipedia/commons/thumb/a/af/Kleopatra_moons_-_eso2113e.jpg/50px-Kleopatra_moons_-_eso2113e.jpg" xlink:type="simple" xlink:show="embed" xlink:actuate="onLoad" draw:mime-type="image/jpeg">
              <text:p/>
            </draw:image>
          </draw:frame>
          <draw:frame draw:z-index="51" draw:name="https://upload.wikimedia.org/wikipedia/commons/thumb/0/0f/Tempel_1_%28PIA02127%29.jpg/50px-Tempel_1_%28PIA02127%29.jpg" draw:style-name="gr1" draw:text-style-name="P1" svg:width="1.322cm" svg:height="1.322cm" svg:x="2.258cm" svg:y="27.545cm">
            <draw:image xlink:href="https://upload.wikimedia.org/wikipedia/commons/thumb/0/0f/Tempel_1_%28PIA02127%29.jpg/50px-Tempel_1_%28PIA02127%29.jpg" xlink:type="simple" xlink:show="embed" xlink:actuate="onLoad" draw:mime-type="image/jpeg">
              <text:p/>
            </draw:image>
          </draw:frame>
          <draw:frame draw:z-index="52" draw:name="https://upload.wikimedia.org/wikipedia/commons/thumb/2/2e/PIA22185.gif/50px-PIA22185.gif" draw:style-name="gr1" draw:text-style-name="P1" svg:width="1.322cm" svg:height="1.322cm" svg:x="2.258cm" svg:y="27.996cm">
            <draw:image xlink:href="https://upload.wikimedia.org/wikipedia/commons/thumb/2/2e/PIA22185.gif/50px-PIA22185.gif" xlink:type="simple" xlink:show="embed" xlink:actuate="onLoad" draw:mime-type="image/gif">
              <text:p/>
            </draw:image>
          </draw:frame>
          <draw:frame draw:z-index="53" draw:name="https://upload.wikimedia.org/wikipedia/commons/thumb/6/6f/Asteroid_1999_JM8.gif/50px-Asteroid_1999_JM8.gif" draw:style-name="gr1" draw:text-style-name="P1" svg:width="1.322cm" svg:height="1.031cm" svg:x="2.258cm" svg:y="28.448cm">
            <draw:image xlink:href="https://upload.wikimedia.org/wikipedia/commons/thumb/6/6f/Asteroid_1999_JM8.gif/50px-Asteroid_1999_JM8.gif" xlink:type="simple" xlink:show="embed" xlink:actuate="onLoad" draw:mime-type="image/gif">
              <text:p/>
            </draw:image>
          </draw:frame>
          <draw:frame draw:z-index="54" draw:name="https://upload.wikimedia.org/wikipedia/commons/thumb/a/a0/Comet_Borrelly_Nucleus.jpg/50px-Comet_Borrelly_Nucleus.jpg" draw:style-name="gr1" draw:text-style-name="P1" svg:width="1.322cm" svg:height="1.322cm" svg:x="2.258cm" svg:y="28.9cm">
            <draw:image xlink:href="https://upload.wikimedia.org/wikipedia/commons/thumb/a/a0/Comet_Borrelly_Nucleus.jpg/50px-Comet_Borrelly_Nucleus.jpg" xlink:type="simple" xlink:show="embed" xlink:actuate="onLoad" draw:mime-type="image/jpeg">
              <text:p/>
            </draw:image>
          </draw:frame>
          <draw:frame draw:z-index="55" draw:name="https://upload.wikimedia.org/wikipedia/commons/thumb/8/88/2867_Šteins_by_Rosetta_%28reprocessed%29.png/50px-2867_Šteins_by_Rosetta_%28reprocessed%29.png" draw:style-name="gr1" draw:text-style-name="P1" svg:width="1.322cm" svg:height="1.322cm" svg:x="2.258cm" svg:y="29.351cm">
            <draw:image xlink:href="https://upload.wikimedia.org/wikipedia/commons/thumb/8/88/2867_Šteins_by_Rosetta_%28reprocessed%29.png/50px-2867_Šteins_by_Rosetta_%28reprocessed%29.png" xlink:type="simple" xlink:show="embed" xlink:actuate="onLoad" draw:mime-type="image/png">
              <text:p/>
            </draw:image>
          </draw:frame>
          <draw:frame draw:z-index="56" draw:name="https://upload.wikimedia.org/wikipedia/commons/thumb/d/de/Atira.20jan17.u2.s1p0.gif/50px-Atira.20jan17.u2.s1p0.gif" draw:style-name="gr1" draw:text-style-name="P1" svg:width="1.322cm" svg:height="1.137cm" svg:x="2.258cm" svg:y="29.803cm">
            <draw:image xlink:href="https://upload.wikimedia.org/wikipedia/commons/thumb/d/de/Atira.20jan17.u2.s1p0.gif/50px-Atira.20jan17.u2.s1p0.gif" xlink:type="simple" xlink:show="embed" xlink:actuate="onLoad" draw:mime-type="image/gif">
              <text:p/>
            </draw:image>
          </draw:frame>
          <draw:frame draw:z-index="57" draw:name="https://upload.wikimedia.org/wikipedia/commons/thumb/1/1c/Stardust_-_Annefrank.jpg/50px-Stardust_-_Annefrank.jpg" draw:style-name="gr1" draw:text-style-name="P1" svg:width="1.322cm" svg:height="0.952cm" svg:x="2.258cm" svg:y="30.254cm">
            <draw:image xlink:href="https://upload.wikimedia.org/wikipedia/commons/thumb/1/1c/Stardust_-_Annefrank.jpg/50px-Stardust_-_Annefrank.jpg" xlink:type="simple" xlink:show="embed" xlink:actuate="onLoad" draw:mime-type="image/jpeg">
              <text:p/>
            </draw:image>
          </draw:frame>
          <draw:frame draw:z-index="58" draw:name="https://upload.wikimedia.org/wikipedia/commons/thumb/9/9f/003749-asteroid_shape_model_%283749%29_Balam.png/50px-003749-asteroid_shape_model_%283749%29_Balam.png" draw:style-name="gr1" draw:text-style-name="P1" svg:width="1.322cm" svg:height="1.322cm" svg:x="2.258cm" svg:y="30.706cm">
            <draw:image xlink:href="https://upload.wikimedia.org/wikipedia/commons/thumb/9/9f/003749-asteroid_shape_model_%283749%29_Balam.png/50px-003749-asteroid_shape_model_%283749%29_Balam.png" xlink:type="simple" xlink:show="embed" xlink:actuate="onLoad" draw:mime-type="image/png">
              <text:p/>
            </draw:image>
          </draw:frame>
          <draw:frame draw:z-index="59" draw:name="https://upload.wikimedia.org/wikipedia/commons/thumb/8/80/Pallene_N1665945513_1.jpg/50px-Pallene_N1665945513_1.jpg" draw:style-name="gr1" draw:text-style-name="P1" svg:width="1.322cm" svg:height="1.428cm" svg:x="2.258cm" svg:y="31.157cm">
            <draw:image xlink:href="https://upload.wikimedia.org/wikipedia/commons/thumb/8/80/Pallene_N1665945513_1.jpg/50px-Pallene_N1665945513_1.jpg" xlink:type="simple" xlink:show="embed" xlink:actuate="onLoad" draw:mime-type="image/jpeg">
              <text:p/>
            </draw:image>
          </draw:frame>
          <draw:frame draw:z-index="60" draw:name="https://upload.wikimedia.org/wikipedia/commons/thumb/0/0b/Triple_asteroid_3122_Florence.gif/50px-Triple_asteroid_3122_Florence.gif" draw:style-name="gr1" draw:text-style-name="P1" svg:width="1.322cm" svg:height="0.925cm" svg:x="2.258cm" svg:y="31.609cm">
            <draw:image xlink:href="https://upload.wikimedia.org/wikipedia/commons/thumb/0/0b/Triple_asteroid_3122_Florence.gif/50px-Triple_asteroid_3122_Florence.gif" xlink:type="simple" xlink:show="embed" xlink:actuate="onLoad" draw:mime-type="image/gif">
              <text:p/>
            </draw:image>
          </draw:frame>
          <draw:frame draw:z-index="61" draw:name="https://upload.wikimedia.org/wikipedia/commons/thumb/4/41/Wild2_3.jpg/50px-Wild2_3.jpg" draw:style-name="gr1" draw:text-style-name="P1" svg:width="1.322cm" svg:height="1.322cm" svg:x="2.258cm" svg:y="32.06cm">
            <draw:image xlink:href="https://upload.wikimedia.org/wikipedia/commons/thumb/4/41/Wild2_3.jpg/50px-Wild2_3.jpg" xlink:type="simple" xlink:show="embed" xlink:actuate="onLoad" draw:mime-type="image/jpeg">
              <text:p/>
            </draw:image>
          </draw:frame>
          <draw:frame draw:z-index="62" draw:name="https://upload.wikimedia.org/wikipedia/commons/thumb/b/bc/67P_Churyumov-Gerasimenko_-_Rosetta_%2832755885495%29.png/60px-67P_Churyumov-Gerasimenko_-_Rosetta_%2832755885495%29.png" draw:style-name="gr1" draw:text-style-name="P1" svg:width="1.587cm" svg:height="1.587cm" svg:x="2.258cm" svg:y="32.964cm">
            <draw:image xlink:href="https://upload.wikimedia.org/wikipedia/commons/thumb/b/bc/67P_Churyumov-Gerasimenko_-_Rosetta_%2832755885495%29.png/60px-67P_Churyumov-Gerasimenko_-_Rosetta_%2832755885495%29.png" xlink:type="simple" xlink:show="embed" xlink:actuate="onLoad" draw:mime-type="image/png">
              <text:p/>
            </draw:image>
          </draw:frame>
          <draw:frame draw:z-index="63" draw:name="https://upload.wikimedia.org/wikipedia/commons/thumb/9/9c/4183_cuno.jpg/50px-4183_cuno.jpg" draw:style-name="gr1" draw:text-style-name="P1" svg:width="1.322cm" svg:height="1.084cm" svg:x="2.258cm" svg:y="33.867cm">
            <draw:image xlink:href="https://upload.wikimedia.org/wikipedia/commons/thumb/9/9c/4183_cuno.jpg/50px-4183_cuno.jpg" xlink:type="simple" xlink:show="embed" xlink:actuate="onLoad" draw:mime-type="image/jpeg">
              <text:p/>
            </draw:image>
          </draw:frame>
          <draw:frame draw:z-index="64" draw:name="https://upload.wikimedia.org/wikipedia/commons/thumb/6/61/Toutatis.jpg/50px-Toutatis.jpg" draw:style-name="gr1" draw:text-style-name="P1" svg:width="1.322cm" svg:height="1.322cm" svg:x="2.258cm" svg:y="35.221cm">
            <draw:image xlink:href="https://upload.wikimedia.org/wikipedia/commons/thumb/6/61/Toutatis.jpg/50px-Toutatis.jpg" xlink:type="simple" xlink:show="embed" xlink:actuate="onLoad" draw:mime-type="image/jpeg">
              <text:p/>
            </draw:image>
          </draw:frame>
          <draw:frame draw:z-index="65" draw:name="https://upload.wikimedia.org/wikipedia/commons/thumb/2/2c/Methone_PIA14633.jpg/50px-Methone_PIA14633.jpg" draw:style-name="gr1" draw:text-style-name="P1" svg:width="1.322cm" svg:height="1.137cm" svg:x="2.258cm" svg:y="35.673cm">
            <draw:image xlink:href="https://upload.wikimedia.org/wikipedia/commons/thumb/2/2c/Methone_PIA14633.jpg/50px-Methone_PIA14633.jpg" xlink:type="simple" xlink:show="embed" xlink:actuate="onLoad" draw:mime-type="image/jpeg">
              <text:p/>
            </draw:image>
          </draw:frame>
          <draw:frame draw:z-index="66" draw:name="https://upload.wikimedia.org/wikipedia/commons/thumb/9/9d/%28285263%29_1998_QE2%2C_Goldstone%2C_May_30%2C_2013.jpg/50px-%28285263%29_1998_QE2%2C_Goldstone%2C_May_30%2C_2013.jpg" draw:style-name="gr1" draw:text-style-name="P1" svg:width="1.322cm" svg:height="0.74cm" svg:x="2.258cm" svg:y="36.576cm">
            <draw:image xlink:href="https://upload.wikimedia.org/wikipedia/commons/thumb/9/9d/%28285263%29_1998_QE2%2C_Goldstone%2C_May_30%2C_2013.jpg/50px-%28285263%29_1998_QE2%2C_Goldstone%2C_May_30%2C_2013.jpg" xlink:type="simple" xlink:show="embed" xlink:actuate="onLoad" draw:mime-type="image/jpeg">
              <text:p/>
            </draw:image>
          </draw:frame>
          <draw:frame draw:z-index="67" draw:name="https://upload.wikimedia.org/wikipedia/commons/thumb/0/04/Polydeuces.jpg/50px-Polydeuces.jpg" draw:style-name="gr1" draw:text-style-name="P1" svg:width="1.322cm" svg:height="1.19cm" svg:x="2.258cm" svg:y="37.028cm">
            <draw:image xlink:href="https://upload.wikimedia.org/wikipedia/commons/thumb/0/04/Polydeuces.jpg/50px-Polydeuces.jpg" xlink:type="simple" xlink:show="embed" xlink:actuate="onLoad" draw:mime-type="image/jpeg">
              <text:p/>
            </draw:image>
          </draw:frame>
          <draw:frame draw:z-index="68" draw:name="https://upload.wikimedia.org/wikipedia/commons/thumb/3/31/2001sn263_arecibo.png/50px-2001sn263_arecibo.png" draw:style-name="gr1" draw:text-style-name="P1" svg:width="1.322cm" svg:height="1.322cm" svg:x="2.258cm" svg:y="37.479cm">
            <draw:image xlink:href="https://upload.wikimedia.org/wikipedia/commons/thumb/3/31/2001sn263_arecibo.png/50px-2001sn263_arecibo.png" xlink:type="simple" xlink:show="embed" xlink:actuate="onLoad" draw:mime-type="image/png">
              <text:p/>
            </draw:image>
          </draw:frame>
          <draw:frame draw:z-index="69" draw:name="https://upload.wikimedia.org/wikipedia/commons/thumb/3/34/132524_APL_New_Horizons.jpg/50px-132524_APL_New_Horizons.jpg" draw:style-name="gr1" draw:text-style-name="P1" svg:width="1.322cm" svg:height="0.793cm" svg:x="2.258cm" svg:y="38.382cm">
            <draw:image xlink:href="https://upload.wikimedia.org/wikipedia/commons/thumb/3/34/132524_APL_New_Horizons.jpg/50px-132524_APL_New_Horizons.jpg" xlink:type="simple" xlink:show="embed" xlink:actuate="onLoad" draw:mime-type="image/jpeg">
              <text:p/>
            </draw:image>
          </draw:frame>
          <draw:frame draw:z-index="70" draw:name="https://upload.wikimedia.org/wikipedia/commons/thumb/0/00/3752_Camillo_Radar.jpg/50px-3752_Camillo_Radar.jpg" draw:style-name="gr1" draw:text-style-name="P1" svg:width="1.322cm" svg:height="1.322cm" svg:x="2.258cm" svg:y="38.834cm">
            <draw:image xlink:href="https://upload.wikimedia.org/wikipedia/commons/thumb/0/00/3752_Camillo_Radar.jpg/50px-3752_Camillo_Radar.jpg" xlink:type="simple" xlink:show="embed" xlink:actuate="onLoad" draw:mime-type="image/jpeg">
              <text:p/>
            </draw:image>
          </draw:frame>
          <draw:frame draw:z-index="71" draw:name="https://upload.wikimedia.org/wikipedia/commons/thumb/e/ee/Cruithne.jpg/50px-Cruithne.jpg" draw:style-name="gr1" draw:text-style-name="P1" svg:width="1.322cm" svg:height="0.952cm" svg:x="2.258cm" svg:y="39.285cm">
            <draw:image xlink:href="https://upload.wikimedia.org/wikipedia/commons/thumb/e/ee/Cruithne.jpg/50px-Cruithne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Kilometre" xlink:type="simple">km</text:a>) </text:p>
          </table:table-cell>
          <table:table-cell table:style-name="ce2" office:value-type="string" calcext:value-type="string">
            <text:p>Mass</text:p>
            <text:p>(<text:a xlink:href="https://en.wikipedia.org/wiki/Exagram" xlink:type="simple">1015 kg</text:a>) </text:p>
          </table:table-cell>
          <table:table-cell table:style-name="ce2" office:value-type="string" calcext:value-type="string">
            <text:p>Type – notes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2">
          <table:table-cell office:value-type="string" calcext:value-type="string">
            <text:p><text:a xlink:href="https://en.wikipedia.org/wiki/167_Urda" xlink:type="simple">Urda</text:a></text:p>
            <text:p>167 </text:p>
          </table:table-cell>
          <table:table-cell office:value-type="string" calcext:value-type="string">
            <text:p><text:a xlink:href="https://en.wikipedia.org/wiki/File:167Urda_(Lightcurve_Inversion).png" xlink:type="simple"> </text:a> </text:p>
          </table:table-cell>
          <table:table-cell office:value-type="string" calcext:value-type="string">
            <text:p>19.968±0.132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167-202" xlink:type="simple">[19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ydra_(moon)" xlink:type="simple">Hydra</text:a></text:p>
            <text:p>Pluto III </text:p>
          </table:table-cell>
          <table:table-cell office:value-type="string" calcext:value-type="string">
            <text:p><text:a xlink:href="https://en.wikipedia.org/wiki/File:Hydra_Enhanced_Color.jpg" xlink:type="simple"> </text:a> </text:p>
          </table:table-cell>
          <table:table-cell office:value-type="string" calcext:value-type="string">
            <text:p>19.65 </text:p>
          </table:table-cell>
          <table:table-cell table:style-name="ce6" office:value-type="string" calcext:value-type="string">
            <text:p>48±42 </text:p>
          </table:table-cell>
          <table:table-cell office:value-type="string" calcext:value-type="string">
            <text:p>moon of Pluto </text:p>
          </table:table-cell>
          <table:table-cell office:value-type="string" calcext:value-type="string">
            <text:p><text:a xlink:href="https://en.wikipedia.org/wiki/List_of_Solar_System_objects_by_size#cite_note-phasecurves-203" xlink:type="simple">[192]</text:a> · <text:a xlink:href="https://en.wikipedia.org/wiki/List_of_Solar_System_objects_by_size#cite_note-scimag000-204" xlink:type="simple">[19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iarnaq" xlink:type="simple">Siarnaq</text:a></text:p>
            <text:p>Saturn XXIX </text:p>
          </table:table-cell>
          <table:table-cell table:style-name="ce1" office:value-type="string" calcext:value-type="string">
            <text:p><text:a xlink:href="https://en.wikipedia.org/wiki/File:Siarnaq-discovery-CFHT.gif" xlink:type="simple"> </text:a> </text:p>
          </table:table-cell>
          <table:table-cell office:value-type="string" calcext:value-type="string">
            <text:p>19.65±2.95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58_Koronis" xlink:type="simple">Koronis</text:a></text:p>
            <text:p>158 </text:p>
          </table:table-cell>
          <table:table-cell office:value-type="string" calcext:value-type="string">
            <text:p><text:a xlink:href="https://en.wikipedia.org/wiki/File:158Koronis_(Lightcurve_Inversion).png" xlink:type="simple"> </text:a> </text:p>
          </table:table-cell>
          <table:table-cell office:value-type="string" calcext:value-type="string">
            <text:p>19.513±0.231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158-205" xlink:type="simple">[19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Nix_(moon)" xlink:type="simple">Nix</text:a></text:p>
            <text:p>Pluto II </text:p>
          </table:table-cell>
          <table:table-cell office:value-type="string" calcext:value-type="string">
            <text:p><text:a xlink:href="https://en.wikipedia.org/wiki/File:Nix_best_view.jpg" xlink:type="simple"> </text:a> </text:p>
          </table:table-cell>
          <table:table-cell office:value-type="string" calcext:value-type="string">
            <text:p>19.017</text:p>
          </table:table-cell>
          <table:table-cell table:style-name="ce6" office:value-type="string" calcext:value-type="string">
            <text:p>45±40 </text:p>
          </table:table-cell>
          <table:table-cell office:value-type="string" calcext:value-type="string">
            <text:p>moon of Pluto </text:p>
          </table:table-cell>
          <table:table-cell office:value-type="string" calcext:value-type="string">
            <text:p><text:a xlink:href="https://en.wikipedia.org/wiki/List_of_Solar_System_objects_by_size#cite_note-phasecurves-203" xlink:type="simple">[192]</text:a> · <text:a xlink:href="https://en.wikipedia.org/wiki/List_of_Solar_System_objects_by_size#cite_note-scimag000-204" xlink:type="simple">[19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036_Ganymed" xlink:type="simple">Ganymed</text:a></text:p>
            <text:p>1036 </text:p>
          </table:table-cell>
          <table:table-cell office:value-type="string" calcext:value-type="string">
            <text:p><text:a xlink:href="https://en.wikipedia.org/wiki/File:001036-asteroid_shape_model_(1036)_Ganymed.png" xlink:type="simple"> </text:a> </text:p>
          </table:table-cell>
          <table:table-cell office:value-type="string" calcext:value-type="string">
            <text:p>18.838±0.199 </text:p>
          </table:table-cell>
          <table:table-cell table:style-name="ce6" office:value-type="string" calcext:value-type="string">
            <text:p>≈ 167±318 </text:p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 · <text:a xlink:href="https://en.wikipedia.org/wiki/List_of_Solar_System_objects_by_size#cite_note-Carry2012-122" xlink:type="simple">[1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2872_Okyrhoe" xlink:type="simple">Okyrhoe</text:a></text:p>
            <text:p>52872 </text:p>
          </table:table-cell>
          <table:table-cell table:style-name="ce7"/>
          <table:table-cell office:value-type="string" calcext:value-type="string">
            <text:p>18±0.6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 </text:p>
          </table:table-cell>
          <table:table-cell office:value-type="string" calcext:value-type="string">
            <text:p><text:a xlink:href="https://en.wikipedia.org/wiki/List_of_Solar_System_objects_by_size#cite_note-jplssd-52872-206" xlink:type="simple">[195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Helene_(moon)" xlink:type="simple">Helene</text:a></text:p>
            <text:p>Saturn XII </text:p>
          </table:table-cell>
          <table:table-cell table:style-name="ce1" office:value-type="string" calcext:value-type="string">
            <text:p><text:a xlink:href="https://en.wikipedia.org/wiki/File:Helene_over_Saturn.jpg" xlink:type="simple"> </text:a> </text:p>
          </table:table-cell>
          <table:table-cell office:value-type="string" calcext:value-type="string">
            <text:p>17.6±0.4 </text:p>
          </table:table-cell>
          <table:table-cell/>
          <table:table-cell office:value-type="string" calcext:value-type="string">
            <text:p>moon of Saturn; <text:a xlink:href="https://en.wikipedia.org/wiki/Dione_(moon)" xlink:type="simple">Dione</text:a> trojan (<text:a xlink:href="https://en.wikipedia.org/wiki/Lagrange_point#L4_and_L5" xlink:type="simple">L4</text:a>)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inope_(moon)" xlink:type="simple">Sinope</text:a></text:p>
            <text:p>Jupiter IX </text:p>
          </table:table-cell>
          <table:table-cell table:style-name="ce1" office:value-type="string" calcext:value-type="string">
            <text:p><text:a xlink:href="https://en.wikipedia.org/wiki/File:Sinopé.jpg" xlink:type="simple"> </text:a> </text:p>
          </table:table-cell>
          <table:table-cell office:value-type="string" calcext:value-type="string">
            <text:p>17.5±0.3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ippocamp_(moon)" xlink:type="simple">Hippocamp</text:a></text:p>
            <text:p>Neptune XIV </text:p>
          </table:table-cell>
          <table:table-cell office:value-type="string" calcext:value-type="string">
            <text:p><text:a xlink:href="https://en.wikipedia.org/wiki/File:Hippocamp-heic1904b.jpg" xlink:type="simple"> </text:a> </text:p>
          </table:table-cell>
          <table:table-cell office:value-type="string" calcext:value-type="string">
            <text:p>17.4±1 </text:p>
          </table:table-cell>
          <table:table-cell table:style-name="ce6" office:value-type="string" calcext:value-type="string">
            <text:p>≈ 50 </text:p>
          </table:table-cell>
          <table:table-cell office:value-type="string" calcext:value-type="string">
            <text:p>moon of Neptune </text:p>
          </table:table-cell>
          <table:table-cell office:value-type="string" calcext:value-type="string">
            <text:p><text:a xlink:href="https://en.wikipedia.org/wiki/List_of_Solar_System_objects_by_size#cite_note-Showalter2019-127" xlink:type="simple">[117]</text:a> · <text:a xlink:href="https://en.wikipedia.org/wiki/List_of_Solar_System_objects_by_size#cite_note-Showalter2019-127" xlink:type="simple">[11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1351_Leucus" xlink:type="simple">Leucus</text:a></text:p>
            <text:p>11351 </text:p>
          </table:table-cell>
          <table:table-cell table:style-name="ce1" office:value-type="string" calcext:value-type="string">
            <text:p><text:a xlink:href="https://en.wikipedia.org/wiki/File:11351_Leucus_Hubble.jpg" xlink:type="simple"> </text:a> </text:p>
          </table:table-cell>
          <table:table-cell office:value-type="string" calcext:value-type="string">
            <text:p>17.078±0.323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D-type_asteroid" xlink:type="simple">type D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tephano_(moon)" xlink:type="simple">Stephano</text:a></text:p>
            <text:p>Uranus XX </text:p>
          </table:table-cell>
          <table:table-cell table:style-name="ce1" office:value-type="string" calcext:value-type="string">
            <text:p><text:a xlink:href="https://en.wikipedia.org/wiki/File:Stephano_-_Uranus_moon.jpg" xlink:type="simple"> </text:a> </text:p>
          </table:table-cell>
          <table:table-cell office:value-type="string" calcext:value-type="string">
            <text:p>≈ 16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86958_Arrokoth" xlink:type="simple">Arrokoth</text:a></text:p>
            <text:p>486958 </text:p>
          </table:table-cell>
          <table:table-cell office:value-type="string" calcext:value-type="string">
            <text:p><text:a xlink:href="https://en.wikipedia.org/wiki/File:UltimaThule_CA06_color_20190516.png" xlink:type="simple"> </text:a> </text:p>
          </table:table-cell>
          <table:table-cell office:value-type="string" calcext:value-type="string">
            <text:p>15.85±0.2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ubewano" xlink:type="simple">cubewano</text:a>; <text:a xlink:href="https://en.wikipedia.org/wiki/Contact_binary_(small_Solar_System_body)" xlink:type="simple">contact binary</text:a> </text:p>
          </table:table-cell>
          <table:table-cell office:value-type="string" calcext:value-type="string">
            <text:p><text:a xlink:href="https://en.wikipedia.org/wiki/List_of_Solar_System_objects_by_size#cite_note-207" xlink:type="simple">[19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43_Ida" xlink:type="simple">Ida</text:a></text:p>
            <text:p>243 </text:p>
          </table:table-cell>
          <table:table-cell office:value-type="string" calcext:value-type="string">
            <text:p><text:a xlink:href="https://en.wikipedia.org/wiki/File:243_Ida_large.jpg" xlink:type="simple"> </text:a> </text:p>
          </table:table-cell>
          <table:table-cell office:value-type="string" calcext:value-type="string">
            <text:p>15.7 </text:p>
          </table:table-cell>
          <table:table-cell table:style-name="ce6" office:value-type="string" calcext:value-type="string">
            <text:p>42±6 </text:p>
          </table:table-cell>
          <table:table-cell office:value-type="string" calcext:value-type="string">
            <text:p>belt asteroid <text:a xlink:href="https://en.wikipedia.org/wiki/S-type_asteroid" xlink:type="simple">type S</text:a>; <text:a xlink:href="https://en.wikipedia.org/wiki/Minor_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208" xlink:type="simple">[197]</text:a> · <text:a xlink:href="https://en.wikipedia.org/wiki/List_of_Solar_System_objects_by_size#cite_note-BrittYeomansHousenConsolmagno2002p486-209" xlink:type="simple">[19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tlas_(moon)" xlink:type="simple">Atlas</text:a></text:p>
            <text:p>Saturn XV </text:p>
          </table:table-cell>
          <table:table-cell office:value-type="string" calcext:value-type="string">
            <text:p><text:a xlink:href="https://en.wikipedia.org/wiki/File:Atlas_color_PIA21449.png" xlink:type="simple"> </text:a> </text:p>
          </table:table-cell>
          <table:table-cell office:value-type="string" calcext:value-type="string">
            <text:p>15.1±0.9 </text:p>
          </table:table-cell>
          <table:table-cell table:style-name="ce6" office:value-type="string" calcext:value-type="string">
            <text:p>6.6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nanke_(moon)" xlink:type="simple">Ananke</text:a></text:p>
            <text:p>Jupiter XII </text:p>
          </table:table-cell>
          <table:table-cell table:style-name="ce1" office:value-type="string" calcext:value-type="string">
            <text:p><text:a xlink:href="https://en.wikipedia.org/wiki/File:Ananké.jpg" xlink:type="simple"> </text:a> </text:p>
          </table:table-cell>
          <table:table-cell office:value-type="string" calcext:value-type="string">
            <text:p>14.55±0.3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lbiorix_(moon)" xlink:type="simple">Albiorix</text:a></text:p>
            <text:p>Saturn XXVI </text:p>
          </table:table-cell>
          <table:table-cell office:value-type="string" calcext:value-type="string">
            <text:p><text:a xlink:href="https://en.wikipedia.org/wiki/File:Albiorix_WISE-W4.jpg" xlink:type="simple"> </text:a> </text:p>
          </table:table-cell>
          <table:table-cell office:value-type="string" calcext:value-type="string">
            <text:p>14.3±2.7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n_(moon)" xlink:type="simple">Pan</text:a></text:p>
            <text:p>Saturn XVIII </text:p>
          </table:table-cell>
          <table:table-cell office:value-type="string" calcext:value-type="string">
            <text:p><text:a xlink:href="https://en.wikipedia.org/wiki/File:Pan_by_Cassini,_March_2017.jpg" xlink:type="simple"> </text:a> </text:p>
          </table:table-cell>
          <table:table-cell office:value-type="string" calcext:value-type="string">
            <text:p>14.1±1.3 </text:p>
          </table:table-cell>
          <table:table-cell table:style-name="ce6" office:value-type="string" calcext:value-type="string">
            <text:p>4.95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Porco2007-210" xlink:type="simple">[19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inus_(moon)" xlink:type="simple">Linus</text:a></text:p>
            <text:p>Kalliope I </text:p>
          </table:table-cell>
          <table:table-cell table:style-name="ce7"/>
          <table:table-cell office:value-type="string" calcext:value-type="string">
            <text:p>14±1 </text:p>
          </table:table-cell>
          <table:table-cell table:style-name="ce6" office:value-type="string" calcext:value-type="string">
            <text:p>≈ 60 </text:p>
          </table:table-cell>
          <table:table-cell office:value-type="string" calcext:value-type="string">
            <text:p>asteroid moon of <text:a xlink:href="https://en.wikipedia.org/wiki/22_Kalliope" xlink:type="simple">22 Kalliope</text:a> </text:p>
          </table:table-cell>
          <table:table-cell office:value-type="string" calcext:value-type="string">
            <text:p><text:a xlink:href="https://en.wikipedia.org/wiki/List_of_Solar_System_objects_by_size#cite_note-Descamps2008-211" xlink:type="simple">[200]</text:a> · <text:a xlink:href="https://en.wikipedia.org/wiki/List_of_Solar_System_objects_by_size#cite_note-Marchis03-212" xlink:type="simple">[20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461_Dioretsa" xlink:type="simple">Dioretsa</text:a></text:p>
            <text:p>20461 </text:p>
          </table:table-cell>
          <table:table-cell table:style-name="ce7"/>
          <table:table-cell office:value-type="string" calcext:value-type="string">
            <text:p>14±3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Centaur_(minor_planet)" xlink:type="simple">centaur</text:a>; <text:a xlink:href="https://en.wikipedia.org/wiki/Damocloid" xlink:type="simple">damocloid</text:a> </text:p>
          </table:table-cell>
          <table:table-cell office:value-type="string" calcext:value-type="string">
            <text:p><text:a xlink:href="https://en.wikipedia.org/wiki/List_of_Solar_System_objects_by_size#cite_note-213" xlink:type="simple">[20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erdita_(moon)" xlink:type="simple">Perdita</text:a></text:p>
            <text:p>Uranus XXV </text:p>
          </table:table-cell>
          <table:table-cell office:value-type="string" calcext:value-type="string">
            <text:p><text:a xlink:href="https://en.wikipedia.org/wiki/File:Perditamoon.png" xlink:type="simple"> </text:a> </text:p>
          </table:table-cell>
          <table:table-cell office:value-type="string" calcext:value-type="string">
            <text:p>13±1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Telesto_(moon)" xlink:type="simple">Telesto</text:a></text:p>
            <text:p>Saturn XIII </text:p>
          </table:table-cell>
          <table:table-cell office:value-type="string" calcext:value-type="string">
            <text:p><text:a xlink:href="https://en.wikipedia.org/wiki/File:Telesto_cassini_closeup.jpg" xlink:type="simple"> </text:a> </text:p>
          </table:table-cell>
          <table:table-cell office:value-type="string" calcext:value-type="string">
            <text:p>12.4±0.4  </text:p>
          </table:table-cell>
          <table:table-cell/>
          <table:table-cell office:value-type="string" calcext:value-type="string">
            <text:p>moon of Saturn; <text:a xlink:href="https://en.wikipedia.org/wiki/Tethys_(moon)" xlink:type="simple">Tethys</text:a> trojan (<text:a xlink:href="https://en.wikipedia.org/wiki/Lagrange_point#L4_and_L5" xlink:type="simple">L4</text:a>)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ab_(moon)" xlink:type="simple">Mab</text:a></text:p>
            <text:p>Uranus XXVI </text:p>
          </table:table-cell>
          <table:table-cell office:value-type="string" calcext:value-type="string">
            <text:p><text:a xlink:href="https://en.wikipedia.org/wiki/File:Mabmoon.png" xlink:type="simple"> </text:a> </text:p>
          </table:table-cell>
          <table:table-cell office:value-type="string" calcext:value-type="string">
            <text:p>12±1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hobos_(moon)" xlink:type="simple">Phobos</text:a></text:p>
            <text:p>Mars I </text:p>
          </table:table-cell>
          <table:table-cell office:value-type="string" calcext:value-type="string">
            <text:p><text:a xlink:href="https://en.wikipedia.org/wiki/File:Phobos_colour_2008.jpg" xlink:type="simple"> </text:a> </text:p>
          </table:table-cell>
          <table:table-cell office:value-type="string" calcext:value-type="string">
            <text:p>11.1±0.15 </text:p>
          </table:table-cell>
          <table:table-cell table:style-name="ce6" office:value-type="float" office:value="10659" calcext:value-type="float">
            <text:p>10659</text:p>
          </table:table-cell>
          <table:table-cell office:value-type="string" calcext:value-type="string">
            <text:p>moon of Mars </text:p>
          </table:table-cell>
          <table:table-cell office:value-type="string" calcext:value-type="string">
            <text:p><text:a xlink:href="https://en.wikipedia.org/wiki/List_of_Solar_System_objects_by_size#cite_note-phobosindepth-214" xlink:type="simple">[203]</text:a> · <text:a xlink:href="https://en.wikipedia.org/wiki/List_of_Solar_System_objects_by_size#cite_note-phobosnumbers-215" xlink:type="simple">[20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aliaq" xlink:type="simple">Paaliaq</text:a></text:p>
            <text:p>Saturn XX </text:p>
          </table:table-cell>
          <table:table-cell office:value-type="string" calcext:value-type="string">
            <text:p><text:a xlink:href="https://en.wikipedia.org/wiki/File:Paaliaq-CFHT.gif" xlink:type="simple"> </text:a> </text:p>
          </table:table-cell>
          <table:table-cell office:value-type="string" calcext:value-type="string">
            <text:p>≈ 11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Francisco_(moon)" xlink:type="simple">Francisco</text:a></text:p>
            <text:p>Uranus XXII </text:p>
          </table:table-cell>
          <table:table-cell table:style-name="ce7"/>
          <table:table-cell office:value-type="string" calcext:value-type="string">
            <text:p>≈ 11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Leda_(moon)" xlink:type="simple">Leda</text:a></text:p>
            <text:p>Jupiter XIII </text:p>
          </table:table-cell>
          <table:table-cell table:style-name="ce1" office:value-type="string" calcext:value-type="string">
            <text:p><text:a xlink:href="https://en.wikipedia.org/wiki/File:Leda_WISE-W3.jpg" xlink:type="simple"> </text:a> </text:p>
          </table:table-cell>
          <table:table-cell office:value-type="string" calcext:value-type="string">
            <text:p>10.75±0.8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Calypso_(moon)" xlink:type="simple">Calypso</text:a></text:p>
            <text:p>Saturn XIV </text:p>
          </table:table-cell>
          <table:table-cell table:style-name="ce1" office:value-type="string" calcext:value-type="string">
            <text:p><text:a xlink:href="https://en.wikipedia.org/wiki/File:Calypso_N1644755236_1.jpg" xlink:type="simple"> </text:a> </text:p>
          </table:table-cell>
          <table:table-cell office:value-type="string" calcext:value-type="string">
            <text:p>10.7±0.7  </text:p>
          </table:table-cell>
          <table:table-cell/>
          <table:table-cell office:value-type="string" calcext:value-type="string">
            <text:p>moons of Saturn; <text:a xlink:href="https://en.wikipedia.org/wiki/Tethys_(moon)" xlink:type="simple">Tethys</text:a> trojan (<text:a xlink:href="https://en.wikipedia.org/wiki/Lagrange_point#L4_and_L5" xlink:type="simple">L5</text:a>)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5094_Polymele" xlink:type="simple">Polymele</text:a></text:p>
            <text:p>15094 </text:p>
          </table:table-cell>
          <table:table-cell table:style-name="ce1" office:value-type="string" calcext:value-type="string">
            <text:p><text:a xlink:href="https://en.wikipedia.org/wiki/File:15094_Polymele_Hubble.jpg" xlink:type="simple"> </text:a> </text:p>
          </table:table-cell>
          <table:table-cell office:value-type="string" calcext:value-type="string">
            <text:p>10.548±0.068 </text:p>
          </table:table-cell>
          <table:table-cell/>
          <table:table-cell office:value-type="string" calcext:value-type="string">
            <text:p>Jupiter trojan (<text:a xlink:href="https://en.wikipedia.org/wiki/Lagrange_point#L4_and_L5" xlink:type="simple">L4</text:a>) <text:a xlink:href="https://en.wikipedia.org/wiki/P-type_asteroid" xlink:type="simple">type P</text:a> </text:p>
          </table:table-cell>
          <table:table-cell office:value-type="string" calcext:value-type="string">
            <text:p><text:a xlink:href="https://en.wikipedia.org/wiki/List_of_Solar_System_objects_by_size#cite_note-SIMPS-124" xlink:type="simple">[11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argaret_(moon)" xlink:type="simple">Margaret</text:a></text:p>
            <text:p>Uranus XXIII </text:p>
          </table:table-cell>
          <table:table-cell table:style-name="ce1" office:value-type="string" calcext:value-type="string">
            <text:p><text:a xlink:href="https://en.wikipedia.org/wiki/File:S2003u3acircle.gif" xlink:type="simple"> </text:a> </text:p>
          </table:table-cell>
          <table:table-cell office:value-type="string" calcext:value-type="string">
            <text:p>≈ 10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Ferdinand_(moon)" xlink:type="simple">Ferdinand</text:a></text:p>
            <text:p>Uranus XXIV </text:p>
          </table:table-cell>
          <table:table-cell table:style-name="ce1" office:value-type="string" calcext:value-type="string">
            <text:p><text:a xlink:href="https://en.wikipedia.org/wiki/File:Uranus_moon_021002_02.jpg" xlink:type="simple"> </text:a> </text:p>
          </table:table-cell>
          <table:table-cell office:value-type="string" calcext:value-type="string">
            <text:p>≈ 10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upid_(moon)" xlink:type="simple">Cupid</text:a></text:p>
            <text:p>Uranus XXVII </text:p>
          </table:table-cell>
          <table:table-cell office:value-type="string" calcext:value-type="string">
            <text:p><text:a xlink:href="https://en.wikipedia.org/wiki/File:Cupidmoon.png" xlink:type="simple"> </text:a> </text:p>
          </table:table-cell>
          <table:table-cell office:value-type="string" calcext:value-type="string">
            <text:p>9±1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Ymir_(moon)" xlink:type="simple">Ymir</text:a></text:p>
            <text:p>Saturn XIX </text:p>
          </table:table-cell>
          <table:table-cell table:style-name="ce1" office:value-type="string" calcext:value-type="string">
            <text:p><text:a xlink:href="https://en.wikipedia.org/wiki/File:Ymir-CFHT.gif" xlink:type="simple"> </text:a> </text:p>
          </table:table-cell>
          <table:table-cell office:value-type="string" calcext:value-type="string">
            <text:p>≈ 9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rinculo_(moon)" xlink:type="simple">Trinculo</text:a></text:p>
            <text:p>Uranus XXI </text:p>
          </table:table-cell>
          <table:table-cell table:style-name="ce7"/>
          <table:table-cell office:value-type="string" calcext:value-type="string">
            <text:p>≈ 9 </text:p>
          </table:table-cell>
          <table:table-cell/>
          <table:table-cell office:value-type="string" calcext:value-type="string">
            <text:p>moon of Uranu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33_Eros" xlink:type="simple">Eros</text:a></text:p>
            <text:p>433 </text:p>
          </table:table-cell>
          <table:table-cell office:value-type="string" calcext:value-type="string">
            <text:p><text:a xlink:href="https://en.wikipedia.org/wiki/File:Eros_-_PIA02923_(color).jpg" xlink:type="simple"> </text:a> </text:p>
          </table:table-cell>
          <table:table-cell office:value-type="string" calcext:value-type="string">
            <text:p>8.42±0.02 </text:p>
          </table:table-cell>
          <table:table-cell table:style-name="ce6" office:value-type="string" calcext:value-type="string">
            <text:p>6.687±0.003 </text:p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Yeomans-2000-216" xlink:type="simple">[205]</text:a> · <text:a xlink:href="https://en.wikipedia.org/wiki/List_of_Solar_System_objects_by_size#cite_note-Yeomans-2000-216" xlink:type="simple">[20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drastea_(moon)" xlink:type="simple">Adrastea</text:a></text:p>
            <text:p>Jupiter XV </text:p>
          </table:table-cell>
          <table:table-cell office:value-type="string" calcext:value-type="string">
            <text:p><text:a xlink:href="https://en.wikipedia.org/wiki/File:Adrastea.jpg" xlink:type="simple"> </text:a> </text:p>
          </table:table-cell>
          <table:table-cell office:value-type="string" calcext:value-type="string">
            <text:p>8.2±2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Kiviuq_(moon)" xlink:type="simple">Kiviuq</text:a></text:p>
            <text:p>Saturn XXIV </text:p>
          </table:table-cell>
          <table:table-cell table:style-name="ce1" office:value-type="string" calcext:value-type="string">
            <text:p><text:a xlink:href="https://en.wikipedia.org/wiki/File:Kiviuq-CFHT.gif" xlink:type="simple"> </text:a> </text:p>
          </table:table-cell>
          <table:table-cell office:value-type="string" calcext:value-type="string">
            <text:p>≈ 8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arvos_(moon)" xlink:type="simple">Tarvos</text:a></text:p>
            <text:p>Saturn XXI </text:p>
          </table:table-cell>
          <table:table-cell table:style-name="ce1" office:value-type="string" calcext:value-type="string">
            <text:p><text:a xlink:href="https://en.wikipedia.org/wiki/File:Tarvos_discovery.gif" xlink:type="simple"> </text:a> </text:p>
          </table:table-cell>
          <table:table-cell office:value-type="string" calcext:value-type="string">
            <text:p>≈ 7.5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Kerberos_(moon)" xlink:type="simple">Kerberos</text:a></text:p>
            <text:p>Pluto IV </text:p>
          </table:table-cell>
          <table:table-cell office:value-type="string" calcext:value-type="string">
            <text:p><text:a xlink:href="https://en.wikipedia.org/wiki/File:Kerberos_(moon).jpg" xlink:type="simple"> </text:a> </text:p>
          </table:table-cell>
          <table:table-cell office:value-type="string" calcext:value-type="string">
            <text:p>≈ 6.333 </text:p>
          </table:table-cell>
          <table:table-cell table:style-name="ce6" office:value-type="string" calcext:value-type="string">
            <text:p>16±9 </text:p>
          </table:table-cell>
          <table:table-cell office:value-type="string" calcext:value-type="string">
            <text:p>moon of Pluto </text:p>
          </table:table-cell>
          <table:table-cell office:value-type="string" calcext:value-type="string">
            <text:p><text:a xlink:href="https://en.wikipedia.org/wiki/List_of_Solar_System_objects_by_size#cite_note-LPSC-217" xlink:type="simple">[206]</text:a> · <text:a xlink:href="https://en.wikipedia.org/wiki/List_of_Solar_System_objects_by_size#cite_note-johnston-pluto-218" xlink:type="simple">[20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51_Gaspra" xlink:type="simple">Gaspra</text:a></text:p>
            <text:p>951 </text:p>
          </table:table-cell>
          <table:table-cell office:value-type="string" calcext:value-type="string">
            <text:p><text:a xlink:href="https://en.wikipedia.org/wiki/File:951_Gaspra.jpg" xlink:type="simple"> </text:a> </text:p>
          </table:table-cell>
          <table:table-cell office:value-type="string" calcext:value-type="string">
            <text:p>6.266</text:p>
          </table:table-cell>
          <table:table-cell table:style-name="ce6" office:value-type="string" calcext:value-type="string">
            <text:p>20–30 </text:p>
          </table:table-cell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Thomas94-219" xlink:type="simple">[208]</text:a> · <text:a xlink:href="https://en.wikipedia.org/wiki/List_of_Solar_System_objects_by_size#cite_note-Krasinsky-220" xlink:type="simple">[20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eimos_(moon)" xlink:type="simple">Deimos</text:a></text:p>
            <text:p>Mars II </text:p>
          </table:table-cell>
          <table:table-cell office:value-type="string" calcext:value-type="string">
            <text:p><text:a xlink:href="https://en.wikipedia.org/wiki/File:Deimos-MRO.jpg" xlink:type="simple"> </text:a> </text:p>
          </table:table-cell>
          <table:table-cell office:value-type="string" calcext:value-type="string">
            <text:p>6.2±0.18 </text:p>
          </table:table-cell>
          <table:table-cell table:style-name="ce6" office:value-type="float" office:value="1476" calcext:value-type="float">
            <text:p>1476</text:p>
          </table:table-cell>
          <table:table-cell office:value-type="string" calcext:value-type="string">
            <text:p>moon of Mars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 · <text:a xlink:href="https://en.wikipedia.org/wiki/List_of_Solar_System_objects_by_size#cite_note-deimosnumbers-221" xlink:type="simple">[21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kamandrios_(moon)" xlink:type="simple">Skamandrios</text:a></text:p>
            <text:p>Hektor I </text:p>
          </table:table-cell>
          <table:table-cell table:style-name="ce7"/>
          <table:table-cell office:value-type="string" calcext:value-type="string">
            <text:p>6±1.5 </text:p>
          </table:table-cell>
          <table:table-cell/>
          <table:table-cell office:value-type="string" calcext:value-type="string">
            <text:p>asteroid moon of <text:a xlink:href="https://en.wikipedia.org/wiki/624_Hektor" xlink:type="simple">624 Hektor</text:a> </text:p>
          </table:table-cell>
          <table:table-cell office:value-type="string" calcext:value-type="string">
            <text:p><text:a xlink:href="https://en.wikipedia.org/wiki/List_of_Solar_System_objects_by_size#cite_note-Marchis-2014-119" xlink:type="simple">[10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Ijiraq_(moon)" xlink:type="simple">Ijiraq</text:a></text:p>
            <text:p>Saturn XXII </text:p>
          </table:table-cell>
          <table:table-cell table:style-name="ce1" office:value-type="string" calcext:value-type="string">
            <text:p><text:a xlink:href="https://en.wikipedia.org/wiki/File:Ijiraq-discovery-CFHT.gif" xlink:type="simple"> </text:a> </text:p>
          </table:table-cell>
          <table:table-cell office:value-type="string" calcext:value-type="string">
            <text:p>≈ 6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Halley%27s_Comet" xlink:type="simple">Halley's Comet</text:a></text:p>
            <text:p>1P </text:p>
          </table:table-cell>
          <table:table-cell table:style-name="ce1" office:value-type="string" calcext:value-type="string">
            <text:p><text:a xlink:href="https://en.wikipedia.org/wiki/File:Lspn_comet_halley.jpg" xlink:type="simple"> </text:a> </text:p>
          </table:table-cell>
          <table:table-cell office:value-type="string" calcext:value-type="string">
            <text:p>5.75 </text:p>
          </table:table-cell>
          <table:table-cell table:style-name="ce6" office:value-type="string" calcext:value-type="string">
            <text:p>0.22 </text:p>
          </table:table-cell>
          <table:table-cell office:value-type="string" calcext:value-type="string">
            <text:p><text:a xlink:href="https://en.wikipedia.org/wiki/Comet" xlink:type="simple">comet</text:a> </text:p>
          </table:table-cell>
          <table:table-cell office:value-type="string" calcext:value-type="string">
            <text:p><text:a xlink:href="https://en.wikipedia.org/wiki/List_of_Solar_System_objects_by_size#cite_note-222" xlink:type="simple">[211]</text:a> · <text:a xlink:href="https://en.wikipedia.org/wiki/List_of_Solar_System_objects_by_size#cite_note-223" xlink:type="simple">[21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tyx_(moon)" xlink:type="simple">Styx</text:a></text:p>
            <text:p>Pluto V </text:p>
          </table:table-cell>
          <table:table-cell office:value-type="string" calcext:value-type="string">
            <text:p><text:a xlink:href="https://en.wikipedia.org/wiki/File:Styx_(moon).jpg" xlink:type="simple"> </text:a> </text:p>
          </table:table-cell>
          <table:table-cell office:value-type="string" calcext:value-type="string">
            <text:p>≈ 5.5 </text:p>
          </table:table-cell>
          <table:table-cell table:style-name="ce6" office:value-type="string" calcext:value-type="string">
            <text:p>≈ 7.65 </text:p>
          </table:table-cell>
          <table:table-cell office:value-type="string" calcext:value-type="string">
            <text:p>moon of Pluto </text:p>
          </table:table-cell>
          <table:table-cell office:value-type="string" calcext:value-type="string">
            <text:p><text:a xlink:href="https://en.wikipedia.org/wiki/List_of_Solar_System_objects_by_size#cite_note-LPSC-217" xlink:type="simple">[206]</text:a> · <text:a xlink:href="https://en.wikipedia.org/wiki/List_of_Solar_System_objects_by_size#cite_note-johnston-pluto-218" xlink:type="simple">[20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Romulus_(moon)" xlink:type="simple">Romulus</text:a></text:p>
            <text:p>Sylvia I </text:p>
          </table:table-cell>
          <table:table-cell office:value-type="string" calcext:value-type="string">
            <text:p><text:a xlink:href="https://en.wikipedia.org/wiki/File:CMSylvia.png" xlink:type="simple"> </text:a> </text:p>
          </table:table-cell>
          <table:table-cell office:value-type="string" calcext:value-type="string">
            <text:p>5.4±2.8 </text:p>
          </table:table-cell>
          <table:table-cell/>
          <table:table-cell office:value-type="string" calcext:value-type="string">
            <text:p>asteroid moon of <text:a xlink:href="https://en.wikipedia.org/wiki/87_Sylvia" xlink:type="simple">87 Sylvia</text:a> </text:p>
          </table:table-cell>
          <table:table-cell office:value-type="string" calcext:value-type="string">
            <text:p><text:a xlink:href="https://en.wikipedia.org/wiki/List_of_Solar_System_objects_by_size#cite_note-Fang-2012-224" xlink:type="simple">[21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685_Masursky" xlink:type="simple">Masursky</text:a></text:p>
            <text:p>2685 </text:p>
          </table:table-cell>
          <table:table-cell office:value-type="string" calcext:value-type="string">
            <text:p><text:a xlink:href="https://en.wikipedia.org/wiki/File:Asteroid_2685Masurky.png" xlink:type="simple"> </text:a> </text:p>
          </table:table-cell>
          <table:table-cell office:value-type="string" calcext:value-type="string">
            <text:p>5.372±0.085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2685-225" xlink:type="simple">[21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Erriapus" xlink:type="simple">Erriapus</text:a></text:p>
            <text:p>Saturn XXVIII </text:p>
          </table:table-cell>
          <table:table-cell table:style-name="ce1" office:value-type="string" calcext:value-type="string">
            <text:p><text:a xlink:href="https://en.wikipedia.org/wiki/File:Erriapus-discovery-CFHT.gif" xlink:type="simple"> </text:a> </text:p>
          </table:table-cell>
          <table:table-cell office:value-type="string" calcext:value-type="string">
            <text:p>≈ 5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allirrhoe_(moon)" xlink:type="simple">Callirrhoe</text:a></text:p>
            <text:p>Jupiter XVII </text:p>
          </table:table-cell>
          <table:table-cell office:value-type="string" calcext:value-type="string">
            <text:p><text:a xlink:href="https://en.wikipedia.org/wiki/File:Callirrhoe_-_New_Horizons.gif" xlink:type="simple"> </text:a> </text:p>
          </table:table-cell>
          <table:table-cell office:value-type="string" calcext:value-type="string">
            <text:p>4.8±0.6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16_Kleopatra#Satellites" xlink:type="simple">Alexhelios</text:a></text:p>
            <text:p>Kleopatra I </text:p>
          </table:table-cell>
          <table:table-cell office:value-type="string" calcext:value-type="string">
            <text:p><text:a xlink:href="https://en.wikipedia.org/wiki/File:Kleopatra_moons_-_eso2113e.jpg" xlink:type="simple"> </text:a> </text:p>
          </table:table-cell>
          <table:table-cell office:value-type="string" calcext:value-type="string">
            <text:p>4.45±0.8 </text:p>
          </table:table-cell>
          <table:table-cell/>
          <table:table-cell office:value-type="string" calcext:value-type="string">
            <text:p>asteroid moon of <text:a xlink:href="https://en.wikipedia.org/wiki/216_Kleopatra" xlink:type="simple">216 Kleopatra</text:a> </text:p>
          </table:table-cell>
          <table:table-cell office:value-type="string" calcext:value-type="string">
            <text:p><text:a xlink:href="https://en.wikipedia.org/wiki/List_of_Solar_System_objects_by_size#cite_note-johnston-216-226" xlink:type="simple">[215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509_Esclangona" xlink:type="simple">Esclangona</text:a></text:p>
            <text:p>1509 </text:p>
          </table:table-cell>
          <table:table-cell table:style-name="ce7"/>
          <table:table-cell office:value-type="string" calcext:value-type="string">
            <text:p>4.085±0.3 </text:p>
          </table:table-cell>
          <table:table-cell/>
          <table:table-cell office:value-type="string" calcext:value-type="string">
            <text:p>inner belt asteroid <text:a xlink:href="https://en.wikipedia.org/wiki/S-type_asteroid" xlink:type="simple">type S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plssd-1509-227" xlink:type="simple">[21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Themisto_(moon)" xlink:type="simple">Themisto</text:a></text:p>
            <text:p>Jupiter XVIII </text:p>
          </table:table-cell>
          <table:table-cell table:style-name="ce1" office:value-type="string" calcext:value-type="string">
            <text:p><text:a xlink:href="https://en.wikipedia.org/wiki/File:S_2000_J_1.jpg" xlink:type="simple"> </text:a> </text:p>
          </table:table-cell>
          <table:table-cell office:value-type="string" calcext:value-type="string">
            <text:p>≈ 4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aphnis_(moon)" xlink:type="simple">Daphnis</text:a></text:p>
            <text:p>Saturn XXXV </text:p>
          </table:table-cell>
          <table:table-cell office:value-type="string" calcext:value-type="string">
            <text:p><text:a xlink:href="https://en.wikipedia.org/wiki/File:Daphnis_(Saturn%27s_Moon).jpg" xlink:type="simple"> </text:a> </text:p>
          </table:table-cell>
          <table:table-cell office:value-type="string" calcext:value-type="string">
            <text:p>3.8±0.8 </text:p>
          </table:table-cell>
          <table:table-cell table:style-name="ce6" office:value-type="string" calcext:value-type="string">
            <text:p>0.077±0.015 </text:p>
          </table:table-cell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 · <text:a xlink:href="https://en.wikipedia.org/wiki/List_of_Solar_System_objects_by_size#cite_note-Thomas2010-65" xlink:type="simple">[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etit-Prince_(moon)" xlink:type="simple">Petit-Prince</text:a></text:p>
            <text:p>Eugenia I </text:p>
          </table:table-cell>
          <table:table-cell table:style-name="ce7"/>
          <table:table-cell office:value-type="string" calcext:value-type="string">
            <text:p>3.5±1 </text:p>
          </table:table-cell>
          <table:table-cell/>
          <table:table-cell office:value-type="string" calcext:value-type="string">
            <text:p>asteroid moon of <text:a xlink:href="https://en.wikipedia.org/wiki/45_Eugenia" xlink:type="simple">45 Eugenia</text:a> </text:p>
          </table:table-cell>
          <table:table-cell office:value-type="string" calcext:value-type="string">
            <text:p><text:a xlink:href="https://en.wikipedia.org/wiki/List_of_Solar_System_objects_by_size#cite_note-johnston-45-228" xlink:type="simple">[21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raxidike_(moon)" xlink:type="simple">Praxidike</text:a></text:p>
            <text:p>Jupiter XXVII </text:p>
          </table:table-cell>
          <table:table-cell office:value-type="string" calcext:value-type="string">
            <text:p><text:a xlink:href="https://en.wikipedia.org/wiki/File:Praxidike-Jewitt-CFHT-annotated.gif" xlink:type="simple"> </text:a> </text:p>
          </table:table-cell>
          <table:table-cell office:value-type="string" calcext:value-type="string">
            <text:p>3.5±0.3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Bestla_(moon)" xlink:type="simple">Bestla</text:a></text:p>
            <text:p>Saturn XXXIX </text:p>
          </table:table-cell>
          <table:table-cell table:style-name="ce1" office:value-type="string" calcext:value-type="string">
            <text:p><text:a xlink:href="https://en.wikipedia.org/wiki/File:Bestla-cassini.png" xlink:type="simple"> </text:a> </text:p>
          </table:table-cell>
          <table:table-cell office:value-type="string" calcext:value-type="string">
            <text:p>≈ 3.5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jplssd-5" xlink:type="simple">[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Remus_(moon)" xlink:type="simple">Remus</text:a></text:p>
            <text:p>Sylvia II </text:p>
          </table:table-cell>
          <table:table-cell office:value-type="string" calcext:value-type="string">
            <text:p><text:a xlink:href="https://en.wikipedia.org/wiki/File:CMSylvia.png" xlink:type="simple"> </text:a> </text:p>
          </table:table-cell>
          <table:table-cell office:value-type="string" calcext:value-type="string">
            <text:p>≈ 3.5 </text:p>
          </table:table-cell>
          <table:table-cell/>
          <table:table-cell office:value-type="string" calcext:value-type="string">
            <text:p>asteroid moon of <text:a xlink:href="https://en.wikipedia.org/wiki/87_Sylvia" xlink:type="simple">87 Sylvia</text:a> </text:p>
          </table:table-cell>
          <table:table-cell office:value-type="string" calcext:value-type="string">
            <text:p><text:a xlink:href="https://en.wikipedia.org/wiki/List_of_Solar_System_objects_by_size#cite_note-Fang-2012-224" xlink:type="simple">[21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Kalyke" xlink:type="simple">Kalyke</text:a></text:p>
            <text:p>Jupiter XXIII </text:p>
          </table:table-cell>
          <table:table-cell table:style-name="ce1" office:value-type="string" calcext:value-type="string">
            <text:p><text:a xlink:href="https://en.wikipedia.org/wiki/File:Kalyke-Jewitt-CFHT-annotated.gif" xlink:type="simple"> </text:a> </text:p>
          </table:table-cell>
          <table:table-cell office:value-type="string" calcext:value-type="string">
            <text:p>3.45±0.65 </text:p>
          </table:table-cell>
          <table:table-cell/>
          <table:table-cell office:value-type="string" calcext:value-type="string">
            <text:p>moon of Jupiter </text:p>
          </table:table-cell>
          <table:table-cell office:value-type="string" calcext:value-type="string">
            <text:p><text:a xlink:href="https://en.wikipedia.org/wiki/List_of_Solar_System_objects_by_size#cite_note-Grav2015-187" xlink:type="simple">[176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16_Kleopatra#Satellites" xlink:type="simple">Cleoselene</text:a></text:p>
            <text:p>Kleopatra II </text:p>
          </table:table-cell>
          <table:table-cell office:value-type="string" calcext:value-type="string">
            <text:p><text:a xlink:href="https://en.wikipedia.org/wiki/File:Kleopatra_moons_-_eso2113e.jpg" xlink:type="simple"> </text:a> </text:p>
          </table:table-cell>
          <table:table-cell office:value-type="string" calcext:value-type="string">
            <text:p>3.45±0.8 </text:p>
          </table:table-cell>
          <table:table-cell/>
          <table:table-cell office:value-type="string" calcext:value-type="string">
            <text:p>asteroid moon of <text:a xlink:href="https://en.wikipedia.org/wiki/216_Kleopatra" xlink:type="simple">216 Kleopatra</text:a> </text:p>
          </table:table-cell>
          <table:table-cell office:value-type="string" calcext:value-type="string">
            <text:p><text:a xlink:href="https://en.wikipedia.org/wiki/List_of_Solar_System_objects_by_size#cite_note-johnston-216-226" xlink:type="simple">[215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31_Euphrosyne" xlink:type="simple">S/2019 (31) 1</text:a></text:p>
            <text:p>Euphrosyne I </text:p>
          </table:table-cell>
          <table:table-cell table:style-name="ce7"/>
          <table:table-cell office:value-type="string" calcext:value-type="string">
            <text:p>3.35±1.2 </text:p>
          </table:table-cell>
          <table:table-cell/>
          <table:table-cell office:value-type="string" calcext:value-type="string">
            <text:p>asteroid moon of <text:a xlink:href="https://en.wikipedia.org/wiki/31_Euphrosyne" xlink:type="simple">31 Euphrosyne</text:a> </text:p>
          </table:table-cell>
          <table:table-cell office:value-type="string" calcext:value-type="string">
            <text:p><text:a xlink:href="https://en.wikipedia.org/wiki/List_of_Solar_System_objects_by_size#cite_note-johnston-31-229" xlink:type="simple">[218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Tempel_1" xlink:type="simple">Tempel 1</text:a></text:p>
            <text:p>9P </text:p>
          </table:table-cell>
          <table:table-cell office:value-type="string" calcext:value-type="string">
            <text:p><text:a xlink:href="https://en.wikipedia.org/wiki/File:Tempel_1_(PIA02127).jpg" xlink:type="simple"> </text:a> </text:p>
          </table:table-cell>
          <table:table-cell office:value-type="string" calcext:value-type="string">
            <text:p>3±0.1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Jupiter-family_comet" xlink:type="simple">Jupiter-family comet</text:a>; <text:a xlink:href="https://en.wikipedia.org/wiki/Deep_Impact_(spacecraft)" xlink:type="simple">Deep Impact</text:a> flyby and impacted </text:p>
          </table:table-cell>
          <table:table-cell office:value-type="string" calcext:value-type="string">
            <text:p><text:a xlink:href="https://en.wikipedia.org/wiki/List_of_Solar_System_objects_by_size#cite_note-jplssd-9P-230" xlink:type="simple">[2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200_Phaethon" xlink:type="simple">Phaethon</text:a></text:p>
            <text:p>3200 </text:p>
          </table:table-cell>
          <table:table-cell table:style-name="ce1" office:value-type="string" calcext:value-type="string">
            <text:p><text:a xlink:href="https://en.wikipedia.org/wiki/File:PIA22185.gif" xlink:type="simple"> </text:a> </text:p>
          </table:table-cell>
          <table:table-cell office:value-type="string" calcext:value-type="string">
            <text:p>2.9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F-type_asteroid" xlink:type="simple">type F</text:a> </text:p>
          </table:table-cell>
          <table:table-cell office:value-type="string" calcext:value-type="string">
            <text:p><text:a xlink:href="https://en.wikipedia.org/wiki/List_of_Solar_System_objects_by_size#cite_note-JPL20171222-231" xlink:type="simple">[22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53319)_1999_JM8" xlink:type="simple">1999 JM8</text:a></text:p>
            <text:p>53319 </text:p>
          </table:table-cell>
          <table:table-cell table:style-name="ce1" office:value-type="string" calcext:value-type="string">
            <text:p><text:a xlink:href="https://en.wikipedia.org/wiki/File:Asteroid_1999_JM8.gif" xlink:type="simple"> </text:a> </text:p>
          </table:table-cell>
          <table:table-cell office:value-type="string" calcext:value-type="string">
            <text:p>2.7±0.6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X-type_asteroid" xlink:type="simple">type X</text:a> </text:p>
          </table:table-cell>
          <table:table-cell office:value-type="string" calcext:value-type="string">
            <text:p><text:a xlink:href="https://en.wikipedia.org/wiki/List_of_Solar_System_objects_by_size#cite_note-Reddy-2012-232" xlink:type="simple">[22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9P/Borrelly" xlink:type="simple">Borrelly</text:a></text:p>
            <text:p>19P </text:p>
          </table:table-cell>
          <table:table-cell office:value-type="string" calcext:value-type="string">
            <text:p><text:a xlink:href="https://en.wikipedia.org/wiki/File:Comet_Borrelly_Nucleus.jpg" xlink:type="simple"> </text:a> </text:p>
          </table:table-cell>
          <table:table-cell office:value-type="string" calcext:value-type="string">
            <text:p>2.66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Jupiter-family_comet" xlink:type="simple">Jupiter-family comet</text:a> </text:p>
          </table:table-cell>
          <table:table-cell office:value-type="string" calcext:value-type="string">
            <text:p><text:a xlink:href="https://en.wikipedia.org/wiki/List_of_Solar_System_objects_by_size#cite_note-19P-233" xlink:type="simple">[22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867_Šteins" xlink:type="simple">Šteins</text:a></text:p>
            <text:p>2867 </text:p>
          </table:table-cell>
          <table:table-cell office:value-type="string" calcext:value-type="string">
            <text:p><text:a xlink:href="https://en.wikipedia.org/wiki/File:2867_Šteins_by_Rosetta_(reprocessed).png" xlink:type="simple"> </text:a> </text:p>
          </table:table-cell>
          <table:table-cell office:value-type="string" calcext:value-type="string">
            <text:p>2.58±0.084 </text:p>
          </table:table-cell>
          <table:table-cell/>
          <table:table-cell office:value-type="string" calcext:value-type="string">
            <text:p>belt asteroid <text:a xlink:href="https://en.wikipedia.org/wiki/E-type_asteroid" xlink:type="simple">type E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63693_Atira" xlink:type="simple">Atira</text:a></text:p>
            <text:p>163693 </text:p>
          </table:table-cell>
          <table:table-cell table:style-name="ce1" office:value-type="string" calcext:value-type="string">
            <text:p><text:a xlink:href="https://en.wikipedia.org/wiki/File:Atira.20jan17.u2.s1p0.gif" xlink:type="simple"> </text:a> </text:p>
          </table:table-cell>
          <table:table-cell office:value-type="string" calcext:value-type="string">
            <text:p>2.4±0.2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ira_asteroid" xlink:type="simple">Atira asteroid</text:a> <text:a xlink:href="https://en.wikipedia.org/wiki/S-type_asteroid" xlink:type="simple">type S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ohnston-163693-234" xlink:type="simple">[22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535_Annefrank" xlink:type="simple">Annefrank</text:a></text:p>
            <text:p>5535 </text:p>
          </table:table-cell>
          <table:table-cell office:value-type="string" calcext:value-type="string">
            <text:p><text:a xlink:href="https://en.wikipedia.org/wiki/File:Stardust_-_Annefrank.jpg" xlink:type="simple"> </text:a> </text:p>
          </table:table-cell>
          <table:table-cell office:value-type="string" calcext:value-type="string">
            <text:p>2.4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5535-235" xlink:type="simple">[22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749_Balam" xlink:type="simple">Balam</text:a></text:p>
            <text:p>3749 </text:p>
          </table:table-cell>
          <table:table-cell office:value-type="string" calcext:value-type="string">
            <text:p><text:a xlink:href="https://en.wikipedia.org/wiki/File:003749-asteroid_shape_model_(3749)_Balam.png" xlink:type="simple"> </text:a> </text:p>
          </table:table-cell>
          <table:table-cell office:value-type="string" calcext:value-type="string">
            <text:p>2.332±0.107 </text:p>
          </table:table-cell>
          <table:table-cell table:style-name="ce6" office:value-type="string" calcext:value-type="string">
            <text:p>0.51±0.02 </text:p>
          </table:table-cell>
          <table:table-cell office:value-type="string" calcext:value-type="string">
            <text:p>belt asteroid <text:a xlink:href="https://en.wikipedia.org/wiki/S-type_asteroid" xlink:type="simple">type S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jplssd-3749-236" xlink:type="simple">[225]</text:a> · <text:a xlink:href="https://en.wikipedia.org/wiki/List_of_Solar_System_objects_by_size#cite_note-johnston-3749-237" xlink:type="simple">[22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allene_(moon)" xlink:type="simple">Pallene</text:a></text:p>
            <text:p>Saturn XXXIII </text:p>
          </table:table-cell>
          <table:table-cell table:style-name="ce1" office:value-type="string" calcext:value-type="string">
            <text:p><text:a xlink:href="https://en.wikipedia.org/wiki/File:Pallene_N1665945513_1.jpg" xlink:type="simple"> </text:a> </text:p>
          </table:table-cell>
          <table:table-cell office:value-type="string" calcext:value-type="string">
            <text:p>2.22±0.07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3-238" xlink:type="simple">[22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122_Florence" xlink:type="simple">Florence</text:a></text:p>
            <text:p>3122 </text:p>
          </table:table-cell>
          <table:table-cell table:style-name="ce1" office:value-type="string" calcext:value-type="string">
            <text:p><text:a xlink:href="https://en.wikipedia.org/wiki/File:Triple_asteroid_3122_Florence.gif" xlink:type="simple"> </text:a> </text:p>
          </table:table-cell>
          <table:table-cell office:value-type="string" calcext:value-type="string">
            <text:p>2.201±0.015 </text:p>
          </table:table-cell>
          <table:table-cell table:style-name="ce6" office:value-type="string" calcext:value-type="string">
            <text:p>0.079±0.002 </text:p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S-type_asteroid" xlink:type="simple">type S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 · <text:a xlink:href="https://en.wikipedia.org/wiki/List_of_Solar_System_objects_by_size#cite_note-johnston-3122-239" xlink:type="simple">[22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81P/Wild" xlink:type="simple">Wild 2</text:a></text:p>
            <text:p>81P </text:p>
          </table:table-cell>
          <table:table-cell office:value-type="string" calcext:value-type="string">
            <text:p><text:a xlink:href="https://en.wikipedia.org/wiki/File:Wild2_3.jpg" xlink:type="simple"> </text:a> </text:p>
          </table:table-cell>
          <table:table-cell office:value-type="string" calcext:value-type="string">
            <text:p>2.1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Jupiter_family_comet" xlink:type="simple">Jupiter family comet</text:a> </text:p>
          </table:table-cell>
          <table:table-cell office:value-type="string" calcext:value-type="string">
            <text:p><text:a xlink:href="https://en.wikipedia.org/wiki/List_of_Solar_System_objects_by_size#cite_note-81P-240" xlink:type="simple">[22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577_Litva" xlink:type="simple">Litva</text:a></text:p>
            <text:p>2577 </text:p>
          </table:table-cell>
          <table:table-cell table:style-name="ce7"/>
          <table:table-cell office:value-type="string" calcext:value-type="string">
            <text:p>2.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Mars-crosser" xlink:type="simple">Mars-crosser</text:a> <text:a xlink:href="https://en.wikipedia.org/wiki/E-type_asteroid" xlink:type="simple">type EU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lcdb-2577-241" xlink:type="simple">[23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7P/Churyumov–Gerasimenko" xlink:type="simple">Churyumov–Gerasimenko</text:a></text:p>
            <text:p>67P </text:p>
          </table:table-cell>
          <table:table-cell office:value-type="string" calcext:value-type="string">
            <text:p><text:a xlink:href="https://en.wikipedia.org/wiki/File:67P_Churyumov-Gerasimenko_-_Rosetta_(32755885495).png" xlink:type="simple"> </text:a>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.00998 </text:p>
          </table:table-cell>
          <table:table-cell office:value-type="string" calcext:value-type="string">
            <text:p><text:a xlink:href="https://en.wikipedia.org/wiki/Jupiter-family_comet" xlink:type="simple">Jupiter-family comet</text:a> </text:p>
          </table:table-cell>
          <table:table-cell office:value-type="string" calcext:value-type="string">
            <text:p><text:a xlink:href="https://en.wikipedia.org/wiki/List_of_Solar_System_objects_by_size#cite_note-jplssd-67P-242" xlink:type="simple">[231]</text:a> · <text:a xlink:href="https://en.wikipedia.org/wiki/List_of_Solar_System_objects_by_size#cite_note-243" xlink:type="simple">[23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2246_Donaldjohanson" xlink:type="simple">Donaldjohanson</text:a></text:p>
            <text:p>52246 </text:p>
          </table:table-cell>
          <table:table-cell table:style-name="ce7"/>
          <table:table-cell office:value-type="string" calcext:value-type="string">
            <text:p>1.948±0.007 </text:p>
          </table:table-cell>
          <table:table-cell/>
          <table:table-cell office:value-type="string" calcext:value-type="string">
            <text:p>belt asteroid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Masiero-2011-244" xlink:type="simple">[233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4183_Cuno" xlink:type="simple">Cuno</text:a></text:p>
            <text:p>4183 </text:p>
          </table:table-cell>
          <table:table-cell table:style-name="ce1" office:value-type="string" calcext:value-type="string">
            <text:p><text:a xlink:href="https://en.wikipedia.org/wiki/File:4183_cuno.jpg" xlink:type="simple"> </text:a> </text:p>
          </table:table-cell>
          <table:table-cell office:value-type="string" calcext:value-type="string">
            <text:p>1.826±0.051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/<text:a xlink:href="https://en.wikipedia.org/wiki/Q-type_asteroid" xlink:type="simple">type Q</text:a> </text:p>
          </table:table-cell>
          <table:table-cell office:value-type="string" calcext:value-type="string">
            <text:p><text:a xlink:href="https://en.wikipedia.org/wiki/List_of_Solar_System_objects_by_size#cite_note-jplssd-4183-245" xlink:type="simple">[23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6178)_1986_DA" xlink:type="simple">1986 DA</text:a></text:p>
            <text:p>6178 </text:p>
          </table:table-cell>
          <table:table-cell table:style-name="ce7"/>
          <table:table-cell office:value-type="string" calcext:value-type="string">
            <text:p>1.5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M-type_asteroid" xlink:type="simple">type M</text:a> </text:p>
          </table:table-cell>
          <table:table-cell office:value-type="string" calcext:value-type="string">
            <text:p><text:a xlink:href="https://en.wikipedia.org/wiki/List_of_Solar_System_objects_by_size#cite_note-Pravec-2012b-246" xlink:type="simple">[23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Pichi_üñëm" xlink:type="simple">Pichi üñëm</text:a></text:p>
            <text:p>Alauda I </text:p>
          </table:table-cell>
          <table:table-cell table:style-name="ce7"/>
          <table:table-cell office:value-type="string" calcext:value-type="string">
            <text:p>1.55±0.45 </text:p>
          </table:table-cell>
          <table:table-cell/>
          <table:table-cell office:value-type="string" calcext:value-type="string">
            <text:p>asteroid moon of <text:a xlink:href="https://en.wikipedia.org/wiki/702_Alauda" xlink:type="simple">702 Alauda</text:a> </text:p>
          </table:table-cell>
          <table:table-cell office:value-type="string" calcext:value-type="string">
            <text:p><text:a xlink:href="https://en.wikipedia.org/wiki/List_of_Solar_System_objects_by_size#cite_note-johnston-702-247" xlink:type="simple">[23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4179_Toutatis" xlink:type="simple">Toutatis</text:a></text:p>
            <text:p>4179 </text:p>
          </table:table-cell>
          <table:table-cell table:style-name="ce1" office:value-type="string" calcext:value-type="string">
            <text:p><text:a xlink:href="https://en.wikipedia.org/wiki/File:Toutatis.jpg" xlink:type="simple"> </text:a> </text:p>
          </table:table-cell>
          <table:table-cell office:value-type="string" calcext:value-type="string">
            <text:p>1.516</text:p>
          </table:table-cell>
          <table:table-cell table:style-name="ce6" office:value-type="string" calcext:value-type="string">
            <text:p>0.0505 </text:p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srep03411-248" xlink:type="simple">[237]</text:a> · <text:a xlink:href="https://en.wikipedia.org/wiki/List_of_Solar_System_objects_by_size#cite_note-srep03411-248" xlink:type="simple">[23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Methone_(moon)" xlink:type="simple">Methone</text:a></text:p>
            <text:p>Saturn XXXII </text:p>
          </table:table-cell>
          <table:table-cell office:value-type="string" calcext:value-type="string">
            <text:p><text:a xlink:href="https://en.wikipedia.org/wiki/File:Methone_PIA14633.jpg" xlink:type="simple"> </text:a> </text:p>
          </table:table-cell>
          <table:table-cell office:value-type="string" calcext:value-type="string">
            <text:p>1.45±0.03 </text:p>
          </table:table-cell>
          <table:table-cell/>
          <table:table-cell office:value-type="string" calcext:value-type="string">
            <text:p>moon of Saturn </text:p>
          </table:table-cell>
          <table:table-cell office:value-type="string" calcext:value-type="string">
            <text:p><text:a xlink:href="https://en.wikipedia.org/wiki/List_of_Solar_System_objects_by_size#cite_note-Thomas2013-238" xlink:type="simple">[22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Carpo_(moon)" xlink:type="simple">Carpo (moon)</text:a></text:p>
            <text:p>Jupiter XLVI </text:p>
          </table:table-cell>
          <table:table-cell table:style-name="ce5"/>
          <table:table-cell office:value-type="string" calcext:value-type="string">
            <text:p>1.4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Moon_of_Jupiter" xlink:type="simple">Moon of Jupiter</text:a> </text:p>
          </table:table-cell>
          <table:table-cell table:style-name="Default"/>
        </table:table-row>
        <table:table-row table:style-name="ro2">
          <table:table-cell office:value-type="string" calcext:value-type="string">
            <text:p><text:a xlink:href="https://en.wikipedia.org/wiki/(285263)_1998_QE2" xlink:type="simple">1998 QE2</text:a></text:p>
            <text:p>285263 </text:p>
          </table:table-cell>
          <table:table-cell office:value-type="string" calcext:value-type="string">
            <text:p><text:a xlink:href="https://en.wikipedia.org/wiki/File:(285263)_1998_QE2,_Goldstone,_May_30,_2013.jpg" xlink:type="simple"> </text:a> </text:p>
          </table:table-cell>
          <table:table-cell office:value-type="string" calcext:value-type="string">
            <text:p>1.3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S-type_asteroid" xlink:type="simple">type S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1998QE2-249" xlink:type="simple">[238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Polydeuces_(moon)" xlink:type="simple">Polydeuces</text:a></text:p>
            <text:p>Saturn XXXIV </text:p>
          </table:table-cell>
          <table:table-cell office:value-type="string" calcext:value-type="string">
            <text:p><text:a xlink:href="https://en.wikipedia.org/wiki/File:Polydeuces.jpg" xlink:type="simple"> </text:a> </text:p>
          </table:table-cell>
          <table:table-cell office:value-type="string" calcext:value-type="string">
            <text:p>1.3±0.4 </text:p>
          </table:table-cell>
          <table:table-cell/>
          <table:table-cell office:value-type="string" calcext:value-type="string">
            <text:p>moon of Saturn; <text:a xlink:href="https://en.wikipedia.org/wiki/Dione_(moon)" xlink:type="simple">Dione</text:a> trojan (<text:a xlink:href="https://en.wikipedia.org/wiki/Lagrange_point#L4_and_L5" xlink:type="simple">L5</text:a>) </text:p>
          </table:table-cell>
          <table:table-cell office:value-type="string" calcext:value-type="string">
            <text:p><text:a xlink:href="https://en.wikipedia.org/wiki/List_of_Solar_System_objects_by_size#cite_note-Thomas2010-65" xlink:type="simple">[57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153591)_2001_SN263" xlink:type="simple">2001 SN263</text:a></text:p>
            <text:p>153591 </text:p>
          </table:table-cell>
          <table:table-cell office:value-type="string" calcext:value-type="string">
            <text:p><text:a xlink:href="https://en.wikipedia.org/wiki/File:2001sn263_arecibo.png" xlink:type="simple"> </text:a> </text:p>
          </table:table-cell>
          <table:table-cell office:value-type="string" calcext:value-type="string">
            <text:p>1.315±0.2 </text:p>
          </table:table-cell>
          <table:table-cell table:style-name="ce6" office:value-type="string" calcext:value-type="string">
            <text:p>0.00951±0.00013 </text:p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C-type_asteroid" xlink:type="simple">type C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Fang-2011-250" xlink:type="simple">[239]</text:a> · <text:a xlink:href="https://en.wikipedia.org/wiki/List_of_Solar_System_objects_by_size#cite_note-johnston-153591-251" xlink:type="simple">[240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S/2003_(1509)_1" xlink:type="simple">S/2003 (1509) 1</text:a></text:p>
            <text:p>Esclangona I </text:p>
          </table:table-cell>
          <table:table-cell table:style-name="ce7"/>
          <table:table-cell office:value-type="string" calcext:value-type="string">
            <text:p>1.285</text:p>
          </table:table-cell>
          <table:table-cell/>
          <table:table-cell office:value-type="string" calcext:value-type="string">
            <text:p>asteroid moon of <text:a xlink:href="https://en.wikipedia.org/wiki/1509_Esclangona" xlink:type="simple">1509 Esclangona</text:a> </text:p>
          </table:table-cell>
          <table:table-cell office:value-type="string" calcext:value-type="string">
            <text:p><text:a xlink:href="https://en.wikipedia.org/wiki/List_of_Solar_System_objects_by_size#cite_note-johnston-1509-252" xlink:type="simple">[24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32524_APL" xlink:type="simple">APL</text:a></text:p>
            <text:p>132524 </text:p>
          </table:table-cell>
          <table:table-cell office:value-type="string" calcext:value-type="string">
            <text:p><text:a xlink:href="https://en.wikipedia.org/wiki/File:132524_APL_New_Horizons.jpg" xlink:type="simple"> </text:a> </text:p>
          </table:table-cell>
          <table:table-cell office:value-type="string" calcext:value-type="string">
            <text:p>≈ 1.25 </text:p>
          </table:table-cell>
          <table:table-cell/>
          <table:table-cell office:value-type="string" calcext:value-type="string">
            <text:p>belt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NH-2015-253" xlink:type="simple">[24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752_Camillo" xlink:type="simple">Camillo</text:a></text:p>
            <text:p>3752 </text:p>
          </table:table-cell>
          <table:table-cell table:style-name="ce1" office:value-type="string" calcext:value-type="string">
            <text:p><text:a xlink:href="https://en.wikipedia.org/wiki/File:3752_Camillo_Radar.jpg" xlink:type="simple"> </text:a> </text:p>
          </table:table-cell>
          <table:table-cell office:value-type="string" calcext:value-type="string">
            <text:p>1.153±0.04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3753_Cruithne" xlink:type="simple">Cruithne</text:a></text:p>
            <text:p>3753 </text:p>
          </table:table-cell>
          <table:table-cell table:style-name="ce1" office:value-type="string" calcext:value-type="string">
            <text:p><text:a xlink:href="https://en.wikipedia.org/wiki/File:Cruithne.jpg" xlink:type="simple"> </text:a> </text:p>
          </table:table-cell>
          <table:table-cell office:value-type="string" calcext:value-type="string">
            <text:p>1.036±0.053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Q-type_asteroid" xlink:type="simple">type Q</text:a>; <text:a xlink:href="https://en.wikipedia.org/wiki/Quasi-satellite" xlink:type="simple">quasi-satellite</text:a> of Earth </text:p>
          </table:table-cell>
          <table:table-cell office:value-type="string" calcext:value-type="string">
            <text:p><text:a xlink:href="https://en.wikipedia.org/wiki/List_of_Solar_System_objects_by_size#cite_note-jplssd-3753-254" xlink:type="simple">[243]</text:a></text:p>
          </table:table-cell>
        </table:table-row>
      </table:table>
      <table:table table:name="0km" table:style-name="ta1">
        <table:shapes>
          <draw:frame draw:z-index="0" draw:name="https://upload.wikimedia.org/wikipedia/commons/thumb/8/84/2100Ra-Shalom_%28Lightcurve_Inversion%29.png/50px-2100Ra-Shalom_%28Lightcurve_Inversion%29.png" draw:style-name="gr1" draw:text-style-name="P1" svg:width="1.322cm" svg:height="0.502cm" svg:x="2.258cm" svg:y="0.903cm">
            <draw:image xlink:href="https://upload.wikimedia.org/wikipedia/commons/thumb/8/84/2100Ra-Shalom_%28Lightcurve_Inversion%29.png/50px-2100Ra-Shalom_%28Lightcurve_Inversion%29.png" xlink:type="simple" xlink:show="embed" xlink:actuate="onLoad" draw:mime-type="image/png">
              <text:p/>
            </draw:image>
          </draw:frame>
          <draw:frame draw:z-index="1" draw:name="https://upload.wikimedia.org/wikipedia/commons/thumb/f/f9/Geographos.jpg/50px-Geographos.jpg" draw:style-name="gr1" draw:text-style-name="P1" svg:width="1.322cm" svg:height="0.713cm" svg:x="2.258cm" svg:y="1.355cm">
            <draw:image xlink:href="https://upload.wikimedia.org/wikipedia/commons/thumb/f/f9/Geographos.jpg/50px-Geographos.jpg" xlink:type="simple" xlink:show="embed" xlink:actuate="onLoad" draw:mime-type="image/jpeg">
              <text:p/>
            </draw:image>
          </draw:frame>
          <draw:frame draw:z-index="2" draw:name="https://upload.wikimedia.org/wikipedia/commons/thumb/2/29/1862Apollo_%28Lightcurve_Inversion%29.png/50px-1862Apollo_%28Lightcurve_Inversion%29.png" draw:style-name="gr1" draw:text-style-name="P1" svg:width="1.322cm" svg:height="0.502cm" svg:x="2.258cm" svg:y="3.161cm">
            <draw:image xlink:href="https://upload.wikimedia.org/wikipedia/commons/thumb/2/29/1862Apollo_%28Lightcurve_Inversion%29.png/50px-1862Apollo_%28Lightcurve_Inversion%29.png" xlink:type="simple" xlink:show="embed" xlink:actuate="onLoad" draw:mime-type="image/png">
              <text:p/>
            </draw:image>
          </draw:frame>
          <draw:frame draw:z-index="3" draw:name="https://upload.wikimedia.org/wikipedia/commons/thumb/0/01/Braille3.jpg/50px-Braille3.jpg" draw:style-name="gr1" draw:text-style-name="P1" svg:width="1.322cm" svg:height="1.057cm" svg:x="2.258cm" svg:y="3.612cm">
            <draw:image xlink:href="https://upload.wikimedia.org/wikipedia/commons/thumb/0/01/Braille3.jpg/50px-Braille3.jpg" xlink:type="simple" xlink:show="embed" xlink:actuate="onLoad" draw:mime-type="image/jpeg">
              <text:p/>
            </draw:image>
          </draw:frame>
          <draw:frame draw:z-index="4" draw:name="https://upload.wikimedia.org/wikipedia/commons/thumb/8/8d/2005GO21-20120617.jpg/50px-2005GO21-20120617.jpg" draw:style-name="gr1" draw:text-style-name="P1" svg:width="1.322cm" svg:height="0.899cm" svg:x="2.258cm" svg:y="4.064cm">
            <draw:image xlink:href="https://upload.wikimedia.org/wikipedia/commons/thumb/8/8d/2005GO21-20120617.jpg/50px-2005GO21-20120617.jpg" xlink:type="simple" xlink:show="embed" xlink:actuate="onLoad" draw:mime-type="image/jpeg">
              <text:p/>
            </draw:image>
          </draw:frame>
          <draw:frame draw:z-index="5" draw:name="https://upload.wikimedia.org/wikipedia/commons/thumb/2/29/1862Apollo_%28Lightcurve_Inversion%29.png/50px-1862Apollo_%28Lightcurve_Inversion%29.png" draw:style-name="gr1" draw:text-style-name="P1" svg:width="1.322cm" svg:height="0.502cm" svg:x="2.258cm" svg:y="4.516cm">
            <draw:image xlink:href="https://upload.wikimedia.org/wikipedia/commons/thumb/2/29/1862Apollo_%28Lightcurve_Inversion%29.png/50px-1862Apollo_%28Lightcurve_Inversion%29.png" xlink:type="simple" xlink:show="embed" xlink:actuate="onLoad" draw:mime-type="image/png">
              <text:p/>
            </draw:image>
          </draw:frame>
          <draw:frame draw:z-index="6" draw:name="https://upload.wikimedia.org/wikipedia/commons/thumb/5/57/Asteroid_1999_JD6.jpg/60px-Asteroid_1999_JD6.jpg" draw:style-name="gr1" draw:text-style-name="P1" svg:width="1.587cm" svg:height="0.793cm" svg:x="2.258cm" svg:y="4.967cm">
            <draw:image xlink:href="https://upload.wikimedia.org/wikipedia/commons/thumb/5/57/Asteroid_1999_JD6.jpg/60px-Asteroid_1999_JD6.jpg" xlink:type="simple" xlink:show="embed" xlink:actuate="onLoad" draw:mime-type="image/jpeg">
              <text:p/>
            </draw:image>
          </draw:frame>
          <draw:frame draw:z-index="7" draw:name="https://upload.wikimedia.org/wikipedia/commons/thumb/6/66/Icarus_Goldstone_radar_Jun17.jpg/60px-Icarus_Goldstone_radar_Jun17.jpg" draw:style-name="gr1" draw:text-style-name="P1" svg:width="1.587cm" svg:height="1.534cm" svg:x="2.258cm" svg:y="5.419cm">
            <draw:image xlink:href="https://upload.wikimedia.org/wikipedia/commons/thumb/6/66/Icarus_Goldstone_radar_Jun17.jpg/60px-Icarus_Goldstone_radar_Jun17.jpg" xlink:type="simple" xlink:show="embed" xlink:actuate="onLoad" draw:mime-type="image/jpeg">
              <text:p/>
            </draw:image>
          </draw:frame>
          <draw:frame draw:z-index="8" draw:name="https://upload.wikimedia.org/wikipedia/commons/thumb/3/3d/Dactyl-HiRes.jpg/50px-Dactyl-HiRes.jpg" draw:style-name="gr1" draw:text-style-name="P1" svg:width="1.322cm" svg:height="1.243cm" svg:x="2.258cm" svg:y="5.87cm">
            <draw:image xlink:href="https://upload.wikimedia.org/wikipedia/commons/thumb/3/3d/Dactyl-HiRes.jpg/50px-Dactyl-HiRes.jpg" xlink:type="simple" xlink:show="embed" xlink:actuate="onLoad" draw:mime-type="image/jpeg">
              <text:p/>
            </draw:image>
          </draw:frame>
          <draw:frame draw:z-index="9" draw:name="https://upload.wikimedia.org/wikipedia/commons/thumb/b/bc/Pa8radar.jpg/50px-Pa8radar.jpg" draw:style-name="gr1" draw:text-style-name="P1" svg:width="1.322cm" svg:height="1.004cm" svg:x="2.258cm" svg:y="6.773cm">
            <draw:image xlink:href="https://upload.wikimedia.org/wikipedia/commons/thumb/b/bc/Pa8radar.jpg/50px-Pa8radar.jpg" xlink:type="simple" xlink:show="embed" xlink:actuate="onLoad" draw:mime-type="image/jpeg">
              <text:p/>
            </draw:image>
          </draw:frame>
          <draw:frame draw:z-index="10" draw:name="https://upload.wikimedia.org/wikipedia/commons/thumb/b/b3/1999kw4_vlt-eso1910.jpg/50px-1999kw4_vlt-eso1910.jpg" draw:style-name="gr1" draw:text-style-name="P1" svg:width="1.322cm" svg:height="1.322cm" svg:x="2.258cm" svg:y="7.225cm">
            <draw:image xlink:href="https://upload.wikimedia.org/wikipedia/commons/thumb/b/b3/1999kw4_vlt-eso1910.jpg/50px-1999kw4_vlt-eso1910.jpg" xlink:type="simple" xlink:show="embed" xlink:actuate="onLoad" draw:mime-type="image/jpeg">
              <text:p/>
            </draw:image>
          </draw:frame>
          <draw:frame draw:z-index="11" draw:name="https://upload.wikimedia.org/wikipedia/commons/thumb/b/b6/1950_DA_%28color%29.png/50px-1950_DA_%28color%29.png" draw:style-name="gr1" draw:text-style-name="P1" svg:width="1.322cm" svg:height="1.322cm" svg:x="2.258cm" svg:y="7.676cm">
            <draw:image xlink:href="https://upload.wikimedia.org/wikipedia/commons/thumb/b/b6/1950_DA_%28color%29.png/50px-1950_DA_%28color%29.png" xlink:type="simple" xlink:show="embed" xlink:actuate="onLoad" draw:mime-type="image/png">
              <text:p/>
            </draw:image>
          </draw:frame>
          <draw:frame draw:z-index="12" draw:name="https://upload.wikimedia.org/wikipedia/commons/thumb/3/34/Comet_Hartley_2_%28super_crop%29.jpg/50px-Comet_Hartley_2_%28super_crop%29.jpg" draw:style-name="gr1" draw:text-style-name="P1" svg:width="1.322cm" svg:height="1.137cm" svg:x="2.258cm" svg:y="8.58cm">
            <draw:image xlink:href="https://upload.wikimedia.org/wikipedia/commons/thumb/3/34/Comet_Hartley_2_%28super_crop%29.jpg/50px-Comet_Hartley_2_%28super_crop%29.jpg" xlink:type="simple" xlink:show="embed" xlink:actuate="onLoad" draw:mime-type="image/jpeg">
              <text:p/>
            </draw:image>
          </draw:frame>
          <draw:frame draw:z-index="13" draw:name="https://upload.wikimedia.org/wikipedia/commons/thumb/f/f6/PIA20279.jpg/50px-PIA20279.jpg" draw:style-name="gr1" draw:text-style-name="P1" svg:width="1.322cm" svg:height="1.269cm" svg:x="2.258cm" svg:y="9.031cm">
            <draw:image xlink:href="https://upload.wikimedia.org/wikipedia/commons/thumb/f/f6/PIA20279.jpg/50px-PIA20279.jpg" xlink:type="simple" xlink:show="embed" xlink:actuate="onLoad" draw:mime-type="image/jpeg">
              <text:p/>
            </draw:image>
          </draw:frame>
          <draw:frame draw:z-index="14" draw:name="https://upload.wikimedia.org/wikipedia/commons/thumb/5/51/3908_nyx-s02.jpg/50px-3908_nyx-s02.jpg" draw:style-name="gr1" draw:text-style-name="P1" svg:width="1.322cm" svg:height="1.004cm" svg:x="2.258cm" svg:y="9.483cm">
            <draw:image xlink:href="https://upload.wikimedia.org/wikipedia/commons/thumb/5/51/3908_nyx-s02.jpg/50px-3908_nyx-s02.jpg" xlink:type="simple" xlink:show="embed" xlink:actuate="onLoad" draw:mime-type="image/jpeg">
              <text:p/>
            </draw:image>
          </draw:frame>
          <draw:frame draw:z-index="15" draw:name="https://upload.wikimedia.org/wikipedia/commons/thumb/1/16/PIA22559.gif/50px-PIA22559.gif" draw:style-name="gr1" draw:text-style-name="P1" svg:width="1.322cm" svg:height="0.66cm" svg:x="2.258cm" svg:y="10.386cm">
            <draw:image xlink:href="https://upload.wikimedia.org/wikipedia/commons/thumb/1/16/PIA22559.gif/50px-PIA22559.gif" xlink:type="simple" xlink:show="embed" xlink:actuate="onLoad" draw:mime-type="image/gif">
              <text:p/>
            </draw:image>
          </draw:frame>
          <draw:frame draw:z-index="16" draw:name="https://upload.wikimedia.org/wikipedia/commons/thumb/d/de/Ryugu_colored.jpg/50px-Ryugu_colored.jpg" draw:style-name="gr1" draw:text-style-name="P1" svg:width="1.322cm" svg:height="1.322cm" svg:x="2.258cm" svg:y="10.837cm">
            <draw:image xlink:href="https://upload.wikimedia.org/wikipedia/commons/thumb/d/de/Ryugu_colored.jpg/50px-Ryugu_colored.jpg" xlink:type="simple" xlink:show="embed" xlink:actuate="onLoad" draw:mime-type="image/jpeg">
              <text:p/>
            </draw:image>
          </draw:frame>
          <draw:frame draw:z-index="17" draw:name="https://upload.wikimedia.org/wikipedia/en/thumb/0/0d/Asteroid_1997_AE12.gif/50px-Asteroid_1997_AE12.gif" draw:style-name="gr1" draw:text-style-name="P1" svg:width="1.322cm" svg:height="0.872cm" svg:x="2.258cm" svg:y="11.289cm">
            <draw:image xlink:href="https://upload.wikimedia.org/wikipedia/en/thumb/0/0d/Asteroid_1997_AE12.gif/50px-Asteroid_1997_AE12.gif" xlink:type="simple" xlink:show="embed" xlink:actuate="onLoad" draw:mime-type="image/gif">
              <text:p/>
            </draw:image>
          </draw:frame>
          <draw:frame draw:z-index="18" draw:name="https://upload.wikimedia.org/wikipedia/commons/thumb/3/3b/PIA21597_-_New_Radar_Images_of_Asteroid_2014_JO25_%28cropped%29.gif/50px-PIA21597_-_New_Radar_Images_of_Asteroid_2014_JO25_%28cropped%29.gif" draw:style-name="gr1" draw:text-style-name="P1" svg:width="1.322cm" svg:height="1.348cm" svg:x="2.258cm" svg:y="11.74cm">
            <draw:image xlink:href="https://upload.wikimedia.org/wikipedia/commons/thumb/3/3b/PIA21597_-_New_Radar_Images_of_Asteroid_2014_JO25_%28cropped%29.gif/50px-PIA21597_-_New_Radar_Images_of_Asteroid_2014_JO25_%28cropped%29.gif" xlink:type="simple" xlink:show="embed" xlink:actuate="onLoad" draw:mime-type="image/gif">
              <text:p/>
            </draw:image>
          </draw:frame>
          <draw:frame draw:z-index="19" draw:name="https://upload.wikimedia.org/wikipedia/commons/thumb/7/73/Hermes_planetoid.jpg/50px-Hermes_planetoid.jpg" draw:style-name="gr1" draw:text-style-name="P1" svg:width="1.322cm" svg:height="0.925cm" svg:x="2.258cm" svg:y="12.192cm">
            <draw:image xlink:href="https://upload.wikimedia.org/wikipedia/commons/thumb/7/73/Hermes_planetoid.jpg/50px-Hermes_planetoid.jpg" xlink:type="simple" xlink:show="embed" xlink:actuate="onLoad" draw:mime-type="image/jpeg">
              <text:p/>
            </draw:image>
          </draw:frame>
          <draw:frame draw:z-index="20" draw:name="https://upload.wikimedia.org/wikipedia/commons/thumb/8/83/Didymos-Dimorphos_0401929889_03770_crop.png/50px-Didymos-Dimorphos_0401929889_03770_crop.png" draw:style-name="gr1" draw:text-style-name="P1" svg:width="1.322cm" svg:height="1.322cm" svg:x="2.258cm" svg:y="12.644cm">
            <draw:image xlink:href="https://upload.wikimedia.org/wikipedia/commons/thumb/8/83/Didymos-Dimorphos_0401929889_03770_crop.png/50px-Didymos-Dimorphos_0401929889_03770_crop.png" xlink:type="simple" xlink:show="embed" xlink:actuate="onLoad" draw:mime-type="image/png">
              <text:p/>
            </draw:image>
          </draw:frame>
          <draw:frame draw:z-index="21" draw:name="https://upload.wikimedia.org/wikipedia/commons/thumb/8/83/N1643264379_1.jpg/50px-N1643264379_1.jpg" draw:style-name="gr1" draw:text-style-name="P1" svg:width="1.322cm" svg:height="1.163cm" svg:x="2.258cm" svg:y="13.547cm">
            <draw:image xlink:href="https://upload.wikimedia.org/wikipedia/commons/thumb/8/83/N1643264379_1.jpg/50px-N1643264379_1.jpg" xlink:type="simple" xlink:show="embed" xlink:actuate="onLoad" draw:mime-type="image/jpeg">
              <text:p/>
            </draw:image>
          </draw:frame>
          <draw:frame draw:z-index="22" draw:name="https://upload.wikimedia.org/wikipedia/commons/thumb/9/9c/Skull2015-TB145.jpg/50px-Skull2015-TB145.jpg" draw:style-name="gr1" draw:text-style-name="P1" svg:width="1.322cm" svg:height="1.322cm" svg:x="2.258cm" svg:y="13.998cm">
            <draw:image xlink:href="https://upload.wikimedia.org/wikipedia/commons/thumb/9/9c/Skull2015-TB145.jpg/50px-Skull2015-TB145.jpg" xlink:type="simple" xlink:show="embed" xlink:actuate="onLoad" draw:mime-type="image/jpeg">
              <text:p/>
            </draw:image>
          </draw:frame>
          <draw:frame draw:z-index="23" draw:name="https://upload.wikimedia.org/wikipedia/commons/thumb/e/e2/1994CC-with-moons.gif/50px-1994CC-with-moons.gif" draw:style-name="gr1" draw:text-style-name="P1" svg:width="1.322cm" svg:height="0.925cm" svg:x="2.258cm" svg:y="14.45cm">
            <draw:image xlink:href="https://upload.wikimedia.org/wikipedia/commons/thumb/e/e2/1994CC-with-moons.gif/50px-1994CC-with-moons.gif" xlink:type="simple" xlink:show="embed" xlink:actuate="onLoad" draw:mime-type="image/gif">
              <text:p/>
            </draw:image>
          </draw:frame>
          <draw:frame draw:z-index="24" draw:name="https://upload.wikimedia.org/wikipedia/commons/thumb/d/d7/Asteroid-golevka.jpeg/50px-Asteroid-golevka.jpeg" draw:style-name="gr1" draw:text-style-name="P1" svg:width="1.322cm" svg:height="0.819cm" svg:x="2.258cm" svg:y="15.353cm">
            <draw:image xlink:href="https://upload.wikimedia.org/wikipedia/commons/thumb/d/d7/Asteroid-golevka.jpeg/50px-Asteroid-golevka.jpeg" xlink:type="simple" xlink:show="embed" xlink:actuate="onLoad" draw:mime-type="image/jpeg">
              <text:p/>
            </draw:image>
          </draw:frame>
          <draw:frame draw:z-index="25" draw:name="https://upload.wikimedia.org/wikipedia/commons/thumb/8/8d/Bennu_mosaic_OSIRIS-REx_%28square%29.png/50px-Bennu_mosaic_OSIRIS-REx_%28square%29.png" draw:style-name="gr1" draw:text-style-name="P1" svg:width="1.322cm" svg:height="1.322cm" svg:x="2.258cm" svg:y="15.804cm">
            <draw:image xlink:href="https://upload.wikimedia.org/wikipedia/commons/thumb/8/8d/Bennu_mosaic_OSIRIS-REx_%28square%29.png/50px-Bennu_mosaic_OSIRIS-REx_%28square%29.png" xlink:type="simple" xlink:show="embed" xlink:actuate="onLoad" draw:mime-type="image/png">
              <text:p/>
            </draw:image>
          </draw:frame>
          <draw:frame draw:z-index="26" draw:name="https://upload.wikimedia.org/wikipedia/commons/thumb/5/56/2000WO107-20201128.jpg/50px-2000WO107-20201128.jpg" draw:style-name="gr1" draw:text-style-name="P1" svg:width="1.322cm" svg:height="1.348cm" svg:x="2.258cm" svg:y="16.256cm">
            <draw:image xlink:href="https://upload.wikimedia.org/wikipedia/commons/thumb/5/56/2000WO107-20201128.jpg/50px-2000WO107-20201128.jpg" xlink:type="simple" xlink:show="embed" xlink:actuate="onLoad" draw:mime-type="image/jpeg">
              <text:p/>
            </draw:image>
          </draw:frame>
          <draw:frame draw:z-index="27" draw:name="https://upload.wikimedia.org/wikipedia/commons/thumb/b/b3/1999kw4_vlt-eso1910.jpg/50px-1999kw4_vlt-eso1910.jpg" draw:style-name="gr1" draw:text-style-name="P1" svg:width="1.322cm" svg:height="1.322cm" svg:x="2.258cm" svg:y="17.159cm">
            <draw:image xlink:href="https://upload.wikimedia.org/wikipedia/commons/thumb/b/b3/1999kw4_vlt-eso1910.jpg/50px-1999kw4_vlt-eso1910.jpg" xlink:type="simple" xlink:show="embed" xlink:actuate="onLoad" draw:mime-type="image/jpeg">
              <text:p/>
            </draw:image>
          </draw:frame>
          <draw:frame draw:z-index="28" draw:name="https://upload.wikimedia.org/wikipedia/commons/thumb/2/21/PIA17829-Asteroid-2013YP139-20131229.jpg/60px-PIA17829-Asteroid-2013YP139-20131229.jpg" draw:style-name="gr1" draw:text-style-name="P1" svg:width="1.587cm" svg:height="0.634cm" svg:x="2.258cm" svg:y="17.611cm">
            <draw:image xlink:href="https://upload.wikimedia.org/wikipedia/commons/thumb/2/21/PIA17829-Asteroid-2013YP139-20131229.jpg/60px-PIA17829-Asteroid-2013YP139-20131229.jpg" xlink:type="simple" xlink:show="embed" xlink:actuate="onLoad" draw:mime-type="image/jpeg">
              <text:p/>
            </draw:image>
          </draw:frame>
          <draw:frame draw:z-index="29" draw:name="https://upload.wikimedia.org/wikipedia/commons/thumb/1/10/PIA18412-Asteroid2014HQ124-20140608.jpg/60px-PIA18412-Asteroid2014HQ124-20140608.jpg" draw:style-name="gr1" draw:text-style-name="P1" svg:width="1.587cm" svg:height="0.713cm" svg:x="2.258cm" svg:y="18.062cm">
            <draw:image xlink:href="https://upload.wikimedia.org/wikipedia/commons/thumb/1/10/PIA18412-Asteroid2014HQ124-20140608.jpg/60px-PIA18412-Asteroid2014HQ124-20140608.jpg" xlink:type="simple" xlink:show="embed" xlink:actuate="onLoad" draw:mime-type="image/jpeg">
              <text:p/>
            </draw:image>
          </draw:frame>
          <draw:frame draw:z-index="30" draw:name="https://upload.wikimedia.org/wikipedia/commons/thumb/a/a7/Asteroid-2008EV5-ShapeModel-20111006.gif/50px-Asteroid-2008EV5-ShapeModel-20111006.gif" draw:style-name="gr1" draw:text-style-name="P1" svg:width="1.322cm" svg:height="0.74cm" svg:x="2.258cm" svg:y="18.514cm">
            <draw:image xlink:href="https://upload.wikimedia.org/wikipedia/commons/thumb/a/a7/Asteroid-2008EV5-ShapeModel-20111006.gif/50px-Asteroid-2008EV5-ShapeModel-20111006.gif" xlink:type="simple" xlink:show="embed" xlink:actuate="onLoad" draw:mime-type="image/gif">
              <text:p/>
            </draw:image>
          </draw:frame>
          <draw:frame draw:z-index="31" draw:name="https://upload.wikimedia.org/wikipedia/commons/thumb/4/43/Asteroid2006DP14.jpg/50px-Asteroid2006DP14.jpg" draw:style-name="gr1" draw:text-style-name="P1" svg:width="1.322cm" svg:height="0.952cm" svg:x="2.258cm" svg:y="18.965cm">
            <draw:image xlink:href="https://upload.wikimedia.org/wikipedia/commons/thumb/4/43/Asteroid2006DP14.jpg/50px-Asteroid2006DP14.jpg" xlink:type="simple" xlink:show="embed" xlink:actuate="onLoad" draw:mime-type="image/jpeg">
              <text:p/>
            </draw:image>
          </draw:frame>
          <draw:frame draw:z-index="32" draw:name="https://upload.wikimedia.org/wikipedia/commons/thumb/d/df/PIA14405-full_crop.jpg/50px-PIA14405-full_crop.jpg" draw:style-name="gr1" draw:text-style-name="P1" svg:width="1.322cm" svg:height="1.004cm" svg:x="2.258cm" svg:y="19.868cm">
            <draw:image xlink:href="https://upload.wikimedia.org/wikipedia/commons/thumb/d/df/PIA14405-full_crop.jpg/50px-PIA14405-full_crop.jpg" xlink:type="simple" xlink:show="embed" xlink:actuate="onLoad" draw:mime-type="image/jpeg">
              <text:p/>
            </draw:image>
          </draw:frame>
          <draw:frame draw:z-index="33" draw:name="https://upload.wikimedia.org/wikipedia/commons/thumb/5/54/2005YU55-20111107.jpg/50px-2005YU55-20111107.jpg" draw:style-name="gr1" draw:text-style-name="P1" svg:width="1.322cm" svg:height="1.004cm" svg:x="2.258cm" svg:y="20.772cm">
            <draw:image xlink:href="https://upload.wikimedia.org/wikipedia/commons/thumb/5/54/2005YU55-20111107.jpg/50px-2005YU55-20111107.jpg" xlink:type="simple" xlink:show="embed" xlink:actuate="onLoad" draw:mime-type="image/jpeg">
              <text:p/>
            </draw:image>
          </draw:frame>
          <draw:frame draw:z-index="34" draw:name="https://upload.wikimedia.org/wikipedia/commons/thumb/4/48/Itokawa06_hayabusa.jpg/50px-Itokawa06_hayabusa.jpg" draw:style-name="gr1" draw:text-style-name="P1" svg:width="1.322cm" svg:height="0.793cm" svg:x="2.258cm" svg:y="21.675cm">
            <draw:image xlink:href="https://upload.wikimedia.org/wikipedia/commons/thumb/4/48/Itokawa06_hayabusa.jpg/50px-Itokawa06_hayabusa.jpg" xlink:type="simple" xlink:show="embed" xlink:actuate="onLoad" draw:mime-type="image/jpeg">
              <text:p/>
            </draw:image>
          </draw:frame>
          <draw:frame draw:z-index="35" draw:name="https://upload.wikimedia.org/wikipedia/commons/thumb/d/df/99942_Apophis_shape.png/50px-99942_Apophis_shape.png" draw:style-name="gr1" draw:text-style-name="P1" svg:width="1.322cm" svg:height="0.343cm" svg:x="2.258cm" svg:y="22.126cm">
            <draw:image xlink:href="https://upload.wikimedia.org/wikipedia/commons/thumb/d/df/99942_Apophis_shape.png/50px-99942_Apophis_shape.png" xlink:type="simple" xlink:show="embed" xlink:actuate="onLoad" draw:mime-type="image/png">
              <text:p/>
            </draw:image>
          </draw:frame>
          <draw:frame draw:z-index="36" draw:name="https://upload.wikimedia.org/wikipedia/commons/thumb/d/d6/PIA11665_moonlet_in_B_Ring_cropped.jpg/50px-PIA11665_moonlet_in_B_Ring_cropped.jpg" draw:style-name="gr1" draw:text-style-name="P1" svg:width="1.322cm" svg:height="0.819cm" svg:x="2.258cm" svg:y="22.578cm">
            <draw:image xlink:href="https://upload.wikimedia.org/wikipedia/commons/thumb/d/d6/PIA11665_moonlet_in_B_Ring_cropped.jpg/50px-PIA11665_moonlet_in_B_Ring_cropped.jpg" xlink:type="simple" xlink:show="embed" xlink:actuate="onLoad" draw:mime-type="image/jpeg">
              <text:p/>
            </draw:image>
          </draw:frame>
          <draw:frame draw:z-index="37" draw:name="https://upload.wikimedia.org/wikipedia/commons/thumb/8/8e/Radar_Goldstone_%28277475%29_2005_WK4.jpg/60px-Radar_Goldstone_%28277475%29_2005_WK4.jpg" draw:style-name="gr1" draw:text-style-name="P1" svg:width="1.587cm" svg:height="0.793cm" svg:x="2.258cm" svg:y="23.029cm">
            <draw:image xlink:href="https://upload.wikimedia.org/wikipedia/commons/thumb/8/8e/Radar_Goldstone_%28277475%29_2005_WK4.jpg/60px-Radar_Goldstone_%28277475%29_2005_WK4.jpg" xlink:type="simple" xlink:show="embed" xlink:actuate="onLoad" draw:mime-type="image/jpeg">
              <text:p/>
            </draw:image>
          </draw:frame>
          <draw:frame draw:z-index="38" draw:name="https://upload.wikimedia.org/wikipedia/commons/thumb/0/0a/Radar_images_of_2004_BL86_and_its_moon_2.gif/50px-Radar_images_of_2004_BL86_and_its_moon_2.gif" draw:style-name="gr1" draw:text-style-name="P1" svg:width="1.322cm" svg:height="1.322cm" svg:x="2.258cm" svg:y="23.481cm">
            <draw:image xlink:href="https://upload.wikimedia.org/wikipedia/commons/thumb/0/0a/Radar_images_of_2004_BL86_and_its_moon_2.gif/50px-Radar_images_of_2004_BL86_and_its_moon_2.gif" xlink:type="simple" xlink:show="embed" xlink:actuate="onLoad" draw:mime-type="image/gif">
              <text:p/>
            </draw:image>
          </draw:frame>
          <draw:frame draw:z-index="39" draw:name="https://upload.wikimedia.org/wikipedia/commons/thumb/e/ea/2007_TU24_radar_image_20080128.jpg/50px-2007_TU24_radar_image_20080128.jpg" draw:style-name="gr1" draw:text-style-name="P1" svg:width="1.322cm" svg:height="1.348cm" svg:x="2.258cm" svg:y="23.932cm">
            <draw:image xlink:href="https://upload.wikimedia.org/wikipedia/commons/thumb/e/ea/2007_TU24_radar_image_20080128.jpg/50px-2007_TU24_radar_image_20080128.jpg" xlink:type="simple" xlink:show="embed" xlink:actuate="onLoad" draw:mime-type="image/jpeg">
              <text:p/>
            </draw:image>
          </draw:frame>
          <draw:frame draw:z-index="40" draw:name="https://upload.wikimedia.org/wikipedia/commons/thumb/c/c8/2011UW158.jul14.p05us.p27Hz%281%29.gif/50px-2011UW158.jul14.p05us.p27Hz%281%29.gif" draw:style-name="gr1" draw:text-style-name="P1" svg:width="1.322cm" svg:height="1.322cm" svg:x="2.258cm" svg:y="24.836cm">
            <draw:image xlink:href="https://upload.wikimedia.org/wikipedia/commons/thumb/c/c8/2011UW158.jul14.p05us.p27Hz%281%29.gif/50px-2011UW158.jul14.p05us.p27Hz%281%29.gif" xlink:type="simple" xlink:show="embed" xlink:actuate="onLoad" draw:mime-type="image/gif">
              <text:p/>
            </draw:image>
          </draw:frame>
          <draw:frame draw:z-index="41" draw:name="https://upload.wikimedia.org/wikipedia/commons/thumb/2/21/2017_BQ6_radar_rotation.gif/50px-2017_BQ6_radar_rotation.gif" draw:style-name="gr1" draw:text-style-name="P1" svg:width="1.322cm" svg:height="1.004cm" svg:x="2.258cm" svg:y="25.739cm">
            <draw:image xlink:href="https://upload.wikimedia.org/wikipedia/commons/thumb/2/21/2017_BQ6_radar_rotation.gif/50px-2017_BQ6_radar_rotation.gif" xlink:type="simple" xlink:show="embed" xlink:actuate="onLoad" draw:mime-type="image/gif">
              <text:p/>
            </draw:image>
          </draw:frame>
          <draw:frame draw:z-index="42" draw:name="https://upload.wikimedia.org/wikipedia/commons/thumb/8/81/54509_YORP_image_radar_and_3D_model.gif/50px-54509_YORP_image_radar_and_3D_model.gif" draw:style-name="gr1" draw:text-style-name="P1" svg:width="1.322cm" svg:height="0.449cm" svg:x="2.258cm" svg:y="26.19cm">
            <draw:image xlink:href="https://upload.wikimedia.org/wikipedia/commons/thumb/8/81/54509_YORP_image_radar_and_3D_model.gif/50px-54509_YORP_image_radar_and_3D_model.gif" xlink:type="simple" xlink:show="embed" xlink:actuate="onLoad" draw:mime-type="image/gif">
              <text:p/>
            </draw:image>
          </draw:frame>
          <draw:frame draw:z-index="43" draw:name="https://upload.wikimedia.org/wikipedia/commons/thumb/9/9f/Radar-2012DA14-Goldstone.jpg/50px-Radar-2012DA14-Goldstone.jpg" draw:style-name="gr1" draw:text-style-name="P1" svg:width="1.322cm" svg:height="1.004cm" svg:x="2.258cm" svg:y="27.093cm">
            <draw:image xlink:href="https://upload.wikimedia.org/wikipedia/commons/thumb/9/9f/Radar-2012DA14-Goldstone.jpg/50px-Radar-2012DA14-Goldstone.jpg" xlink:type="simple" xlink:show="embed" xlink:actuate="onLoad" draw:mime-type="image/jpeg">
              <text:p/>
            </draw:image>
          </draw:frame>
          <draw:frame draw:z-index="44" draw:name="https://upload.wikimedia.org/wikipedia/commons/thumb/9/97/Asteroid_1998_KY26.faces_model.jpg/50px-Asteroid_1998_KY26.faces_model.jpg" draw:style-name="gr1" draw:text-style-name="P1" svg:width="1.322cm" svg:height="0.396cm" svg:x="2.258cm" svg:y="27.545cm">
            <draw:image xlink:href="https://upload.wikimedia.org/wikipedia/commons/thumb/9/97/Asteroid_1998_KY26.faces_model.jpg/50px-Asteroid_1998_KY26.faces_model.jpg" xlink:type="simple" xlink:show="embed" xlink:actuate="onLoad" draw:mime-type="image/jpeg">
              <text:p/>
            </draw:image>
          </draw:frame>
          <draw:frame draw:z-index="45" draw:name="https://upload.wikimedia.org/wikipedia/commons/thumb/b/b7/2012_TC4_radar_animation_before_closest_approach.gif/50px-2012_TC4_radar_animation_before_closest_approach.gif" draw:style-name="gr1" draw:text-style-name="P1" svg:width="1.322cm" svg:height="1.031cm" svg:x="2.258cm" svg:y="27.996cm">
            <draw:image xlink:href="https://upload.wikimedia.org/wikipedia/commons/thumb/b/b7/2012_TC4_radar_animation_before_closest_approach.gif/50px-2012_TC4_radar_animation_before_closest_approach.gif" xlink:type="simple" xlink:show="embed" xlink:actuate="onLoad" draw:mime-type="image/gif">
              <text:p/>
            </draw:image>
          </draw:frame>
          <draw:frame draw:z-index="46" draw:name="https://upload.wikimedia.org/wikipedia/en/thumb/0/0d/Asteroid_1997_AE12.gif/50px-Asteroid_1997_AE12.gif" draw:style-name="gr1" draw:text-style-name="P1" svg:width="1.322cm" svg:height="0.872cm" svg:x="2.258cm" svg:y="28.448cm">
            <draw:image xlink:href="https://upload.wikimedia.org/wikipedia/en/thumb/0/0d/Asteroid_1997_AE12.gif/50px-Asteroid_1997_AE12.gif" xlink:type="simple" xlink:show="embed" xlink:actuate="onLoad" draw:mime-type="image/gif">
              <text:p/>
            </draw:image>
          </draw:frame>
          <draw:frame draw:z-index="47" draw:name="https://upload.wikimedia.org/wikipedia/commons/thumb/8/80/PIA18453-Asteroid2011MD-SpitzerSpaceTelescope-IRAC-Feb2014.jpg/50px-PIA18453-Asteroid2011MD-SpitzerSpaceTelescope-IRAC-Feb2014.jpg" draw:style-name="gr1" draw:text-style-name="P1" svg:width="1.322cm" svg:height="1.322cm" svg:x="2.258cm" svg:y="29.351cm">
            <draw:image xlink:href="https://upload.wikimedia.org/wikipedia/commons/thumb/8/80/PIA18453-Asteroid2011MD-SpitzerSpaceTelescope-IRAC-Feb2014.jpg/50px-PIA18453-Asteroid2011MD-SpitzerSpaceTelescope-IRAC-Feb2014.jpg" xlink:type="simple" xlink:show="embed" xlink:actuate="onLoad" draw:mime-type="image/jpeg">
              <text:p/>
            </draw:image>
          </draw:frame>
          <draw:frame draw:z-index="48" draw:name="https://upload.wikimedia.org/wikipedia/commons/thumb/8/8c/2008_TC3_Tumbling_%28reduced%29.gif/50px-2008_TC3_Tumbling_%28reduced%29.gif" draw:style-name="gr1" draw:text-style-name="P1" svg:width="1.322cm" svg:height="1.004cm" svg:x="2.258cm" svg:y="29.803cm">
            <draw:image xlink:href="https://upload.wikimedia.org/wikipedia/commons/thumb/8/8c/2008_TC3_Tumbling_%28reduced%29.gif/50px-2008_TC3_Tumbling_%28reduced%29.gif" xlink:type="simple" xlink:show="embed" xlink:actuate="onLoad" draw:mime-type="image/gif">
              <text:p/>
            </draw:image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6"/>
        <table:table-column table:style-name="co1" table:default-cell-style-name="ce4"/>
        <table:table-column table:style-name="co1" table:default-cell-style-name="ce1"/>
        <table:table-column table:style-name="co1" table:default-cell-style-name="ce6"/>
        <table:table-row table:style-name="ro3">
          <table:table-cell table:style-name="ce2" office:value-type="string" calcext:value-type="string">
            <text:p>Body<text:a xlink:href="https://en.wikipedia.org/wiki/List_of_Solar_System_objects_by_size#cite_note-A-13" xlink:type="simple">[note 1]</text:a> 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<text:a xlink:href="https://en.wikipedia.org/wiki/List_of_Solar_System_objects_by_size#cite_note-B-14" xlink:type="simple">[note 2]</text:a></text:p>
            <text:p>(<text:a xlink:href="https://en.wikipedia.org/wiki/Metre" xlink:type="simple">m</text:a>) </text:p>
          </table:table-cell>
          <table:table-cell table:style-name="ce2" office:value-type="string" calcext:value-type="string">
            <text:p>Mass</text:p>
            <text:p>(<text:a xlink:href="https://en.wikipedia.org/wiki/Megatonne" xlink:type="simple">109 kg</text:a>) </text:p>
          </table:table-cell>
          <table:table-cell table:style-name="ce2" office:value-type="string" calcext:value-type="string">
            <text:p>Type – notes </text:p>
          </table:table-cell>
          <table:table-cell table:style-name="ce2" office:value-type="string" calcext:value-type="string">
            <text:p>Refs<text:a xlink:href="https://en.wikipedia.org/wiki/List_of_Solar_System_objects_by_size#cite_note-Refs-68" xlink:type="simple">[note 5]</text:a></text:p>
            <text:p>r · M</text:p>
          </table:table-cell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Image </text:p>
          </table:table-cell>
          <table:table-cell table:style-name="ce2" office:value-type="string" calcext:value-type="string">
            <text:p>radius_km</text:p>
          </table:table-cell>
          <table:table-cell table:style-name="ce2" office:value-type="string" calcext:value-type="string">
            <text:p>mass_kg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f</text:p>
          </table:table-cell>
        </table:table-row>
        <table:table-row table:style-name="ro2">
          <table:table-cell office:value-type="string" calcext:value-type="string">
            <text:p><text:a xlink:href="https://en.wikipedia.org/wiki/2100_Ra-Shalom" xlink:type="simple">Ra-Shalom</text:a></text:p>
            <text:p>2100 </text:p>
          </table:table-cell>
          <table:table-cell office:value-type="string" calcext:value-type="string">
            <text:p><text:a xlink:href="https://en.wikipedia.org/wiki/File:2100Ra-Shalom_(Lightcurve_Inversion).png" xlink:type="simple"> </text:a> </text:p>
          </table:table-cell>
          <table:table-cell office:value-type="string" calcext:value-type="string">
            <text:p>990±2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620_Geographos" xlink:type="simple">Geographos</text:a></text:p>
            <text:p>1620 </text:p>
          </table:table-cell>
          <table:table-cell office:value-type="string" calcext:value-type="string">
            <text:p><text:a xlink:href="https://en.wikipedia.org/wiki/File:Geographos.jpg" xlink:type="simple"> </text:a> </text:p>
          </table:table-cell>
          <table:table-cell office:value-type="string" calcext:value-type="string">
            <text:p>980±30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981_Midas" xlink:type="simple">Midas</text:a></text:p>
            <text:p>1981 </text:p>
          </table:table-cell>
          <table:table-cell table:style-name="ce7"/>
          <table:table-cell office:value-type="string" calcext:value-type="string">
            <text:p>975±35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AKARI-130" xlink:type="simple">[119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4486_Mithra" xlink:type="simple">Mithra</text:a></text:p>
            <text:p>4486 </text:p>
          </table:table-cell>
          <table:table-cell table:style-name="ce7"/>
          <table:table-cell office:value-type="string" calcext:value-type="string">
            <text:p>924.5±11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2538)_1998_OH" xlink:type="simple">1998 OH</text:a></text:p>
            <text:p>12538 </text:p>
          </table:table-cell>
          <table:table-cell table:style-name="ce7"/>
          <table:table-cell office:value-type="string" calcext:value-type="string">
            <text:p>831.5±164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102_Tantalus" xlink:type="simple">Tantalus</text:a></text:p>
            <text:p>2102 </text:p>
          </table:table-cell>
          <table:table-cell office:value-type="string" calcext:value-type="string">
            <text:p><text:a xlink:href="https://en.wikipedia.org/wiki/File:1862Apollo_(Lightcurve_Inversion).png" xlink:type="simple"> </text:a> </text:p>
          </table:table-cell>
          <table:table-cell office:value-type="string" calcext:value-type="string">
            <text:p>824.5±22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Q-type_asteroid" xlink:type="simple">type Q</text:a> </text:p>
          </table:table-cell>
          <table:table-cell office:value-type="string" calcext:value-type="string">
            <text:p><text:a xlink:href="https://en.wikipedia.org/wiki/List_of_Solar_System_objects_by_size#cite_note-jplssd-2102-256" xlink:type="simple">[24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969_Braille" xlink:type="simple">Braille</text:a></text:p>
            <text:p>9969 </text:p>
          </table:table-cell>
          <table:table-cell office:value-type="string" calcext:value-type="string">
            <text:p><text:a xlink:href="https://en.wikipedia.org/wiki/File:Braille3.jpg" xlink:type="simple"> </text:a> 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Mars-crosser" xlink:type="simple">Mars-crosser</text:a> <text:a xlink:href="https://en.wikipedia.org/wiki/Q-type_asteroid" xlink:type="simple">type Q</text:a> </text:p>
          </table:table-cell>
          <table:table-cell office:value-type="string" calcext:value-type="string">
            <text:p><text:a xlink:href="https://en.wikipedia.org/wiki/List_of_Solar_System_objects_by_size#cite_note-lcdb-9969-257" xlink:type="simple">[24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308242)_2005_GO21" xlink:type="simple">2005 GO21</text:a></text:p>
            <text:p>308242 </text:p>
          </table:table-cell>
          <table:table-cell table:style-name="ce1" office:value-type="string" calcext:value-type="string">
            <text:p><text:a xlink:href="https://en.wikipedia.org/wiki/File:2005GO21-20120617.jpg" xlink:type="simple"> </text:a> 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lcdb-308242-258" xlink:type="simple">[24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862_Apollo" xlink:type="simple">Apollo</text:a></text:p>
            <text:p>1862 </text:p>
          </table:table-cell>
          <table:table-cell office:value-type="string" calcext:value-type="string">
            <text:p><text:a xlink:href="https://en.wikipedia.org/wiki/File:1862Apollo_(Lightcurve_Inversion).png" xlink:type="simple"> </text:a> </text:p>
          </table:table-cell>
          <table:table-cell office:value-type="string" calcext:value-type="string">
            <text:p>≈ 750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Q-type_asteroid" xlink:type="simple">type Q</text:a> </text:p>
          </table:table-cell>
          <table:table-cell office:value-type="string" calcext:value-type="string">
            <text:p><text:a xlink:href="https://en.wikipedia.org/wiki/List_of_Solar_System_objects_by_size#cite_note-jplssd-1862-259" xlink:type="simple">[248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85989)_1999_JD6" xlink:type="simple">1999 JD6</text:a></text:p>
            <text:p>85989 </text:p>
          </table:table-cell>
          <table:table-cell table:style-name="ce1" office:value-type="string" calcext:value-type="string">
            <text:p><text:a xlink:href="https://en.wikipedia.org/wiki/File:Asteroid_1999_JD6.jpg" xlink:type="simple"> </text:a> </text:p>
          </table:table-cell>
          <table:table-cell office:value-type="string" calcext:value-type="string">
            <text:p>731±10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K-type_asteroid" xlink:type="simple">type K</text:a>; <text:a xlink:href="https://en.wikipedia.org/wiki/Contact_binary_(small_Solar_System_body)" xlink:type="simple">contact binary</text:a> </text:p>
          </table:table-cell>
          <table:table-cell office:value-type="string" calcext:value-type="string">
            <text:p><text:a xlink:href="https://en.wikipedia.org/wiki/List_of_Solar_System_objects_by_size#cite_note-jplssd-85989-260" xlink:type="simple">[24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566_Icarus" xlink:type="simple">Icarus</text:a></text:p>
            <text:p>1566 </text:p>
          </table:table-cell>
          <table:table-cell table:style-name="ce1" office:value-type="string" calcext:value-type="string">
            <text:p><text:a xlink:href="https://en.wikipedia.org/wiki/File:Icarus_Goldstone_radar_Jun17.jpg" xlink:type="simple"> </text:a> 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Greenberg-2017-261" xlink:type="simple">[25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Dactyl_(moon)" xlink:type="simple">Dactyl</text:a></text:p>
            <text:p>Ida I </text:p>
          </table:table-cell>
          <table:table-cell office:value-type="string" calcext:value-type="string">
            <text:p><text:a xlink:href="https://en.wikipedia.org/wiki/File:Dactyl-HiRes.jpg" xlink:type="simple"> </text:a> 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asteroid moon of <text:a xlink:href="https://en.wikipedia.org/wiki/243_Ida" xlink:type="simple">243 Ida</text:a> </text:p>
          </table:table-cell>
          <table:table-cell office:value-type="string" calcext:value-type="string">
            <text:p><text:a xlink:href="https://en.wikipedia.org/wiki/List_of_Solar_System_objects_by_size#cite_note-262" xlink:type="simple">[251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4769_Castalia" xlink:type="simple">Castalia</text:a></text:p>
            <text:p>4769 </text:p>
          </table:table-cell>
          <table:table-cell table:style-name="ce7"/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; <text:a xlink:href="https://en.wikipedia.org/wiki/Contact_binary_(small_Solar_System_body)" xlink:type="simple">contact binary</text:a> </text:p>
          </table:table-cell>
          <table:table-cell office:value-type="string" calcext:value-type="string">
            <text:p><text:a xlink:href="https://en.wikipedia.org/wiki/List_of_Solar_System_objects_by_size#cite_note-jplssd-4769-263" xlink:type="simple">[252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14869)_2007_PA8" xlink:type="simple">2007 PA8</text:a></text:p>
            <text:p>214869 </text:p>
          </table:table-cell>
          <table:table-cell table:style-name="ce1" office:value-type="string" calcext:value-type="string">
            <text:p><text:a xlink:href="https://en.wikipedia.org/wiki/File:Pa8radar.jpg" xlink:type="simple"> </text:a> </text:p>
          </table:table-cell>
          <table:table-cell office:value-type="string" calcext:value-type="string">
            <text:p>675±70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Q-type_asteroid" xlink:type="simple">type Q</text:a> </text:p>
          </table:table-cell>
          <table:table-cell office:value-type="string" calcext:value-type="string">
            <text:p><text:a xlink:href="https://en.wikipedia.org/wiki/List_of_Solar_System_objects_by_size#cite_note-Brozovic-2017b-264" xlink:type="simple">[25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6391_Moshup" xlink:type="simple">Moshup</text:a></text:p>
            <text:p>66391 </text:p>
          </table:table-cell>
          <table:table-cell office:value-type="string" calcext:value-type="string">
            <text:p><text:a xlink:href="https://en.wikipedia.org/wiki/File:1999kw4_vlt-eso1910.jpg" xlink:type="simple"> </text:a> </text:p>
          </table:table-cell>
          <table:table-cell office:value-type="string" calcext:value-type="string">
            <text:p>658.5±20 </text:p>
          </table:table-cell>
          <table:table-cell table:style-name="ce6" office:value-type="string" calcext:value-type="string">
            <text:p>2490±54 </text:p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S-type_asteroid" xlink:type="simple">type S</text:a>; binary </text:p>
          </table:table-cell>
          <table:table-cell office:value-type="string" calcext:value-type="string">
            <text:p><text:a xlink:href="https://en.wikipedia.org/wiki/List_of_Solar_System_objects_by_size#cite_note-jplssd-66391-265" xlink:type="simple">[254]</text:a> · <text:a xlink:href="https://en.wikipedia.org/wiki/List_of_Solar_System_objects_by_size#cite_note-johnston-66391-266" xlink:type="simple">[255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29075)_1950_DA" xlink:type="simple">1950 DA</text:a></text:p>
            <text:p>29075 </text:p>
          </table:table-cell>
          <table:table-cell office:value-type="string" calcext:value-type="string">
            <text:p><text:a xlink:href="https://en.wikipedia.org/wiki/File:1950_DA_(color).png" xlink:type="simple"> </text:a> </text:p>
          </table:table-cell>
          <table:table-cell office:value-type="float" office:value="653" calcext:value-type="float">
            <text:p>653</text:p>
          </table:table-cell>
          <table:table-cell table:style-name="ce6" office:value-type="string" calcext:value-type="string">
            <text:p>≈ 2000 </text:p>
          </table:table-cell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Busch-2007b-267" xlink:type="simple">[256]</text:a> · <text:a xlink:href="https://en.wikipedia.org/wiki/List_of_Solar_System_objects_by_size#cite_note-1950DA-268" xlink:type="simple">[25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394130)_2006_HY51" xlink:type="simple">2006 HY51</text:a></text:p>
            <text:p>394130 </text:p>
          </table:table-cell>
          <table:table-cell table:style-name="ce7"/>
          <table:table-cell office:value-type="string" calcext:value-type="string">
            <text:p>609±114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/text:p>
          </table:table-cell>
          <table:table-cell office:value-type="string" calcext:value-type="string">
            <text:p><text:a xlink:href="https://en.wikipedia.org/wiki/List_of_Solar_System_objects_by_size#cite_note-jplssd-394130-269" xlink:type="simple">[25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03P/Hartley" xlink:type="simple">Hartley 2</text:a></text:p>
            <text:p>103P </text:p>
          </table:table-cell>
          <table:table-cell office:value-type="string" calcext:value-type="string">
            <text:p><text:a xlink:href="https://en.wikipedia.org/wiki/File:Comet_Hartley_2_(super_crop).jpg" xlink:type="simple"> </text:a> </text:p>
          </table:table-cell>
          <table:table-cell office:value-type="string" calcext:value-type="string">
            <text:p>570±80 </text:p>
          </table:table-cell>
          <table:table-cell table:style-name="ce6" office:value-type="string" calcext:value-type="string">
            <text:p>≈ 300 </text:p>
          </table:table-cell>
          <table:table-cell office:value-type="string" calcext:value-type="string">
            <text:p><text:a xlink:href="https://en.wikipedia.org/wiki/Jupiter-family_comet" xlink:type="simple">Jupiter-family comet</text:a> </text:p>
          </table:table-cell>
          <table:table-cell office:value-type="string" calcext:value-type="string">
            <text:p><text:a xlink:href="https://en.wikipedia.org/wiki/List_of_Solar_System_objects_by_size#cite_note-Lisse2009-270" xlink:type="simple">[259]</text:a> · <text:a xlink:href="https://en.wikipedia.org/wiki/List_of_Solar_System_objects_by_size#cite_note-Lisse2009-270" xlink:type="simple">[25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63899)_2003_SD220" xlink:type="simple">2003 SD220</text:a></text:p>
            <text:p>163899 </text:p>
          </table:table-cell>
          <table:table-cell table:style-name="ce1" office:value-type="string" calcext:value-type="string">
            <text:p><text:a xlink:href="https://en.wikipedia.org/wiki/File:PIA20279.jpg" xlink:type="simple"> </text:a> 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lcdb-163899-271" xlink:type="simple">[26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908_Nyx" xlink:type="simple">Nyx</text:a></text:p>
            <text:p>3908 </text:p>
          </table:table-cell>
          <table:table-cell office:value-type="string" calcext:value-type="string">
            <text:p><text:a xlink:href="https://en.wikipedia.org/wiki/File:3908_nyx-s02.jpg" xlink:type="simple"> </text:a> </text:p>
          </table:table-cell>
          <table:table-cell office:value-type="string" calcext:value-type="string">
            <text:p>500±7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V-type_asteroid" xlink:type="simple">type V</text:a> </text:p>
          </table:table-cell>
          <table:table-cell office:value-type="string" calcext:value-type="string">
            <text:p><text:a xlink:href="https://en.wikipedia.org/wiki/List_of_Solar_System_objects_by_size#cite_note-jplssd-3908-272" xlink:type="simple">[26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53814)_2001_WN5" xlink:type="simple">2001 WN5</text:a></text:p>
            <text:p>153814 </text:p>
          </table:table-cell>
          <table:table-cell table:style-name="ce7"/>
          <table:table-cell office:value-type="string" calcext:value-type="string">
            <text:p>466±5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/text:p>
          </table:table-cell>
          <table:table-cell office:value-type="string" calcext:value-type="string">
            <text:p><text:a xlink:href="https://en.wikipedia.org/wiki/List_of_Solar_System_objects_by_size#cite_note-jplssd-153814-273" xlink:type="simple">[26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017_YE5" xlink:type="simple">2017 YE5</text:a> </text:p>
          </table:table-cell>
          <table:table-cell table:style-name="ce1" office:value-type="string" calcext:value-type="string">
            <text:p><text:a xlink:href="https://en.wikipedia.org/wiki/File:PIA22559.gif" xlink:type="simple"> </text:a> </text:p>
          </table:table-cell>
          <table:table-cell office:value-type="string" calcext:value-type="string">
            <text:p>450±25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lcdb-2017YE5-274" xlink:type="simple">[26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62173_Ryugu" xlink:type="simple">Ryugu</text:a></text:p>
            <text:p>162173 </text:p>
          </table:table-cell>
          <table:table-cell office:value-type="string" calcext:value-type="string">
            <text:p><text:a xlink:href="https://en.wikipedia.org/wiki/File:Ryugu_colored.jpg" xlink:type="simple"> </text:a> </text:p>
          </table:table-cell>
          <table:table-cell office:value-type="string" calcext:value-type="string">
            <text:p>432.5±7.5 </text:p>
          </table:table-cell>
          <table:table-cell table:style-name="ce6" office:value-type="string" calcext:value-type="string">
            <text:p>≈ 450 </text:p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C-type_asteroid" xlink:type="simple">type Cg</text:a> </text:p>
          </table:table-cell>
          <table:table-cell office:value-type="string" calcext:value-type="string">
            <text:p><text:a xlink:href="https://en.wikipedia.org/wiki/List_of_Solar_System_objects_by_size#cite_note-Muller-2017a-275" xlink:type="simple">[264]</text:a> · <text:a xlink:href="https://en.wikipedia.org/wiki/List_of_Solar_System_objects_by_size#cite_note-276" xlink:type="simple">[26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62058)_1997_AE12" xlink:type="simple">1997 AE12</text:a></text:p>
            <text:p>162058 </text:p>
          </table:table-cell>
          <table:table-cell office:value-type="string" calcext:value-type="string">
            <text:p><text:a xlink:href="https://en.wikipedia.org/wiki/File:Asteroid_1997_AE12.gif" xlink:type="simple"> </text:a> </text:p>
          </table:table-cell>
          <table:table-cell office:value-type="string" calcext:value-type="string">
            <text:p>423.5±6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Nugent-2016-277" xlink:type="simple">[266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014_JO25" xlink:type="simple">2014 JO25</text:a> </text:p>
          </table:table-cell>
          <table:table-cell table:style-name="ce1" office:value-type="string" calcext:value-type="string">
            <text:p><text:a xlink:href="https://en.wikipedia.org/wiki/File:PIA21597_-_New_Radar_Images_of_Asteroid_2014_JO25_(cropped).gif" xlink:type="simple"> </text:a>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; <text:a xlink:href="https://en.wikipedia.org/wiki/Contact_binary_(small_Solar_System_body)" xlink:type="simple">contact binary</text:a> </text:p>
          </table:table-cell>
          <table:table-cell office:value-type="string" calcext:value-type="string">
            <text:p><text:a xlink:href="https://en.wikipedia.org/wiki/List_of_Solar_System_objects_by_size#cite_note-lcdb-2014JO25-278" xlink:type="simple">[267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9230_Hermes" xlink:type="simple">Hermes</text:a></text:p>
            <text:p>69230 </text:p>
          </table:table-cell>
          <table:table-cell table:style-name="ce1" office:value-type="string" calcext:value-type="string">
            <text:p><text:a xlink:href="https://en.wikipedia.org/wiki/File:Hermes_planetoid.jpg" xlink:type="simple"> </text:a> </text:p>
          </table:table-cell>
          <table:table-cell office:value-type="string" calcext:value-type="string">
            <text:p>400±50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q</text:a> </text:p>
          </table:table-cell>
          <table:table-cell office:value-type="string" calcext:value-type="string">
            <text:p><text:a xlink:href="https://en.wikipedia.org/wiki/List_of_Solar_System_objects_by_size#cite_note-Marchis-2012-279" xlink:type="simple">[268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65803_Didymos" xlink:type="simple">Didymos</text:a></text:p>
            <text:p>65803 </text:p>
          </table:table-cell>
          <table:table-cell office:value-type="string" calcext:value-type="string">
            <text:p><text:a xlink:href="https://en.wikipedia.org/wiki/File:Didymos-Dimorphos_0401929889_03770_crop.png" xlink:type="simple"> </text:a> </text:p>
          </table:table-cell>
          <table:table-cell office:value-type="string" calcext:value-type="string">
            <text:p>390±4 </text:p>
          </table:table-cell>
          <table:table-cell table:style-name="ce6" office:value-type="float" office:value="527" calcext:value-type="float">
            <text:p>527</text:p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X-type_asteroid" xlink:type="simple">type Xk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jplssd-65803-280" xlink:type="simple">[269]</text:a> · <text:a xlink:href="https://en.wikipedia.org/wiki/List_of_Solar_System_objects_by_size#cite_note-johnston-65803-281" xlink:type="simple">[27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62_Aten" xlink:type="simple">Aten</text:a></text:p>
            <text:p>2062 </text:p>
          </table:table-cell>
          <table:table-cell table:style-name="ce7"/>
          <table:table-cell office:value-type="string" calcext:value-type="string">
            <text:p>365±1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Aegaeon_(moon)" xlink:type="simple">Aegaeon</text:a></text:p>
            <text:p>Saturn LIII </text:p>
          </table:table-cell>
          <table:table-cell office:value-type="string" calcext:value-type="string">
            <text:p><text:a xlink:href="https://en.wikipedia.org/wiki/File:N1643264379_1.jpg" xlink:type="simple"> </text:a> </text:p>
          </table:table-cell>
          <table:table-cell office:value-type="string" calcext:value-type="string">
            <text:p>330±60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Moon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Thomas2013-238" xlink:type="simple">[22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5_TB145" xlink:type="simple">2015 TB145</text:a> </text:p>
          </table:table-cell>
          <table:table-cell table:style-name="ce1" office:value-type="string" calcext:value-type="string">
            <text:p><text:a xlink:href="https://en.wikipedia.org/wiki/File:Skull2015-TB145.jpg" xlink:type="simple"> </text:a> </text:p>
          </table:table-cell>
          <table:table-cell office:value-type="string" calcext:value-type="string">
            <text:p>325±1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2015TB145-282" xlink:type="simple">[271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(136617)_1994_CC" xlink:type="simple">1994 CC</text:a></text:p>
            <text:p>136617 </text:p>
          </table:table-cell>
          <table:table-cell office:value-type="string" calcext:value-type="string">
            <text:p><text:a xlink:href="https://en.wikipedia.org/wiki/File:1994CC-with-moons.gif" xlink:type="simple"> </text:a> </text:p>
          </table:table-cell>
          <table:table-cell office:value-type="string" calcext:value-type="string">
            <text:p>310±30 </text:p>
          </table:table-cell>
          <table:table-cell table:style-name="ce6" office:value-type="string" calcext:value-type="string">
            <text:p>266±32.9 </text:p>
          </table:table-cell>
          <table:table-cell office:value-type="string" calcext:value-type="string">
            <text:p>Apollo asteroid <text:a xlink:href="https://en.wikipedia.org/wiki/S-type_asteroid" xlink:type="simple">type Sq</text:a>; <text:a xlink:href="https://en.wikipedia.org/wiki/Minor-planet_moon" xlink:type="simple">trinary</text:a> </text:p>
          </table:table-cell>
          <table:table-cell office:value-type="string" calcext:value-type="string">
            <text:p><text:a xlink:href="https://en.wikipedia.org/wiki/List_of_Solar_System_objects_by_size#cite_note-1994CC-283" xlink:type="simple">[272]</text:a> · <text:a xlink:href="https://en.wikipedia.org/wiki/List_of_Solar_System_objects_by_size#cite_note-johnston-136617-284" xlink:type="simple">[27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72034)_2001_WR1" xlink:type="simple">2001 WR1</text:a></text:p>
            <text:p>172034 </text:p>
          </table:table-cell>
          <table:table-cell table:style-name="ce7"/>
          <table:table-cell office:value-type="string" calcext:value-type="string">
            <text:p>315.5±9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mor_asteroid" xlink:type="simple">Amor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jplssd-172034-285" xlink:type="simple">[27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6489_Golevka" xlink:type="simple">Golevka</text:a></text:p>
            <text:p>6489 </text:p>
          </table:table-cell>
          <table:table-cell office:value-type="string" calcext:value-type="string">
            <text:p><text:a xlink:href="https://en.wikipedia.org/wiki/File:Asteroid-golevka.jpeg" xlink:type="simple"> </text:a> </text:p>
          </table:table-cell>
          <table:table-cell office:value-type="string" calcext:value-type="string">
            <text:p>265±1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Q-type_asteroid" xlink:type="simple">type Q</text:a> </text:p>
          </table:table-cell>
          <table:table-cell office:value-type="string" calcext:value-type="string">
            <text:p><text:a xlink:href="https://en.wikipedia.org/wiki/List_of_Solar_System_objects_by_size#cite_note-jplssd-6489-286" xlink:type="simple">[275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101955_Bennu" xlink:type="simple">Bennu</text:a></text:p>
            <text:p>101955 </text:p>
          </table:table-cell>
          <table:table-cell office:value-type="string" calcext:value-type="string">
            <text:p><text:a xlink:href="https://en.wikipedia.org/wiki/File:Bennu_mosaic_OSIRIS-REx_(square).png" xlink:type="simple"> </text:a> </text:p>
          </table:table-cell>
          <table:table-cell office:value-type="string" calcext:value-type="string">
            <text:p>262.5±37.5 </text:p>
          </table:table-cell>
          <table:table-cell table:style-name="ce6" office:value-type="string" calcext:value-type="string">
            <text:p>78±9 </text:p>
          </table:table-cell>
          <table:table-cell office:value-type="string" calcext:value-type="string">
            <text:p>Apollo asteroid <text:a xlink:href="https://en.wikipedia.org/wiki/B-type_asteroid" xlink:type="simple">type B</text:a> </text:p>
          </table:table-cell>
          <table:table-cell office:value-type="string" calcext:value-type="string">
            <text:p><text:a xlink:href="https://en.wikipedia.org/wiki/List_of_Solar_System_objects_by_size#cite_note-Nolan2013-287" xlink:type="simple">[276]</text:a> · <text:a xlink:href="https://en.wikipedia.org/wiki/List_of_Solar_System_objects_by_size#cite_note-ChesleyFarnocchia2014-288" xlink:type="simple">[27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53201)_2000_WO107" xlink:type="simple">2000 WO107</text:a></text:p>
            <text:p>153201 </text:p>
          </table:table-cell>
          <table:table-cell office:value-type="string" calcext:value-type="string">
            <text:p><text:a xlink:href="https://en.wikipedia.org/wiki/File:2000WO107-20201128.jpg" xlink:type="simple"> </text:a> </text:p>
          </table:table-cell>
          <table:table-cell office:value-type="string" calcext:value-type="string">
            <text:p>255±41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X-type_asteroid" xlink:type="simple">type X</text:a> </text:p>
          </table:table-cell>
          <table:table-cell office:value-type="string" calcext:value-type="string">
            <text:p><text:a xlink:href="https://en.wikipedia.org/wiki/List_of_Solar_System_objects_by_size#cite_note-jplssd-153201-289" xlink:type="simple">[27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163132)_2002_CU11" xlink:type="simple">2002 CU11</text:a></text:p>
            <text:p>163132 </text:p>
          </table:table-cell>
          <table:table-cell table:style-name="ce7"/>
          <table:table-cell office:value-type="string" calcext:value-type="string">
            <text:p>230±8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/text:p>
          </table:table-cell>
          <table:table-cell office:value-type="string" calcext:value-type="string">
            <text:p><text:a xlink:href="https://en.wikipedia.org/wiki/List_of_Solar_System_objects_by_size#cite_note-jplssd-163132-290" xlink:type="simple">[279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66391_Moshup#Satellite" xlink:type="simple">Squannit</text:a></text:p>
            <text:p>Moshup I </text:p>
          </table:table-cell>
          <table:table-cell office:value-type="string" calcext:value-type="string">
            <text:p><text:a xlink:href="https://en.wikipedia.org/wiki/File:1999kw4_vlt-eso1910.jpg" xlink:type="simple"> </text:a> </text:p>
          </table:table-cell>
          <table:table-cell office:value-type="string" calcext:value-type="string">
            <text:p>225.5±13.5 </text:p>
          </table:table-cell>
          <table:table-cell/>
          <table:table-cell office:value-type="string" calcext:value-type="string">
            <text:p>asteroid moon of <text:a xlink:href="https://en.wikipedia.org/wiki/66391_Moshup" xlink:type="simple">66391 Moshup</text:a> </text:p>
          </table:table-cell>
          <table:table-cell office:value-type="string" calcext:value-type="string">
            <text:p><text:a xlink:href="https://en.wikipedia.org/wiki/List_of_Solar_System_objects_by_size#cite_note-johnston-66391-266" xlink:type="simple">[25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4_HQ124" xlink:type="simple">2014 HQ124</text:a> </text:p>
          </table:table-cell>
          <table:table-cell table:style-name="ce1" office:value-type="string" calcext:value-type="string">
            <text:p><text:a xlink:href="https://en.wikipedia.org/wiki/File:PIA17829-Asteroid-2013YP139-20131229.jpg" xlink:type="simple"> </text:a> </text:p>
          </table:table-cell>
          <table:table-cell office:value-type="string" calcext:value-type="string">
            <text:p>204.5±84 </text:p>
          </table:table-cell>
          <table:table-cell/>
          <table:table-cell office:value-type="string" calcext:value-type="string">
            <text:p>Aten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Mainzer-2016-121" xlink:type="simple">[11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3_YP139" xlink:type="simple">2013 YP139</text:a> </text:p>
          </table:table-cell>
          <table:table-cell office:value-type="string" calcext:value-type="string">
            <text:p><text:a xlink:href="https://en.wikipedia.org/wiki/File:PIA18412-Asteroid2014HQ124-20140608.jpg" xlink:type="simple"> </text:a> </text:p>
          </table:table-cell>
          <table:table-cell office:value-type="string" calcext:value-type="string">
            <text:p>201±13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/text:p>
          </table:table-cell>
          <table:table-cell office:value-type="string" calcext:value-type="string">
            <text:p><text:a xlink:href="https://en.wikipedia.org/wiki/List_of_Solar_System_objects_by_size#cite_note-Nugent-2015-291" xlink:type="simple">[28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341843)_2008_EV5" xlink:type="simple">2008 EV5</text:a></text:p>
            <text:p>341843 </text:p>
          </table:table-cell>
          <table:table-cell office:value-type="string" calcext:value-type="string">
            <text:p><text:a xlink:href="https://en.wikipedia.org/wiki/File:Asteroid-2008EV5-ShapeModel-20111006.gif" xlink:type="simple"> </text:a> </text:p>
          </table:table-cell>
          <table:table-cell office:value-type="string" calcext:value-type="string">
            <text:p>200±7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X-type_asteroid" xlink:type="simple">type X</text:a>/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WISE-132" xlink:type="simple">[12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388188)_2006_DP14" xlink:type="simple">2006 DP14</text:a></text:p>
            <text:p>388188 </text:p>
          </table:table-cell>
          <table:table-cell table:style-name="ce1" office:value-type="string" calcext:value-type="string">
            <text:p><text:a xlink:href="https://en.wikipedia.org/wiki/File:Asteroid2006DP14.jpg" xlink:type="simple"> </text:a> </text:p>
          </table:table-cell>
          <table:table-cell office:value-type="string" calcext:value-type="string">
            <text:p>≈ 200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; <text:a xlink:href="https://en.wikipedia.org/wiki/Contact_binary_(small_Solar_System_body)" xlink:type="simple">contact binary</text:a> </text:p>
          </table:table-cell>
          <table:table-cell office:value-type="string" calcext:value-type="string">
            <text:p><text:a xlink:href="https://en.wikipedia.org/wiki/List_of_Solar_System_objects_by_size#cite_note-2006DP14-292" xlink:type="simple">[28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6037)_1988_EG" xlink:type="simple">1988 EG</text:a></text:p>
            <text:p>6037 </text:p>
          </table:table-cell>
          <table:table-cell table:style-name="ce7"/>
          <table:table-cell office:value-type="string" calcext:value-type="string">
            <text:p>199.5±1.35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Trilling-2008-293" xlink:type="simple">[282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010_TK7" xlink:type="simple">2010 TK7</text:a> </text:p>
          </table:table-cell>
          <table:table-cell office:value-type="string" calcext:value-type="string">
            <text:p><text:a xlink:href="https://en.wikipedia.org/wiki/File:PIA14405-full_crop.jpg" xlink:type="simple"> </text:a> </text:p>
          </table:table-cell>
          <table:table-cell office:value-type="string" calcext:value-type="string">
            <text:p>189.5±61.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; <text:a xlink:href="https://en.wikipedia.org/wiki/Earth_trojan" xlink:type="simple">Earth trojan</text:a> (<text:a xlink:href="https://en.wikipedia.org/wiki/Lagrange_point#L4_and_L5" xlink:type="simple">L4</text:a>) </text:p>
          </table:table-cell>
          <table:table-cell office:value-type="string" calcext:value-type="string">
            <text:p><text:a xlink:href="https://en.wikipedia.org/wiki/List_of_Solar_System_objects_by_size#cite_note-jplssd-2010TK7-294" xlink:type="simple">[283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92220)_2006_SU49" xlink:type="simple">2006 SU49</text:a></text:p>
            <text:p>292220 </text:p>
          </table:table-cell>
          <table:table-cell table:style-name="ce7"/>
          <table:table-cell office:value-type="string" calcext:value-type="string">
            <text:p>≈ 188.5 </text:p>
          </table:table-cell>
          <table:table-cell table:style-name="ce6" office:value-type="string" calcext:value-type="string">
            <text:p>≈ 73 </text:p>
          </table:table-cell>
          <table:table-cell office:value-type="string" calcext:value-type="string">
            <text:p>Apollo asteroid </text:p>
          </table:table-cell>
          <table:table-cell office:value-type="string" calcext:value-type="string">
            <text:p><text:a xlink:href="https://en.wikipedia.org/wiki/List_of_Solar_System_objects_by_size#cite_note-2006SU49-295" xlink:type="simple">[284]</text:a> · <text:a xlink:href="https://en.wikipedia.org/wiki/List_of_Solar_System_objects_by_size#cite_note-2006SU49-295" xlink:type="simple">[284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308635)_2005_YU55" xlink:type="simple">2005 YU55</text:a></text:p>
            <text:p>308635 </text:p>
          </table:table-cell>
          <table:table-cell office:value-type="string" calcext:value-type="string">
            <text:p><text:a xlink:href="https://en.wikipedia.org/wiki/File:2005YU55-20111107.jpg" xlink:type="simple"> </text:a> </text:p>
          </table:table-cell>
          <table:table-cell office:value-type="string" calcext:value-type="string">
            <text:p>180±20 </text:p>
          </table:table-cell>
          <table:table-cell/>
          <table:table-cell office:value-type="string" calcext:value-type="string">
            <text:p>Apollo asteroid <text:a xlink:href="https://en.wikipedia.org/wiki/C-type_asteroid" xlink:type="simple">type C</text:a> </text:p>
          </table:table-cell>
          <table:table-cell office:value-type="string" calcext:value-type="string">
            <text:p><text:a xlink:href="https://en.wikipedia.org/wiki/List_of_Solar_System_objects_by_size#cite_note-Busch-296" xlink:type="simple">[285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(419624)_2010_SO16" xlink:type="simple">2010 SO16</text:a> </text:p>
          </table:table-cell>
          <table:table-cell table:style-name="ce7"/>
          <table:table-cell office:value-type="string" calcext:value-type="string">
            <text:p>178.5±63 </text:p>
          </table:table-cell>
          <table:table-cell/>
          <table:table-cell office:value-type="string" calcext:value-type="string">
            <text:p>Apollo asteroid; <text:a xlink:href="https://en.wikipedia.org/wiki/Co-orbital" xlink:type="simple">co-orbital</text:a> with Earth </text:p>
          </table:table-cell>
          <table:table-cell office:value-type="string" calcext:value-type="string">
            <text:p><text:a xlink:href="https://en.wikipedia.org/wiki/List_of_Solar_System_objects_by_size#cite_note-Nugent-2015-291" xlink:type="simple">[280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5143_Itokawa" xlink:type="simple">Itokawa</text:a></text:p>
            <text:p>25143 </text:p>
          </table:table-cell>
          <table:table-cell office:value-type="string" calcext:value-type="string">
            <text:p><text:a xlink:href="https://en.wikipedia.org/wiki/File:Itokawa06_hayabusa.jpg" xlink:type="simple"> </text:a> </text:p>
          </table:table-cell>
          <table:table-cell office:value-type="float" office:value="173" calcext:value-type="float">
            <text:p>173</text:p>
          </table:table-cell>
          <table:table-cell table:style-name="ce6" office:value-type="string" calcext:value-type="string">
            <text:p>35.1±1.05 </text:p>
          </table:table-cell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Fujiwara-2006-297" xlink:type="simple">[286]</text:a> · <text:a xlink:href="https://en.wikipedia.org/wiki/List_of_Solar_System_objects_by_size#cite_note-Fujiwara-2006-297" xlink:type="simple">[286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99942_Apophis" xlink:type="simple">Apophis</text:a></text:p>
            <text:p>99942 </text:p>
          </table:table-cell>
          <table:table-cell office:value-type="string" calcext:value-type="string">
            <text:p><text:a xlink:href="https://en.wikipedia.org/wiki/File:99942_Apophis_shape.png" xlink:type="simple"> </text:a> </text:p>
          </table:table-cell>
          <table:table-cell office:value-type="string" calcext:value-type="string">
            <text:p>162.5±7.5 </text:p>
          </table:table-cell>
          <table:table-cell table:style-name="ce6" office:value-type="string" calcext:value-type="string">
            <text:p>≈ 61 </text:p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S-type_asteroid" xlink:type="simple">type Sq</text:a> </text:p>
          </table:table-cell>
          <table:table-cell office:value-type="string" calcext:value-type="string">
            <text:p><text:a xlink:href="https://en.wikipedia.org/wiki/List_of_Solar_System_objects_by_size#cite_note-jplssd-99942-298" xlink:type="simple">[287]</text:a> · <text:a xlink:href="https://en.wikipedia.org/wiki/List_of_Solar_System_objects_by_size#cite_note-Apophis-299" xlink:type="simple">[28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S/2009_S_1" xlink:type="simple">S/2009 S 1</text:a> </text:p>
          </table:table-cell>
          <table:table-cell table:style-name="ce1" office:value-type="string" calcext:value-type="string">
            <text:p><text:a xlink:href="https://en.wikipedia.org/wiki/File:PIA11665_moonlet_in_B_Ring_cropped.jpg" xlink:type="simple"> </text:a> </text:p>
          </table:table-cell>
          <table:table-cell office:value-type="string" calcext:value-type="string">
            <text:p>≈ 150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Moon_of_Saturn" xlink:type="simple">moon of Saturn</text:a> </text:p>
          </table:table-cell>
          <table:table-cell office:value-type="string" calcext:value-type="string">
            <text:p><text:a xlink:href="https://en.wikipedia.org/wiki/List_of_Solar_System_objects_by_size#cite_note-300" xlink:type="simple">[289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(277475)_2005_WK4" xlink:type="simple">2005 WK4</text:a> </text:p>
          </table:table-cell>
          <table:table-cell office:value-type="string" calcext:value-type="string">
            <text:p><text:a xlink:href="https://en.wikipedia.org/wiki/File:Radar_Goldstone_(277475)_2005_WK4.jpg" xlink:type="simple"> </text:a>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lcdb-277475-301" xlink:type="simple">[290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357439)_2004_BL86" xlink:type="simple">2004 BL86</text:a></text:p>
            <text:p>357439 </text:p>
          </table:table-cell>
          <table:table-cell office:value-type="string" calcext:value-type="string">
            <text:p><text:a xlink:href="https://en.wikipedia.org/wiki/File:Radar_images_of_2004_BL86_and_its_moon_2.gif" xlink:type="simple"> </text:a> </text:p>
          </table:table-cell>
          <table:table-cell office:value-type="string" calcext:value-type="string">
            <text:p>131.5±13 </text:p>
          </table:table-cell>
          <table:table-cell/>
          <table:table-cell office:value-type="string" calcext:value-type="string">
            <text:p>Apollo asteroid <text:a xlink:href="https://en.wikipedia.org/wiki/V-type_asteroid" xlink:type="simple">type V</text:a>; <text:a xlink:href="https://en.wikipedia.org/wiki/Minor-planet_moon" xlink:type="simple">binary</text:a> </text:p>
          </table:table-cell>
          <table:table-cell office:value-type="string" calcext:value-type="string">
            <text:p><text:a xlink:href="https://en.wikipedia.org/wiki/List_of_Solar_System_objects_by_size#cite_note-2004BL86-302" xlink:type="simple">[291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007_TU24" xlink:type="simple">2007 TU24</text:a> </text:p>
          </table:table-cell>
          <table:table-cell office:value-type="string" calcext:value-type="string">
            <text:p><text:a xlink:href="https://en.wikipedia.org/wiki/File:2007_TU24_radar_image_20080128.jpg" xlink:type="simple"> </text:a> 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303" xlink:type="simple">[292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(524522)_2002_VE68" xlink:type="simple">2002 VE68</text:a> </text:p>
          </table:table-cell>
          <table:table-cell table:style-name="ce7"/>
          <table:table-cell office:value-type="string" calcext:value-type="string">
            <text:p>≈ 118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X-type_asteroid" xlink:type="simple">type X</text:a>; <text:a xlink:href="https://en.wikipedia.org/wiki/Co-orbital" xlink:type="simple">co-orbital</text:a> with Venus </text:p>
          </table:table-cell>
          <table:table-cell office:value-type="string" calcext:value-type="string">
            <text:p><text:a xlink:href="https://en.wikipedia.org/wiki/List_of_Solar_System_objects_by_size#cite_note-lcdb-524522-304" xlink:type="simple">[293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(436724)_2011_UW158" xlink:type="simple">2011 UW158</text:a></text:p>
            <text:p>436724 </text:p>
          </table:table-cell>
          <table:table-cell table:style-name="ce1" office:value-type="string" calcext:value-type="string">
            <text:p><text:a xlink:href="https://en.wikipedia.org/wiki/File:2011UW158.jul14.p05us.p27Hz(1).gif" xlink:type="simple"> </text:a> </text:p>
          </table:table-cell>
          <table:table-cell office:value-type="string" calcext:value-type="string">
            <text:p>110±20 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Gary-2016-305" xlink:type="simple">[294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Dimorphos" xlink:type="simple">Dimorphos</text:a></text:p>
            <text:p>Didymos I </text:p>
          </table:table-cell>
          <table:table-cell table:style-name="ce7"/>
          <table:table-cell office:value-type="string" calcext:value-type="string">
            <text:p>85±15 </text:p>
          </table:table-cell>
          <table:table-cell/>
          <table:table-cell office:value-type="string" calcext:value-type="string">
            <text:p>asteroid moon of <text:a xlink:href="https://en.wikipedia.org/wiki/65803_Didymos" xlink:type="simple">65803 Didymos</text:a> </text:p>
          </table:table-cell>
          <table:table-cell office:value-type="string" calcext:value-type="string">
            <text:p><text:a xlink:href="https://en.wikipedia.org/wiki/List_of_Solar_System_objects_by_size#cite_note-johnston-65803-281" xlink:type="simple">[27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7_BQ6" xlink:type="simple">2017 BQ6</text:a> </text:p>
          </table:table-cell>
          <table:table-cell table:style-name="ce1" office:value-type="string" calcext:value-type="string">
            <text:p><text:a xlink:href="https://en.wikipedia.org/wiki/File:2017_BQ6_radar_rotation.gif" xlink:type="simple"> </text:a>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lcdb-2017BQ6-306" xlink:type="simple">[295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54509_YORP" xlink:type="simple">YORP</text:a></text:p>
            <text:p>54509 </text:p>
          </table:table-cell>
          <table:table-cell office:value-type="string" calcext:value-type="string">
            <text:p><text:a xlink:href="https://en.wikipedia.org/wiki/File:54509_YORP_image_radar_and_3D_model.gif" xlink:type="simple"> </text:a> </text:p>
          </table:table-cell>
          <table:table-cell office:value-type="string" calcext:value-type="string">
            <text:p>61.8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YORP-307" xlink:type="simple">[296]</text:a> </text:p>
          </table:table-cell>
        </table:table-row>
        <table:table-row table:style-name="ro4">
          <table:table-cell office:value-type="string" calcext:value-type="string">
            <text:p><text:a xlink:href="https://en.wikipedia.org/wiki/469219_Kamoʻoalewa" xlink:type="simple">Kamoʻoalewa</text:a></text:p>
            <text:p>469219 </text:p>
          </table:table-cell>
          <table:table-cell table:style-name="ce7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pollo asteroid <text:a xlink:href="https://en.wikipedia.org/wiki/S-type_asteroid" xlink:type="simple">type S</text:a>; <text:a xlink:href="https://en.wikipedia.org/wiki/Quasi-satellite" xlink:type="simple">quasi-satellite</text:a> of Earth </text:p>
          </table:table-cell>
          <table:table-cell office:value-type="string" calcext:value-type="string">
            <text:p><text:a xlink:href="https://en.wikipedia.org/wiki/List_of_Solar_System_objects_by_size#cite_note-lcdb-469219-308" xlink:type="simple">[297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367943_Duende" xlink:type="simple">Duende</text:a></text:p>
            <text:p>367943 </text:p>
          </table:table-cell>
          <table:table-cell office:value-type="string" calcext:value-type="string">
            <text:p><text:a xlink:href="https://en.wikipedia.org/wiki/File:Radar-2012DA14-Goldstone.jpg" xlink:type="simple"> </text:a> </text:p>
          </table:table-cell>
          <table:table-cell office:value-type="string" calcext:value-type="string">
            <text:p>23.7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ten_asteroid" xlink:type="simple">Aten asteroid</text:a> <text:a xlink:href="https://en.wikipedia.org/wiki/L-type_asteroid" xlink:type="simple">type L</text:a> </text:p>
          </table:table-cell>
          <table:table-cell office:value-type="string" calcext:value-type="string">
            <text:p><text:a xlink:href="https://en.wikipedia.org/wiki/List_of_Solar_System_objects_by_size#cite_note-Duende-309" xlink:type="simple">[298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1998_KY26" xlink:type="simple">1998 KY26</text:a> </text:p>
          </table:table-cell>
          <table:table-cell office:value-type="string" calcext:value-type="string">
            <text:p><text:a xlink:href="https://en.wikipedia.org/wiki/File:Asteroid_1998_KY26.faces_model.jpg" xlink:type="simple"> </text:a> </text:p>
          </table:table-cell>
          <table:table-cell office:value-type="string" calcext:value-type="string">
            <text:p>≈ 15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X-type_asteroid" xlink:type="simple">type X</text:a> </text:p>
          </table:table-cell>
          <table:table-cell office:value-type="string" calcext:value-type="string">
            <text:p><text:a xlink:href="https://en.wikipedia.org/wiki/List_of_Solar_System_objects_by_size#cite_note-Ostro-1999-310" xlink:type="simple">[299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2012_TC4" xlink:type="simple">2012 TC4</text:a> </text:p>
          </table:table-cell>
          <table:table-cell office:value-type="string" calcext:value-type="string">
            <text:p><text:a xlink:href="https://en.wikipedia.org/wiki/File:2012_TC4_radar_animation_before_closest_approach.gif" xlink:type="simple"> </text:a> </text:p>
          </table:table-cell>
          <table:table-cell office:value-type="string" calcext:value-type="string">
            <text:p>11.5 </text:p>
          </table:table-cell>
          <table:table-cell/>
          <table:table-cell office:value-type="string" calcext:value-type="string">
            <text:p>Apollo asteroid <text:a xlink:href="https://en.wikipedia.org/wiki/E-type_asteroid" xlink:type="simple">type E</text:a>/<text:a xlink:href="https://en.wikipedia.org/wiki/X-type_asteroid" xlink:type="simple">type Xe</text:a> </text:p>
          </table:table-cell>
          <table:table-cell office:value-type="string" calcext:value-type="string">
            <text:p><text:a xlink:href="https://en.wikipedia.org/wiki/List_of_Solar_System_objects_by_size#cite_note-2012TC4-311" xlink:type="simple">[300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4_RC" xlink:type="simple">2014 RC</text:a> </text:p>
          </table:table-cell>
          <table:table-cell office:value-type="string" calcext:value-type="string">
            <text:p><text:a xlink:href="https://en.wikipedia.org/wiki/File:Asteroid_1997_AE12.gif" xlink:type="simple"> </text:a> </text:p>
          </table:table-cell>
          <table:table-cell office:value-type="string" calcext:value-type="string">
            <text:p>≈ 11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text:a xlink:href="https://en.wikipedia.org/wiki/S-type_asteroid" xlink:type="simple">type Sq</text:a> </text:p>
          </table:table-cell>
          <table:table-cell office:value-type="string" calcext:value-type="string">
            <text:p><text:a xlink:href="https://en.wikipedia.org/wiki/List_of_Solar_System_objects_by_size#cite_note-2014RC-312" xlink:type="simple">[301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10_RF12" xlink:type="simple">2010 RF12</text:a> </text:p>
          </table:table-cell>
          <table:table-cell table:style-name="ce7"/>
          <table:table-cell office:value-type="string" calcext:value-type="string">
            <text:p>≈ 3.5 </text:p>
          </table:table-cell>
          <table:table-cell table:style-name="ce6" office:value-type="string" calcext:value-type="string">
            <text:p>≈ 0.0005 </text:p>
          </table:table-cell>
          <table:table-cell office:value-type="string" calcext:value-type="string">
            <text:p>Apollo asteroid </text:p>
          </table:table-cell>
          <table:table-cell office:value-type="string" calcext:value-type="string">
            <text:p><text:a xlink:href="https://en.wikipedia.org/wiki/List_of_Solar_System_objects_by_size#cite_note-2010RF12-313" xlink:type="simple">[302]</text:a> </text:p>
          </table:table-cell>
        </table:table-row>
        <table:table-row table:style-name="ro5">
          <table:table-cell office:value-type="string" calcext:value-type="string">
            <text:p><text:a xlink:href="https://en.wikipedia.org/wiki/2011_MD" xlink:type="simple">2011 MD</text:a> </text:p>
          </table:table-cell>
          <table:table-cell table:style-name="ce1" office:value-type="string" calcext:value-type="string">
            <text:p><text:a xlink:href="https://en.wikipedia.org/wiki/File:PIA18453-Asteroid2011MD-SpitzerSpaceTelescope-IRAC-Feb2014.jpg" xlink:type="simple"> </text:a> </text:p>
          </table:table-cell>
          <table:table-cell office:value-type="string" calcext:value-type="string">
            <text:p>3+2</text:p>
            <text:p>−1 </text:p>
          </table:table-cell>
          <table:table-cell/>
          <table:table-cell office:value-type="string" calcext:value-type="string">
            <text:p>Apollo asteroid/<text:a xlink:href="https://en.wikipedia.org/wiki/Amor_asteroid" xlink:type="simple">Amor asteroid</text:a> <text:a xlink:href="https://en.wikipedia.org/wiki/S-type_asteroid" xlink:type="simple">type S</text:a> </text:p>
          </table:table-cell>
          <table:table-cell office:value-type="string" calcext:value-type="string">
            <text:p><text:a xlink:href="https://en.wikipedia.org/wiki/List_of_Solar_System_objects_by_size#cite_note-314" xlink:type="simple">[303]</text:a> </text:p>
          </table:table-cell>
        </table:table-row>
        <table:table-row table:style-name="ro3">
          <table:table-cell office:value-type="string" calcext:value-type="string">
            <text:p><text:a xlink:href="https://en.wikipedia.org/wiki/2008_TC3" xlink:type="simple">2008 TC3</text:a> </text:p>
          </table:table-cell>
          <table:table-cell office:value-type="string" calcext:value-type="string">
            <text:p><text:a xlink:href="https://en.wikipedia.org/wiki/File:2008_TC3_Tumbling_(reduced).gif" xlink:type="simple"> </text:a> </text:p>
          </table:table-cell>
          <table:table-cell office:value-type="string" calcext:value-type="string">
            <text:p>2.05 </text:p>
          </table:table-cell>
          <table:table-cell table:style-name="ce6" office:value-type="string" calcext:value-type="string">
            <text:p>0.00008 </text:p>
          </table:table-cell>
          <table:table-cell office:value-type="string" calcext:value-type="string">
            <text:p>Apollo asteroid <text:a xlink:href="https://en.wikipedia.org/wiki/F-type_asteroid" xlink:type="simple">type F</text:a>/<text:a xlink:href="https://en.wikipedia.org/wiki/M-type_asteroid" xlink:type="simple">type M</text:a> </text:p>
          </table:table-cell>
          <table:table-cell office:value-type="string" calcext:value-type="string">
            <text:p><text:a xlink:href="https://en.wikipedia.org/wiki/List_of_Solar_System_objects_by_size#cite_note-Jenniskens2009-315" xlink:type="simple">[304]</text:a> · <text:a xlink:href="https://en.wikipedia.org/wiki/List_of_Solar_System_objects_by_size#cite_note-Jenniskens2009-315" xlink:type="simple">[304]</text:a> </text:p>
          </table:table-cell>
        </table:table-row>
        <table:table-row table:style-name="ro2">
          <table:table-cell office:value-type="string" calcext:value-type="string">
            <text:p><text:a xlink:href="https://en.wikipedia.org/wiki/2023_BU" xlink:type="simple">2023 BU</text:a> </text:p>
          </table:table-cell>
          <table:table-cell table:style-name="ce7"/>
          <table:table-cell office:value-type="string" calcext:value-type="string">
            <text:p>1.5 </text:p>
          </table:table-cell>
          <table:table-cell table:style-name="ce5"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/text:p>
          </table:table-cell>
          <table:table-cell table:style-name="ce1" office:value-type="string" calcext:value-type="string">
            <text:p><text:a xlink:href="https://en.wikipedia.org/wiki/List_of_Solar_System_objects_by_size#cite_note-316" xlink:type="simple">[305]</text:a> </text:p>
          </table:table-cell>
        </table:table-row>
        <table:table-row table:style-name="ro2">
          <table:table-cell office:value-type="string" calcext:value-type="string">
            <text:p><text:a xlink:href="https://en.wikipedia.org/w/index.php?title=2008_TS26&amp;action=edit&amp;redlink=1" xlink:type="simple">2008 TS26</text:a> </text:p>
          </table:table-cell>
          <table:table-cell table:style-name="ce7"/>
          <table:table-cell office:value-type="string" calcext:value-type="string">
            <text:p>≈ 0.49 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en.wikipedia.org/wiki/Apollo_asteroid" xlink:type="simple">Apollo asteroid</text:a> </text:p>
          </table:table-cell>
          <table:table-cell office:value-type="string" calcext:value-type="string">
            <text:p><text:a xlink:href="https://en.wikipedia.org/wiki/List_of_Solar_System_objects_by_size#cite_note-2008TS26-317" xlink:type="simple">[306]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1:12:14.221317208</meta:creation-date>
    <dc:date>2023-12-29T15:09:57.226850386</dc:date>
    <meta:editing-duration>PT3H57M37S</meta:editing-duration>
    <meta:editing-cycles>11</meta:editing-cycles>
    <meta:generator>LibreOffice/7.6.4.1$Linux_X86_64 LibreOffice_project/60$Build-1</meta:generator>
    <meta:document-statistic meta:table-count="7" meta:cell-count="2983" meta:object-count="365"/>
  </office:meta>
</office:document-meta>
</file>